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tes" table:style-name="ta1">
        <office:forms form:automatic-focus="false" form:apply-design-mode="false"/>
        <table:table-column table:style-name="co1" table:number-columns-repeated="42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0_meanisgivendet</text:p>
          </table:table-cell>
          <table:table-cell office:value-type="string" calcext:value-type="string">
            <text:p><text:s/>test</text:p>
          </table:table-cell>
          <table:table-cell office:value-type="string" calcext:value-type="string">
            <text:p><text:s/>hosp</text:p>
          </table:table-cell>
          <table:table-cell office:value-type="string" calcext:value-type="string">
            <text:p><text:s/>death</text:p>
          </table:table-cell>
          <table:table-cell office:value-type="string" calcext:value-type="string">
            <text:p>0_meanisd</text:p>
          </table:table-cell>
          <table:table-cell office:value-type="string" calcext:value-type="string">
            <text:p><text:s/>hosp</text:p>
          </table:table-cell>
          <table:table-cell office:value-type="string" calcext:value-type="string">
            <text:p><text:s/>death</text:p>
          </table:table-cell>
          <table:table-cell office:value-type="string" calcext:value-type="string">
            <text:p>0_meanh</text:p>
          </table:table-cell>
          <table:table-cell office:value-type="string" calcext:value-type="string">
            <text:p><text:s/>recovery</text:p>
          </table:table-cell>
          <table:table-cell office:value-type="string" calcext:value-type="string">
            <text:p><text:s/>death</text:p>
          </table:table-cell>
          <table:table-cell office:value-type="string" calcext:value-type="string">
            <text:p>20_meanisgivendet</text:p>
          </table:table-cell>
          <table:table-cell office:value-type="string" calcext:value-type="string">
            <text:p><text:s/>test</text:p>
          </table:table-cell>
          <table:table-cell office:value-type="string" calcext:value-type="string">
            <text:p><text:s/>hosp</text:p>
          </table:table-cell>
          <table:table-cell office:value-type="string" calcext:value-type="string">
            <text:p><text:s/>death</text:p>
          </table:table-cell>
          <table:table-cell office:value-type="string" calcext:value-type="string">
            <text:p>20_meanisd</text:p>
          </table:table-cell>
          <table:table-cell office:value-type="string" calcext:value-type="string">
            <text:p><text:s/>hosp</text:p>
          </table:table-cell>
          <table:table-cell office:value-type="string" calcext:value-type="string">
            <text:p><text:s/>death</text:p>
          </table:table-cell>
          <table:table-cell office:value-type="string" calcext:value-type="string">
            <text:p>20_meanh</text:p>
          </table:table-cell>
          <table:table-cell office:value-type="string" calcext:value-type="string">
            <text:p><text:s/>recovery</text:p>
          </table:table-cell>
          <table:table-cell office:value-type="string" calcext:value-type="string">
            <text:p><text:s/>death</text:p>
          </table:table-cell>
          <table:table-cell office:value-type="string" calcext:value-type="string">
            <text:p>65_meanisgivendet</text:p>
          </table:table-cell>
          <table:table-cell office:value-type="string" calcext:value-type="string">
            <text:p><text:s/>test</text:p>
          </table:table-cell>
          <table:table-cell office:value-type="string" calcext:value-type="string">
            <text:p><text:s/>hosp</text:p>
          </table:table-cell>
          <table:table-cell office:value-type="string" calcext:value-type="string">
            <text:p><text:s/>death</text:p>
          </table:table-cell>
          <table:table-cell office:value-type="string" calcext:value-type="string">
            <text:p>65_meanisd</text:p>
          </table:table-cell>
          <table:table-cell office:value-type="string" calcext:value-type="string">
            <text:p><text:s/>hosp</text:p>
          </table:table-cell>
          <table:table-cell office:value-type="string" calcext:value-type="string">
            <text:p><text:s/>death</text:p>
          </table:table-cell>
          <table:table-cell office:value-type="string" calcext:value-type="string">
            <text:p>65_meanh</text:p>
          </table:table-cell>
          <table:table-cell office:value-type="string" calcext:value-type="string">
            <text:p><text:s/>recovery</text:p>
          </table:table-cell>
          <table:table-cell office:value-type="string" calcext:value-type="string">
            <text:p><text:s/>death</text:p>
          </table:table-cell>
          <table:table-cell office:value-type="string" calcext:value-type="string">
            <text:p>all_meanisgivendet</text:p>
          </table:table-cell>
          <table:table-cell office:value-type="string" calcext:value-type="string">
            <text:p><text:s/>test</text:p>
          </table:table-cell>
          <table:table-cell office:value-type="string" calcext:value-type="string">
            <text:p><text:s/>hosp</text:p>
          </table:table-cell>
          <table:table-cell office:value-type="string" calcext:value-type="string">
            <text:p><text:s/>death</text:p>
          </table:table-cell>
          <table:table-cell office:value-type="string" calcext:value-type="string">
            <text:p>all_meanisd</text:p>
          </table:table-cell>
          <table:table-cell office:value-type="string" calcext:value-type="string">
            <text:p><text:s/>hosp</text:p>
          </table:table-cell>
          <table:table-cell office:value-type="string" calcext:value-type="string">
            <text:p><text:s/>death</text:p>
          </table:table-cell>
          <table:table-cell office:value-type="string" calcext:value-type="string">
            <text:p>all_meanh</text:p>
          </table:table-cell>
          <table:table-cell office:value-type="string" calcext:value-type="string">
            <text:p><text:s/>recovery</text:p>
          </table:table-cell>
          <table:table-cell office:value-type="string" calcext:value-type="string">
            <text:p><text:s/>death</text:p>
          </table:table-cell>
          <table:table-cell office:value-type="string" calcext:value-type="string">
            <text:p>repdelay</text:p>
          </table:table-cell>
        </table:table-row>
        <table:table-row table:style-name="ro1" table:number-rows-repeated="185">
          <table:table-cell table:number-columns-repeated="4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.71429" calcext:value-type="float">
            <text:p>3.714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382" calcext:value-type="float">
            <text:p>4.9382</text:p>
          </table:table-cell>
          <table:table-cell office:value-type="float" office:value="0.988764" calcext:value-type="float">
            <text:p>0.988764</text:p>
          </table:table-cell>
          <table:table-cell office:value-type="float" office:value="0.011236" calcext:value-type="float">
            <text:p>0.011236</text:p>
          </table:table-cell>
          <table:table-cell office:value-type="float" office:value="0" calcext:value-type="float">
            <text:p>0</text:p>
          </table:table-cell>
          <table:table-cell office:value-type="float" office:value="9.16667" calcext:value-type="float">
            <text:p>9.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4.47619" calcext:value-type="float">
            <text:p>4.476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7143" calcext:value-type="float">
            <text:p>5.57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8333" calcext:value-type="float">
            <text:p>7.58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4.81221" calcext:value-type="float">
            <text:p>4.81221</text:p>
          </table:table-cell>
          <table:table-cell office:value-type="float" office:value="0.99061" calcext:value-type="float">
            <text:p>0.99061</text:p>
          </table:table-cell>
          <table:table-cell office:value-type="float" office:value="0.00938967" calcext:value-type="float">
            <text:p>0.00938967</text:p>
          </table:table-cell>
          <table:table-cell office:value-type="float" office:value="0" calcext:value-type="float">
            <text:p>0</text:p>
          </table:table-cell>
          <table:table-cell office:value-type="float" office:value="7.84211" calcext:value-type="float">
            <text:p>7.842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 office:value-type="float" office:value="4.30435" calcext:value-type="float">
            <text:p>4.3043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.31818" calcext:value-type="float">
            <text:p>5.318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5.91667" calcext:value-type="float">
            <text:p>5.91667</text:p>
          </table:table-cell>
          <table:table-cell office:value-type="float" office:value="0.99537" calcext:value-type="float">
            <text:p>0.99537</text:p>
          </table:table-cell>
          <table:table-cell office:value-type="float" office:value="0.00462963" calcext:value-type="float">
            <text:p>0.00462963</text:p>
          </table:table-cell>
          <table:table-cell office:value-type="float" office:value="0" calcext:value-type="float">
            <text:p>0</text:p>
          </table:table-cell>
          <table:table-cell office:value-type="float" office:value="9.33333" calcext:value-type="float">
            <text:p>9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0909091" calcext:value-type="float">
            <text:p>0.0909091</text:p>
          </table:table-cell>
          <table:table-cell office:value-type="float" office:value="8.17857" calcext:value-type="float">
            <text:p>8.17857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0714286" calcext:value-type="float">
            <text:p>0.0714286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556" calcext:value-type="float">
            <text:p>10.5556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6.10526" calcext:value-type="float">
            <text:p>6.10526</text:p>
          </table:table-cell>
          <table:table-cell office:value-type="float" office:value="0.988722" calcext:value-type="float">
            <text:p>0.988722</text:p>
          </table:table-cell>
          <table:table-cell office:value-type="float" office:value="0.0112782" calcext:value-type="float">
            <text:p>0.0112782</text:p>
          </table:table-cell>
          <table:table-cell office:value-type="float" office:value="0" calcext:value-type="float">
            <text:p>0</text:p>
          </table:table-cell>
          <table:table-cell office:value-type="float" office:value="8.21429" calcext:value-type="float">
            <text:p>8.21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4.73774" calcext:value-type="float">
            <text:p>4.7377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28571" calcext:value-type="float">
            <text:p>6.285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5.3381" calcext:value-type="float">
            <text:p>5.3381</text:p>
          </table:table-cell>
          <table:table-cell office:value-type="float" office:value="0.990476" calcext:value-type="float">
            <text:p>0.990476</text:p>
          </table:table-cell>
          <table:table-cell office:value-type="float" office:value="0.00952381" calcext:value-type="float">
            <text:p>0.00952381</text:p>
          </table:table-cell>
          <table:table-cell office:value-type="float" office:value="0" calcext:value-type="float">
            <text:p>0</text:p>
          </table:table-cell>
          <table:table-cell office:value-type="float" office:value="2.66667" calcext:value-type="float">
            <text:p>2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7.09375" calcext:value-type="float">
            <text:p>7.09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71429" calcext:value-type="float">
            <text:p>9.7142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5.62738" calcext:value-type="float">
            <text:p>5.62738</text:p>
          </table:table-cell>
          <table:table-cell office:value-type="float" office:value="0.977186" calcext:value-type="float">
            <text:p>0.977186</text:p>
          </table:table-cell>
          <table:table-cell office:value-type="float" office:value="0.0228137" calcext:value-type="float">
            <text:p>0.0228137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91667" calcext:value-type="float">
            <text:p>8.91667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5.67847" calcext:value-type="float">
            <text:p>5.6784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.22727" calcext:value-type="float">
            <text:p>3.227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3.84034" calcext:value-type="float">
            <text:p>3.84034</text:p>
          </table:table-cell>
          <table:table-cell office:value-type="float" office:value="0.983193" calcext:value-type="float">
            <text:p>0.98319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85714" calcext:value-type="float">
            <text:p>6.85714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4.16129" calcext:value-type="float">
            <text:p>4.16129</text:p>
          </table:table-cell>
          <table:table-cell office:value-type="float" office:value="0.935484" calcext:value-type="float">
            <text:p>0.935484</text:p>
          </table:table-cell>
          <table:table-cell office:value-type="float" office:value="0.0645161" calcext:value-type="float">
            <text:p>0.0645161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714" calcext:value-type="float">
            <text:p>11.5714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3.78594" calcext:value-type="float">
            <text:p>3.78594</text:p>
          </table:table-cell>
          <table:table-cell office:value-type="float" office:value="0.980831" calcext:value-type="float">
            <text:p>0.980831</text:p>
          </table:table-cell>
          <table:table-cell office:value-type="float" office:value="0.0191693" calcext:value-type="float">
            <text:p>0.0191693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21429" calcext:value-type="float">
            <text:p>9.21429</text:p>
          </table:table-cell>
          <table:table-cell office:value-type="float" office:value="0.785714" calcext:value-type="float">
            <text:p>0.785714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4.36605" calcext:value-type="float">
            <text:p>4.3660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.76471" calcext:value-type="float">
            <text:p>5.764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4.56932" calcext:value-type="float">
            <text:p>4.56932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00589971" calcext:value-type="float">
            <text:p>0.00589971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06667" calcext:value-type="float">
            <text:p>5.0666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2.625" calcext:value-type="float">
            <text:p>2.6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18182" calcext:value-type="float">
            <text:p>9.18182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0909091" calcext:value-type="float">
            <text:p>0.0909091</text:p>
          </table:table-cell>
          <table:table-cell office:value-type="float" office:value="4.7201" calcext:value-type="float">
            <text:p>4.7201</text:p>
          </table:table-cell>
          <table:table-cell office:value-type="float" office:value="0.973684" calcext:value-type="float">
            <text:p>0.97368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" calcext:value-type="float">
            <text:p>0</text:p>
          </table:table-cell>
          <table:table-cell office:value-type="float" office:value="3.5625" calcext:value-type="float">
            <text:p>3.56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47368" calcext:value-type="float">
            <text:p>8.47368</text:p>
          </table:table-cell>
          <table:table-cell office:value-type="float" office:value="0.947368" calcext:value-type="float">
            <text:p>0.947368</text:p>
          </table:table-cell>
          <table:table-cell office:value-type="float" office:value="0.0526316" calcext:value-type="float">
            <text:p>0.0526316</text:p>
          </table:table-cell>
          <table:table-cell office:value-type="float" office:value="4.94745" calcext:value-type="float">
            <text:p>4.947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.61017" calcext:value-type="float">
            <text:p>9.61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.19948" calcext:value-type="float">
            <text:p>7.19948</text:p>
          </table:table-cell>
          <table:table-cell office:value-type="float" office:value="0.984456" calcext:value-type="float">
            <text:p>0.984456</text:p>
          </table:table-cell>
          <table:table-cell office:value-type="float" office:value="0.015544" calcext:value-type="float">
            <text:p>0.015544</text:p>
          </table:table-cell>
          <table:table-cell office:value-type="float" office:value="0" calcext:value-type="float">
            <text:p>0</text:p>
          </table:table-cell>
          <table:table-cell office:value-type="float" office:value="6.85714" calcext:value-type="float">
            <text:p>6.8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3012" calcext:value-type="float">
            <text:p>11.3012</text:p>
          </table:table-cell>
          <table:table-cell office:value-type="float" office:value="0.86747" calcext:value-type="float">
            <text:p>0.86747</text:p>
          </table:table-cell>
          <table:table-cell office:value-type="float" office:value="0.13253" calcext:value-type="float">
            <text:p>0.13253</text:p>
          </table:table-cell>
          <table:table-cell office:value-type="float" office:value="0" calcext:value-type="float">
            <text:p>0</text:p>
          </table:table-cell>
          <table:table-cell office:value-type="float" office:value="2.45455" calcext:value-type="float">
            <text:p>2.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27273" calcext:value-type="float">
            <text:p>9.27273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8.11364" calcext:value-type="float">
            <text:p>8.11364</text:p>
          </table:table-cell>
          <table:table-cell office:value-type="float" office:value="0.967803" calcext:value-type="float">
            <text:p>0.967803</text:p>
          </table:table-cell>
          <table:table-cell office:value-type="float" office:value="0.032197" calcext:value-type="float">
            <text:p>0.0321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05263" calcext:value-type="float">
            <text:p>9.05263</text:p>
          </table:table-cell>
          <table:table-cell office:value-type="float" office:value="0.894737" calcext:value-type="float">
            <text:p>0.894737</text:p>
          </table:table-cell>
          <table:table-cell office:value-type="float" office:value="0.105263" calcext:value-type="float">
            <text:p>0.105263</text:p>
          </table:table-cell>
          <table:table-cell office:value-type="float" office:value="7.12363" calcext:value-type="float">
            <text:p>7.1236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.5493" calcext:value-type="float">
            <text:p>4.54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79007" calcext:value-type="float">
            <text:p>4.79007</text:p>
          </table:table-cell>
          <table:table-cell office:value-type="float" office:value="0.990971" calcext:value-type="float">
            <text:p>0.990971</text:p>
          </table:table-cell>
          <table:table-cell office:value-type="float" office:value="0.00902935" calcext:value-type="float">
            <text:p>0.00902935</text:p>
          </table:table-cell>
          <table:table-cell office:value-type="float" office:value="0" calcext:value-type="float">
            <text:p>0</text:p>
          </table:table-cell>
          <table:table-cell office:value-type="float" office:value="4.45455" calcext:value-type="float">
            <text:p>4.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13333" calcext:value-type="float">
            <text:p>4.13333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7.63636" calcext:value-type="float">
            <text:p>7.63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69164" calcext:value-type="float">
            <text:p>4.69164</text:p>
          </table:table-cell>
          <table:table-cell office:value-type="float" office:value="0.984321" calcext:value-type="float">
            <text:p>0.984321</text:p>
          </table:table-cell>
          <table:table-cell office:value-type="float" office:value="0.0156794" calcext:value-type="float">
            <text:p>0.0156794</text:p>
          </table:table-cell>
          <table:table-cell office:value-type="float" office:value="0" calcext:value-type="float">
            <text:p>0</text:p>
          </table:table-cell>
          <table:table-cell office:value-type="float" office:value="4.47826" calcext:value-type="float">
            <text:p>4.47826</text:p>
          </table:table-cell>
          <table:table-cell office:value-type="float" office:value="0.956522" calcext:value-type="float">
            <text:p>0.956522</text:p>
          </table:table-cell>
          <table:table-cell office:value-type="float" office:value="0.0434783" calcext:value-type="float">
            <text:p>0.0434783</text:p>
          </table:table-cell>
          <table:table-cell office:value-type="float" office:value="7.125" calcext:value-type="float">
            <text:p>7.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74346" calcext:value-type="float">
            <text:p>4.7434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18182" calcext:value-type="float">
            <text:p>6.181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02711" calcext:value-type="float">
            <text:p>6.02711</text:p>
          </table:table-cell>
          <table:table-cell office:value-type="float" office:value="0.98494" calcext:value-type="float">
            <text:p>0.98494</text:p>
          </table:table-cell>
          <table:table-cell office:value-type="float" office:value="0.0150602" calcext:value-type="float">
            <text:p>0.0150602</text:p>
          </table:table-cell>
          <table:table-cell office:value-type="float" office:value="0" calcext:value-type="float">
            <text:p>0</text:p>
          </table:table-cell>
          <table:table-cell office:value-type="float" office:value="23.7" calcext:value-type="float">
            <text:p>23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22727" calcext:value-type="float">
            <text:p>6.22727</text:p>
          </table:table-cell>
          <table:table-cell office:value-type="float" office:value="0.893939" calcext:value-type="float">
            <text:p>0.893939</text:p>
          </table:table-cell>
          <table:table-cell office:value-type="float" office:value="0.0757576" calcext:value-type="float">
            <text:p>0.0757576</text:p>
          </table:table-cell>
          <table:table-cell office:value-type="float" office:value="0.030303" calcext:value-type="float">
            <text:p>0.0303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88889" calcext:value-type="float">
            <text:p>7.88889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6.07759" calcext:value-type="float">
            <text:p>6.07759</text:p>
          </table:table-cell>
          <table:table-cell office:value-type="float" office:value="0.974138" calcext:value-type="float">
            <text:p>0.974138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0431034" calcext:value-type="float">
            <text:p>0.00431034</text:p>
          </table:table-cell>
          <table:table-cell office:value-type="float" office:value="12.7917" calcext:value-type="float">
            <text:p>12.79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03333" calcext:value-type="float">
            <text:p>8.03333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5.37265" calcext:value-type="float">
            <text:p>5.3726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42105" calcext:value-type="float">
            <text:p>6.421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.16195" calcext:value-type="float">
            <text:p>5.16195</text:p>
          </table:table-cell>
          <table:table-cell office:value-type="float" office:value="0.997429" calcext:value-type="float">
            <text:p>0.997429</text:p>
          </table:table-cell>
          <table:table-cell office:value-type="float" office:value="0.00257069" calcext:value-type="float">
            <text:p>0.00257069</text:p>
          </table:table-cell>
          <table:table-cell office:value-type="float" office:value="0" calcext:value-type="float">
            <text:p>0</text:p>
          </table:table-cell>
          <table:table-cell office:value-type="float" office:value="5.44444" calcext:value-type="float">
            <text:p>5.444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09091" calcext:value-type="float">
            <text:p>6.090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46341" calcext:value-type="float">
            <text:p>6.46341</text:p>
          </table:table-cell>
          <table:table-cell office:value-type="float" office:value="0.878049" calcext:value-type="float">
            <text:p>0.878049</text:p>
          </table:table-cell>
          <table:table-cell office:value-type="float" office:value="0.121951" calcext:value-type="float">
            <text:p>0.121951</text:p>
          </table:table-cell>
          <table:table-cell office:value-type="float" office:value="0" calcext:value-type="float">
            <text:p>0</text:p>
          </table:table-cell>
          <table:table-cell office:value-type="float" office:value="5.0625" calcext:value-type="float">
            <text:p>5.06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.0769" calcext:value-type="float">
            <text:p>10.0769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0.153846" calcext:value-type="float">
            <text:p>0.153846</text:p>
          </table:table-cell>
          <table:table-cell office:value-type="float" office:value="5.53199" calcext:value-type="float">
            <text:p>5.53199</text:p>
          </table:table-cell>
          <table:table-cell office:value-type="float" office:value="0.97989" calcext:value-type="float">
            <text:p>0.97989</text:p>
          </table:table-cell>
          <table:table-cell office:value-type="float" office:value="0.0201097" calcext:value-type="float">
            <text:p>0.0201097</text:p>
          </table:table-cell>
          <table:table-cell office:value-type="float" office:value="0" calcext:value-type="float">
            <text:p>0</text:p>
          </table:table-cell>
          <table:table-cell office:value-type="float" office:value="5.26923" calcext:value-type="float">
            <text:p>5.26923</text:p>
          </table:table-cell>
          <table:table-cell office:value-type="float" office:value="0.961538" calcext:value-type="float">
            <text:p>0.961538</text:p>
          </table:table-cell>
          <table:table-cell office:value-type="float" office:value="0.0384615" calcext:value-type="float">
            <text:p>0.0384615</text:p>
          </table:table-cell>
          <table:table-cell office:value-type="float" office:value="8.25" calcext:value-type="float">
            <text:p>8.25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5.52696" calcext:value-type="float">
            <text:p>5.5269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.9899" calcext:value-type="float">
            <text:p>4.9899</text:p>
          </table:table-cell>
          <table:table-cell office:value-type="float" office:value="0.989899" calcext:value-type="float">
            <text:p>0.989899</text:p>
          </table:table-cell>
          <table:table-cell office:value-type="float" office:value="0.010101" calcext:value-type="float">
            <text:p>0.01010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4.94595" calcext:value-type="float">
            <text:p>4.94595</text:p>
          </table:table-cell>
          <table:table-cell office:value-type="float" office:value="0.998069" calcext:value-type="float">
            <text:p>0.998069</text:p>
          </table:table-cell>
          <table:table-cell office:value-type="float" office:value="0.0019305" calcext:value-type="float">
            <text:p>0.0019305</text:p>
          </table:table-cell>
          <table:table-cell office:value-type="float" office:value="0" calcext:value-type="float">
            <text:p>0</text:p>
          </table:table-cell>
          <table:table-cell office:value-type="float" office:value="18.25" calcext:value-type="float">
            <text:p>18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7.76364" calcext:value-type="float">
            <text:p>7.76364</text:p>
          </table:table-cell>
          <table:table-cell office:value-type="float" office:value="0.854545" calcext:value-type="float">
            <text:p>0.854545</text:p>
          </table:table-cell>
          <table:table-cell office:value-type="float" office:value="0.145455" calcext:value-type="float">
            <text:p>0.145455</text:p>
          </table:table-cell>
          <table:table-cell office:value-type="float" office:value="0" calcext:value-type="float">
            <text:p>0</text:p>
          </table:table-cell>
          <table:table-cell office:value-type="float" office:value="2.42857" calcext:value-type="float">
            <text:p>2.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27778" calcext:value-type="float">
            <text:p>8.27778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5.18304" calcext:value-type="float">
            <text:p>5.18304</text:p>
          </table:table-cell>
          <table:table-cell office:value-type="float" office:value="0.985119" calcext:value-type="float">
            <text:p>0.985119</text:p>
          </table:table-cell>
          <table:table-cell office:value-type="float" office:value="0.014881" calcext:value-type="float">
            <text:p>0.014881</text:p>
          </table:table-cell>
          <table:table-cell office:value-type="float" office:value="0" calcext:value-type="float">
            <text:p>0</text:p>
          </table:table-cell>
          <table:table-cell office:value-type="float" office:value="5.94444" calcext:value-type="float">
            <text:p>5.944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17857" calcext:value-type="float">
            <text:p>8.17857</text:p>
          </table:table-cell>
          <table:table-cell office:value-type="float" office:value="0.892857" calcext:value-type="float">
            <text:p>0.892857</text:p>
          </table:table-cell>
          <table:table-cell office:value-type="float" office:value="0.107143" calcext:value-type="float">
            <text:p>0.107143</text:p>
          </table:table-cell>
          <table:table-cell office:value-type="float" office:value="5.89565" calcext:value-type="float">
            <text:p>5.8956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.00935" calcext:value-type="float">
            <text:p>4.00935</text:p>
          </table:table-cell>
          <table:table-cell office:value-type="float" office:value="0.990654" calcext:value-type="float">
            <text:p>0.990654</text:p>
          </table:table-cell>
          <table:table-cell office:value-type="float" office:value="0.00934579" calcext:value-type="float">
            <text:p>0.0093457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.666" calcext:value-type="float">
            <text:p>3.666</text:p>
          </table:table-cell>
          <table:table-cell office:value-type="float" office:value="0.995976" calcext:value-type="float">
            <text:p>0.995976</text:p>
          </table:table-cell>
          <table:table-cell office:value-type="float" office:value="0.00402414" calcext:value-type="float">
            <text:p>0.00402414</text:p>
          </table:table-cell>
          <table:table-cell office:value-type="float" office:value="0" calcext:value-type="float">
            <text:p>0</text:p>
          </table:table-cell>
          <table:table-cell office:value-type="float" office:value="5.25" calcext:value-type="float">
            <text:p>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57407" calcext:value-type="float">
            <text:p>5.57407</text:p>
          </table:table-cell>
          <table:table-cell office:value-type="float" office:value="0.907407" calcext:value-type="float">
            <text:p>0.907407</text:p>
          </table:table-cell>
          <table:table-cell office:value-type="float" office:value="0.0925926" calcext:value-type="float">
            <text:p>0.09259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76471" calcext:value-type="float">
            <text:p>7.76471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3.87842" calcext:value-type="float">
            <text:p>3.87842</text:p>
          </table:table-cell>
          <table:table-cell office:value-type="float" office:value="0.987842" calcext:value-type="float">
            <text:p>0.987842</text:p>
          </table:table-cell>
          <table:table-cell office:value-type="float" office:value="0.0121581" calcext:value-type="float">
            <text:p>0.0121581</text:p>
          </table:table-cell>
          <table:table-cell office:value-type="float" office:value="0" calcext:value-type="float">
            <text:p>0</text:p>
          </table:table-cell>
          <table:table-cell office:value-type="float" office:value="4.36364" calcext:value-type="float">
            <text:p>4.363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65" calcext:value-type="float">
            <text:p>7.65</text:p>
          </table:table-cell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office:value-type="float" office:value="5.22733" calcext:value-type="float">
            <text:p>5.2273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.16265" calcext:value-type="float">
            <text:p>7.162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66003" calcext:value-type="float">
            <text:p>4.66003</text:p>
          </table:table-cell>
          <table:table-cell office:value-type="float" office:value="0.992343" calcext:value-type="float">
            <text:p>0.992343</text:p>
          </table:table-cell>
          <table:table-cell office:value-type="float" office:value="0.00765697" calcext:value-type="float">
            <text:p>0.00765697</text:p>
          </table:table-cell>
          <table:table-cell office:value-type="float" office:value="0" calcext:value-type="float">
            <text:p>0</text:p>
          </table:table-cell>
          <table:table-cell office:value-type="float" office:value="10.5455" calcext:value-type="float">
            <text:p>10.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125" calcext:value-type="float">
            <text:p>7.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2314" calcext:value-type="float">
            <text:p>6.2314</text:p>
          </table:table-cell>
          <table:table-cell office:value-type="float" office:value="0.917355" calcext:value-type="float">
            <text:p>0.917355</text:p>
          </table:table-cell>
          <table:table-cell office:value-type="float" office:value="0.0826446" calcext:value-type="float">
            <text:p>0.0826446</text:p>
          </table:table-cell>
          <table:table-cell office:value-type="float" office:value="0" calcext:value-type="float">
            <text:p>0</text:p>
          </table:table-cell>
          <table:table-cell office:value-type="float" office:value="3.88" calcext:value-type="float">
            <text:p>3.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41667" calcext:value-type="float">
            <text:p>8.41667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5.30426" calcext:value-type="float">
            <text:p>5.30426</text:p>
          </table:table-cell>
          <table:table-cell office:value-type="float" office:value="0.984043" calcext:value-type="float">
            <text:p>0.984043</text:p>
          </table:table-cell>
          <table:table-cell office:value-type="float" office:value="0.0159574" calcext:value-type="float">
            <text:p>0.0159574</text:p>
          </table:table-cell>
          <table:table-cell office:value-type="float" office:value="0" calcext:value-type="float">
            <text:p>0</text:p>
          </table:table-cell>
          <table:table-cell office:value-type="float" office:value="6.77551" calcext:value-type="float">
            <text:p>6.77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80488" calcext:value-type="float">
            <text:p>7.80488</text:p>
          </table:table-cell>
          <table:table-cell office:value-type="float" office:value="0.878049" calcext:value-type="float">
            <text:p>0.878049</text:p>
          </table:table-cell>
          <table:table-cell office:value-type="float" office:value="0.121951" calcext:value-type="float">
            <text:p>0.121951</text:p>
          </table:table-cell>
          <table:table-cell office:value-type="float" office:value="5.56371" calcext:value-type="float">
            <text:p>5.5637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.87978" calcext:value-type="float">
            <text:p>4.879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6965" calcext:value-type="float">
            <text:p>4.6965</text:p>
          </table:table-cell>
          <table:table-cell office:value-type="float" office:value="0.997203" calcext:value-type="float">
            <text:p>0.997203</text:p>
          </table:table-cell>
          <table:table-cell office:value-type="float" office:value="0.0027972" calcext:value-type="float">
            <text:p>0.0027972</text:p>
          </table:table-cell>
          <table:table-cell office:value-type="float" office:value="0" calcext:value-type="float">
            <text:p>0</text:p>
          </table:table-cell>
          <table:table-cell office:value-type="float" office:value="14.1538" calcext:value-type="float">
            <text:p>14.15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1111" calcext:value-type="float">
            <text:p>3.1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08772" calcext:value-type="float">
            <text:p>5.08772</text:p>
          </table:table-cell>
          <table:table-cell office:value-type="float" office:value="0.894737" calcext:value-type="float">
            <text:p>0.894737</text:p>
          </table:table-cell>
          <table:table-cell office:value-type="float" office:value="0.105263" calcext:value-type="float">
            <text:p>0.105263</text:p>
          </table:table-cell>
          <table:table-cell office:value-type="float" office:value="0" calcext:value-type="float">
            <text:p>0</text:p>
          </table:table-cell>
          <table:table-cell office:value-type="float" office:value="8.38889" calcext:value-type="float">
            <text:p>8.38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7143" calcext:value-type="float">
            <text:p>9.57143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4.77372" calcext:value-type="float">
            <text:p>4.77372</text:p>
          </table:table-cell>
          <table:table-cell office:value-type="float" office:value="0.986166" calcext:value-type="float">
            <text:p>0.986166</text:p>
          </table:table-cell>
          <table:table-cell office:value-type="float" office:value="0.013834" calcext:value-type="float">
            <text:p>0.013834</text:p>
          </table:table-cell>
          <table:table-cell office:value-type="float" office:value="0" calcext:value-type="float">
            <text:p>0</text:p>
          </table:table-cell>
          <table:table-cell office:value-type="float" office:value="10.8065" calcext:value-type="float">
            <text:p>10.80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6" calcext:value-type="float">
            <text:p>6.56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.30112" calcext:value-type="float">
            <text:p>5.3011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.80645" calcext:value-type="float">
            <text:p>5.806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52138" calcext:value-type="float">
            <text:p>4.52138</text:p>
          </table:table-cell>
          <table:table-cell office:value-type="float" office:value="0.994483" calcext:value-type="float">
            <text:p>0.994483</text:p>
          </table:table-cell>
          <table:table-cell office:value-type="float" office:value="0.00551724" calcext:value-type="float">
            <text:p>0.00551724</text:p>
          </table:table-cell>
          <table:table-cell office:value-type="float" office:value="0" calcext:value-type="float">
            <text:p>0</text:p>
          </table:table-cell>
          <table:table-cell office:value-type="float" office:value="10.0833" calcext:value-type="float">
            <text:p>10.08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12903" calcext:value-type="float">
            <text:p>5.12903</text:p>
          </table:table-cell>
          <table:table-cell office:value-type="float" office:value="0.822581" calcext:value-type="float">
            <text:p>0.822581</text:p>
          </table:table-cell>
          <table:table-cell office:value-type="float" office:value="0.177419" calcext:value-type="float">
            <text:p>0.177419</text:p>
          </table:table-cell>
          <table:table-cell office:value-type="float" office:value="0" calcext:value-type="float">
            <text:p>0</text:p>
          </table:table-cell>
          <table:table-cell office:value-type="float" office:value="4.8125" calcext:value-type="float">
            <text:p>4.8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85714" calcext:value-type="float">
            <text:p>8.85714</text:p>
          </table:table-cell>
          <table:table-cell office:value-type="float" office:value="0.821429" calcext:value-type="float">
            <text:p>0.821429</text:p>
          </table:table-cell>
          <table:table-cell office:value-type="float" office:value="0.178571" calcext:value-type="float">
            <text:p>0.178571</text:p>
          </table:table-cell>
          <table:table-cell office:value-type="float" office:value="4.82512" calcext:value-type="float">
            <text:p>4.82512</text:p>
          </table:table-cell>
          <table:table-cell office:value-type="float" office:value="0.974879" calcext:value-type="float">
            <text:p>0.974879</text:p>
          </table:table-cell>
          <table:table-cell office:value-type="float" office:value="0.0251208" calcext:value-type="float">
            <text:p>0.0251208</text:p>
          </table:table-cell>
          <table:table-cell office:value-type="float" office:value="0" calcext:value-type="float">
            <text:p>0</text:p>
          </table:table-cell>
          <table:table-cell office:value-type="float" office:value="7.07143" calcext:value-type="float">
            <text:p>7.07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76923" calcext:value-type="float">
            <text:p>7.76923</text:p>
          </table:table-cell>
          <table:table-cell office:value-type="float" office:value="0.871795" calcext:value-type="float">
            <text:p>0.871795</text:p>
          </table:table-cell>
          <table:table-cell office:value-type="float" office:value="0.128205" calcext:value-type="float">
            <text:p>0.128205</text:p>
          </table:table-cell>
          <table:table-cell office:value-type="float" office:value="5.42635" calcext:value-type="float">
            <text:p>5.4263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.17992" calcext:value-type="float">
            <text:p>5.179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87931" calcext:value-type="float">
            <text:p>4.87931</text:p>
          </table:table-cell>
          <table:table-cell office:value-type="float" office:value="0.992816" calcext:value-type="float">
            <text:p>0.992816</text:p>
          </table:table-cell>
          <table:table-cell office:value-type="float" office:value="0.00718391" calcext:value-type="float">
            <text:p>0.00718391</text:p>
          </table:table-cell>
          <table:table-cell office:value-type="float" office:value="0" calcext:value-type="float">
            <text:p>0</text:p>
          </table:table-cell>
          <table:table-cell office:value-type="float" office:value="6.53846" calcext:value-type="float">
            <text:p>6.53846</text:p>
          </table:table-cell>
          <table:table-cell office:value-type="float" office:value="0.923077" calcext:value-type="float">
            <text:p>0.923077</text:p>
          </table:table-cell>
          <table:table-cell office:value-type="float" office:value="0.0769231" calcext:value-type="float">
            <text:p>0.0769231</text:p>
          </table:table-cell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27941" calcext:value-type="float">
            <text:p>6.27941</text:p>
          </table:table-cell>
          <table:table-cell office:value-type="float" office:value="0.867647" calcext:value-type="float">
            <text:p>0.86764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35294" calcext:value-type="float">
            <text:p>0.00735294</text:p>
          </table:table-cell>
          <table:table-cell office:value-type="float" office:value="7.66667" calcext:value-type="float">
            <text:p>7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1333" calcext:value-type="float">
            <text:p>12.1333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5.12418" calcext:value-type="float">
            <text:p>5.12418</text:p>
          </table:table-cell>
          <table:table-cell office:value-type="float" office:value="0.978525" calcext:value-type="float">
            <text:p>0.978525</text:p>
          </table:table-cell>
          <table:table-cell office:value-type="float" office:value="0.0205415" calcext:value-type="float">
            <text:p>0.0205415</text:p>
          </table:table-cell>
          <table:table-cell office:value-type="float" office:value="0.000933707" calcext:value-type="float">
            <text:p>0.000933707</text:p>
          </table:table-cell>
          <table:table-cell office:value-type="float" office:value="7.19355" calcext:value-type="float">
            <text:p>7.19355</text:p>
          </table:table-cell>
          <table:table-cell office:value-type="float" office:value="0.967742" calcext:value-type="float">
            <text:p>0.967742</text:p>
          </table:table-cell>
          <table:table-cell office:value-type="float" office:value="0.0322581" calcext:value-type="float">
            <text:p>0.0322581</text:p>
          </table:table-cell>
          <table:table-cell office:value-type="float" office:value="9.89286" calcext:value-type="float">
            <text:p>9.89286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5.35693" calcext:value-type="float">
            <text:p>5.356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79832" calcext:value-type="float">
            <text:p>5.798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3982" calcext:value-type="float">
            <text:p>4.93982</text:p>
          </table:table-cell>
          <table:table-cell office:value-type="float" office:value="0.991037" calcext:value-type="float">
            <text:p>0.991037</text:p>
          </table:table-cell>
          <table:table-cell office:value-type="float" office:value="0.00896287" calcext:value-type="float">
            <text:p>0.00896287</text:p>
          </table:table-cell>
          <table:table-cell office:value-type="float" office:value="0" calcext:value-type="float">
            <text:p>0</text:p>
          </table:table-cell>
          <table:table-cell office:value-type="float" office:value="6.71429" calcext:value-type="float">
            <text:p>6.71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47059" calcext:value-type="float">
            <text:p>5.47059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0.0588235" calcext:value-type="float">
            <text:p>0.0588235</text:p>
          </table:table-cell>
          <table:table-cell office:value-type="float" office:value="5.33043" calcext:value-type="float">
            <text:p>5.33043</text:p>
          </table:table-cell>
          <table:table-cell office:value-type="float" office:value="0.904348" calcext:value-type="float">
            <text:p>0.904348</text:p>
          </table:table-cell>
          <table:table-cell office:value-type="float" office:value="0.0956522" calcext:value-type="float">
            <text:p>0.0956522</text:p>
          </table:table-cell>
          <table:table-cell office:value-type="float" office:value="0" calcext:value-type="float">
            <text:p>0</text:p>
          </table:table-cell>
          <table:table-cell office:value-type="float" office:value="5.19231" calcext:value-type="float">
            <text:p>5.192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1875" calcext:value-type="float">
            <text:p>8.1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5.15961" calcext:value-type="float">
            <text:p>5.15961</text:p>
          </table:table-cell>
          <table:table-cell office:value-type="float" office:value="0.984127" calcext:value-type="float">
            <text:p>0.984127</text:p>
          </table:table-cell>
          <table:table-cell office:value-type="float" office:value="0.015873" calcext:value-type="float">
            <text:p>0.015873</text:p>
          </table:table-cell>
          <table:table-cell office:value-type="float" office:value="0" calcext:value-type="float">
            <text:p>0</text:p>
          </table:table-cell>
          <table:table-cell office:value-type="float" office:value="5.79167" calcext:value-type="float">
            <text:p>5.791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5.32134" calcext:value-type="float">
            <text:p>5.3213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.18898" calcext:value-type="float">
            <text:p>5.188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4.88902" calcext:value-type="float">
            <text:p>4.88902</text:p>
          </table:table-cell>
          <table:table-cell office:value-type="float" office:value="0.995376" calcext:value-type="float">
            <text:p>0.995376</text:p>
          </table:table-cell>
          <table:table-cell office:value-type="float" office:value="0.00462428" calcext:value-type="float">
            <text:p>0.00462428</text:p>
          </table:table-cell>
          <table:table-cell office:value-type="float" office:value="0" calcext:value-type="float">
            <text:p>0</text:p>
          </table:table-cell>
          <table:table-cell office:value-type="float" office:value="30.1667" calcext:value-type="float">
            <text:p>30.1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44444" calcext:value-type="float">
            <text:p>5.444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34862" calcext:value-type="float">
            <text:p>5.34862</text:p>
          </table:table-cell>
          <table:table-cell office:value-type="float" office:value="0.807339" calcext:value-type="float">
            <text:p>0.807339</text:p>
          </table:table-cell>
          <table:table-cell office:value-type="float" office:value="0.192661" calcext:value-type="float">
            <text:p>0.192661</text:p>
          </table:table-cell>
          <table:table-cell office:value-type="float" office:value="0" calcext:value-type="float">
            <text:p>0</text:p>
          </table:table-cell>
          <table:table-cell office:value-type="float" office:value="9.23529" calcext:value-type="float">
            <text:p>9.23529</text:p>
          </table:table-cell>
          <table:table-cell office:value-type="float" office:value="0.794118" calcext:value-type="float">
            <text:p>0.794118</text:p>
          </table:table-cell>
          <table:table-cell office:value-type="float" office:value="0.205882" calcext:value-type="float">
            <text:p>0.205882</text:p>
          </table:table-cell>
          <table:table-cell office:value-type="float" office:value="8.94737" calcext:value-type="float">
            <text:p>8.94737</text:p>
          </table:table-cell>
          <table:table-cell office:value-type="float" office:value="0.684211" calcext:value-type="float">
            <text:p>0.684211</text:p>
          </table:table-cell>
          <table:table-cell office:value-type="float" office:value="0.315789" calcext:value-type="float">
            <text:p>0.315789</text:p>
          </table:table-cell>
          <table:table-cell office:value-type="float" office:value="4.99186" calcext:value-type="float">
            <text:p>4.99186</text:p>
          </table:table-cell>
          <table:table-cell office:value-type="float" office:value="0.979642" calcext:value-type="float">
            <text:p>0.979642</text:p>
          </table:table-cell>
          <table:table-cell office:value-type="float" office:value="0.0203583" calcext:value-type="float">
            <text:p>0.0203583</text:p>
          </table:table-cell>
          <table:table-cell office:value-type="float" office:value="0" calcext:value-type="float">
            <text:p>0</text:p>
          </table:table-cell>
          <table:table-cell office:value-type="float" office:value="12.375" calcext:value-type="float">
            <text:p>12.375</text:p>
          </table:table-cell>
          <table:table-cell office:value-type="float" office:value="0.825" calcext:value-type="float">
            <text:p>0.825</text:p>
          </table:table-cell>
          <table:table-cell office:value-type="float" office:value="0.175" calcext:value-type="float">
            <text:p>0.175</text:p>
          </table:table-cell>
          <table:table-cell office:value-type="float" office:value="7.82143" calcext:value-type="float">
            <text:p>7.82143</text:p>
          </table:table-cell>
          <table:table-cell office:value-type="float" office:value="0.785714" calcext:value-type="float">
            <text:p>0.785714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6.28155" calcext:value-type="float">
            <text:p>6.2815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.42802" calcext:value-type="float">
            <text:p>4.42802</text:p>
          </table:table-cell>
          <table:table-cell office:value-type="float" office:value="0.996109" calcext:value-type="float">
            <text:p>0.996109</text:p>
          </table:table-cell>
          <table:table-cell office:value-type="float" office:value="0.00389105" calcext:value-type="float">
            <text:p>0.0038910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60887" calcext:value-type="float">
            <text:p>4.60887</text:p>
          </table:table-cell>
          <table:table-cell office:value-type="float" office:value="0.98957" calcext:value-type="float">
            <text:p>0.98957</text:p>
          </table:table-cell>
          <table:table-cell office:value-type="float" office:value="0.0104302" calcext:value-type="float">
            <text:p>0.0104302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88889" calcext:value-type="float">
            <text:p>5.88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1383" calcext:value-type="float">
            <text:p>6.1383</text:p>
          </table:table-cell>
          <table:table-cell office:value-type="float" office:value="0.904255" calcext:value-type="float">
            <text:p>0.904255</text:p>
          </table:table-cell>
          <table:table-cell office:value-type="float" office:value="0.0957447" calcext:value-type="float">
            <text:p>0.0957447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4.69589" calcext:value-type="float">
            <text:p>4.69589</text:p>
          </table:table-cell>
          <table:table-cell office:value-type="float" office:value="0.9839" calcext:value-type="float">
            <text:p>0.9839</text:p>
          </table:table-cell>
          <table:table-cell office:value-type="float" office:value="0.0161002" calcext:value-type="float">
            <text:p>0.0161002</text:p>
          </table:table-cell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83721" calcext:value-type="float">
            <text:p>6.83721</text:p>
          </table:table-cell>
          <table:table-cell office:value-type="float" office:value="0.837209" calcext:value-type="float">
            <text:p>0.837209</text:p>
          </table:table-cell>
          <table:table-cell office:value-type="float" office:value="0.162791" calcext:value-type="float">
            <text:p>0.162791</text:p>
          </table:table-cell>
          <table:table-cell office:value-type="float" office:value="6.00967" calcext:value-type="float">
            <text:p>6.0096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.33333" calcext:value-type="float">
            <text:p>5.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72464" calcext:value-type="float">
            <text:p>4.72464</text:p>
          </table:table-cell>
          <table:table-cell office:value-type="float" office:value="0.986413" calcext:value-type="float">
            <text:p>0.986413</text:p>
          </table:table-cell>
          <table:table-cell office:value-type="float" office:value="0.013587" calcext:value-type="float">
            <text:p>0.013587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7.23077" calcext:value-type="float">
            <text:p>7.23077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0.153846" calcext:value-type="float">
            <text:p>0.153846</text:p>
          </table:table-cell>
          <table:table-cell office:value-type="float" office:value="0" calcext:value-type="float">
            <text:p>0</text:p>
          </table:table-cell>
          <table:table-cell office:value-type="float" office:value="5.47222" calcext:value-type="float">
            <text:p>5.472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74194" calcext:value-type="float">
            <text:p>7.74194</text:p>
          </table:table-cell>
          <table:table-cell office:value-type="float" office:value="0.774194" calcext:value-type="float">
            <text:p>0.774194</text:p>
          </table:table-cell>
          <table:table-cell office:value-type="float" office:value="0.225806" calcext:value-type="float">
            <text:p>0.225806</text:p>
          </table:table-cell>
          <table:table-cell office:value-type="float" office:value="5.12814" calcext:value-type="float">
            <text:p>5.12814</text:p>
          </table:table-cell>
          <table:table-cell office:value-type="float" office:value="0.97299" calcext:value-type="float">
            <text:p>0.97299</text:p>
          </table:table-cell>
          <table:table-cell office:value-type="float" office:value="0.0270101" calcext:value-type="float">
            <text:p>0.0270101</text:p>
          </table:table-cell>
          <table:table-cell office:value-type="float" office:value="0" calcext:value-type="float">
            <text:p>0</text:p>
          </table:table-cell>
          <table:table-cell office:value-type="float" office:value="10.0758" calcext:value-type="float">
            <text:p>10.07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90476" calcext:value-type="float">
            <text:p>7.90476</text:p>
          </table:table-cell>
          <table:table-cell office:value-type="float" office:value="0.809524" calcext:value-type="float">
            <text:p>0.809524</text:p>
          </table:table-cell>
          <table:table-cell office:value-type="float" office:value="0.190476" calcext:value-type="float">
            <text:p>0.190476</text:p>
          </table:table-cell>
          <table:table-cell office:value-type="float" office:value="5.55309" calcext:value-type="float">
            <text:p>5.5530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66288" calcext:value-type="float">
            <text:p>6.66288</text:p>
          </table:table-cell>
          <table:table-cell office:value-type="float" office:value="0.996212" calcext:value-type="float">
            <text:p>0.996212</text:p>
          </table:table-cell>
          <table:table-cell office:value-type="float" office:value="0.00378788" calcext:value-type="float">
            <text:p>0.0037878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.05579" calcext:value-type="float">
            <text:p>5.05579</text:p>
          </table:table-cell>
          <table:table-cell office:value-type="float" office:value="0.987368" calcext:value-type="float">
            <text:p>0.987368</text:p>
          </table:table-cell>
          <table:table-cell office:value-type="float" office:value="0.0126316" calcext:value-type="float">
            <text:p>0.0126316</text:p>
          </table:table-cell>
          <table:table-cell office:value-type="float" office:value="0" calcext:value-type="float">
            <text:p>0</text:p>
          </table:table-cell>
          <table:table-cell office:value-type="float" office:value="9.59259" calcext:value-type="float">
            <text:p>9.592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0.95" calcext:value-type="float">
            <text:p>0.95</text:p>
          </table:table-cell>
          <table:table-cell office:value-type="float" office:value="0.05" calcext:value-type="float">
            <text:p>0.05</text:p>
          </table:table-cell>
          <table:table-cell office:value-type="float" office:value="7.92366" calcext:value-type="float">
            <text:p>7.92366</text:p>
          </table:table-cell>
          <table:table-cell office:value-type="float" office:value="0.824427" calcext:value-type="float">
            <text:p>0.824427</text:p>
          </table:table-cell>
          <table:table-cell office:value-type="float" office:value="0.167939" calcext:value-type="float">
            <text:p>0.167939</text:p>
          </table:table-cell>
          <table:table-cell office:value-type="float" office:value="0.00763359" calcext:value-type="float">
            <text:p>0.00763359</text:p>
          </table:table-cell>
          <table:table-cell office:value-type="float" office:value="4.53125" calcext:value-type="float">
            <text:p>4.53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825" calcext:value-type="float">
            <text:p>8.82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5.65056" calcext:value-type="float">
            <text:p>5.65056</text:p>
          </table:table-cell>
          <table:table-cell office:value-type="float" office:value="0.973234" calcext:value-type="float">
            <text:p>0.973234</text:p>
          </table:table-cell>
          <table:table-cell office:value-type="float" office:value="0.0260223" calcext:value-type="float">
            <text:p>0.0260223</text:p>
          </table:table-cell>
          <table:table-cell office:value-type="float" office:value="0.000743494" calcext:value-type="float">
            <text:p>0.000743494</text:p>
          </table:table-cell>
          <table:table-cell office:value-type="float" office:value="6.84746" calcext:value-type="float">
            <text:p>6.847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1667" calcext:value-type="float">
            <text:p>7.31667</text:p>
          </table:table-cell>
          <table:table-cell office:value-type="float" office:value="0.816667" calcext:value-type="float">
            <text:p>0.816667</text:p>
          </table:table-cell>
          <table:table-cell office:value-type="float" office:value="0.183333" calcext:value-type="float">
            <text:p>0.183333</text:p>
          </table:table-cell>
          <table:table-cell office:value-type="float" office:value="5.81019" calcext:value-type="float">
            <text:p>5.8101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.53968" calcext:value-type="float">
            <text:p>5.53968</text:p>
          </table:table-cell>
          <table:table-cell office:value-type="float" office:value="0.996032" calcext:value-type="float">
            <text:p>0.996032</text:p>
          </table:table-cell>
          <table:table-cell office:value-type="float" office:value="0.00396825" calcext:value-type="float">
            <text:p>0.0039682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.21891" calcext:value-type="float">
            <text:p>5.21891</text:p>
          </table:table-cell>
          <table:table-cell office:value-type="float" office:value="0.99075" calcext:value-type="float">
            <text:p>0.99075</text:p>
          </table:table-cell>
          <table:table-cell office:value-type="float" office:value="0.00924974" calcext:value-type="float">
            <text:p>0.00924974</text:p>
          </table:table-cell>
          <table:table-cell office:value-type="float" office:value="0" calcext:value-type="float">
            <text:p>0</text:p>
          </table:table-cell>
          <table:table-cell office:value-type="float" office:value="10.6471" calcext:value-type="float">
            <text:p>10.6471</text:p>
          </table:table-cell>
          <table:table-cell office:value-type="float" office:value="0.970588" calcext:value-type="float">
            <text:p>0.970588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4.53846" calcext:value-type="float">
            <text:p>4.538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28986" calcext:value-type="float">
            <text:p>6.28986</text:p>
          </table:table-cell>
          <table:table-cell office:value-type="float" office:value="0.862319" calcext:value-type="float">
            <text:p>0.862319</text:p>
          </table:table-cell>
          <table:table-cell office:value-type="float" office:value="0.130435" calcext:value-type="float">
            <text:p>0.130435</text:p>
          </table:table-cell>
          <table:table-cell office:value-type="float" office:value="0.00724638" calcext:value-type="float">
            <text:p>0.00724638</text:p>
          </table:table-cell>
          <table:table-cell office:value-type="float" office:value="6.68889" calcext:value-type="float">
            <text:p>6.68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425" calcext:value-type="float">
            <text:p>6.425</text:p>
          </table:table-cell>
          <table:table-cell office:value-type="float" office:value="0.925" calcext:value-type="float">
            <text:p>0.925</text:p>
          </table:table-cell>
          <table:table-cell office:value-type="float" office:value="0.075" calcext:value-type="float">
            <text:p>0.075</text:p>
          </table:table-cell>
          <table:table-cell office:value-type="float" office:value="5.38665" calcext:value-type="float">
            <text:p>5.38665</text:p>
          </table:table-cell>
          <table:table-cell office:value-type="float" office:value="0.978723" calcext:value-type="float">
            <text:p>0.978723</text:p>
          </table:table-cell>
          <table:table-cell office:value-type="float" office:value="0.0205429" calcext:value-type="float">
            <text:p>0.0205429</text:p>
          </table:table-cell>
          <table:table-cell office:value-type="float" office:value="0.000733676" calcext:value-type="float">
            <text:p>0.000733676</text:p>
          </table:table-cell>
          <table:table-cell office:value-type="float" office:value="8.39241" calcext:value-type="float">
            <text:p>8.39241</text:p>
          </table:table-cell>
          <table:table-cell office:value-type="float" office:value="0.987342" calcext:value-type="float">
            <text:p>0.987342</text:p>
          </table:table-cell>
          <table:table-cell office:value-type="float" office:value="0.0126582" calcext:value-type="float">
            <text:p>0.0126582</text:p>
          </table:table-cell>
          <table:table-cell office:value-type="float" office:value="5.68182" calcext:value-type="float">
            <text:p>5.68182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0.0454545" calcext:value-type="float">
            <text:p>0.0454545</text:p>
          </table:table-cell>
          <table:table-cell office:value-type="float" office:value="5.84144" calcext:value-type="float">
            <text:p>5.8414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.77679" calcext:value-type="float">
            <text:p>4.776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667" calcext:value-type="float">
            <text:p>27.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49642" calcext:value-type="float">
            <text:p>5.49642</text:p>
          </table:table-cell>
          <table:table-cell office:value-type="float" office:value="0.988067" calcext:value-type="float">
            <text:p>0.988067</text:p>
          </table:table-cell>
          <table:table-cell office:value-type="float" office:value="0.0119332" calcext:value-type="float">
            <text:p>0.0119332</text:p>
          </table:table-cell>
          <table:table-cell office:value-type="float" office:value="0" calcext:value-type="float">
            <text:p>0</text:p>
          </table:table-cell>
          <table:table-cell office:value-type="float" office:value="4.52" calcext:value-type="float">
            <text:p>4.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125" calcext:value-type="float">
            <text:p>6.125</text:p>
          </table:table-cell>
          <table:table-cell office:value-type="float" office:value="0.975" calcext:value-type="float">
            <text:p>0.975</text:p>
          </table:table-cell>
          <table:table-cell office:value-type="float" office:value="0.025" calcext:value-type="float">
            <text:p>0.025</text:p>
          </table:table-cell>
          <table:table-cell office:value-type="float" office:value="5.83824" calcext:value-type="float">
            <text:p>5.83824</text:p>
          </table:table-cell>
          <table:table-cell office:value-type="float" office:value="0.794118" calcext:value-type="float">
            <text:p>0.794118</text:p>
          </table:table-cell>
          <table:table-cell office:value-type="float" office:value="0.205882" calcext:value-type="float">
            <text:p>0.205882</text:p>
          </table:table-cell>
          <table:table-cell office:value-type="float" office:value="0" calcext:value-type="float">
            <text:p>0</text:p>
          </table:table-cell>
          <table:table-cell office:value-type="float" office:value="4.97059" calcext:value-type="float">
            <text:p>4.970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04478" calcext:value-type="float">
            <text:p>8.04478</text:p>
          </table:table-cell>
          <table:table-cell office:value-type="float" office:value="0.776119" calcext:value-type="float">
            <text:p>0.776119</text:p>
          </table:table-cell>
          <table:table-cell office:value-type="float" office:value="0.223881" calcext:value-type="float">
            <text:p>0.223881</text:p>
          </table:table-cell>
          <table:table-cell office:value-type="float" office:value="5.40067" calcext:value-type="float">
            <text:p>5.40067</text:p>
          </table:table-cell>
          <table:table-cell office:value-type="float" office:value="0.96828" calcext:value-type="float">
            <text:p>0.96828</text:p>
          </table:table-cell>
          <table:table-cell office:value-type="float" office:value="0.0317195" calcext:value-type="float">
            <text:p>0.0317195</text:p>
          </table:table-cell>
          <table:table-cell office:value-type="float" office:value="0" calcext:value-type="float">
            <text:p>0</text:p>
          </table:table-cell>
          <table:table-cell office:value-type="float" office:value="5.8871" calcext:value-type="float">
            <text:p>5.88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25926" calcext:value-type="float">
            <text:p>7.25926</text:p>
          </table:table-cell>
          <table:table-cell office:value-type="float" office:value="0.851852" calcext:value-type="float">
            <text:p>0.851852</text:p>
          </table:table-cell>
          <table:table-cell office:value-type="float" office:value="0.148148" calcext:value-type="float">
            <text:p>0.148148</text:p>
          </table:table-cell>
          <table:table-cell office:value-type="float" office:value="5.53472" calcext:value-type="float">
            <text:p>5.5347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.32301" calcext:value-type="float">
            <text:p>5.323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39388" calcext:value-type="float">
            <text:p>5.39388</text:p>
          </table:table-cell>
          <table:table-cell office:value-type="float" office:value="0.986272" calcext:value-type="float">
            <text:p>0.986272</text:p>
          </table:table-cell>
          <table:table-cell office:value-type="float" office:value="0.0137276" calcext:value-type="float">
            <text:p>0.0137276</text:p>
          </table:table-cell>
          <table:table-cell office:value-type="float" office:value="0" calcext:value-type="float">
            <text:p>0</text:p>
          </table:table-cell>
          <table:table-cell office:value-type="float" office:value="4.70833" calcext:value-type="float">
            <text:p>4.70833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0416667" calcext:value-type="float">
            <text:p>0.0416667</text:p>
          </table:table-cell>
          <table:table-cell office:value-type="float" office:value="4.78571" calcext:value-type="float">
            <text:p>4.78571</text:p>
          </table:table-cell>
          <table:table-cell office:value-type="float" office:value="0.964286" calcext:value-type="float">
            <text:p>0.964286</text:p>
          </table:table-cell>
          <table:table-cell office:value-type="float" office:value="0.0357143" calcext:value-type="float">
            <text:p>0.0357143</text:p>
          </table:table-cell>
          <table:table-cell office:value-type="float" office:value="5.96273" calcext:value-type="float">
            <text:p>5.96273</text:p>
          </table:table-cell>
          <table:table-cell office:value-type="float" office:value="0.881988" calcext:value-type="float">
            <text:p>0.881988</text:p>
          </table:table-cell>
          <table:table-cell office:value-type="float" office:value="0.118012" calcext:value-type="float">
            <text:p>0.118012</text:p>
          </table:table-cell>
          <table:table-cell office:value-type="float" office:value="0" calcext:value-type="float">
            <text:p>0</text:p>
          </table:table-cell>
          <table:table-cell office:value-type="float" office:value="8.97436" calcext:value-type="float">
            <text:p>8.974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6087" calcext:value-type="float">
            <text:p>7.6087</text:p>
          </table:table-cell>
          <table:table-cell office:value-type="float" office:value="0.826087" calcext:value-type="float">
            <text:p>0.826087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5.45052" calcext:value-type="float">
            <text:p>5.45052</text:p>
          </table:table-cell>
          <table:table-cell office:value-type="float" office:value="0.976012" calcext:value-type="float">
            <text:p>0.976012</text:p>
          </table:table-cell>
          <table:table-cell office:value-type="float" office:value="0.023988" calcext:value-type="float">
            <text:p>0.023988</text:p>
          </table:table-cell>
          <table:table-cell office:value-type="float" office:value="0" calcext:value-type="float">
            <text:p>0</text:p>
          </table:table-cell>
          <table:table-cell office:value-type="float" office:value="7.26562" calcext:value-type="float">
            <text:p>7.26562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6.5" calcext:value-type="float">
            <text:p>6.5</text:p>
          </table:table-cell>
          <table:table-cell office:value-type="float" office:value="0.881579" calcext:value-type="float">
            <text:p>0.881579</text:p>
          </table:table-cell>
          <table:table-cell office:value-type="float" office:value="0.118421" calcext:value-type="float">
            <text:p>0.118421</text:p>
          </table:table-cell>
          <table:table-cell office:value-type="float" office:value="5.75659" calcext:value-type="float">
            <text:p>5.7565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.68889" calcext:value-type="float">
            <text:p>4.68889</text:p>
          </table:table-cell>
          <table:table-cell office:value-type="float" office:value="0.988889" calcext:value-type="float">
            <text:p>0.988889</text:p>
          </table:table-cell>
          <table:table-cell office:value-type="float" office:value="0.0111111" calcext:value-type="float">
            <text:p>0.01111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27081" calcext:value-type="float">
            <text:p>5.27081</text:p>
          </table:table-cell>
          <table:table-cell office:value-type="float" office:value="0.985093" calcext:value-type="float">
            <text:p>0.985093</text:p>
          </table:table-cell>
          <table:table-cell office:value-type="float" office:value="0.0149068" calcext:value-type="float">
            <text:p>0.0149068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86364" calcext:value-type="float">
            <text:p>8.86364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0.0454545" calcext:value-type="float">
            <text:p>0.0454545</text:p>
          </table:table-cell>
          <table:table-cell office:value-type="float" office:value="6.85714" calcext:value-type="float">
            <text:p>6.85714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0.115646" calcext:value-type="float">
            <text:p>0.115646</text:p>
          </table:table-cell>
          <table:table-cell office:value-type="float" office:value="0.00680272" calcext:value-type="float">
            <text:p>0.00680272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8974" calcext:value-type="float">
            <text:p>7.58974</text:p>
          </table:table-cell>
          <table:table-cell office:value-type="float" office:value="0.717949" calcext:value-type="float">
            <text:p>0.717949</text:p>
          </table:table-cell>
          <table:table-cell office:value-type="float" office:value="0.282051" calcext:value-type="float">
            <text:p>0.282051</text:p>
          </table:table-cell>
          <table:table-cell office:value-type="float" office:value="5.38428" calcext:value-type="float">
            <text:p>5.38428</text:p>
          </table:table-cell>
          <table:table-cell office:value-type="float" office:value="0.971731" calcext:value-type="float">
            <text:p>0.971731</text:p>
          </table:table-cell>
          <table:table-cell office:value-type="float" office:value="0.0273852" calcext:value-type="float">
            <text:p>0.0273852</text:p>
          </table:table-cell>
          <table:table-cell office:value-type="float" office:value="0.000883392" calcext:value-type="float">
            <text:p>0.000883392</text:p>
          </table:table-cell>
          <table:table-cell office:value-type="float" office:value="3.04" calcext:value-type="float">
            <text:p>3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93651" calcext:value-type="float">
            <text:p>7.93651</text:p>
          </table:table-cell>
          <table:table-cell office:value-type="float" office:value="0.809524" calcext:value-type="float">
            <text:p>0.809524</text:p>
          </table:table-cell>
          <table:table-cell office:value-type="float" office:value="0.190476" calcext:value-type="float">
            <text:p>0.190476</text:p>
          </table:table-cell>
          <table:table-cell office:value-type="float" office:value="6.25292" calcext:value-type="float">
            <text:p>6.2529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.46842" calcext:value-type="float">
            <text:p>4.468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8806" calcext:value-type="float">
            <text:p>4.98806</text:p>
          </table:table-cell>
          <table:table-cell office:value-type="float" office:value="0.991314" calcext:value-type="float">
            <text:p>0.991314</text:p>
          </table:table-cell>
          <table:table-cell office:value-type="float" office:value="0.00868621" calcext:value-type="float">
            <text:p>0.00868621</text:p>
          </table:table-cell>
          <table:table-cell office:value-type="float" office:value="0" calcext:value-type="float">
            <text:p>0</text:p>
          </table:table-cell>
          <table:table-cell office:value-type="float" office:value="3.16667" calcext:value-type="float">
            <text:p>3.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38514" calcext:value-type="float">
            <text:p>6.38514</text:p>
          </table:table-cell>
          <table:table-cell office:value-type="float" office:value="0.898649" calcext:value-type="float">
            <text:p>0.898649</text:p>
          </table:table-cell>
          <table:table-cell office:value-type="float" office:value="0.101351" calcext:value-type="float">
            <text:p>0.101351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.75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5.07387" calcext:value-type="float">
            <text:p>5.07387</text:p>
          </table:table-cell>
          <table:table-cell office:value-type="float" office:value="0.981732" calcext:value-type="float">
            <text:p>0.981732</text:p>
          </table:table-cell>
          <table:table-cell office:value-type="float" office:value="0.0182685" calcext:value-type="float">
            <text:p>0.0182685</text:p>
          </table:table-cell>
          <table:table-cell office:value-type="float" office:value="0" calcext:value-type="float">
            <text:p>0</text:p>
          </table:table-cell>
          <table:table-cell office:value-type="float" office:value="2.87879" calcext:value-type="float">
            <text:p>2.878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95745" calcext:value-type="float">
            <text:p>7.95745</text:p>
          </table:table-cell>
          <table:table-cell office:value-type="float" office:value="0.808511" calcext:value-type="float">
            <text:p>0.808511</text:p>
          </table:table-cell>
          <table:table-cell office:value-type="float" office:value="0.191489" calcext:value-type="float">
            <text:p>0.191489</text:p>
          </table:table-cell>
          <table:table-cell office:value-type="float" office:value="6.3114" calcext:value-type="float">
            <text:p>6.311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681" calcext:value-type="float">
            <text:p>5.0681</text:p>
          </table:table-cell>
          <table:table-cell office:value-type="float" office:value="0.989247" calcext:value-type="float">
            <text:p>0.989247</text:p>
          </table:table-cell>
          <table:table-cell office:value-type="float" office:value="0.0107527" calcext:value-type="float">
            <text:p>0.010752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7605" calcext:value-type="float">
            <text:p>4.7605</text:p>
          </table:table-cell>
          <table:table-cell office:value-type="float" office:value="0.992437" calcext:value-type="float">
            <text:p>0.992437</text:p>
          </table:table-cell>
          <table:table-cell office:value-type="float" office:value="0.00756303" calcext:value-type="float">
            <text:p>0.00756303</text:p>
          </table:table-cell>
          <table:table-cell office:value-type="float" office:value="0" calcext:value-type="float">
            <text:p>0</text:p>
          </table:table-cell>
          <table:table-cell office:value-type="float" office:value="4.71875" calcext:value-type="float">
            <text:p>4.71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34615" calcext:value-type="float">
            <text:p>5.34615</text:p>
          </table:table-cell>
          <table:table-cell office:value-type="float" office:value="0.923077" calcext:value-type="float">
            <text:p>0.923077</text:p>
          </table:table-cell>
          <table:table-cell office:value-type="float" office:value="0.0769231" calcext:value-type="float">
            <text:p>0.0769231</text:p>
          </table:table-cell>
          <table:table-cell office:value-type="float" office:value="5.97059" calcext:value-type="float">
            <text:p>5.97059</text:p>
          </table:table-cell>
          <table:table-cell office:value-type="float" office:value="0.848739" calcext:value-type="float">
            <text:p>0.848739</text:p>
          </table:table-cell>
          <table:table-cell office:value-type="float" office:value="0.151261" calcext:value-type="float">
            <text:p>0.151261</text:p>
          </table:table-cell>
          <table:table-cell office:value-type="float" office:value="0" calcext:value-type="float">
            <text:p>0</text:p>
          </table:table-cell>
          <table:table-cell office:value-type="float" office:value="9.22857" calcext:value-type="float">
            <text:p>9.2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371" calcext:value-type="float">
            <text:p>10.371</text:p>
          </table:table-cell>
          <table:table-cell office:value-type="float" office:value="0.83871" calcext:value-type="float">
            <text:p>0.83871</text:p>
          </table:table-cell>
          <table:table-cell office:value-type="float" office:value="0.16129" calcext:value-type="float">
            <text:p>0.16129</text:p>
          </table:table-cell>
          <table:table-cell office:value-type="float" office:value="4.9795" calcext:value-type="float">
            <text:p>4.9795</text:p>
          </table:table-cell>
          <table:table-cell office:value-type="float" office:value="0.97188" calcext:value-type="float">
            <text:p>0.97188</text:p>
          </table:table-cell>
          <table:table-cell office:value-type="float" office:value="0.0281195" calcext:value-type="float">
            <text:p>0.0281195</text:p>
          </table:table-cell>
          <table:table-cell office:value-type="float" office:value="0" calcext:value-type="float">
            <text:p>0</text:p>
          </table:table-cell>
          <table:table-cell office:value-type="float" office:value="7.07463" calcext:value-type="float">
            <text:p>7.074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79775" calcext:value-type="float">
            <text:p>8.79775</text:p>
          </table:table-cell>
          <table:table-cell office:value-type="float" office:value="0.865169" calcext:value-type="float">
            <text:p>0.865169</text:p>
          </table:table-cell>
          <table:table-cell office:value-type="float" office:value="0.134831" calcext:value-type="float">
            <text:p>0.134831</text:p>
          </table:table-cell>
          <table:table-cell office:value-type="float" office:value="5.50946" calcext:value-type="float">
            <text:p>5.5094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.04808" calcext:value-type="float">
            <text:p>4.04808</text:p>
          </table:table-cell>
          <table:table-cell office:value-type="float" office:value="0.995192" calcext:value-type="float">
            <text:p>0.995192</text:p>
          </table:table-cell>
          <table:table-cell office:value-type="float" office:value="0.00480769" calcext:value-type="float">
            <text:p>0.0048076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60705" calcext:value-type="float">
            <text:p>4.60705</text:p>
          </table:table-cell>
          <table:table-cell office:value-type="float" office:value="0.989924" calcext:value-type="float">
            <text:p>0.989924</text:p>
          </table:table-cell>
          <table:table-cell office:value-type="float" office:value="0.00923594" calcext:value-type="float">
            <text:p>0.00923594</text:p>
          </table:table-cell>
          <table:table-cell office:value-type="float" office:value="0.000839631" calcext:value-type="float">
            <text:p>0.000839631</text:p>
          </table:table-cell>
          <table:table-cell office:value-type="float" office:value="11.2903" calcext:value-type="float">
            <text:p>11.29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7561" calcext:value-type="float">
            <text:p>6.75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39691" calcext:value-type="float">
            <text:p>5.39691</text:p>
          </table:table-cell>
          <table:table-cell office:value-type="float" office:value="0.891753" calcext:value-type="float">
            <text:p>0.891753</text:p>
          </table:table-cell>
          <table:table-cell office:value-type="float" office:value="0.108247" calcext:value-type="float">
            <text:p>0.108247</text:p>
          </table:table-cell>
          <table:table-cell office:value-type="float" office:value="0" calcext:value-type="float">
            <text:p>0</text:p>
          </table:table-cell>
          <table:table-cell office:value-type="float" office:value="5.93182" calcext:value-type="float">
            <text:p>5.93182</text:p>
          </table:table-cell>
          <table:table-cell office:value-type="float" office:value="0.886364" calcext:value-type="float">
            <text:p>0.886364</text:p>
          </table:table-cell>
          <table:table-cell office:value-type="float" office:value="0.113636" calcext:value-type="float">
            <text:p>0.113636</text:p>
          </table:table-cell>
          <table:table-cell office:value-type="float" office:value="8.0566" calcext:value-type="float">
            <text:p>8.0566</text:p>
          </table:table-cell>
          <table:table-cell office:value-type="float" office:value="0.754717" calcext:value-type="float">
            <text:p>0.754717</text:p>
          </table:table-cell>
          <table:table-cell office:value-type="float" office:value="0.245283" calcext:value-type="float">
            <text:p>0.245283</text:p>
          </table:table-cell>
          <table:table-cell office:value-type="float" office:value="4.63026" calcext:value-type="float">
            <text:p>4.63026</text:p>
          </table:table-cell>
          <table:table-cell office:value-type="float" office:value="0.978657" calcext:value-type="float">
            <text:p>0.978657</text:p>
          </table:table-cell>
          <table:table-cell office:value-type="float" office:value="0.0207156" calcext:value-type="float">
            <text:p>0.0207156</text:p>
          </table:table-cell>
          <table:table-cell office:value-type="float" office:value="0.000627746" calcext:value-type="float">
            <text:p>0.000627746</text:p>
          </table:table-cell>
          <table:table-cell office:value-type="float" office:value="8.14667" calcext:value-type="float">
            <text:p>8.14667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0666667" calcext:value-type="float">
            <text:p>0.0666667</text:p>
          </table:table-cell>
          <table:table-cell office:value-type="float" office:value="7.42105" calcext:value-type="float">
            <text:p>7.42105</text:p>
          </table:table-cell>
          <table:table-cell office:value-type="float" office:value="0.863158" calcext:value-type="float">
            <text:p>0.863158</text:p>
          </table:table-cell>
          <table:table-cell office:value-type="float" office:value="0.136842" calcext:value-type="float">
            <text:p>0.136842</text:p>
          </table:table-cell>
          <table:table-cell office:value-type="float" office:value="5.51055" calcext:value-type="float">
            <text:p>5.5105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.96667" calcext:value-type="float">
            <text:p>4.96667</text:p>
          </table:table-cell>
          <table:table-cell office:value-type="float" office:value="0.995238" calcext:value-type="float">
            <text:p>0.995238</text:p>
          </table:table-cell>
          <table:table-cell office:value-type="float" office:value="0.0047619" calcext:value-type="float">
            <text:p>0.00476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3333" calcext:value-type="float">
            <text:p>1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6403" calcext:value-type="float">
            <text:p>4.96403</text:p>
          </table:table-cell>
          <table:table-cell office:value-type="float" office:value="0.985612" calcext:value-type="float">
            <text:p>0.985612</text:p>
          </table:table-cell>
          <table:table-cell office:value-type="float" office:value="0.0143885" calcext:value-type="float">
            <text:p>0.0143885</text:p>
          </table:table-cell>
          <table:table-cell office:value-type="float" office:value="0" calcext:value-type="float">
            <text:p>0</text:p>
          </table:table-cell>
          <table:table-cell office:value-type="float" office:value="8.15556" calcext:value-type="float">
            <text:p>8.15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3478" calcext:value-type="float">
            <text:p>4.93478</text:p>
          </table:table-cell>
          <table:table-cell office:value-type="float" office:value="0.956522" calcext:value-type="float">
            <text:p>0.956522</text:p>
          </table:table-cell>
          <table:table-cell office:value-type="float" office:value="0.0434783" calcext:value-type="float">
            <text:p>0.0434783</text:p>
          </table:table-cell>
          <table:table-cell office:value-type="float" office:value="5.68473" calcext:value-type="float">
            <text:p>5.68473</text:p>
          </table:table-cell>
          <table:table-cell office:value-type="float" office:value="0.866995" calcext:value-type="float">
            <text:p>0.866995</text:p>
          </table:table-cell>
          <table:table-cell office:value-type="float" office:value="0.133005" calcext:value-type="float">
            <text:p>0.133005</text:p>
          </table:table-cell>
          <table:table-cell office:value-type="float" office:value="0" calcext:value-type="float">
            <text:p>0</text:p>
          </table:table-cell>
          <table:table-cell office:value-type="float" office:value="3.29091" calcext:value-type="float">
            <text:p>3.29091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0363636" calcext:value-type="float">
            <text:p>0.0363636</text:p>
          </table:table-cell>
          <table:table-cell office:value-type="float" office:value="9.17391" calcext:value-type="float">
            <text:p>9.17391</text:p>
          </table:table-cell>
          <table:table-cell office:value-type="float" office:value="0.797101" calcext:value-type="float">
            <text:p>0.797101</text:p>
          </table:table-cell>
          <table:table-cell office:value-type="float" office:value="0.202899" calcext:value-type="float">
            <text:p>0.202899</text:p>
          </table:table-cell>
          <table:table-cell office:value-type="float" office:value="5.06033" calcext:value-type="float">
            <text:p>5.06033</text:p>
          </table:table-cell>
          <table:table-cell office:value-type="float" office:value="0.971148" calcext:value-type="float">
            <text:p>0.971148</text:p>
          </table:table-cell>
          <table:table-cell office:value-type="float" office:value="0.0288525" calcext:value-type="float">
            <text:p>0.0288525</text:p>
          </table:table-cell>
          <table:table-cell office:value-type="float" office:value="0" calcext:value-type="float">
            <text:p>0</text:p>
          </table:table-cell>
          <table:table-cell office:value-type="float" office:value="5.45098" calcext:value-type="float">
            <text:p>5.45098</text:p>
          </table:table-cell>
          <table:table-cell office:value-type="float" office:value="0.980392" calcext:value-type="float">
            <text:p>0.980392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7.32203" calcext:value-type="float">
            <text:p>7.32203</text:p>
          </table:table-cell>
          <table:table-cell office:value-type="float" office:value="0.864407" calcext:value-type="float">
            <text:p>0.864407</text:p>
          </table:table-cell>
          <table:table-cell office:value-type="float" office:value="0.135593" calcext:value-type="float">
            <text:p>0.135593</text:p>
          </table:table-cell>
          <table:table-cell office:value-type="float" office:value="5.6536" calcext:value-type="float">
            <text:p>5.653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.42135" calcext:value-type="float">
            <text:p>4.42135</text:p>
          </table:table-cell>
          <table:table-cell office:value-type="float" office:value="0.994382" calcext:value-type="float">
            <text:p>0.994382</text:p>
          </table:table-cell>
          <table:table-cell office:value-type="float" office:value="0.00561798" calcext:value-type="float">
            <text:p>0.005617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59637" calcext:value-type="float">
            <text:p>5.59637</text:p>
          </table:table-cell>
          <table:table-cell office:value-type="float" office:value="0.985687" calcext:value-type="float">
            <text:p>0.985687</text:p>
          </table:table-cell>
          <table:table-cell office:value-type="float" office:value="0.014313" calcext:value-type="float">
            <text:p>0.014313</text:p>
          </table:table-cell>
          <table:table-cell office:value-type="float" office:value="0" calcext:value-type="float">
            <text:p>0</text:p>
          </table:table-cell>
          <table:table-cell office:value-type="float" office:value="10.0645" calcext:value-type="float">
            <text:p>10.0645</text:p>
          </table:table-cell>
          <table:table-cell office:value-type="float" office:value="0.967742" calcext:value-type="float">
            <text:p>0.967742</text:p>
          </table:table-cell>
          <table:table-cell office:value-type="float" office:value="0.0322581" calcext:value-type="float">
            <text:p>0.0322581</text:p>
          </table:table-cell>
          <table:table-cell office:value-type="float" office:value="6.57143" calcext:value-type="float">
            <text:p>6.57143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0.0816327" calcext:value-type="float">
            <text:p>0.0816327</text:p>
          </table:table-cell>
          <table:table-cell office:value-type="float" office:value="5.86996" calcext:value-type="float">
            <text:p>5.86996</text:p>
          </table:table-cell>
          <table:table-cell office:value-type="float" office:value="0.825112" calcext:value-type="float">
            <text:p>0.825112</text:p>
          </table:table-cell>
          <table:table-cell office:value-type="float" office:value="0.165919" calcext:value-type="float">
            <text:p>0.165919</text:p>
          </table:table-cell>
          <table:table-cell office:value-type="float" office:value="0.00896861" calcext:value-type="float">
            <text:p>0.00896861</text:p>
          </table:table-cell>
          <table:table-cell office:value-type="float" office:value="7.55102" calcext:value-type="float">
            <text:p>7.55102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0.0408163" calcext:value-type="float">
            <text:p>0.0408163</text:p>
          </table:table-cell>
          <table:table-cell office:value-type="float" office:value="9.72222" calcext:value-type="float">
            <text:p>9.72222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305556" calcext:value-type="float">
            <text:p>0.305556</text:p>
          </table:table-cell>
          <table:table-cell office:value-type="float" office:value="5.49413" calcext:value-type="float">
            <text:p>5.49413</text:p>
          </table:table-cell>
          <table:table-cell office:value-type="float" office:value="0.962043" calcext:value-type="float">
            <text:p>0.962043</text:p>
          </table:table-cell>
          <table:table-cell office:value-type="float" office:value="0.0365769" calcext:value-type="float">
            <text:p>0.0365769</text:p>
          </table:table-cell>
          <table:table-cell office:value-type="float" office:value="0.00138026" calcext:value-type="float">
            <text:p>0.00138026</text:p>
          </table:table-cell>
          <table:table-cell office:value-type="float" office:value="8.50617" calcext:value-type="float">
            <text:p>8.50617</text:p>
          </table:table-cell>
          <table:table-cell office:value-type="float" office:value="0.962963" calcext:value-type="float">
            <text:p>0.962963</text:p>
          </table:table-cell>
          <table:table-cell office:value-type="float" office:value="0.037037" calcext:value-type="float">
            <text:p>0.037037</text:p>
          </table:table-cell>
          <table:table-cell office:value-type="float" office:value="8.38525" calcext:value-type="float">
            <text:p>8.38525</text:p>
          </table:table-cell>
          <table:table-cell office:value-type="float" office:value="0.786885" calcext:value-type="float">
            <text:p>0.786885</text:p>
          </table:table-cell>
          <table:table-cell office:value-type="float" office:value="0.213115" calcext:value-type="float">
            <text:p>0.213115</text:p>
          </table:table-cell>
          <table:table-cell office:value-type="float" office:value="5.88363" calcext:value-type="float">
            <text:p>5.8836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.02128" calcext:value-type="float">
            <text:p>5.02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6.07583" calcext:value-type="float">
            <text:p>6.07583</text:p>
          </table:table-cell>
          <table:table-cell office:value-type="float" office:value="0.985" calcext:value-type="float">
            <text:p>0.985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18.4359" calcext:value-type="float">
            <text:p>18.43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64706" calcext:value-type="float">
            <text:p>6.64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9684" calcext:value-type="float">
            <text:p>6.59684</text:p>
          </table:table-cell>
          <table:table-cell office:value-type="float" office:value="0.84585" calcext:value-type="float">
            <text:p>0.84585</text:p>
          </table:table-cell>
          <table:table-cell office:value-type="float" office:value="0.15415" calcext:value-type="float">
            <text:p>0.15415</text:p>
          </table:table-cell>
          <table:table-cell office:value-type="float" office:value="0" calcext:value-type="float">
            <text:p>0</text:p>
          </table:table-cell>
          <table:table-cell office:value-type="float" office:value="7.06897" calcext:value-type="float">
            <text:p>7.06897</text:p>
          </table:table-cell>
          <table:table-cell office:value-type="float" office:value="0.931034" calcext:value-type="float">
            <text:p>0.931034</text:p>
          </table:table-cell>
          <table:table-cell office:value-type="float" office:value="0.0689655" calcext:value-type="float">
            <text:p>0.0689655</text:p>
          </table:table-cell>
          <table:table-cell office:value-type="float" office:value="8.52564" calcext:value-type="float">
            <text:p>8.52564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230769" calcext:value-type="float">
            <text:p>0.230769</text:p>
          </table:table-cell>
          <table:table-cell office:value-type="float" office:value="6.03534" calcext:value-type="float">
            <text:p>6.03534</text:p>
          </table:table-cell>
          <table:table-cell office:value-type="float" office:value="0.965265" calcext:value-type="float">
            <text:p>0.965265</text:p>
          </table:table-cell>
          <table:table-cell office:value-type="float" office:value="0.0347349" calcext:value-type="float">
            <text:p>0.0347349</text:p>
          </table:table-cell>
          <table:table-cell office:value-type="float" office:value="0" calcext:value-type="float">
            <text:p>0</text:p>
          </table:table-cell>
          <table:table-cell office:value-type="float" office:value="11.6392" calcext:value-type="float">
            <text:p>11.6392</text:p>
          </table:table-cell>
          <table:table-cell office:value-type="float" office:value="0.958763" calcext:value-type="float">
            <text:p>0.958763</text:p>
          </table:table-cell>
          <table:table-cell office:value-type="float" office:value="0.0412371" calcext:value-type="float">
            <text:p>0.0412371</text:p>
          </table:table-cell>
          <table:table-cell office:value-type="float" office:value="7.95536" calcext:value-type="float">
            <text:p>7.95536</text:p>
          </table:table-cell>
          <table:table-cell office:value-type="float" office:value="0.839286" calcext:value-type="float">
            <text:p>0.839286</text:p>
          </table:table-cell>
          <table:table-cell office:value-type="float" office:value="0.160714" calcext:value-type="float">
            <text:p>0.160714</text:p>
          </table:table-cell>
          <table:table-cell office:value-type="float" office:value="6.17748" calcext:value-type="float">
            <text:p>6.1774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.29348" calcext:value-type="float">
            <text:p>5.29348</text:p>
          </table:table-cell>
          <table:table-cell office:value-type="float" office:value="0.98913" calcext:value-type="float">
            <text:p>0.98913</text:p>
          </table:table-cell>
          <table:table-cell office:value-type="float" office:value="0.0108696" calcext:value-type="float">
            <text:p>0.0108696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47772" calcext:value-type="float">
            <text:p>5.47772</text:p>
          </table:table-cell>
          <table:table-cell office:value-type="float" office:value="0.989054" calcext:value-type="float">
            <text:p>0.989054</text:p>
          </table:table-cell>
          <table:table-cell office:value-type="float" office:value="0.0109461" calcext:value-type="float">
            <text:p>0.0109461</text:p>
          </table:table-cell>
          <table:table-cell office:value-type="float" office:value="0" calcext:value-type="float">
            <text:p>0</text:p>
          </table:table-cell>
          <table:table-cell office:value-type="float" office:value="4.66667" calcext:value-type="float">
            <text:p>4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76316" calcext:value-type="float">
            <text:p>6.76316</text:p>
          </table:table-cell>
          <table:table-cell office:value-type="float" office:value="0.947368" calcext:value-type="float">
            <text:p>0.947368</text:p>
          </table:table-cell>
          <table:table-cell office:value-type="float" office:value="0.0526316" calcext:value-type="float">
            <text:p>0.0526316</text:p>
          </table:table-cell>
          <table:table-cell office:value-type="float" office:value="6.44068" calcext:value-type="float">
            <text:p>6.44068</text:p>
          </table:table-cell>
          <table:table-cell office:value-type="float" office:value="0.868644" calcext:value-type="float">
            <text:p>0.868644</text:p>
          </table:table-cell>
          <table:table-cell office:value-type="float" office:value="0.127119" calcext:value-type="float">
            <text:p>0.127119</text:p>
          </table:table-cell>
          <table:table-cell office:value-type="float" office:value="0.00423729" calcext:value-type="float">
            <text:p>0.00423729</text:p>
          </table:table-cell>
          <table:table-cell office:value-type="float" office:value="9.18919" calcext:value-type="float">
            <text:p>9.18919</text:p>
          </table:table-cell>
          <table:table-cell office:value-type="float" office:value="0.972973" calcext:value-type="float">
            <text:p>0.972973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7.84483" calcext:value-type="float">
            <text:p>7.84483</text:p>
          </table:table-cell>
          <table:table-cell office:value-type="float" office:value="0.689655" calcext:value-type="float">
            <text:p>0.689655</text:p>
          </table:table-cell>
          <table:table-cell office:value-type="float" office:value="0.310345" calcext:value-type="float">
            <text:p>0.310345</text:p>
          </table:table-cell>
          <table:table-cell office:value-type="float" office:value="5.59152" calcext:value-type="float">
            <text:p>5.59152</text:p>
          </table:table-cell>
          <table:table-cell office:value-type="float" office:value="0.972337" calcext:value-type="float">
            <text:p>0.972337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00588582" calcext:value-type="float">
            <text:p>0.000588582</text:p>
          </table:table-cell>
          <table:table-cell office:value-type="float" office:value="7.85" calcext:value-type="float">
            <text:p>7.85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7.31633" calcext:value-type="float">
            <text:p>7.31633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6.2567" calcext:value-type="float">
            <text:p>6.256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.23438" calcext:value-type="float">
            <text:p>4.23438</text:p>
          </table:table-cell>
          <table:table-cell office:value-type="float" office:value="0.992188" calcext:value-type="float">
            <text:p>0.99218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66667" calcext:value-type="float">
            <text:p>1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20829" calcext:value-type="float">
            <text:p>5.20829</text:p>
          </table:table-cell>
          <table:table-cell office:value-type="float" office:value="0.993402" calcext:value-type="float">
            <text:p>0.993402</text:p>
          </table:table-cell>
          <table:table-cell office:value-type="float" office:value="0.00659755" calcext:value-type="float">
            <text:p>0.00659755</text:p>
          </table:table-cell>
          <table:table-cell office:value-type="float" office:value="0" calcext:value-type="float">
            <text:p>0</text:p>
          </table:table-cell>
          <table:table-cell office:value-type="float" office:value="3.33333" calcext:value-type="float">
            <text:p>3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65" calcext:value-type="float">
            <text:p>5.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44444" calcext:value-type="float">
            <text:p>5.44444</text:p>
          </table:table-cell>
          <table:table-cell office:value-type="float" office:value="0.845411" calcext:value-type="float">
            <text:p>0.845411</text:p>
          </table:table-cell>
          <table:table-cell office:value-type="float" office:value="0.144928" calcext:value-type="float">
            <text:p>0.144928</text:p>
          </table:table-cell>
          <table:table-cell office:value-type="float" office:value="0.00966184" calcext:value-type="float">
            <text:p>0.00966184</text:p>
          </table:table-cell>
          <table:table-cell office:value-type="float" office:value="3.33333" calcext:value-type="float">
            <text:p>3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819672" calcext:value-type="float">
            <text:p>0.819672</text:p>
          </table:table-cell>
          <table:table-cell office:value-type="float" office:value="0.180328" calcext:value-type="float">
            <text:p>0.180328</text:p>
          </table:table-cell>
          <table:table-cell office:value-type="float" office:value="5.15401" calcext:value-type="float">
            <text:p>5.15401</text:p>
          </table:table-cell>
          <table:table-cell office:value-type="float" office:value="0.971347" calcext:value-type="float">
            <text:p>0.971347</text:p>
          </table:table-cell>
          <table:table-cell office:value-type="float" office:value="0.0272206" calcext:value-type="float">
            <text:p>0.0272206</text:p>
          </table:table-cell>
          <table:table-cell office:value-type="float" office:value="0.00143266" calcext:value-type="float">
            <text:p>0.00143266</text:p>
          </table:table-cell>
          <table:table-cell office:value-type="float" office:value="3.33333" calcext:value-type="float">
            <text:p>3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0.894231" calcext:value-type="float">
            <text:p>0.894231</text:p>
          </table:table-cell>
          <table:table-cell office:value-type="float" office:value="0.105769" calcext:value-type="float">
            <text:p>0.105769</text:p>
          </table:table-cell>
          <table:table-cell office:value-type="float" office:value="5.69378" calcext:value-type="float">
            <text:p>5.6937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.95939" calcext:value-type="float">
            <text:p>4.959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7611" calcext:value-type="float">
            <text:p>5.7611</text:p>
          </table:table-cell>
          <table:table-cell office:value-type="float" office:value="0.984987" calcext:value-type="float">
            <text:p>0.984987</text:p>
          </table:table-cell>
          <table:table-cell office:value-type="float" office:value="0.0150131" calcext:value-type="float">
            <text:p>0.0150131</text:p>
          </table:table-cell>
          <table:table-cell office:value-type="float" office:value="0" calcext:value-type="float">
            <text:p>0</text:p>
          </table:table-cell>
          <table:table-cell office:value-type="float" office:value="4.27778" calcext:value-type="float">
            <text:p>4.277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6.06358" calcext:value-type="float">
            <text:p>6.06358</text:p>
          </table:table-cell>
          <table:table-cell office:value-type="float" office:value="0.852601" calcext:value-type="float">
            <text:p>0.852601</text:p>
          </table:table-cell>
          <table:table-cell office:value-type="float" office:value="0.141618" calcext:value-type="float">
            <text:p>0.141618</text:p>
          </table:table-cell>
          <table:table-cell office:value-type="float" office:value="0.00578035" calcext:value-type="float">
            <text:p>0.00578035</text:p>
          </table:table-cell>
          <table:table-cell office:value-type="float" office:value="1.94872" calcext:value-type="float">
            <text:p>1.948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59649" calcext:value-type="float">
            <text:p>8.59649</text:p>
          </table:table-cell>
          <table:table-cell office:value-type="float" office:value="0.684211" calcext:value-type="float">
            <text:p>0.684211</text:p>
          </table:table-cell>
          <table:table-cell office:value-type="float" office:value="0.315789" calcext:value-type="float">
            <text:p>0.315789</text:p>
          </table:table-cell>
          <table:table-cell office:value-type="float" office:value="5.73542" calcext:value-type="float">
            <text:p>5.73542</text:p>
          </table:table-cell>
          <table:table-cell office:value-type="float" office:value="0.964337" calcext:value-type="float">
            <text:p>0.964337</text:p>
          </table:table-cell>
          <table:table-cell office:value-type="float" office:value="0.0346988" calcext:value-type="float">
            <text:p>0.0346988</text:p>
          </table:table-cell>
          <table:table-cell office:value-type="float" office:value="0.000963855" calcext:value-type="float">
            <text:p>0.000963855</text:p>
          </table:table-cell>
          <table:table-cell office:value-type="float" office:value="2.68421" calcext:value-type="float">
            <text:p>2.684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75556" calcext:value-type="float">
            <text:p>7.75556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6.46008" calcext:value-type="float">
            <text:p>6.4600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.69953" calcext:value-type="float">
            <text:p>4.69953</text:p>
          </table:table-cell>
          <table:table-cell office:value-type="float" office:value="0.985915" calcext:value-type="float">
            <text:p>0.985915</text:p>
          </table:table-cell>
          <table:table-cell office:value-type="float" office:value="0.0140845" calcext:value-type="float">
            <text:p>0.014084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40291" calcext:value-type="float">
            <text:p>5.40291</text:p>
          </table:table-cell>
          <table:table-cell office:value-type="float" office:value="0.990898" calcext:value-type="float">
            <text:p>0.990898</text:p>
          </table:table-cell>
          <table:table-cell office:value-type="float" office:value="0.00910194" calcext:value-type="float">
            <text:p>0.00910194</text:p>
          </table:table-cell>
          <table:table-cell office:value-type="float" office:value="0" calcext:value-type="float">
            <text:p>0</text:p>
          </table:table-cell>
          <table:table-cell office:value-type="float" office:value="3.35849" calcext:value-type="float">
            <text:p>3.35849</text:p>
          </table:table-cell>
          <table:table-cell office:value-type="float" office:value="0.981132" calcext:value-type="float">
            <text:p>0.981132</text:p>
          </table:table-cell>
          <table:table-cell office:value-type="float" office:value="0.0188679" calcext:value-type="float">
            <text:p>0.0188679</text:p>
          </table:table-cell>
          <table:table-cell office:value-type="float" office:value="6.30952" calcext:value-type="float">
            <text:p>6.30952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047619" calcext:value-type="float">
            <text:p>0.047619</text:p>
          </table:table-cell>
          <table:table-cell office:value-type="float" office:value="5.43438" calcext:value-type="float">
            <text:p>5.43438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" calcext:value-type="float">
            <text:p>0</text:p>
          </table:table-cell>
          <table:table-cell office:value-type="float" office:value="2.64045" calcext:value-type="float">
            <text:p>2.64045</text:p>
          </table:table-cell>
          <table:table-cell office:value-type="float" office:value="0.94382" calcext:value-type="float">
            <text:p>0.94382</text:p>
          </table:table-cell>
          <table:table-cell office:value-type="float" office:value="0.0561798" calcext:value-type="float">
            <text:p>0.0561798</text:p>
          </table:table-cell>
          <table:table-cell office:value-type="float" office:value="7.52577" calcext:value-type="float">
            <text:p>7.52577</text:p>
          </table:table-cell>
          <table:table-cell office:value-type="float" office:value="0.824742" calcext:value-type="float">
            <text:p>0.824742</text:p>
          </table:table-cell>
          <table:table-cell office:value-type="float" office:value="0.175258" calcext:value-type="float">
            <text:p>0.175258</text:p>
          </table:table-cell>
          <table:table-cell office:value-type="float" office:value="5.33884" calcext:value-type="float">
            <text:p>5.33884</text:p>
          </table:table-cell>
          <table:table-cell office:value-type="float" office:value="0.968822" calcext:value-type="float">
            <text:p>0.968822</text:p>
          </table:table-cell>
          <table:table-cell office:value-type="float" office:value="0.0311784" calcext:value-type="float">
            <text:p>0.0311784</text:p>
          </table:table-cell>
          <table:table-cell office:value-type="float" office:value="0" calcext:value-type="float">
            <text:p>0</text:p>
          </table:table-cell>
          <table:table-cell office:value-type="float" office:value="3.17483" calcext:value-type="float">
            <text:p>3.17483</text:p>
          </table:table-cell>
          <table:table-cell office:value-type="float" office:value="0.958042" calcext:value-type="float">
            <text:p>0.958042</text:p>
          </table:table-cell>
          <table:table-cell office:value-type="float" office:value="0.041958" calcext:value-type="float">
            <text:p>0.041958</text:p>
          </table:table-cell>
          <table:table-cell office:value-type="float" office:value="7.12057" calcext:value-type="float">
            <text:p>7.12057</text:p>
          </table:table-cell>
          <table:table-cell office:value-type="float" office:value="0.865248" calcext:value-type="float">
            <text:p>0.865248</text:p>
          </table:table-cell>
          <table:table-cell office:value-type="float" office:value="0.134752" calcext:value-type="float">
            <text:p>0.134752</text:p>
          </table:table-cell>
          <table:table-cell office:value-type="float" office:value="5.43629" calcext:value-type="float">
            <text:p>5.4362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.68122" calcext:value-type="float">
            <text:p>5.68122</text:p>
          </table:table-cell>
          <table:table-cell office:value-type="float" office:value="0.991266" calcext:value-type="float">
            <text:p>0.991266</text:p>
          </table:table-cell>
          <table:table-cell office:value-type="float" office:value="0.00873362" calcext:value-type="float">
            <text:p>0.0087336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23591" calcext:value-type="float">
            <text:p>5.23591</text:p>
          </table:table-cell>
          <table:table-cell office:value-type="float" office:value="0.99179" calcext:value-type="float">
            <text:p>0.99179</text:p>
          </table:table-cell>
          <table:table-cell office:value-type="float" office:value="0.00766284" calcext:value-type="float">
            <text:p>0.00766284</text:p>
          </table:table-cell>
          <table:table-cell office:value-type="float" office:value="0.000547345" calcext:value-type="float">
            <text:p>0.000547345</text:p>
          </table:table-cell>
          <table:table-cell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6842" calcext:value-type="float">
            <text:p>7.36842</text:p>
          </table:table-cell>
          <table:table-cell office:value-type="float" office:value="0.947368" calcext:value-type="float">
            <text:p>0.947368</text:p>
          </table:table-cell>
          <table:table-cell office:value-type="float" office:value="0.0526316" calcext:value-type="float">
            <text:p>0.0526316</text:p>
          </table:table-cell>
          <table:table-cell office:value-type="float" office:value="6.1456" calcext:value-type="float">
            <text:p>6.1456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0.151099" calcext:value-type="float">
            <text:p>0.151099</text:p>
          </table:table-cell>
          <table:table-cell office:value-type="float" office:value="0.00274725" calcext:value-type="float">
            <text:p>0.00274725</text:p>
          </table:table-cell>
          <table:table-cell office:value-type="float" office:value="5.51316" calcext:value-type="float">
            <text:p>5.51316</text:p>
          </table:table-cell>
          <table:table-cell office:value-type="float" office:value="0.973684" calcext:value-type="float">
            <text:p>0.97368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8.73043" calcext:value-type="float">
            <text:p>8.73043</text:p>
          </table:table-cell>
          <table:table-cell office:value-type="float" office:value="0.808696" calcext:value-type="float">
            <text:p>0.808696</text:p>
          </table:table-cell>
          <table:table-cell office:value-type="float" office:value="0.191304" calcext:value-type="float">
            <text:p>0.191304</text:p>
          </table:table-cell>
          <table:table-cell office:value-type="float" office:value="5.41488" calcext:value-type="float">
            <text:p>5.41488</text:p>
          </table:table-cell>
          <table:table-cell office:value-type="float" office:value="0.969835" calcext:value-type="float">
            <text:p>0.969835</text:p>
          </table:table-cell>
          <table:table-cell office:value-type="float" office:value="0.0293388" calcext:value-type="float">
            <text:p>0.0293388</text:p>
          </table:table-cell>
          <table:table-cell office:value-type="float" office:value="0.000826446" calcext:value-type="float">
            <text:p>0.000826446</text:p>
          </table:table-cell>
          <table:table-cell office:value-type="float" office:value="7.70423" calcext:value-type="float">
            <text:p>7.70423</text:p>
          </table:table-cell>
          <table:table-cell office:value-type="float" office:value="0.985915" calcext:value-type="float">
            <text:p>0.985915</text:p>
          </table:table-cell>
          <table:table-cell office:value-type="float" office:value="0.0140845" calcext:value-type="float">
            <text:p>0.0140845</text:p>
          </table:table-cell>
          <table:table-cell office:value-type="float" office:value="8.24855" calcext:value-type="float">
            <text:p>8.24855</text:p>
          </table:table-cell>
          <table:table-cell office:value-type="float" office:value="0.855491" calcext:value-type="float">
            <text:p>0.855491</text:p>
          </table:table-cell>
          <table:table-cell office:value-type="float" office:value="0.144509" calcext:value-type="float">
            <text:p>0.144509</text:p>
          </table:table-cell>
          <table:table-cell office:value-type="float" office:value="5.32297" calcext:value-type="float">
            <text:p>5.3229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.84783" calcext:value-type="float">
            <text:p>7.84783</text:p>
          </table:table-cell>
          <table:table-cell office:value-type="float" office:value="0.995652" calcext:value-type="float">
            <text:p>0.995652</text:p>
          </table:table-cell>
          <table:table-cell office:value-type="float" office:value="0.00434783" calcext:value-type="float">
            <text:p>0.00434783</text:p>
          </table:table-cell>
          <table:table-cell office:value-type="float" office:value="0" calcext:value-type="float">
            <text:p>0</text:p>
          </table:table-cell>
          <table:table-cell office:value-type="float" office:value="4.33333" calcext:value-type="float">
            <text:p>4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6484" calcext:value-type="float">
            <text:p>6.6484</text:p>
          </table:table-cell>
          <table:table-cell office:value-type="float" office:value="0.98653" calcext:value-type="float">
            <text:p>0.98653</text:p>
          </table:table-cell>
          <table:table-cell office:value-type="float" office:value="0.0130051" calcext:value-type="float">
            <text:p>0.0130051</text:p>
          </table:table-cell>
          <table:table-cell office:value-type="float" office:value="0.000464468" calcext:value-type="float">
            <text:p>0.000464468</text:p>
          </table:table-cell>
          <table:table-cell office:value-type="float" office:value="8.83871" calcext:value-type="float">
            <text:p>8.838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45902" calcext:value-type="float">
            <text:p>7.45902</text:p>
          </table:table-cell>
          <table:table-cell office:value-type="float" office:value="0.95082" calcext:value-type="float">
            <text:p>0.95082</text:p>
          </table:table-cell>
          <table:table-cell office:value-type="float" office:value="0.0491803" calcext:value-type="float">
            <text:p>0.0491803</text:p>
          </table:table-cell>
          <table:table-cell office:value-type="float" office:value="8.09144" calcext:value-type="float">
            <text:p>8.09144</text:p>
          </table:table-cell>
          <table:table-cell office:value-type="float" office:value="0.844358" calcext:value-type="float">
            <text:p>0.844358</text:p>
          </table:table-cell>
          <table:table-cell office:value-type="float" office:value="0.149805" calcext:value-type="float">
            <text:p>0.149805</text:p>
          </table:table-cell>
          <table:table-cell office:value-type="float" office:value="0.00583658" calcext:value-type="float">
            <text:p>0.00583658</text:p>
          </table:table-cell>
          <table:table-cell office:value-type="float" office:value="5.69231" calcext:value-type="float">
            <text:p>5.69231</text:p>
          </table:table-cell>
          <table:table-cell office:value-type="float" office:value="0.978022" calcext:value-type="float">
            <text:p>0.978022</text:p>
          </table:table-cell>
          <table:table-cell office:value-type="float" office:value="0.021978" calcext:value-type="float">
            <text:p>0.021978</text:p>
          </table:table-cell>
          <table:table-cell office:value-type="float" office:value="9.33628" calcext:value-type="float">
            <text:p>9.33628</text:p>
          </table:table-cell>
          <table:table-cell office:value-type="float" office:value="0.690265" calcext:value-type="float">
            <text:p>0.690265</text:p>
          </table:table-cell>
          <table:table-cell office:value-type="float" office:value="0.309735" calcext:value-type="float">
            <text:p>0.309735</text:p>
          </table:table-cell>
          <table:table-cell office:value-type="float" office:value="6.99965" calcext:value-type="float">
            <text:p>6.99965</text:p>
          </table:table-cell>
          <table:table-cell office:value-type="float" office:value="0.96203" calcext:value-type="float">
            <text:p>0.96203</text:p>
          </table:table-cell>
          <table:table-cell office:value-type="float" office:value="0.0365896" calcext:value-type="float">
            <text:p>0.0365896</text:p>
          </table:table-cell>
          <table:table-cell office:value-type="float" office:value="0.00138074" calcext:value-type="float">
            <text:p>0.00138074</text:p>
          </table:table-cell>
          <table:table-cell office:value-type="float" office:value="6.91667" calcext:value-type="float">
            <text:p>6.91667</text:p>
          </table:table-cell>
          <table:table-cell office:value-type="float" office:value="0.987179" calcext:value-type="float">
            <text:p>0.987179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8.51124" calcext:value-type="float">
            <text:p>8.51124</text:p>
          </table:table-cell>
          <table:table-cell office:value-type="float" office:value="0.786517" calcext:value-type="float">
            <text:p>0.786517</text:p>
          </table:table-cell>
          <table:table-cell office:value-type="float" office:value="0.213483" calcext:value-type="float">
            <text:p>0.213483</text:p>
          </table:table-cell>
          <table:table-cell office:value-type="float" office:value="6.87185" calcext:value-type="float">
            <text:p>6.8718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9" calcext:value-type="float">
            <text:p>6.9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286" calcext:value-type="float">
            <text:p>2.14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92997" calcext:value-type="float">
            <text:p>5.92997</text:p>
          </table:table-cell>
          <table:table-cell office:value-type="float" office:value="0.985646" calcext:value-type="float">
            <text:p>0.985646</text:p>
          </table:table-cell>
          <table:table-cell office:value-type="float" office:value="0.0143541" calcext:value-type="float">
            <text:p>0.0143541</text:p>
          </table:table-cell>
          <table:table-cell office:value-type="float" office:value="0" calcext:value-type="float">
            <text:p>0</text:p>
          </table:table-cell>
          <table:table-cell office:value-type="float" office:value="10.8116" calcext:value-type="float">
            <text:p>10.8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72973" calcext:value-type="float">
            <text:p>6.72973</text:p>
          </table:table-cell>
          <table:table-cell office:value-type="float" office:value="0.972973" calcext:value-type="float">
            <text:p>0.972973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6.28834" calcext:value-type="float">
            <text:p>6.28834</text:p>
          </table:table-cell>
          <table:table-cell office:value-type="float" office:value="0.860941" calcext:value-type="float">
            <text:p>0.860941</text:p>
          </table:table-cell>
          <table:table-cell office:value-type="float" office:value="0.134969" calcext:value-type="float">
            <text:p>0.134969</text:p>
          </table:table-cell>
          <table:table-cell office:value-type="float" office:value="0.00408998" calcext:value-type="float">
            <text:p>0.00408998</text:p>
          </table:table-cell>
          <table:table-cell office:value-type="float" office:value="4.57627" calcext:value-type="float">
            <text:p>4.57627</text:p>
          </table:table-cell>
          <table:table-cell office:value-type="float" office:value="0.974576" calcext:value-type="float">
            <text:p>0.974576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9.16364" calcext:value-type="float">
            <text:p>9.16364</text:p>
          </table:table-cell>
          <table:table-cell office:value-type="float" office:value="0.781818" calcext:value-type="float">
            <text:p>0.781818</text:p>
          </table:table-cell>
          <table:table-cell office:value-type="float" office:value="0.218182" calcext:value-type="float">
            <text:p>0.218182</text:p>
          </table:table-cell>
          <table:table-cell office:value-type="float" office:value="6.06748" calcext:value-type="float">
            <text:p>6.06748</text:p>
          </table:table-cell>
          <table:table-cell office:value-type="float" office:value="0.966096" calcext:value-type="float">
            <text:p>0.966096</text:p>
          </table:table-cell>
          <table:table-cell office:value-type="float" office:value="0.0332456" calcext:value-type="float">
            <text:p>0.0332456</text:p>
          </table:table-cell>
          <table:table-cell office:value-type="float" office:value="0.000658328" calcext:value-type="float">
            <text:p>0.000658328</text:p>
          </table:table-cell>
          <table:table-cell office:value-type="float" office:value="7.01064" calcext:value-type="float">
            <text:p>7.01064</text:p>
          </table:table-cell>
          <table:table-cell office:value-type="float" office:value="0.984043" calcext:value-type="float">
            <text:p>0.984043</text:p>
          </table:table-cell>
          <table:table-cell office:value-type="float" office:value="0.0159574" calcext:value-type="float">
            <text:p>0.0159574</text:p>
          </table:table-cell>
          <table:table-cell office:value-type="float" office:value="7.96335" calcext:value-type="float">
            <text:p>7.96335</text:p>
          </table:table-cell>
          <table:table-cell office:value-type="float" office:value="0.863874" calcext:value-type="float">
            <text:p>0.863874</text:p>
          </table:table-cell>
          <table:table-cell office:value-type="float" office:value="0.136126" calcext:value-type="float">
            <text:p>0.136126</text:p>
          </table:table-cell>
          <table:table-cell office:value-type="float" office:value="5.66946" calcext:value-type="float">
            <text:p>5.6694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.51711" calcext:value-type="float">
            <text:p>5.51711</text:p>
          </table:table-cell>
          <table:table-cell office:value-type="float" office:value="0.996198" calcext:value-type="float">
            <text:p>0.996198</text:p>
          </table:table-cell>
          <table:table-cell office:value-type="float" office:value="0.00380228" calcext:value-type="float">
            <text:p>0.00380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.09612" calcext:value-type="float">
            <text:p>5.09612</text:p>
          </table:table-cell>
          <table:table-cell office:value-type="float" office:value="0.99202" calcext:value-type="float">
            <text:p>0.99202</text:p>
          </table:table-cell>
          <table:table-cell office:value-type="float" office:value="0.00797969" calcext:value-type="float">
            <text:p>0.00797969</text:p>
          </table:table-cell>
          <table:table-cell office:value-type="float" office:value="0" calcext:value-type="float">
            <text:p>0</text:p>
          </table:table-cell>
          <table:table-cell office:value-type="float" office:value="6.12903" calcext:value-type="float">
            <text:p>6.129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5" calcext:value-type="float">
            <text:p>7.55</text:p>
          </table:table-cell>
          <table:table-cell office:value-type="float" office:value="0.925" calcext:value-type="float">
            <text:p>0.925</text:p>
          </table:table-cell>
          <table:table-cell office:value-type="float" office:value="0.075" calcext:value-type="float">
            <text:p>0.075</text:p>
          </table:table-cell>
          <table:table-cell office:value-type="float" office:value="5.48371" calcext:value-type="float">
            <text:p>5.48371</text:p>
          </table:table-cell>
          <table:table-cell office:value-type="float" office:value="0.884712" calcext:value-type="float">
            <text:p>0.884712</text:p>
          </table:table-cell>
          <table:table-cell office:value-type="float" office:value="0.110276" calcext:value-type="float">
            <text:p>0.110276</text:p>
          </table:table-cell>
          <table:table-cell office:value-type="float" office:value="0.00501253" calcext:value-type="float">
            <text:p>0.00501253</text:p>
          </table:table-cell>
          <table:table-cell office:value-type="float" office:value="5.87273" calcext:value-type="float">
            <text:p>5.872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71579" calcext:value-type="float">
            <text:p>9.71579</text:p>
          </table:table-cell>
          <table:table-cell office:value-type="float" office:value="0.715789" calcext:value-type="float">
            <text:p>0.715789</text:p>
          </table:table-cell>
          <table:table-cell office:value-type="float" office:value="0.284211" calcext:value-type="float">
            <text:p>0.284211</text:p>
          </table:table-cell>
          <table:table-cell office:value-type="float" office:value="5.17374" calcext:value-type="float">
            <text:p>5.17374</text:p>
          </table:table-cell>
          <table:table-cell office:value-type="float" office:value="0.979819" calcext:value-type="float">
            <text:p>0.979819</text:p>
          </table:table-cell>
          <table:table-cell office:value-type="float" office:value="0.0195964" calcext:value-type="float">
            <text:p>0.0195964</text:p>
          </table:table-cell>
          <table:table-cell office:value-type="float" office:value="0.000584966" calcext:value-type="float">
            <text:p>0.000584966</text:p>
          </table:table-cell>
          <table:table-cell office:value-type="float" office:value="5.93103" calcext:value-type="float">
            <text:p>5.93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07407" calcext:value-type="float">
            <text:p>9.07407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5.62784" calcext:value-type="float">
            <text:p>5.6278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.52301" calcext:value-type="float">
            <text:p>4.52301</text:p>
          </table:table-cell>
          <table:table-cell office:value-type="float" office:value="0.983264" calcext:value-type="float">
            <text:p>0.98326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50911" calcext:value-type="float">
            <text:p>4.50911</text:p>
          </table:table-cell>
          <table:table-cell office:value-type="float" office:value="0.989303" calcext:value-type="float">
            <text:p>0.989303</text:p>
          </table:table-cell>
          <table:table-cell office:value-type="float" office:value="0.0106973" calcext:value-type="float">
            <text:p>0.0106973</text:p>
          </table:table-cell>
          <table:table-cell office:value-type="float" office:value="0" calcext:value-type="float">
            <text:p>0</text:p>
          </table:table-cell>
          <table:table-cell office:value-type="float" office:value="3.94444" calcext:value-type="float">
            <text:p>3.944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8462" calcext:value-type="float">
            <text:p>7.38462</text:p>
          </table:table-cell>
          <table:table-cell office:value-type="float" office:value="0.923077" calcext:value-type="float">
            <text:p>0.923077</text:p>
          </table:table-cell>
          <table:table-cell office:value-type="float" office:value="0.0769231" calcext:value-type="float">
            <text:p>0.0769231</text:p>
          </table:table-cell>
          <table:table-cell office:value-type="float" office:value="5.62774" calcext:value-type="float">
            <text:p>5.62774</text:p>
          </table:table-cell>
          <table:table-cell office:value-type="float" office:value="0.863747" calcext:value-type="float">
            <text:p>0.863747</text:p>
          </table:table-cell>
          <table:table-cell office:value-type="float" office:value="0.131387" calcext:value-type="float">
            <text:p>0.131387</text:p>
          </table:table-cell>
          <table:table-cell office:value-type="float" office:value="0.00486618" calcext:value-type="float">
            <text:p>0.00486618</text:p>
          </table:table-cell>
          <table:table-cell office:value-type="float" office:value="7.65455" calcext:value-type="float">
            <text:p>7.65455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0181818" calcext:value-type="float">
            <text:p>0.0181818</text:p>
          </table:table-cell>
          <table:table-cell office:value-type="float" office:value="7.68269" calcext:value-type="float">
            <text:p>7.68269</text:p>
          </table:table-cell>
          <table:table-cell office:value-type="float" office:value="0.740385" calcext:value-type="float">
            <text:p>0.740385</text:p>
          </table:table-cell>
          <table:table-cell office:value-type="float" office:value="0.259615" calcext:value-type="float">
            <text:p>0.259615</text:p>
          </table:table-cell>
          <table:table-cell office:value-type="float" office:value="4.65501" calcext:value-type="float">
            <text:p>4.65501</text:p>
          </table:table-cell>
          <table:table-cell office:value-type="float" office:value="0.97259" calcext:value-type="float">
            <text:p>0.97259</text:p>
          </table:table-cell>
          <table:table-cell office:value-type="float" office:value="0.0267801" calcext:value-type="float">
            <text:p>0.0267801</text:p>
          </table:table-cell>
          <table:table-cell office:value-type="float" office:value="0.00063012" calcext:value-type="float">
            <text:p>0.00063012</text:p>
          </table:table-cell>
          <table:table-cell office:value-type="float" office:value="6.67568" calcext:value-type="float">
            <text:p>6.67568</text:p>
          </table:table-cell>
          <table:table-cell office:value-type="float" office:value="0.986486" calcext:value-type="float">
            <text:p>0.986486</text:p>
          </table:table-cell>
          <table:table-cell office:value-type="float" office:value="0.0135135" calcext:value-type="float">
            <text:p>0.0135135</text:p>
          </table:table-cell>
          <table:table-cell office:value-type="float" office:value="7.4863" calcext:value-type="float">
            <text:p>7.4863</text:p>
          </table:table-cell>
          <table:table-cell office:value-type="float" office:value="0.794521" calcext:value-type="float">
            <text:p>0.794521</text:p>
          </table:table-cell>
          <table:table-cell office:value-type="float" office:value="0.205479" calcext:value-type="float">
            <text:p>0.205479</text:p>
          </table:table-cell>
          <table:table-cell office:value-type="float" office:value="5.26889" calcext:value-type="float">
            <text:p>5.2688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22604" calcext:value-type="float">
            <text:p>6.22604</text:p>
          </table:table-cell>
          <table:table-cell office:value-type="float" office:value="0.995086" calcext:value-type="float">
            <text:p>0.995086</text:p>
          </table:table-cell>
          <table:table-cell office:value-type="float" office:value="0.004914" calcext:value-type="float">
            <text:p>0.004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13384" calcext:value-type="float">
            <text:p>5.13384</text:p>
          </table:table-cell>
          <table:table-cell office:value-type="float" office:value="0.988974" calcext:value-type="float">
            <text:p>0.988974</text:p>
          </table:table-cell>
          <table:table-cell office:value-type="float" office:value="0.011026" calcext:value-type="float">
            <text:p>0.011026</text:p>
          </table:table-cell>
          <table:table-cell office:value-type="float" office:value="0" calcext:value-type="float">
            <text:p>0</text:p>
          </table:table-cell>
          <table:table-cell office:value-type="float" office:value="4.52308" calcext:value-type="float">
            <text:p>4.52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88506" calcext:value-type="float">
            <text:p>6.88506</text:p>
          </table:table-cell>
          <table:table-cell office:value-type="float" office:value="0.942529" calcext:value-type="float">
            <text:p>0.942529</text:p>
          </table:table-cell>
          <table:table-cell office:value-type="float" office:value="0.0574713" calcext:value-type="float">
            <text:p>0.0574713</text:p>
          </table:table-cell>
          <table:table-cell office:value-type="float" office:value="6.23272" calcext:value-type="float">
            <text:p>6.23272</text:p>
          </table:table-cell>
          <table:table-cell office:value-type="float" office:value="0.844852" calcext:value-type="float">
            <text:p>0.844852</text:p>
          </table:table-cell>
          <table:table-cell office:value-type="float" office:value="0.150917" calcext:value-type="float">
            <text:p>0.150917</text:p>
          </table:table-cell>
          <table:table-cell office:value-type="float" office:value="0.00423131" calcext:value-type="float">
            <text:p>0.00423131</text:p>
          </table:table-cell>
          <table:table-cell office:value-type="float" office:value="3.56463" calcext:value-type="float">
            <text:p>3.56463</text:p>
          </table:table-cell>
          <table:table-cell office:value-type="float" office:value="0.972789" calcext:value-type="float">
            <text:p>0.972789</text:p>
          </table:table-cell>
          <table:table-cell office:value-type="float" office:value="0.0272109" calcext:value-type="float">
            <text:p>0.0272109</text:p>
          </table:table-cell>
          <table:table-cell office:value-type="float" office:value="8.66667" calcext:value-type="float">
            <text:p>8.66667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5.41315" calcext:value-type="float">
            <text:p>5.41315</text:p>
          </table:table-cell>
          <table:table-cell office:value-type="float" office:value="0.966218" calcext:value-type="float">
            <text:p>0.966218</text:p>
          </table:table-cell>
          <table:table-cell office:value-type="float" office:value="0.0330975" calcext:value-type="float">
            <text:p>0.0330975</text:p>
          </table:table-cell>
          <table:table-cell office:value-type="float" office:value="0.000684775" calcext:value-type="float">
            <text:p>0.000684775</text:p>
          </table:table-cell>
          <table:table-cell office:value-type="float" office:value="3.84507" calcext:value-type="float">
            <text:p>3.84507</text:p>
          </table:table-cell>
          <table:table-cell office:value-type="float" office:value="0.981221" calcext:value-type="float">
            <text:p>0.981221</text:p>
          </table:table-cell>
          <table:table-cell office:value-type="float" office:value="0.0187793" calcext:value-type="float">
            <text:p>0.0187793</text:p>
          </table:table-cell>
          <table:table-cell office:value-type="float" office:value="8.02974" calcext:value-type="float">
            <text:p>8.02974</text:p>
          </table:table-cell>
          <table:table-cell office:value-type="float" office:value="0.832714" calcext:value-type="float">
            <text:p>0.832714</text:p>
          </table:table-cell>
          <table:table-cell office:value-type="float" office:value="0.167286" calcext:value-type="float">
            <text:p>0.167286</text:p>
          </table:table-cell>
          <table:table-cell office:value-type="float" office:value="5.33245" calcext:value-type="float">
            <text:p>5.3324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.00601" calcext:value-type="float">
            <text:p>5.006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1424" calcext:value-type="float">
            <text:p>4.91424</text:p>
          </table:table-cell>
          <table:table-cell office:value-type="float" office:value="0.98765" calcext:value-type="float">
            <text:p>0.98765</text:p>
          </table:table-cell>
          <table:table-cell office:value-type="float" office:value="0.0123499" calcext:value-type="float">
            <text:p>0.0123499</text:p>
          </table:table-cell>
          <table:table-cell office:value-type="float" office:value="0" calcext:value-type="float">
            <text:p>0</text:p>
          </table:table-cell>
          <table:table-cell office:value-type="float" office:value="9.65591" calcext:value-type="float">
            <text:p>9.655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65152" calcext:value-type="float">
            <text:p>6.65152</text:p>
          </table:table-cell>
          <table:table-cell office:value-type="float" office:value="0.939394" calcext:value-type="float">
            <text:p>0.939394</text:p>
          </table:table-cell>
          <table:table-cell office:value-type="float" office:value="0.0606061" calcext:value-type="float">
            <text:p>0.0606061</text:p>
          </table:table-cell>
          <table:table-cell office:value-type="float" office:value="4.5705" calcext:value-type="float">
            <text:p>4.5705</text:p>
          </table:table-cell>
          <table:table-cell office:value-type="float" office:value="0.836305" calcext:value-type="float">
            <text:p>0.836305</text:p>
          </table:table-cell>
          <table:table-cell office:value-type="float" office:value="0.157212" calcext:value-type="float">
            <text:p>0.157212</text:p>
          </table:table-cell>
          <table:table-cell office:value-type="float" office:value="0.00648298" calcext:value-type="float">
            <text:p>0.00648298</text:p>
          </table:table-cell>
          <table:table-cell office:value-type="float" office:value="4.35052" calcext:value-type="float">
            <text:p>4.35052</text:p>
          </table:table-cell>
          <table:table-cell office:value-type="float" office:value="0.979381" calcext:value-type="float">
            <text:p>0.979381</text:p>
          </table:table-cell>
          <table:table-cell office:value-type="float" office:value="0.0206186" calcext:value-type="float">
            <text:p>0.0206186</text:p>
          </table:table-cell>
          <table:table-cell office:value-type="float" office:value="9.63819" calcext:value-type="float">
            <text:p>9.63819</text:p>
          </table:table-cell>
          <table:table-cell office:value-type="float" office:value="0.733668" calcext:value-type="float">
            <text:p>0.733668</text:p>
          </table:table-cell>
          <table:table-cell office:value-type="float" office:value="0.266332" calcext:value-type="float">
            <text:p>0.266332</text:p>
          </table:table-cell>
          <table:table-cell office:value-type="float" office:value="4.86727" calcext:value-type="float">
            <text:p>4.86727</text:p>
          </table:table-cell>
          <table:table-cell office:value-type="float" office:value="0.964554" calcext:value-type="float">
            <text:p>0.964554</text:p>
          </table:table-cell>
          <table:table-cell office:value-type="float" office:value="0.0344114" calcext:value-type="float">
            <text:p>0.0344114</text:p>
          </table:table-cell>
          <table:table-cell office:value-type="float" office:value="0.00103493" calcext:value-type="float">
            <text:p>0.00103493</text:p>
          </table:table-cell>
          <table:table-cell office:value-type="float" office:value="6.05903" calcext:value-type="float">
            <text:p>6.05903</text:p>
          </table:table-cell>
          <table:table-cell office:value-type="float" office:value="0.986111" calcext:value-type="float">
            <text:p>0.986111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8.77407" calcext:value-type="float">
            <text:p>8.77407</text:p>
          </table:table-cell>
          <table:table-cell office:value-type="float" office:value="0.788889" calcext:value-type="float">
            <text:p>0.788889</text:p>
          </table:table-cell>
          <table:table-cell office:value-type="float" office:value="0.211111" calcext:value-type="float">
            <text:p>0.211111</text:p>
          </table:table-cell>
          <table:table-cell office:value-type="float" office:value="4.82999" calcext:value-type="float">
            <text:p>4.8299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.67887" calcext:value-type="float">
            <text:p>4.67887</text:p>
          </table:table-cell>
          <table:table-cell office:value-type="float" office:value="0.994366" calcext:value-type="float">
            <text:p>0.994366</text:p>
          </table:table-cell>
          <table:table-cell office:value-type="float" office:value="0.0056338" calcext:value-type="float">
            <text:p>0.00563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79735" calcext:value-type="float">
            <text:p>4.79735</text:p>
          </table:table-cell>
          <table:table-cell office:value-type="float" office:value="0.993523" calcext:value-type="float">
            <text:p>0.993523</text:p>
          </table:table-cell>
          <table:table-cell office:value-type="float" office:value="0.00647748" calcext:value-type="float">
            <text:p>0.00647748</text:p>
          </table:table-cell>
          <table:table-cell office:value-type="float" office:value="0" calcext:value-type="float">
            <text:p>0</text:p>
          </table:table-cell>
          <table:table-cell office:value-type="float" office:value="6.06452" calcext:value-type="float">
            <text:p>6.064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04938" calcext:value-type="float">
            <text:p>7.04938</text:p>
          </table:table-cell>
          <table:table-cell office:value-type="float" office:value="0.975309" calcext:value-type="float">
            <text:p>0.975309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5.15372" calcext:value-type="float">
            <text:p>5.15372</text:p>
          </table:table-cell>
          <table:table-cell office:value-type="float" office:value="0.852893" calcext:value-type="float">
            <text:p>0.852893</text:p>
          </table:table-cell>
          <table:table-cell office:value-type="float" office:value="0.143802" calcext:value-type="float">
            <text:p>0.143802</text:p>
          </table:table-cell>
          <table:table-cell office:value-type="float" office:value="0.00330579" calcext:value-type="float">
            <text:p>0.00330579</text:p>
          </table:table-cell>
          <table:table-cell office:value-type="float" office:value="4.75758" calcext:value-type="float">
            <text:p>4.75758</text:p>
          </table:table-cell>
          <table:table-cell office:value-type="float" office:value="0.957576" calcext:value-type="float">
            <text:p>0.957576</text:p>
          </table:table-cell>
          <table:table-cell office:value-type="float" office:value="0.0424242" calcext:value-type="float">
            <text:p>0.0424242</text:p>
          </table:table-cell>
          <table:table-cell office:value-type="float" office:value="9.64019" calcext:value-type="float">
            <text:p>9.64019</text:p>
          </table:table-cell>
          <table:table-cell office:value-type="float" office:value="0.752336" calcext:value-type="float">
            <text:p>0.752336</text:p>
          </table:table-cell>
          <table:table-cell office:value-type="float" office:value="0.247664" calcext:value-type="float">
            <text:p>0.247664</text:p>
          </table:table-cell>
          <table:table-cell office:value-type="float" office:value="4.83865" calcext:value-type="float">
            <text:p>4.83865</text:p>
          </table:table-cell>
          <table:table-cell office:value-type="float" office:value="0.973346" calcext:value-type="float">
            <text:p>0.973346</text:p>
          </table:table-cell>
          <table:table-cell office:value-type="float" office:value="0.026178" calcext:value-type="float">
            <text:p>0.026178</text:p>
          </table:table-cell>
          <table:table-cell office:value-type="float" office:value="0.000475964" calcext:value-type="float">
            <text:p>0.000475964</text:p>
          </table:table-cell>
          <table:table-cell office:value-type="float" office:value="5.22692" calcext:value-type="float">
            <text:p>5.22692</text:p>
          </table:table-cell>
          <table:table-cell office:value-type="float" office:value="0.973077" calcext:value-type="float">
            <text:p>0.973077</text:p>
          </table:table-cell>
          <table:table-cell office:value-type="float" office:value="0.0269231" calcext:value-type="float">
            <text:p>0.0269231</text:p>
          </table:table-cell>
          <table:table-cell office:value-type="float" office:value="8.8495" calcext:value-type="float">
            <text:p>8.8495</text:p>
          </table:table-cell>
          <table:table-cell office:value-type="float" office:value="0.816054" calcext:value-type="float">
            <text:p>0.816054</text:p>
          </table:table-cell>
          <table:table-cell office:value-type="float" office:value="0.183946" calcext:value-type="float">
            <text:p>0.183946</text:p>
          </table:table-cell>
          <table:table-cell office:value-type="float" office:value="4.70319" calcext:value-type="float">
            <text:p>4.7031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.38395" calcext:value-type="float">
            <text:p>5.38395</text:p>
          </table:table-cell>
          <table:table-cell office:value-type="float" office:value="0.997135" calcext:value-type="float">
            <text:p>0.997135</text:p>
          </table:table-cell>
          <table:table-cell office:value-type="float" office:value="0.00286533" calcext:value-type="float">
            <text:p>0.0028653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3422" calcext:value-type="float">
            <text:p>4.93422</text:p>
          </table:table-cell>
          <table:table-cell office:value-type="float" office:value="0.992889" calcext:value-type="float">
            <text:p>0.992889</text:p>
          </table:table-cell>
          <table:table-cell office:value-type="float" office:value="0.00711111" calcext:value-type="float">
            <text:p>0.00711111</text:p>
          </table:table-cell>
          <table:table-cell office:value-type="float" office:value="0" calcext:value-type="float">
            <text:p>0</text:p>
          </table:table-cell>
          <table:table-cell office:value-type="float" office:value="9.50476" calcext:value-type="float">
            <text:p>9.50476</text:p>
          </table:table-cell>
          <table:table-cell office:value-type="float" office:value="0.990476" calcext:value-type="float">
            <text:p>0.990476</text:p>
          </table:table-cell>
          <table:table-cell office:value-type="float" office:value="0.00952381" calcext:value-type="float">
            <text:p>0.00952381</text:p>
          </table:table-cell>
          <table:table-cell office:value-type="float" office:value="6.4557" calcext:value-type="float">
            <text:p>6.4557</text:p>
          </table:table-cell>
          <table:table-cell office:value-type="float" office:value="0.962025" calcext:value-type="float">
            <text:p>0.962025</text:p>
          </table:table-cell>
          <table:table-cell office:value-type="float" office:value="0.0379747" calcext:value-type="float">
            <text:p>0.0379747</text:p>
          </table:table-cell>
          <table:table-cell office:value-type="float" office:value="5.83886" calcext:value-type="float">
            <text:p>5.83886</text:p>
          </table:table-cell>
          <table:table-cell office:value-type="float" office:value="0.849921" calcext:value-type="float">
            <text:p>0.849921</text:p>
          </table:table-cell>
          <table:table-cell office:value-type="float" office:value="0.146919" calcext:value-type="float">
            <text:p>0.146919</text:p>
          </table:table-cell>
          <table:table-cell office:value-type="float" office:value="0.00315956" calcext:value-type="float">
            <text:p>0.00315956</text:p>
          </table:table-cell>
          <table:table-cell office:value-type="float" office:value="5.40698" calcext:value-type="float">
            <text:p>5.40698</text:p>
          </table:table-cell>
          <table:table-cell office:value-type="float" office:value="0.982558" calcext:value-type="float">
            <text:p>0.982558</text:p>
          </table:table-cell>
          <table:table-cell office:value-type="float" office:value="0.0174419" calcext:value-type="float">
            <text:p>0.0174419</text:p>
          </table:table-cell>
          <table:table-cell office:value-type="float" office:value="9.25328" calcext:value-type="float">
            <text:p>9.25328</text:p>
          </table:table-cell>
          <table:table-cell office:value-type="float" office:value="0.694323" calcext:value-type="float">
            <text:p>0.694323</text:p>
          </table:table-cell>
          <table:table-cell office:value-type="float" office:value="0.305677" calcext:value-type="float">
            <text:p>0.305677</text:p>
          </table:table-cell>
          <table:table-cell office:value-type="float" office:value="5.10168" calcext:value-type="float">
            <text:p>5.10168</text:p>
          </table:table-cell>
          <table:table-cell office:value-type="float" office:value="0.972458" calcext:value-type="float">
            <text:p>0.972458</text:p>
          </table:table-cell>
          <table:table-cell office:value-type="float" office:value="0.0270829" calcext:value-type="float">
            <text:p>0.0270829</text:p>
          </table:table-cell>
          <table:table-cell office:value-type="float" office:value="0.000459031" calcext:value-type="float">
            <text:p>0.000459031</text:p>
          </table:table-cell>
          <table:table-cell office:value-type="float" office:value="6.96029" calcext:value-type="float">
            <text:p>6.96029</text:p>
          </table:table-cell>
          <table:table-cell office:value-type="float" office:value="0.98556" calcext:value-type="float">
            <text:p>0.98556</text:p>
          </table:table-cell>
          <table:table-cell office:value-type="float" office:value="0.0144404" calcext:value-type="float">
            <text:p>0.0144404</text:p>
          </table:table-cell>
          <table:table-cell office:value-type="float" office:value="8.51456" calcext:value-type="float">
            <text:p>8.51456</text:p>
          </table:table-cell>
          <table:table-cell office:value-type="float" office:value="0.763754" calcext:value-type="float">
            <text:p>0.763754</text:p>
          </table:table-cell>
          <table:table-cell office:value-type="float" office:value="0.236246" calcext:value-type="float">
            <text:p>0.236246</text:p>
          </table:table-cell>
          <table:table-cell office:value-type="float" office:value="4.84217" calcext:value-type="float">
            <text:p>4.8421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.4812" calcext:value-type="float">
            <text:p>5.48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6667" calcext:value-type="float">
            <text:p>2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37785" calcext:value-type="float">
            <text:p>5.37785</text:p>
          </table:table-cell>
          <table:table-cell office:value-type="float" office:value="0.991082" calcext:value-type="float">
            <text:p>0.991082</text:p>
          </table:table-cell>
          <table:table-cell office:value-type="float" office:value="0.00891809" calcext:value-type="float">
            <text:p>0.00891809</text:p>
          </table:table-cell>
          <table:table-cell office:value-type="float" office:value="0" calcext:value-type="float">
            <text:p>0</text:p>
          </table:table-cell>
          <table:table-cell office:value-type="float" office:value="7.27" calcext:value-type="float">
            <text:p>7.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0.933962" calcext:value-type="float">
            <text:p>0.933962</text:p>
          </table:table-cell>
          <table:table-cell office:value-type="float" office:value="0.0660377" calcext:value-type="float">
            <text:p>0.0660377</text:p>
          </table:table-cell>
          <table:table-cell office:value-type="float" office:value="5.63569" calcext:value-type="float">
            <text:p>5.63569</text:p>
          </table:table-cell>
          <table:table-cell office:value-type="float" office:value="0.865782" calcext:value-type="float">
            <text:p>0.865782</text:p>
          </table:table-cell>
          <table:table-cell office:value-type="float" office:value="0.129794" calcext:value-type="float">
            <text:p>0.129794</text:p>
          </table:table-cell>
          <table:table-cell office:value-type="float" office:value="0.00442478" calcext:value-type="float">
            <text:p>0.00442478</text:p>
          </table:table-cell>
          <table:table-cell office:value-type="float" office:value="5.9883" calcext:value-type="float">
            <text:p>5.9883</text:p>
          </table:table-cell>
          <table:table-cell office:value-type="float" office:value="0.976608" calcext:value-type="float">
            <text:p>0.976608</text:p>
          </table:table-cell>
          <table:table-cell office:value-type="float" office:value="0.0233918" calcext:value-type="float">
            <text:p>0.0233918</text:p>
          </table:table-cell>
          <table:table-cell office:value-type="float" office:value="9.23318" calcext:value-type="float">
            <text:p>9.23318</text:p>
          </table:table-cell>
          <table:table-cell office:value-type="float" office:value="0.766816" calcext:value-type="float">
            <text:p>0.766816</text:p>
          </table:table-cell>
          <table:table-cell office:value-type="float" office:value="0.233184" calcext:value-type="float">
            <text:p>0.233184</text:p>
          </table:table-cell>
          <table:table-cell office:value-type="float" office:value="5.41832" calcext:value-type="float">
            <text:p>5.41832</text:p>
          </table:table-cell>
          <table:table-cell office:value-type="float" office:value="0.975834" calcext:value-type="float">
            <text:p>0.975834</text:p>
          </table:table-cell>
          <table:table-cell office:value-type="float" office:value="0.0236043" calcext:value-type="float">
            <text:p>0.0236043</text:p>
          </table:table-cell>
          <table:table-cell office:value-type="float" office:value="0.000562008" calcext:value-type="float">
            <text:p>0.000562008</text:p>
          </table:table-cell>
          <table:table-cell office:value-type="float" office:value="6.41971" calcext:value-type="float">
            <text:p>6.41971</text:p>
          </table:table-cell>
          <table:table-cell office:value-type="float" office:value="0.985401" calcext:value-type="float">
            <text:p>0.985401</text:p>
          </table:table-cell>
          <table:table-cell office:value-type="float" office:value="0.0145985" calcext:value-type="float">
            <text:p>0.0145985</text:p>
          </table:table-cell>
          <table:table-cell office:value-type="float" office:value="8.3303" calcext:value-type="float">
            <text:p>8.3303</text:p>
          </table:table-cell>
          <table:table-cell office:value-type="float" office:value="0.821212" calcext:value-type="float">
            <text:p>0.821212</text:p>
          </table:table-cell>
          <table:table-cell office:value-type="float" office:value="0.178788" calcext:value-type="float">
            <text:p>0.178788</text:p>
          </table:table-cell>
          <table:table-cell office:value-type="float" office:value="5.1203" calcext:value-type="float">
            <text:p>5.120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.94658" calcext:value-type="float">
            <text:p>4.94658</text:p>
          </table:table-cell>
          <table:table-cell office:value-type="float" office:value="0.995726" calcext:value-type="float">
            <text:p>0.995726</text:p>
          </table:table-cell>
          <table:table-cell office:value-type="float" office:value="0.0042735" calcext:value-type="float">
            <text:p>0.0042735</text:p>
          </table:table-cell>
          <table:table-cell office:value-type="float" office:value="0" calcext:value-type="float">
            <text:p>0</text:p>
          </table:table-cell>
          <table:table-cell office:value-type="float" office:value="67.5" calcext:value-type="float">
            <text:p>67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05673" calcext:value-type="float">
            <text:p>5.05673</text:p>
          </table:table-cell>
          <table:table-cell office:value-type="float" office:value="0.993906" calcext:value-type="float">
            <text:p>0.993906</text:p>
          </table:table-cell>
          <table:table-cell office:value-type="float" office:value="0.00588359" calcext:value-type="float">
            <text:p>0.00588359</text:p>
          </table:table-cell>
          <table:table-cell office:value-type="float" office:value="0.000210128" calcext:value-type="float">
            <text:p>0.000210128</text:p>
          </table:table-cell>
          <table:table-cell office:value-type="float" office:value="4.52" calcext:value-type="float">
            <text:p>4.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28169" calcext:value-type="float">
            <text:p>6.28169</text:p>
          </table:table-cell>
          <table:table-cell office:value-type="float" office:value="0.985915" calcext:value-type="float">
            <text:p>0.985915</text:p>
          </table:table-cell>
          <table:table-cell office:value-type="float" office:value="0.0140845" calcext:value-type="float">
            <text:p>0.0140845</text:p>
          </table:table-cell>
          <table:table-cell office:value-type="float" office:value="5.58896" calcext:value-type="float">
            <text:p>5.58896</text:p>
          </table:table-cell>
          <table:table-cell office:value-type="float" office:value="0.879755" calcext:value-type="float">
            <text:p>0.879755</text:p>
          </table:table-cell>
          <table:table-cell office:value-type="float" office:value="0.116564" calcext:value-type="float">
            <text:p>0.116564</text:p>
          </table:table-cell>
          <table:table-cell office:value-type="float" office:value="0.00368098" calcext:value-type="float">
            <text:p>0.00368098</text:p>
          </table:table-cell>
          <table:table-cell office:value-type="float" office:value="3.9913" calcext:value-type="float">
            <text:p>3.9913</text:p>
          </table:table-cell>
          <table:table-cell office:value-type="float" office:value="0.982609" calcext:value-type="float">
            <text:p>0.982609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9.37126" calcext:value-type="float">
            <text:p>9.37126</text:p>
          </table:table-cell>
          <table:table-cell office:value-type="float" office:value="0.718563" calcext:value-type="float">
            <text:p>0.718563</text:p>
          </table:table-cell>
          <table:table-cell office:value-type="float" office:value="0.281437" calcext:value-type="float">
            <text:p>0.281437</text:p>
          </table:table-cell>
          <table:table-cell office:value-type="float" office:value="5.11999" calcext:value-type="float">
            <text:p>5.11999</text:p>
          </table:table-cell>
          <table:table-cell office:value-type="float" office:value="0.978649" calcext:value-type="float">
            <text:p>0.978649</text:p>
          </table:table-cell>
          <table:table-cell office:value-type="float" office:value="0.0206885" calcext:value-type="float">
            <text:p>0.0206885</text:p>
          </table:table-cell>
          <table:table-cell office:value-type="float" office:value="0.000662032" calcext:value-type="float">
            <text:p>0.000662032</text:p>
          </table:table-cell>
          <table:table-cell office:value-type="float" office:value="4.91018" calcext:value-type="float">
            <text:p>4.91018</text:p>
          </table:table-cell>
          <table:table-cell office:value-type="float" office:value="0.988024" calcext:value-type="float">
            <text:p>0.988024</text:p>
          </table:table-cell>
          <table:table-cell office:value-type="float" office:value="0.011976" calcext:value-type="float">
            <text:p>0.011976</text:p>
          </table:table-cell>
          <table:table-cell office:value-type="float" office:value="8.39583" calcext:value-type="float">
            <text:p>8.39583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.72127" calcext:value-type="float">
            <text:p>5.7212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.96623" calcext:value-type="float">
            <text:p>4.96623</text:p>
          </table:table-cell>
          <table:table-cell office:value-type="float" office:value="0.997403" calcext:value-type="float">
            <text:p>0.997403</text:p>
          </table:table-cell>
          <table:table-cell office:value-type="float" office:value="0.0025974" calcext:value-type="float">
            <text:p>0.00259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6667" calcext:value-type="float">
            <text:p>2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44452" calcext:value-type="float">
            <text:p>4.44452</text:p>
          </table:table-cell>
          <table:table-cell office:value-type="float" office:value="0.992075" calcext:value-type="float">
            <text:p>0.992075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0.0002331" calcext:value-type="float">
            <text:p>0.0002331</text:p>
          </table:table-cell>
          <table:table-cell office:value-type="float" office:value="8.41176" calcext:value-type="float">
            <text:p>8.41176</text:p>
          </table:table-cell>
          <table:table-cell office:value-type="float" office:value="0.980392" calcext:value-type="float">
            <text:p>0.980392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6.95652" calcext:value-type="float">
            <text:p>6.95652</text:p>
          </table:table-cell>
          <table:table-cell office:value-type="float" office:value="0.869565" calcext:value-type="float">
            <text:p>0.869565</text:p>
          </table:table-cell>
          <table:table-cell office:value-type="float" office:value="0.130435" calcext:value-type="float">
            <text:p>0.130435</text:p>
          </table:table-cell>
          <table:table-cell office:value-type="float" office:value="4.91374" calcext:value-type="float">
            <text:p>4.91374</text:p>
          </table:table-cell>
          <table:table-cell office:value-type="float" office:value="0.872807" calcext:value-type="float">
            <text:p>0.872807</text:p>
          </table:table-cell>
          <table:table-cell office:value-type="float" office:value="0.121345" calcext:value-type="float">
            <text:p>0.121345</text:p>
          </table:table-cell>
          <table:table-cell office:value-type="float" office:value="0.00584795" calcext:value-type="float">
            <text:p>0.00584795</text:p>
          </table:table-cell>
          <table:table-cell office:value-type="float" office:value="3.56667" calcext:value-type="float">
            <text:p>3.56667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9.6962" calcext:value-type="float">
            <text:p>9.6962</text:p>
          </table:table-cell>
          <table:table-cell office:value-type="float" office:value="0.746835" calcext:value-type="float">
            <text:p>0.746835</text:p>
          </table:table-cell>
          <table:table-cell office:value-type="float" office:value="0.253165" calcext:value-type="float">
            <text:p>0.253165</text:p>
          </table:table-cell>
          <table:table-cell office:value-type="float" office:value="4.54189" calcext:value-type="float">
            <text:p>4.54189</text:p>
          </table:table-cell>
          <table:table-cell office:value-type="float" office:value="0.977235" calcext:value-type="float">
            <text:p>0.977235</text:p>
          </table:table-cell>
          <table:table-cell office:value-type="float" office:value="0.0218324" calcext:value-type="float">
            <text:p>0.0218324</text:p>
          </table:table-cell>
          <table:table-cell office:value-type="float" office:value="0.00093301" calcext:value-type="float">
            <text:p>0.00093301</text:p>
          </table:table-cell>
          <table:table-cell office:value-type="float" office:value="4.98837" calcext:value-type="float">
            <text:p>4.98837</text:p>
          </table:table-cell>
          <table:table-cell office:value-type="float" office:value="0.97093" calcext:value-type="float">
            <text:p>0.97093</text:p>
          </table:table-cell>
          <table:table-cell office:value-type="float" office:value="0.0290698" calcext:value-type="float">
            <text:p>0.0290698</text:p>
          </table:table-cell>
          <table:table-cell office:value-type="float" office:value="8.78261" calcext:value-type="float">
            <text:p>8.78261</text:p>
          </table:table-cell>
          <table:table-cell office:value-type="float" office:value="0.786957" calcext:value-type="float">
            <text:p>0.786957</text:p>
          </table:table-cell>
          <table:table-cell office:value-type="float" office:value="0.213043" calcext:value-type="float">
            <text:p>0.213043</text:p>
          </table:table-cell>
          <table:table-cell office:value-type="float" office:value="5.16503" calcext:value-type="float">
            <text:p>5.1650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.36899" calcext:value-type="float">
            <text:p>5.36899</text:p>
          </table:table-cell>
          <table:table-cell office:value-type="float" office:value="0.99845" calcext:value-type="float">
            <text:p>0.99845</text:p>
          </table:table-cell>
          <table:table-cell office:value-type="float" office:value="0.00155039" calcext:value-type="float">
            <text:p>0.001550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66667" calcext:value-type="float">
            <text:p>3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26635" calcext:value-type="float">
            <text:p>5.26635</text:p>
          </table:table-cell>
          <table:table-cell office:value-type="float" office:value="0.99101" calcext:value-type="float">
            <text:p>0.99101</text:p>
          </table:table-cell>
          <table:table-cell office:value-type="float" office:value="0.00898995" calcext:value-type="float">
            <text:p>0.00898995</text:p>
          </table:table-cell>
          <table:table-cell office:value-type="float" office:value="0" calcext:value-type="float">
            <text:p>0</text:p>
          </table:table-cell>
          <table:table-cell office:value-type="float" office:value="5.65254" calcext:value-type="float">
            <text:p>5.65254</text:p>
          </table:table-cell>
          <table:table-cell office:value-type="float" office:value="0.983051" calcext:value-type="float">
            <text:p>0.983051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6.95312" calcext:value-type="float">
            <text:p>6.95312</text:p>
          </table:table-cell>
          <table:table-cell office:value-type="float" office:value="0.960938" calcext:value-type="float">
            <text:p>0.960938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6.10291" calcext:value-type="float">
            <text:p>6.10291</text:p>
          </table:table-cell>
          <table:table-cell office:value-type="float" office:value="0.860656" calcext:value-type="float">
            <text:p>0.860656</text:p>
          </table:table-cell>
          <table:table-cell office:value-type="float" office:value="0.13388" calcext:value-type="float">
            <text:p>0.13388</text:p>
          </table:table-cell>
          <table:table-cell office:value-type="float" office:value="0.00546448" calcext:value-type="float">
            <text:p>0.00546448</text:p>
          </table:table-cell>
          <table:table-cell office:value-type="float" office:value="5.48673" calcext:value-type="float">
            <text:p>5.48673</text:p>
          </table:table-cell>
          <table:table-cell office:value-type="float" office:value="0.969027" calcext:value-type="float">
            <text:p>0.969027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8.76603" calcext:value-type="float">
            <text:p>8.76603</text:p>
          </table:table-cell>
          <table:table-cell office:value-type="float" office:value="0.74359" calcext:value-type="float">
            <text:p>0.74359</text:p>
          </table:table-cell>
          <table:table-cell office:value-type="float" office:value="0.25641" calcext:value-type="float">
            <text:p>0.25641</text:p>
          </table:table-cell>
          <table:table-cell office:value-type="float" office:value="5.39914" calcext:value-type="float">
            <text:p>5.39914</text:p>
          </table:table-cell>
          <table:table-cell office:value-type="float" office:value="0.972357" calcext:value-type="float">
            <text:p>0.972357</text:p>
          </table:table-cell>
          <table:table-cell office:value-type="float" office:value="0.0268339" calcext:value-type="float">
            <text:p>0.0268339</text:p>
          </table:table-cell>
          <table:table-cell office:value-type="float" office:value="0.000809061" calcext:value-type="float">
            <text:p>0.000809061</text:p>
          </table:table-cell>
          <table:table-cell office:value-type="float" office:value="5.51734" calcext:value-type="float">
            <text:p>5.51734</text:p>
          </table:table-cell>
          <table:table-cell office:value-type="float" office:value="0.973988" calcext:value-type="float">
            <text:p>0.973988</text:p>
          </table:table-cell>
          <table:table-cell office:value-type="float" office:value="0.0260116" calcext:value-type="float">
            <text:p>0.0260116</text:p>
          </table:table-cell>
          <table:table-cell office:value-type="float" office:value="8.20767" calcext:value-type="float">
            <text:p>8.20767</text:p>
          </table:table-cell>
          <table:table-cell office:value-type="float" office:value="0.808126" calcext:value-type="float">
            <text:p>0.808126</text:p>
          </table:table-cell>
          <table:table-cell office:value-type="float" office:value="0.191874" calcext:value-type="float">
            <text:p>0.191874</text:p>
          </table:table-cell>
          <table:table-cell office:value-type="float" office:value="5.4052" calcext:value-type="float">
            <text:p>5.405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.20172" calcext:value-type="float">
            <text:p>5.20172</text:p>
          </table:table-cell>
          <table:table-cell office:value-type="float" office:value="0.997854" calcext:value-type="float">
            <text:p>0.997854</text:p>
          </table:table-cell>
          <table:table-cell office:value-type="float" office:value="0.00214592" calcext:value-type="float">
            <text:p>0.002145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09518" calcext:value-type="float">
            <text:p>5.09518</text:p>
          </table:table-cell>
          <table:table-cell office:value-type="float" office:value="0.992558" calcext:value-type="float">
            <text:p>0.992558</text:p>
          </table:table-cell>
          <table:table-cell office:value-type="float" office:value="0.00705053" calcext:value-type="float">
            <text:p>0.00705053</text:p>
          </table:table-cell>
          <table:table-cell office:value-type="float" office:value="0.000391696" calcext:value-type="float">
            <text:p>0.000391696</text:p>
          </table:table-cell>
          <table:table-cell office:value-type="float" office:value="6.24113" calcext:value-type="float">
            <text:p>6.24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22764" calcext:value-type="float">
            <text:p>6.22764</text:p>
          </table:table-cell>
          <table:table-cell office:value-type="float" office:value="0.95935" calcext:value-type="float">
            <text:p>0.95935</text:p>
          </table:table-cell>
          <table:table-cell office:value-type="float" office:value="0.0406504" calcext:value-type="float">
            <text:p>0.0406504</text:p>
          </table:table-cell>
          <table:table-cell office:value-type="float" office:value="5.23908" calcext:value-type="float">
            <text:p>5.23908</text:p>
          </table:table-cell>
          <table:table-cell office:value-type="float" office:value="0.85917" calcext:value-type="float">
            <text:p>0.85917</text:p>
          </table:table-cell>
          <table:table-cell office:value-type="float" office:value="0.138646" calcext:value-type="float">
            <text:p>0.138646</text:p>
          </table:table-cell>
          <table:table-cell office:value-type="float" office:value="0.00218341" calcext:value-type="float">
            <text:p>0.00218341</text:p>
          </table:table-cell>
          <table:table-cell office:value-type="float" office:value="4.54348" calcext:value-type="float">
            <text:p>4.54348</text:p>
          </table:table-cell>
          <table:table-cell office:value-type="float" office:value="0.986957" calcext:value-type="float">
            <text:p>0.986957</text:p>
          </table:table-cell>
          <table:table-cell office:value-type="float" office:value="0.0130435" calcext:value-type="float">
            <text:p>0.0130435</text:p>
          </table:table-cell>
          <table:table-cell office:value-type="float" office:value="8.29787" calcext:value-type="float">
            <text:p>8.29787</text:p>
          </table:table-cell>
          <table:table-cell office:value-type="float" office:value="0.716312" calcext:value-type="float">
            <text:p>0.716312</text:p>
          </table:table-cell>
          <table:table-cell office:value-type="float" office:value="0.283688" calcext:value-type="float">
            <text:p>0.283688</text:p>
          </table:table-cell>
          <table:table-cell office:value-type="float" office:value="5.12315" calcext:value-type="float">
            <text:p>5.12315</text:p>
          </table:table-cell>
          <table:table-cell office:value-type="float" office:value="0.974106" calcext:value-type="float">
            <text:p>0.974106</text:p>
          </table:table-cell>
          <table:table-cell office:value-type="float" office:value="0.0252774" calcext:value-type="float">
            <text:p>0.0252774</text:p>
          </table:table-cell>
          <table:table-cell office:value-type="float" office:value="0.000616523" calcext:value-type="float">
            <text:p>0.000616523</text:p>
          </table:table-cell>
          <table:table-cell office:value-type="float" office:value="5.16622" calcext:value-type="float">
            <text:p>5.16622</text:p>
          </table:table-cell>
          <table:table-cell office:value-type="float" office:value="0.991957" calcext:value-type="float">
            <text:p>0.991957</text:p>
          </table:table-cell>
          <table:table-cell office:value-type="float" office:value="0.0080429" calcext:value-type="float">
            <text:p>0.0080429</text:p>
          </table:table-cell>
          <table:table-cell office:value-type="float" office:value="7.6348" calcext:value-type="float">
            <text:p>7.6348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4.75141" calcext:value-type="float">
            <text:p>4.7514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.88133" calcext:value-type="float">
            <text:p>5.88133</text:p>
          </table:table-cell>
          <table:table-cell office:value-type="float" office:value="0.993019" calcext:value-type="float">
            <text:p>0.993019</text:p>
          </table:table-cell>
          <table:table-cell office:value-type="float" office:value="0.0069808" calcext:value-type="float">
            <text:p>0.0069808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6667" calcext:value-type="float">
            <text:p>1.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23297" calcext:value-type="float">
            <text:p>5.23297</text:p>
          </table:table-cell>
          <table:table-cell office:value-type="float" office:value="0.993956" calcext:value-type="float">
            <text:p>0.993956</text:p>
          </table:table-cell>
          <table:table-cell office:value-type="float" office:value="0.00604396" calcext:value-type="float">
            <text:p>0.00604396</text:p>
          </table:table-cell>
          <table:table-cell office:value-type="float" office:value="0" calcext:value-type="float">
            <text:p>0</text:p>
          </table:table-cell>
          <table:table-cell office:value-type="float" office:value="6.58824" calcext:value-type="float">
            <text:p>6.58824</text:p>
          </table:table-cell>
          <table:table-cell office:value-type="float" office:value="0.992647" calcext:value-type="float">
            <text:p>0.992647</text:p>
          </table:table-cell>
          <table:table-cell office:value-type="float" office:value="0.00735294" calcext:value-type="float">
            <text:p>0.00735294</text:p>
          </table:table-cell>
          <table:table-cell office:value-type="float" office:value="6.03623" calcext:value-type="float">
            <text:p>6.03623</text:p>
          </table:table-cell>
          <table:table-cell office:value-type="float" office:value="0.963768" calcext:value-type="float">
            <text:p>0.963768</text:p>
          </table:table-cell>
          <table:table-cell office:value-type="float" office:value="0.0362319" calcext:value-type="float">
            <text:p>0.0362319</text:p>
          </table:table-cell>
          <table:table-cell office:value-type="float" office:value="5.21597" calcext:value-type="float">
            <text:p>5.21597</text:p>
          </table:table-cell>
          <table:table-cell office:value-type="float" office:value="0.849539" calcext:value-type="float">
            <text:p>0.849539</text:p>
          </table:table-cell>
          <table:table-cell office:value-type="float" office:value="0.145343" calcext:value-type="float">
            <text:p>0.145343</text:p>
          </table:table-cell>
          <table:table-cell office:value-type="float" office:value="0.00511771" calcext:value-type="float">
            <text:p>0.00511771</text:p>
          </table:table-cell>
          <table:table-cell office:value-type="float" office:value="5.94697" calcext:value-type="float">
            <text:p>5.94697</text:p>
          </table:table-cell>
          <table:table-cell office:value-type="float" office:value="0.996212" calcext:value-type="float">
            <text:p>0.996212</text:p>
          </table:table-cell>
          <table:table-cell office:value-type="float" office:value="0.00378788" calcext:value-type="float">
            <text:p>0.00378788</text:p>
          </table:table-cell>
          <table:table-cell office:value-type="float" office:value="8.82043" calcext:value-type="float">
            <text:p>8.82043</text:p>
          </table:table-cell>
          <table:table-cell office:value-type="float" office:value="0.733746" calcext:value-type="float">
            <text:p>0.733746</text:p>
          </table:table-cell>
          <table:table-cell office:value-type="float" office:value="0.266254" calcext:value-type="float">
            <text:p>0.266254</text:p>
          </table:table-cell>
          <table:table-cell office:value-type="float" office:value="5.28359" calcext:value-type="float">
            <text:p>5.28359</text:p>
          </table:table-cell>
          <table:table-cell office:value-type="float" office:value="0.973752" calcext:value-type="float">
            <text:p>0.973752</text:p>
          </table:table-cell>
          <table:table-cell office:value-type="float" office:value="0.025535" calcext:value-type="float">
            <text:p>0.025535</text:p>
          </table:table-cell>
          <table:table-cell office:value-type="float" office:value="0.000713267" calcext:value-type="float">
            <text:p>0.000713267</text:p>
          </table:table-cell>
          <table:table-cell office:value-type="float" office:value="6.12129" calcext:value-type="float">
            <text:p>6.12129</text:p>
          </table:table-cell>
          <table:table-cell office:value-type="float" office:value="0.99505" calcext:value-type="float">
            <text:p>0.99505</text:p>
          </table:table-cell>
          <table:table-cell office:value-type="float" office:value="0.0049505" calcext:value-type="float">
            <text:p>0.0049505</text:p>
          </table:table-cell>
          <table:table-cell office:value-type="float" office:value="7.89936" calcext:value-type="float">
            <text:p>7.89936</text:p>
          </table:table-cell>
          <table:table-cell office:value-type="float" office:value="0.805139" calcext:value-type="float">
            <text:p>0.805139</text:p>
          </table:table-cell>
          <table:table-cell office:value-type="float" office:value="0.194861" calcext:value-type="float">
            <text:p>0.194861</text:p>
          </table:table-cell>
          <table:table-cell office:value-type="float" office:value="4.89491" calcext:value-type="float">
            <text:p>4.8949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.99819" calcext:value-type="float">
            <text:p>5.99819</text:p>
          </table:table-cell>
          <table:table-cell office:value-type="float" office:value="0.99639" calcext:value-type="float">
            <text:p>0.99639</text:p>
          </table:table-cell>
          <table:table-cell office:value-type="float" office:value="0.00361011" calcext:value-type="float">
            <text:p>0.00361011</text:p>
          </table:table-cell>
          <table:table-cell office:value-type="float" office:value="0" calcext:value-type="float">
            <text:p>0</text:p>
          </table:table-cell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52956" calcext:value-type="float">
            <text:p>5.52956</text:p>
          </table:table-cell>
          <table:table-cell office:value-type="float" office:value="0.989234" calcext:value-type="float">
            <text:p>0.989234</text:p>
          </table:table-cell>
          <table:table-cell office:value-type="float" office:value="0.0105839" calcext:value-type="float">
            <text:p>0.0105839</text:p>
          </table:table-cell>
          <table:table-cell office:value-type="float" office:value="0.000182482" calcext:value-type="float">
            <text:p>0.000182482</text:p>
          </table:table-cell>
          <table:table-cell office:value-type="float" office:value="8.05333" calcext:value-type="float">
            <text:p>8.05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76744" calcext:value-type="float">
            <text:p>5.76744</text:p>
          </table:table-cell>
          <table:table-cell office:value-type="float" office:value="0.968992" calcext:value-type="float">
            <text:p>0.968992</text:p>
          </table:table-cell>
          <table:table-cell office:value-type="float" office:value="0.0310078" calcext:value-type="float">
            <text:p>0.0310078</text:p>
          </table:table-cell>
          <table:table-cell office:value-type="float" office:value="5.2729" calcext:value-type="float">
            <text:p>5.2729</text:p>
          </table:table-cell>
          <table:table-cell office:value-type="float" office:value="0.854388" calcext:value-type="float">
            <text:p>0.854388</text:p>
          </table:table-cell>
          <table:table-cell office:value-type="float" office:value="0.139826" calcext:value-type="float">
            <text:p>0.139826</text:p>
          </table:table-cell>
          <table:table-cell office:value-type="float" office:value="0.00578592" calcext:value-type="float">
            <text:p>0.00578592</text:p>
          </table:table-cell>
          <table:table-cell office:value-type="float" office:value="6.93916" calcext:value-type="float">
            <text:p>6.93916</text:p>
          </table:table-cell>
          <table:table-cell office:value-type="float" office:value="0.984791" calcext:value-type="float">
            <text:p>0.984791</text:p>
          </table:table-cell>
          <table:table-cell office:value-type="float" office:value="0.0152091" calcext:value-type="float">
            <text:p>0.0152091</text:p>
          </table:table-cell>
          <table:table-cell office:value-type="float" office:value="8.34076" calcext:value-type="float">
            <text:p>8.34076</text:p>
          </table:table-cell>
          <table:table-cell office:value-type="float" office:value="0.713376" calcext:value-type="float">
            <text:p>0.713376</text:p>
          </table:table-cell>
          <table:table-cell office:value-type="float" office:value="0.286624" calcext:value-type="float">
            <text:p>0.286624</text:p>
          </table:table-cell>
          <table:table-cell office:value-type="float" office:value="5.52864" calcext:value-type="float">
            <text:p>5.52864</text:p>
          </table:table-cell>
          <table:table-cell office:value-type="float" office:value="0.970018" calcext:value-type="float">
            <text:p>0.970018</text:p>
          </table:table-cell>
          <table:table-cell office:value-type="float" office:value="0.0289917" calcext:value-type="float">
            <text:p>0.0289917</text:p>
          </table:table-cell>
          <table:table-cell office:value-type="float" office:value="0.000989959" calcext:value-type="float">
            <text:p>0.000989959</text:p>
          </table:table-cell>
          <table:table-cell office:value-type="float" office:value="7.34293" calcext:value-type="float">
            <text:p>7.34293</text:p>
          </table:table-cell>
          <table:table-cell office:value-type="float" office:value="0.990408" calcext:value-type="float">
            <text:p>0.990408</text:p>
          </table:table-cell>
          <table:table-cell office:value-type="float" office:value="0.00959233" calcext:value-type="float">
            <text:p>0.00959233</text:p>
          </table:table-cell>
          <table:table-cell office:value-type="float" office:value="7.56629" calcext:value-type="float">
            <text:p>7.56629</text:p>
          </table:table-cell>
          <table:table-cell office:value-type="float" office:value="0.788764" calcext:value-type="float">
            <text:p>0.788764</text:p>
          </table:table-cell>
          <table:table-cell office:value-type="float" office:value="0.211236" calcext:value-type="float">
            <text:p>0.211236</text:p>
          </table:table-cell>
          <table:table-cell office:value-type="float" office:value="4.87814" calcext:value-type="float">
            <text:p>4.8781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.60751" calcext:value-type="float">
            <text:p>5.60751</text:p>
          </table:table-cell>
          <table:table-cell office:value-type="float" office:value="0.994881" calcext:value-type="float">
            <text:p>0.994881</text:p>
          </table:table-cell>
          <table:table-cell office:value-type="float" office:value="0.00511945" calcext:value-type="float">
            <text:p>0.005119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875" calcext:value-type="float">
            <text:p>3.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71661" calcext:value-type="float">
            <text:p>5.71661</text:p>
          </table:table-cell>
          <table:table-cell office:value-type="float" office:value="0.991709" calcext:value-type="float">
            <text:p>0.991709</text:p>
          </table:table-cell>
          <table:table-cell office:value-type="float" office:value="0.00799526" calcext:value-type="float">
            <text:p>0.00799526</text:p>
          </table:table-cell>
          <table:table-cell office:value-type="float" office:value="0.000296121" calcext:value-type="float">
            <text:p>0.000296121</text:p>
          </table:table-cell>
          <table:table-cell office:value-type="float" office:value="8.33088" calcext:value-type="float">
            <text:p>8.33088</text:p>
          </table:table-cell>
          <table:table-cell office:value-type="float" office:value="0.992647" calcext:value-type="float">
            <text:p>0.992647</text:p>
          </table:table-cell>
          <table:table-cell office:value-type="float" office:value="0.00735294" calcext:value-type="float">
            <text:p>0.00735294</text:p>
          </table:table-cell>
          <table:table-cell office:value-type="float" office:value="6.14744" calcext:value-type="float">
            <text:p>6.14744</text:p>
          </table:table-cell>
          <table:table-cell office:value-type="float" office:value="0.948718" calcext:value-type="float">
            <text:p>0.948718</text:p>
          </table:table-cell>
          <table:table-cell office:value-type="float" office:value="0.0512821" calcext:value-type="float">
            <text:p>0.0512821</text:p>
          </table:table-cell>
          <table:table-cell office:value-type="float" office:value="5.54944" calcext:value-type="float">
            <text:p>5.54944</text:p>
          </table:table-cell>
          <table:table-cell office:value-type="float" office:value="0.862425" calcext:value-type="float">
            <text:p>0.862425</text:p>
          </table:table-cell>
          <table:table-cell office:value-type="float" office:value="0.132416" calcext:value-type="float">
            <text:p>0.132416</text:p>
          </table:table-cell>
          <table:table-cell office:value-type="float" office:value="0.00515907" calcext:value-type="float">
            <text:p>0.00515907</text:p>
          </table:table-cell>
          <table:table-cell office:value-type="float" office:value="5.21329" calcext:value-type="float">
            <text:p>5.21329</text:p>
          </table:table-cell>
          <table:table-cell office:value-type="float" office:value="0.975524" calcext:value-type="float">
            <text:p>0.975524</text:p>
          </table:table-cell>
          <table:table-cell office:value-type="float" office:value="0.0244755" calcext:value-type="float">
            <text:p>0.0244755</text:p>
          </table:table-cell>
          <table:table-cell office:value-type="float" office:value="8.29261" calcext:value-type="float">
            <text:p>8.29261</text:p>
          </table:table-cell>
          <table:table-cell office:value-type="float" office:value="0.744318" calcext:value-type="float">
            <text:p>0.744318</text:p>
          </table:table-cell>
          <table:table-cell office:value-type="float" office:value="0.255682" calcext:value-type="float">
            <text:p>0.255682</text:p>
          </table:table-cell>
          <table:table-cell office:value-type="float" office:value="5.68623" calcext:value-type="float">
            <text:p>5.68623</text:p>
          </table:table-cell>
          <table:table-cell office:value-type="float" office:value="0.974244" calcext:value-type="float">
            <text:p>0.974244</text:p>
          </table:table-cell>
          <table:table-cell office:value-type="float" office:value="0.0248148" calcext:value-type="float">
            <text:p>0.0248148</text:p>
          </table:table-cell>
          <table:table-cell office:value-type="float" office:value="0.000940844" calcext:value-type="float">
            <text:p>0.000940844</text:p>
          </table:table-cell>
          <table:table-cell office:value-type="float" office:value="6.20657" calcext:value-type="float">
            <text:p>6.20657</text:p>
          </table:table-cell>
          <table:table-cell office:value-type="float" office:value="0.981221" calcext:value-type="float">
            <text:p>0.981221</text:p>
          </table:table-cell>
          <table:table-cell office:value-type="float" office:value="0.0187793" calcext:value-type="float">
            <text:p>0.0187793</text:p>
          </table:table-cell>
          <table:table-cell office:value-type="float" office:value="7.57558" calcext:value-type="float">
            <text:p>7.57558</text:p>
          </table:table-cell>
          <table:table-cell office:value-type="float" office:value="0.810078" calcext:value-type="float">
            <text:p>0.810078</text:p>
          </table:table-cell>
          <table:table-cell office:value-type="float" office:value="0.189922" calcext:value-type="float">
            <text:p>0.189922</text:p>
          </table:table-cell>
          <table:table-cell office:value-type="float" office:value="4.91056" calcext:value-type="float">
            <text:p>4.9105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.096" calcext:value-type="float">
            <text:p>5.096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01594" calcext:value-type="float">
            <text:p>5.01594</text:p>
          </table:table-cell>
          <table:table-cell office:value-type="float" office:value="0.993955" calcext:value-type="float">
            <text:p>0.993955</text:p>
          </table:table-cell>
          <table:table-cell office:value-type="float" office:value="0.00604479" calcext:value-type="float">
            <text:p>0.00604479</text:p>
          </table:table-cell>
          <table:table-cell office:value-type="float" office:value="0" calcext:value-type="float">
            <text:p>0</text:p>
          </table:table-cell>
          <table:table-cell office:value-type="float" office:value="3.67241" calcext:value-type="float">
            <text:p>3.672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98305" calcext:value-type="float">
            <text:p>5.98305</text:p>
          </table:table-cell>
          <table:table-cell office:value-type="float" office:value="0.940678" calcext:value-type="float">
            <text:p>0.940678</text:p>
          </table:table-cell>
          <table:table-cell office:value-type="float" office:value="0.059322" calcext:value-type="float">
            <text:p>0.059322</text:p>
          </table:table-cell>
          <table:table-cell office:value-type="float" office:value="5.18226" calcext:value-type="float">
            <text:p>5.18226</text:p>
          </table:table-cell>
          <table:table-cell office:value-type="float" office:value="0.871345" calcext:value-type="float">
            <text:p>0.871345</text:p>
          </table:table-cell>
          <table:table-cell office:value-type="float" office:value="0.126706" calcext:value-type="float">
            <text:p>0.126706</text:p>
          </table:table-cell>
          <table:table-cell office:value-type="float" office:value="0.00194932" calcext:value-type="float">
            <text:p>0.00194932</text:p>
          </table:table-cell>
          <table:table-cell office:value-type="float" office:value="4.41358" calcext:value-type="float">
            <text:p>4.41358</text:p>
          </table:table-cell>
          <table:table-cell office:value-type="float" office:value="0.993827" calcext:value-type="float">
            <text:p>0.993827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8.00325" calcext:value-type="float">
            <text:p>8.00325</text:p>
          </table:table-cell>
          <table:table-cell office:value-type="float" office:value="0.704545" calcext:value-type="float">
            <text:p>0.704545</text:p>
          </table:table-cell>
          <table:table-cell office:value-type="float" office:value="0.295455" calcext:value-type="float">
            <text:p>0.295455</text:p>
          </table:table-cell>
          <table:table-cell office:value-type="float" office:value="5.04065" calcext:value-type="float">
            <text:p>5.04065</text:p>
          </table:table-cell>
          <table:table-cell office:value-type="float" office:value="0.980179" calcext:value-type="float">
            <text:p>0.980179</text:p>
          </table:table-cell>
          <table:table-cell office:value-type="float" office:value="0.0195969" calcext:value-type="float">
            <text:p>0.0195969</text:p>
          </table:table-cell>
          <table:table-cell office:value-type="float" office:value="0.000223964" calcext:value-type="float">
            <text:p>0.000223964</text:p>
          </table:table-cell>
          <table:table-cell office:value-type="float" office:value="4.20179" calcext:value-type="float">
            <text:p>4.20179</text:p>
          </table:table-cell>
          <table:table-cell office:value-type="float" office:value="0.995516" calcext:value-type="float">
            <text:p>0.995516</text:p>
          </table:table-cell>
          <table:table-cell office:value-type="float" office:value="0.0044843" calcext:value-type="float">
            <text:p>0.0044843</text:p>
          </table:table-cell>
          <table:table-cell office:value-type="float" office:value="7.39211" calcext:value-type="float">
            <text:p>7.39211</text:p>
          </table:table-cell>
          <table:table-cell office:value-type="float" office:value="0.772622" calcext:value-type="float">
            <text:p>0.772622</text:p>
          </table:table-cell>
          <table:table-cell office:value-type="float" office:value="0.227378" calcext:value-type="float">
            <text:p>0.227378</text:p>
          </table:table-cell>
          <table:table-cell office:value-type="float" office:value="5.2776" calcext:value-type="float">
            <text:p>5.277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.7799" calcext:value-type="float">
            <text:p>4.7799</text:p>
          </table:table-cell>
          <table:table-cell office:value-type="float" office:value="0.996534" calcext:value-type="float">
            <text:p>0.996534</text:p>
          </table:table-cell>
          <table:table-cell office:value-type="float" office:value="0.0034662" calcext:value-type="float">
            <text:p>0.00346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71472" calcext:value-type="float">
            <text:p>4.71472</text:p>
          </table:table-cell>
          <table:table-cell office:value-type="float" office:value="0.992616" calcext:value-type="float">
            <text:p>0.992616</text:p>
          </table:table-cell>
          <table:table-cell office:value-type="float" office:value="0.00738379" calcext:value-type="float">
            <text:p>0.00738379</text:p>
          </table:table-cell>
          <table:table-cell office:value-type="float" office:value="0" calcext:value-type="float">
            <text:p>0</text:p>
          </table:table-cell>
          <table:table-cell office:value-type="float" office:value="5.61765" calcext:value-type="float">
            <text:p>5.61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99174" calcext:value-type="float">
            <text:p>6.99174</text:p>
          </table:table-cell>
          <table:table-cell office:value-type="float" office:value="0.917355" calcext:value-type="float">
            <text:p>0.917355</text:p>
          </table:table-cell>
          <table:table-cell office:value-type="float" office:value="0.0826446" calcext:value-type="float">
            <text:p>0.0826446</text:p>
          </table:table-cell>
          <table:table-cell office:value-type="float" office:value="5.00651" calcext:value-type="float">
            <text:p>5.00651</text:p>
          </table:table-cell>
          <table:table-cell office:value-type="float" office:value="0.859002" calcext:value-type="float">
            <text:p>0.859002</text:p>
          </table:table-cell>
          <table:table-cell office:value-type="float" office:value="0.137744" calcext:value-type="float">
            <text:p>0.137744</text:p>
          </table:table-cell>
          <table:table-cell office:value-type="float" office:value="0.0032538" calcext:value-type="float">
            <text:p>0.0032538</text:p>
          </table:table-cell>
          <table:table-cell office:value-type="float" office:value="4.59649" calcext:value-type="float">
            <text:p>4.59649</text:p>
          </table:table-cell>
          <table:table-cell office:value-type="float" office:value="0.982456" calcext:value-type="float">
            <text:p>0.982456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8.82014" calcext:value-type="float">
            <text:p>8.82014</text:p>
          </table:table-cell>
          <table:table-cell office:value-type="float" office:value="0.705036" calcext:value-type="float">
            <text:p>0.705036</text:p>
          </table:table-cell>
          <table:table-cell office:value-type="float" office:value="0.294964" calcext:value-type="float">
            <text:p>0.294964</text:p>
          </table:table-cell>
          <table:table-cell office:value-type="float" office:value="4.75583" calcext:value-type="float">
            <text:p>4.75583</text:p>
          </table:table-cell>
          <table:table-cell office:value-type="float" office:value="0.976401" calcext:value-type="float">
            <text:p>0.976401</text:p>
          </table:table-cell>
          <table:table-cell office:value-type="float" office:value="0.0231966" calcext:value-type="float">
            <text:p>0.0231966</text:p>
          </table:table-cell>
          <table:table-cell office:value-type="float" office:value="0.000402253" calcext:value-type="float">
            <text:p>0.000402253</text:p>
          </table:table-cell>
          <table:table-cell office:value-type="float" office:value="4.85477" calcext:value-type="float">
            <text:p>4.85477</text:p>
          </table:table-cell>
          <table:table-cell office:value-type="float" office:value="0.987552" calcext:value-type="float">
            <text:p>0.987552</text:p>
          </table:table-cell>
          <table:table-cell office:value-type="float" office:value="0.0124481" calcext:value-type="float">
            <text:p>0.0124481</text:p>
          </table:table-cell>
          <table:table-cell office:value-type="float" office:value="8.22581" calcext:value-type="float">
            <text:p>8.22581</text:p>
          </table:table-cell>
          <table:table-cell office:value-type="float" office:value="0.771712" calcext:value-type="float">
            <text:p>0.771712</text:p>
          </table:table-cell>
          <table:table-cell office:value-type="float" office:value="0.228288" calcext:value-type="float">
            <text:p>0.228288</text:p>
          </table:table-cell>
          <table:table-cell office:value-type="float" office:value="5.01539" calcext:value-type="float">
            <text:p>5.0153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47207" calcext:value-type="float">
            <text:p>5.47207</text:p>
          </table:table-cell>
          <table:table-cell office:value-type="float" office:value="0.99867" calcext:value-type="float">
            <text:p>0.99867</text:p>
          </table:table-cell>
          <table:table-cell office:value-type="float" office:value="0.00132979" calcext:value-type="float">
            <text:p>0.00132979</text:p>
          </table:table-cell>
          <table:table-cell office:value-type="float" office:value="0" calcext:value-type="float">
            <text:p>0</text:p>
          </table:table-cell>
          <table:table-cell office:value-type="float" office:value="3.125" calcext:value-type="float">
            <text:p>3.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27923" calcext:value-type="float">
            <text:p>5.27923</text:p>
          </table:table-cell>
          <table:table-cell office:value-type="float" office:value="0.992069" calcext:value-type="float">
            <text:p>0.992069</text:p>
          </table:table-cell>
          <table:table-cell office:value-type="float" office:value="0.0076576" calcext:value-type="float">
            <text:p>0.0076576</text:p>
          </table:table-cell>
          <table:table-cell office:value-type="float" office:value="0.000273486" calcext:value-type="float">
            <text:p>0.000273486</text:p>
          </table:table-cell>
          <table:table-cell office:value-type="float" office:value="9.56213" calcext:value-type="float">
            <text:p>9.562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95181" calcext:value-type="float">
            <text:p>6.95181</text:p>
          </table:table-cell>
          <table:table-cell office:value-type="float" office:value="0.921687" calcext:value-type="float">
            <text:p>0.921687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4.96325" calcext:value-type="float">
            <text:p>4.96325</text:p>
          </table:table-cell>
          <table:table-cell office:value-type="float" office:value="0.827208" calcext:value-type="float">
            <text:p>0.827208</text:p>
          </table:table-cell>
          <table:table-cell office:value-type="float" office:value="0.168923" calcext:value-type="float">
            <text:p>0.168923</text:p>
          </table:table-cell>
          <table:table-cell office:value-type="float" office:value="0.00386847" calcext:value-type="float">
            <text:p>0.00386847</text:p>
          </table:table-cell>
          <table:table-cell office:value-type="float" office:value="4.74803" calcext:value-type="float">
            <text:p>4.74803</text:p>
          </table:table-cell>
          <table:table-cell office:value-type="float" office:value="0.984252" calcext:value-type="float">
            <text:p>0.984252</text:p>
          </table:table-cell>
          <table:table-cell office:value-type="float" office:value="0.015748" calcext:value-type="float">
            <text:p>0.015748</text:p>
          </table:table-cell>
          <table:table-cell office:value-type="float" office:value="9.15222" calcext:value-type="float">
            <text:p>9.15222</text:p>
          </table:table-cell>
          <table:table-cell office:value-type="float" office:value="0.730679" calcext:value-type="float">
            <text:p>0.730679</text:p>
          </table:table-cell>
          <table:table-cell office:value-type="float" office:value="0.269321" calcext:value-type="float">
            <text:p>0.269321</text:p>
          </table:table-cell>
          <table:table-cell office:value-type="float" office:value="5.24334" calcext:value-type="float">
            <text:p>5.24334</text:p>
          </table:table-cell>
          <table:table-cell office:value-type="float" office:value="0.965994" calcext:value-type="float">
            <text:p>0.965994</text:p>
          </table:table-cell>
          <table:table-cell office:value-type="float" office:value="0.0331739" calcext:value-type="float">
            <text:p>0.0331739</text:p>
          </table:table-cell>
          <table:table-cell office:value-type="float" office:value="0.000831947" calcext:value-type="float">
            <text:p>0.000831947</text:p>
          </table:table-cell>
          <table:table-cell office:value-type="float" office:value="6.1828" calcext:value-type="float">
            <text:p>6.1828</text:p>
          </table:table-cell>
          <table:table-cell office:value-type="float" office:value="0.989247" calcext:value-type="float">
            <text:p>0.989247</text:p>
          </table:table-cell>
          <table:table-cell office:value-type="float" office:value="0.0107527" calcext:value-type="float">
            <text:p>0.0107527</text:p>
          </table:table-cell>
          <table:table-cell office:value-type="float" office:value="8.47492" calcext:value-type="float">
            <text:p>8.47492</text:p>
          </table:table-cell>
          <table:table-cell office:value-type="float" office:value="0.785953" calcext:value-type="float">
            <text:p>0.785953</text:p>
          </table:table-cell>
          <table:table-cell office:value-type="float" office:value="0.214047" calcext:value-type="float">
            <text:p>0.214047</text:p>
          </table:table-cell>
          <table:table-cell office:value-type="float" office:value="4.84858" calcext:value-type="float">
            <text:p>4.8485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.46589" calcext:value-type="float">
            <text:p>5.46589</text:p>
          </table:table-cell>
          <table:table-cell office:value-type="float" office:value="0.994194" calcext:value-type="float">
            <text:p>0.994194</text:p>
          </table:table-cell>
          <table:table-cell office:value-type="float" office:value="0.00580552" calcext:value-type="float">
            <text:p>0.0058055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07816" calcext:value-type="float">
            <text:p>5.07816</text:p>
          </table:table-cell>
          <table:table-cell office:value-type="float" office:value="0.990423" calcext:value-type="float">
            <text:p>0.990423</text:p>
          </table:table-cell>
          <table:table-cell office:value-type="float" office:value="0.0094223" calcext:value-type="float">
            <text:p>0.0094223</text:p>
          </table:table-cell>
          <table:table-cell office:value-type="float" office:value="0.000154464" calcext:value-type="float">
            <text:p>0.000154464</text:p>
          </table:table-cell>
          <table:table-cell office:value-type="float" office:value="9.72093" calcext:value-type="float">
            <text:p>9.72093</text:p>
          </table:table-cell>
          <table:table-cell office:value-type="float" office:value="0.990698" calcext:value-type="float">
            <text:p>0.990698</text:p>
          </table:table-cell>
          <table:table-cell office:value-type="float" office:value="0.00930233" calcext:value-type="float">
            <text:p>0.00930233</text:p>
          </table:table-cell>
          <table:table-cell office:value-type="float" office:value="7.42781" calcext:value-type="float">
            <text:p>7.42781</text:p>
          </table:table-cell>
          <table:table-cell office:value-type="float" office:value="0.946524" calcext:value-type="float">
            <text:p>0.946524</text:p>
          </table:table-cell>
          <table:table-cell office:value-type="float" office:value="0.0534759" calcext:value-type="float">
            <text:p>0.0534759</text:p>
          </table:table-cell>
          <table:table-cell office:value-type="float" office:value="4.9444" calcext:value-type="float">
            <text:p>4.9444</text:p>
          </table:table-cell>
          <table:table-cell office:value-type="float" office:value="0.842105" calcext:value-type="float">
            <text:p>0.842105</text:p>
          </table:table-cell>
          <table:table-cell office:value-type="float" office:value="0.15493" calcext:value-type="float">
            <text:p>0.15493</text:p>
          </table:table-cell>
          <table:table-cell office:value-type="float" office:value="0.00296516" calcext:value-type="float">
            <text:p>0.00296516</text:p>
          </table:table-cell>
          <table:table-cell office:value-type="float" office:value="5.00726" calcext:value-type="float">
            <text:p>5.00726</text:p>
          </table:table-cell>
          <table:table-cell office:value-type="float" office:value="0.995157" calcext:value-type="float">
            <text:p>0.995157</text:p>
          </table:table-cell>
          <table:table-cell office:value-type="float" office:value="0.00484262" calcext:value-type="float">
            <text:p>0.00484262</text:p>
          </table:table-cell>
          <table:table-cell office:value-type="float" office:value="9.28266" calcext:value-type="float">
            <text:p>9.28266</text:p>
          </table:table-cell>
          <table:table-cell office:value-type="float" office:value="0.734475" calcext:value-type="float">
            <text:p>0.734475</text:p>
          </table:table-cell>
          <table:table-cell office:value-type="float" office:value="0.265525" calcext:value-type="float">
            <text:p>0.265525</text:p>
          </table:table-cell>
          <table:table-cell office:value-type="float" office:value="5.08835" calcext:value-type="float">
            <text:p>5.08835</text:p>
          </table:table-cell>
          <table:table-cell office:value-type="float" office:value="0.967223" calcext:value-type="float">
            <text:p>0.967223</text:p>
          </table:table-cell>
          <table:table-cell office:value-type="float" office:value="0.0321898" calcext:value-type="float">
            <text:p>0.0321898</text:p>
          </table:table-cell>
          <table:table-cell office:value-type="float" office:value="0.000587406" calcext:value-type="float">
            <text:p>0.000587406</text:p>
          </table:table-cell>
          <table:table-cell office:value-type="float" office:value="6.60759" calcext:value-type="float">
            <text:p>6.60759</text:p>
          </table:table-cell>
          <table:table-cell office:value-type="float" office:value="0.993671" calcext:value-type="float">
            <text:p>0.993671</text:p>
          </table:table-cell>
          <table:table-cell office:value-type="float" office:value="0.00632911" calcext:value-type="float">
            <text:p>0.00632911</text:p>
          </table:table-cell>
          <table:table-cell office:value-type="float" office:value="8.68882" calcext:value-type="float">
            <text:p>8.68882</text:p>
          </table:table-cell>
          <table:table-cell office:value-type="float" office:value="0.797583" calcext:value-type="float">
            <text:p>0.797583</text:p>
          </table:table-cell>
          <table:table-cell office:value-type="float" office:value="0.202417" calcext:value-type="float">
            <text:p>0.202417</text:p>
          </table:table-cell>
          <table:table-cell office:value-type="float" office:value="4.47511" calcext:value-type="float">
            <text:p>4.4751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.29366" calcext:value-type="float">
            <text:p>5.29366</text:p>
          </table:table-cell>
          <table:table-cell office:value-type="float" office:value="0.993818" calcext:value-type="float">
            <text:p>0.993818</text:p>
          </table:table-cell>
          <table:table-cell office:value-type="float" office:value="0.00618238" calcext:value-type="float">
            <text:p>0.00618238</text:p>
          </table:table-cell>
          <table:table-cell office:value-type="float" office:value="0" calcext:value-type="float">
            <text:p>0</text:p>
          </table:table-cell>
          <table:table-cell office:value-type="float" office:value="1.33333" calcext:value-type="float">
            <text:p>1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5473" calcext:value-type="float">
            <text:p>4.95473</text:p>
          </table:table-cell>
          <table:table-cell office:value-type="float" office:value="0.987566" calcext:value-type="float">
            <text:p>0.987566</text:p>
          </table:table-cell>
          <table:table-cell office:value-type="float" office:value="0.0122748" calcext:value-type="float">
            <text:p>0.0122748</text:p>
          </table:table-cell>
          <table:table-cell office:value-type="float" office:value="0.000159413" calcext:value-type="float">
            <text:p>0.000159413</text:p>
          </table:table-cell>
          <table:table-cell office:value-type="float" office:value="8.5697" calcext:value-type="float">
            <text:p>8.5697</text:p>
          </table:table-cell>
          <table:table-cell office:value-type="float" office:value="0.993939" calcext:value-type="float">
            <text:p>0.993939</text:p>
          </table:table-cell>
          <table:table-cell office:value-type="float" office:value="0.00606061" calcext:value-type="float">
            <text:p>0.00606061</text:p>
          </table:table-cell>
          <table:table-cell office:value-type="float" office:value="7.75229" calcext:value-type="float">
            <text:p>7.75229</text:p>
          </table:table-cell>
          <table:table-cell office:value-type="float" office:value="0.931193" calcext:value-type="float">
            <text:p>0.931193</text:p>
          </table:table-cell>
          <table:table-cell office:value-type="float" office:value="0.0688073" calcext:value-type="float">
            <text:p>0.0688073</text:p>
          </table:table-cell>
          <table:table-cell office:value-type="float" office:value="4.28469" calcext:value-type="float">
            <text:p>4.28469</text:p>
          </table:table-cell>
          <table:table-cell office:value-type="float" office:value="0.817605" calcext:value-type="float">
            <text:p>0.817605</text:p>
          </table:table-cell>
          <table:table-cell office:value-type="float" office:value="0.17843" calcext:value-type="float">
            <text:p>0.17843</text:p>
          </table:table-cell>
          <table:table-cell office:value-type="float" office:value="0.00396511" calcext:value-type="float">
            <text:p>0.00396511</text:p>
          </table:table-cell>
          <table:table-cell office:value-type="float" office:value="6.55228" calcext:value-type="float">
            <text:p>6.55228</text:p>
          </table:table-cell>
          <table:table-cell office:value-type="float" office:value="0.983914" calcext:value-type="float">
            <text:p>0.983914</text:p>
          </table:table-cell>
          <table:table-cell office:value-type="float" office:value="0.0160858" calcext:value-type="float">
            <text:p>0.0160858</text:p>
          </table:table-cell>
          <table:table-cell office:value-type="float" office:value="9.47263" calcext:value-type="float">
            <text:p>9.47263</text:p>
          </table:table-cell>
          <table:table-cell office:value-type="float" office:value="0.724453" calcext:value-type="float">
            <text:p>0.724453</text:p>
          </table:table-cell>
          <table:table-cell office:value-type="float" office:value="0.275547" calcext:value-type="float">
            <text:p>0.275547</text:p>
          </table:table-cell>
          <table:table-cell office:value-type="float" office:value="4.87825" calcext:value-type="float">
            <text:p>4.87825</text:p>
          </table:table-cell>
          <table:table-cell office:value-type="float" office:value="0.961863" calcext:value-type="float">
            <text:p>0.961863</text:p>
          </table:table-cell>
          <table:table-cell office:value-type="float" office:value="0.0374037" calcext:value-type="float">
            <text:p>0.0374037</text:p>
          </table:table-cell>
          <table:table-cell office:value-type="float" office:value="0.000733407" calcext:value-type="float">
            <text:p>0.000733407</text:p>
          </table:table-cell>
          <table:table-cell office:value-type="float" office:value="7.13863" calcext:value-type="float">
            <text:p>7.13863</text:p>
          </table:table-cell>
          <table:table-cell office:value-type="float" office:value="0.987061" calcext:value-type="float">
            <text:p>0.987061</text:p>
          </table:table-cell>
          <table:table-cell office:value-type="float" office:value="0.012939" calcext:value-type="float">
            <text:p>0.012939</text:p>
          </table:table-cell>
          <table:table-cell office:value-type="float" office:value="8.93411" calcext:value-type="float">
            <text:p>8.93411</text:p>
          </table:table-cell>
          <table:table-cell office:value-type="float" office:value="0.78553" calcext:value-type="float">
            <text:p>0.78553</text:p>
          </table:table-cell>
          <table:table-cell office:value-type="float" office:value="0.21447" calcext:value-type="float">
            <text:p>0.21447</text:p>
          </table:table-cell>
          <table:table-cell office:value-type="float" office:value="4.17944" calcext:value-type="float">
            <text:p>4.1794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.14601" calcext:value-type="float">
            <text:p>5.14601</text:p>
          </table:table-cell>
          <table:table-cell office:value-type="float" office:value="0.989813" calcext:value-type="float">
            <text:p>0.989813</text:p>
          </table:table-cell>
          <table:table-cell office:value-type="float" office:value="0.0101868" calcext:value-type="float">
            <text:p>0.0101868</text:p>
          </table:table-cell>
          <table:table-cell office:value-type="float" office:value="0" calcext:value-type="float">
            <text:p>0</text:p>
          </table:table-cell>
          <table:table-cell office:value-type="float" office:value="19.3333" calcext:value-type="float">
            <text:p>19.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19334" calcext:value-type="float">
            <text:p>5.19334</text:p>
          </table:table-cell>
          <table:table-cell office:value-type="float" office:value="0.986855" calcext:value-type="float">
            <text:p>0.986855</text:p>
          </table:table-cell>
          <table:table-cell office:value-type="float" office:value="0.0131448" calcext:value-type="float">
            <text:p>0.0131448</text:p>
          </table:table-cell>
          <table:table-cell office:value-type="float" office:value="0" calcext:value-type="float">
            <text:p>0</text:p>
          </table:table-cell>
          <table:table-cell office:value-type="float" office:value="7.01961" calcext:value-type="float">
            <text:p>7.019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42211" calcext:value-type="float">
            <text:p>7.42211</text:p>
          </table:table-cell>
          <table:table-cell office:value-type="float" office:value="0.929648" calcext:value-type="float">
            <text:p>0.929648</text:p>
          </table:table-cell>
          <table:table-cell office:value-type="float" office:value="0.0703518" calcext:value-type="float">
            <text:p>0.0703518</text:p>
          </table:table-cell>
          <table:table-cell office:value-type="float" office:value="4.48554" calcext:value-type="float">
            <text:p>4.48554</text:p>
          </table:table-cell>
          <table:table-cell office:value-type="float" office:value="0.813546" calcext:value-type="float">
            <text:p>0.813546</text:p>
          </table:table-cell>
          <table:table-cell office:value-type="float" office:value="0.181887" calcext:value-type="float">
            <text:p>0.181887</text:p>
          </table:table-cell>
          <table:table-cell office:value-type="float" office:value="0.00456621" calcext:value-type="float">
            <text:p>0.00456621</text:p>
          </table:table-cell>
          <table:table-cell office:value-type="float" office:value="6.76966" calcext:value-type="float">
            <text:p>6.76966</text:p>
          </table:table-cell>
          <table:table-cell office:value-type="float" office:value="0.994382" calcext:value-type="float">
            <text:p>0.994382</text:p>
          </table:table-cell>
          <table:table-cell office:value-type="float" office:value="0.00561798" calcext:value-type="float">
            <text:p>0.00561798</text:p>
          </table:table-cell>
          <table:table-cell office:value-type="float" office:value="9.47002" calcext:value-type="float">
            <text:p>9.47002</text:p>
          </table:table-cell>
          <table:table-cell office:value-type="float" office:value="0.704062" calcext:value-type="float">
            <text:p>0.704062</text:p>
          </table:table-cell>
          <table:table-cell office:value-type="float" office:value="0.295938" calcext:value-type="float">
            <text:p>0.295938</text:p>
          </table:table-cell>
          <table:table-cell office:value-type="float" office:value="5.07229" calcext:value-type="float">
            <text:p>5.07229</text:p>
          </table:table-cell>
          <table:table-cell office:value-type="float" office:value="0.958296" calcext:value-type="float">
            <text:p>0.958296</text:p>
          </table:table-cell>
          <table:table-cell office:value-type="float" office:value="0.0409453" calcext:value-type="float">
            <text:p>0.0409453</text:p>
          </table:table-cell>
          <table:table-cell office:value-type="float" office:value="0.000758246" calcext:value-type="float">
            <text:p>0.000758246</text:p>
          </table:table-cell>
          <table:table-cell office:value-type="float" office:value="6.99029" calcext:value-type="float">
            <text:p>6.99029</text:p>
          </table:table-cell>
          <table:table-cell office:value-type="float" office:value="0.996117" calcext:value-type="float">
            <text:p>0.996117</text:p>
          </table:table-cell>
          <table:table-cell office:value-type="float" office:value="0.0038835" calcext:value-type="float">
            <text:p>0.0038835</text:p>
          </table:table-cell>
          <table:table-cell office:value-type="float" office:value="8.81181" calcext:value-type="float">
            <text:p>8.81181</text:p>
          </table:table-cell>
          <table:table-cell office:value-type="float" office:value="0.770604" calcext:value-type="float">
            <text:p>0.770604</text:p>
          </table:table-cell>
          <table:table-cell office:value-type="float" office:value="0.229396" calcext:value-type="float">
            <text:p>0.229396</text:p>
          </table:table-cell>
          <table:table-cell office:value-type="float" office:value="4.31214" calcext:value-type="float">
            <text:p>4.3121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.35739" calcext:value-type="float">
            <text:p>5.35739</text:p>
          </table:table-cell>
          <table:table-cell office:value-type="float" office:value="0.987973" calcext:value-type="float">
            <text:p>0.987973</text:p>
          </table:table-cell>
          <table:table-cell office:value-type="float" office:value="0.0120275" calcext:value-type="float">
            <text:p>0.0120275</text:p>
          </table:table-cell>
          <table:table-cell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47259" calcext:value-type="float">
            <text:p>5.47259</text:p>
          </table:table-cell>
          <table:table-cell office:value-type="float" office:value="0.988148" calcext:value-type="float">
            <text:p>0.988148</text:p>
          </table:table-cell>
          <table:table-cell office:value-type="float" office:value="0.0118519" calcext:value-type="float">
            <text:p>0.0118519</text:p>
          </table:table-cell>
          <table:table-cell office:value-type="float" office:value="0" calcext:value-type="float">
            <text:p>0</text:p>
          </table:table-cell>
          <table:table-cell office:value-type="float" office:value="6.58889" calcext:value-type="float">
            <text:p>6.58889</text:p>
          </table:table-cell>
          <table:table-cell office:value-type="float" office:value="0.994444" calcext:value-type="float">
            <text:p>0.994444</text:p>
          </table:table-cell>
          <table:table-cell office:value-type="float" office:value="0.00555556" calcext:value-type="float">
            <text:p>0.00555556</text:p>
          </table:table-cell>
          <table:table-cell office:value-type="float" office:value="6.58566" calcext:value-type="float">
            <text:p>6.58566</text:p>
          </table:table-cell>
          <table:table-cell office:value-type="float" office:value="0.972112" calcext:value-type="float">
            <text:p>0.972112</text:p>
          </table:table-cell>
          <table:table-cell office:value-type="float" office:value="0.0278884" calcext:value-type="float">
            <text:p>0.0278884</text:p>
          </table:table-cell>
          <table:table-cell office:value-type="float" office:value="4.60813" calcext:value-type="float">
            <text:p>4.60813</text:p>
          </table:table-cell>
          <table:table-cell office:value-type="float" office:value="0.799587" calcext:value-type="float">
            <text:p>0.799587</text:p>
          </table:table-cell>
          <table:table-cell office:value-type="float" office:value="0.198347" calcext:value-type="float">
            <text:p>0.198347</text:p>
          </table:table-cell>
          <table:table-cell office:value-type="float" office:value="0.00206612" calcext:value-type="float">
            <text:p>0.00206612</text:p>
          </table:table-cell>
          <table:table-cell office:value-type="float" office:value="5.1299" calcext:value-type="float">
            <text:p>5.1299</text:p>
          </table:table-cell>
          <table:table-cell office:value-type="float" office:value="0.987745" calcext:value-type="float">
            <text:p>0.987745</text:p>
          </table:table-cell>
          <table:table-cell office:value-type="float" office:value="0.0122549" calcext:value-type="float">
            <text:p>0.0122549</text:p>
          </table:table-cell>
          <table:table-cell office:value-type="float" office:value="9.61355" calcext:value-type="float">
            <text:p>9.61355</text:p>
          </table:table-cell>
          <table:table-cell office:value-type="float" office:value="0.725275" calcext:value-type="float">
            <text:p>0.725275</text:p>
          </table:table-cell>
          <table:table-cell office:value-type="float" office:value="0.274725" calcext:value-type="float">
            <text:p>0.274725</text:p>
          </table:table-cell>
          <table:table-cell office:value-type="float" office:value="5.32206" calcext:value-type="float">
            <text:p>5.32206</text:p>
          </table:table-cell>
          <table:table-cell office:value-type="float" office:value="0.956967" calcext:value-type="float">
            <text:p>0.956967</text:p>
          </table:table-cell>
          <table:table-cell office:value-type="float" office:value="0.0426913" calcext:value-type="float">
            <text:p>0.0426913</text:p>
          </table:table-cell>
          <table:table-cell office:value-type="float" office:value="0.00034153" calcext:value-type="float">
            <text:p>0.00034153</text:p>
          </table:table-cell>
          <table:table-cell office:value-type="float" office:value="5.59122" calcext:value-type="float">
            <text:p>5.59122</text:p>
          </table:table-cell>
          <table:table-cell office:value-type="float" office:value="0.989865" calcext:value-type="float">
            <text:p>0.989865</text:p>
          </table:table-cell>
          <table:table-cell office:value-type="float" office:value="0.0101351" calcext:value-type="float">
            <text:p>0.0101351</text:p>
          </table:table-cell>
          <table:table-cell office:value-type="float" office:value="8.59677" calcext:value-type="float">
            <text:p>8.59677</text:p>
          </table:table-cell>
          <table:table-cell office:value-type="float" office:value="0.805211" calcext:value-type="float">
            <text:p>0.805211</text:p>
          </table:table-cell>
          <table:table-cell office:value-type="float" office:value="0.194789" calcext:value-type="float">
            <text:p>0.194789</text:p>
          </table:table-cell>
          <table:table-cell office:value-type="float" office:value="4.3831" calcext:value-type="float">
            <text:p>4.383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.57094" calcext:value-type="float">
            <text:p>4.57094</text:p>
          </table:table-cell>
          <table:table-cell office:value-type="float" office:value="0.993162" calcext:value-type="float">
            <text:p>0.993162</text:p>
          </table:table-cell>
          <table:table-cell office:value-type="float" office:value="0.00683761" calcext:value-type="float">
            <text:p>0.006837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25" calcext:value-type="float">
            <text:p>3.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8141" calcext:value-type="float">
            <text:p>4.98141</text:p>
          </table:table-cell>
          <table:table-cell office:value-type="float" office:value="0.990114" calcext:value-type="float">
            <text:p>0.990114</text:p>
          </table:table-cell>
          <table:table-cell office:value-type="float" office:value="0.00973882" calcext:value-type="float">
            <text:p>0.00973882</text:p>
          </table:table-cell>
          <table:table-cell office:value-type="float" office:value="0.000147558" calcext:value-type="float">
            <text:p>0.000147558</text:p>
          </table:table-cell>
          <table:table-cell office:value-type="float" office:value="6.98864" calcext:value-type="float">
            <text:p>6.988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11465" calcext:value-type="float">
            <text:p>8.11465</text:p>
          </table:table-cell>
          <table:table-cell office:value-type="float" office:value="0.942675" calcext:value-type="float">
            <text:p>0.942675</text:p>
          </table:table-cell>
          <table:table-cell office:value-type="float" office:value="0.0573248" calcext:value-type="float">
            <text:p>0.0573248</text:p>
          </table:table-cell>
          <table:table-cell office:value-type="float" office:value="4.71688" calcext:value-type="float">
            <text:p>4.71688</text:p>
          </table:table-cell>
          <table:table-cell office:value-type="float" office:value="0.810345" calcext:value-type="float">
            <text:p>0.810345</text:p>
          </table:table-cell>
          <table:table-cell office:value-type="float" office:value="0.183303" calcext:value-type="float">
            <text:p>0.183303</text:p>
          </table:table-cell>
          <table:table-cell office:value-type="float" office:value="0.00635209" calcext:value-type="float">
            <text:p>0.00635209</text:p>
          </table:table-cell>
          <table:table-cell office:value-type="float" office:value="3.62644" calcext:value-type="float">
            <text:p>3.62644</text:p>
          </table:table-cell>
          <table:table-cell office:value-type="float" office:value="0.982759" calcext:value-type="float">
            <text:p>0.98275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9.25571" calcext:value-type="float">
            <text:p>9.25571</text:p>
          </table:table-cell>
          <table:table-cell office:value-type="float" office:value="0.712329" calcext:value-type="float">
            <text:p>0.712329</text:p>
          </table:table-cell>
          <table:table-cell office:value-type="float" office:value="0.287671" calcext:value-type="float">
            <text:p>0.287671</text:p>
          </table:table-cell>
          <table:table-cell office:value-type="float" office:value="4.9186" calcext:value-type="float">
            <text:p>4.9186</text:p>
          </table:table-cell>
          <table:table-cell office:value-type="float" office:value="0.966919" calcext:value-type="float">
            <text:p>0.966919</text:p>
          </table:table-cell>
          <table:table-cell office:value-type="float" office:value="0.0321361" calcext:value-type="float">
            <text:p>0.0321361</text:p>
          </table:table-cell>
          <table:table-cell office:value-type="float" office:value="0.00094518" calcext:value-type="float">
            <text:p>0.00094518</text:p>
          </table:table-cell>
          <table:table-cell office:value-type="float" office:value="4.71429" calcext:value-type="float">
            <text:p>4.71429</text:p>
          </table:table-cell>
          <table:table-cell office:value-type="float" office:value="0.988722" calcext:value-type="float">
            <text:p>0.988722</text:p>
          </table:table-cell>
          <table:table-cell office:value-type="float" office:value="0.0112782" calcext:value-type="float">
            <text:p>0.0112782</text:p>
          </table:table-cell>
          <table:table-cell office:value-type="float" office:value="8.87728" calcext:value-type="float">
            <text:p>8.87728</text:p>
          </table:table-cell>
          <table:table-cell office:value-type="float" office:value="0.776119" calcext:value-type="float">
            <text:p>0.776119</text:p>
          </table:table-cell>
          <table:table-cell office:value-type="float" office:value="0.223881" calcext:value-type="float">
            <text:p>0.223881</text:p>
          </table:table-cell>
          <table:table-cell office:value-type="float" office:value="4.9713" calcext:value-type="float">
            <text:p>4.971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.20238" calcext:value-type="float">
            <text:p>4.20238</text:p>
          </table:table-cell>
          <table:table-cell office:value-type="float" office:value="0.996032" calcext:value-type="float">
            <text:p>0.996032</text:p>
          </table:table-cell>
          <table:table-cell office:value-type="float" office:value="0.00396825" calcext:value-type="float">
            <text:p>0.0039682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54099" calcext:value-type="float">
            <text:p>4.54099</text:p>
          </table:table-cell>
          <table:table-cell office:value-type="float" office:value="0.989045" calcext:value-type="float">
            <text:p>0.989045</text:p>
          </table:table-cell>
          <table:table-cell office:value-type="float" office:value="0.0104072" calcext:value-type="float">
            <text:p>0.0104072</text:p>
          </table:table-cell>
          <table:table-cell office:value-type="float" office:value="0.000547745" calcext:value-type="float">
            <text:p>0.000547745</text:p>
          </table:table-cell>
          <table:table-cell office:value-type="float" office:value="7.53398" calcext:value-type="float">
            <text:p>7.53398</text:p>
          </table:table-cell>
          <table:table-cell office:value-type="float" office:value="0.990291" calcext:value-type="float">
            <text:p>0.990291</text:p>
          </table:table-cell>
          <table:table-cell office:value-type="float" office:value="0.00970874" calcext:value-type="float">
            <text:p>0.00970874</text:p>
          </table:table-cell>
          <table:table-cell office:value-type="float" office:value="7.70588" calcext:value-type="float">
            <text:p>7.70588</text:p>
          </table:table-cell>
          <table:table-cell office:value-type="float" office:value="0.976471" calcext:value-type="float">
            <text:p>0.976471</text:p>
          </table:table-cell>
          <table:table-cell office:value-type="float" office:value="0.0235294" calcext:value-type="float">
            <text:p>0.0235294</text:p>
          </table:table-cell>
          <table:table-cell office:value-type="float" office:value="4.20549" calcext:value-type="float">
            <text:p>4.20549</text:p>
          </table:table-cell>
          <table:table-cell office:value-type="float" office:value="0.828598" calcext:value-type="float">
            <text:p>0.828598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0473485" calcext:value-type="float">
            <text:p>0.00473485</text:p>
          </table:table-cell>
          <table:table-cell office:value-type="float" office:value="3.06383" calcext:value-type="float">
            <text:p>3.063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56054" calcext:value-type="float">
            <text:p>8.56054</text:p>
          </table:table-cell>
          <table:table-cell office:value-type="float" office:value="0.695067" calcext:value-type="float">
            <text:p>0.695067</text:p>
          </table:table-cell>
          <table:table-cell office:value-type="float" office:value="0.304933" calcext:value-type="float">
            <text:p>0.304933</text:p>
          </table:table-cell>
          <table:table-cell office:value-type="float" office:value="4.46639" calcext:value-type="float">
            <text:p>4.46639</text:p>
          </table:table-cell>
          <table:table-cell office:value-type="float" office:value="0.965468" calcext:value-type="float">
            <text:p>0.965468</text:p>
          </table:table-cell>
          <table:table-cell office:value-type="float" office:value="0.0333949" calcext:value-type="float">
            <text:p>0.0333949</text:p>
          </table:table-cell>
          <table:table-cell office:value-type="float" office:value="0.00113685" calcext:value-type="float">
            <text:p>0.00113685</text:p>
          </table:table-cell>
          <table:table-cell office:value-type="float" office:value="4.42604" calcext:value-type="float">
            <text:p>4.42604</text:p>
          </table:table-cell>
          <table:table-cell office:value-type="float" office:value="0.997041" calcext:value-type="float">
            <text:p>0.997041</text:p>
          </table:table-cell>
          <table:table-cell office:value-type="float" office:value="0.00295858" calcext:value-type="float">
            <text:p>0.00295858</text:p>
          </table:table-cell>
          <table:table-cell office:value-type="float" office:value="8.30421" calcext:value-type="float">
            <text:p>8.30421</text:p>
          </table:table-cell>
          <table:table-cell office:value-type="float" office:value="0.773463" calcext:value-type="float">
            <text:p>0.773463</text:p>
          </table:table-cell>
          <table:table-cell office:value-type="float" office:value="0.226537" calcext:value-type="float">
            <text:p>0.226537</text:p>
          </table:table-cell>
          <table:table-cell office:value-type="float" office:value="4.64248" calcext:value-type="float">
            <text:p>4.6424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.83513" calcext:value-type="float">
            <text:p>5.83513</text:p>
          </table:table-cell>
          <table:table-cell office:value-type="float" office:value="0.989214" calcext:value-type="float">
            <text:p>0.989214</text:p>
          </table:table-cell>
          <table:table-cell office:value-type="float" office:value="0.0107858" calcext:value-type="float">
            <text:p>0.01078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26886" calcext:value-type="float">
            <text:p>5.26886</text:p>
          </table:table-cell>
          <table:table-cell office:value-type="float" office:value="0.984785" calcext:value-type="float">
            <text:p>0.984785</text:p>
          </table:table-cell>
          <table:table-cell office:value-type="float" office:value="0.0147297" calcext:value-type="float">
            <text:p>0.0147297</text:p>
          </table:table-cell>
          <table:table-cell office:value-type="float" office:value="0.000485594" calcext:value-type="float">
            <text:p>0.000485594</text:p>
          </table:table-cell>
          <table:table-cell office:value-type="float" office:value="8.3178" calcext:value-type="float">
            <text:p>8.3178</text:p>
          </table:table-cell>
          <table:table-cell office:value-type="float" office:value="0.991525" calcext:value-type="float">
            <text:p>0.991525</text:p>
          </table:table-cell>
          <table:table-cell office:value-type="float" office:value="0.00847458" calcext:value-type="float">
            <text:p>0.00847458</text:p>
          </table:table-cell>
          <table:table-cell office:value-type="float" office:value="6.72325" calcext:value-type="float">
            <text:p>6.72325</text:p>
          </table:table-cell>
          <table:table-cell office:value-type="float" office:value="0.915129" calcext:value-type="float">
            <text:p>0.915129</text:p>
          </table:table-cell>
          <table:table-cell office:value-type="float" office:value="0.0848708" calcext:value-type="float">
            <text:p>0.0848708</text:p>
          </table:table-cell>
          <table:table-cell office:value-type="float" office:value="4.74835" calcext:value-type="float">
            <text:p>4.74835</text:p>
          </table:table-cell>
          <table:table-cell office:value-type="float" office:value="0.795604" calcext:value-type="float">
            <text:p>0.795604</text:p>
          </table:table-cell>
          <table:table-cell office:value-type="float" office:value="0.198901" calcext:value-type="float">
            <text:p>0.198901</text:p>
          </table:table-cell>
          <table:table-cell office:value-type="float" office:value="0.00549451" calcext:value-type="float">
            <text:p>0.00549451</text:p>
          </table:table-cell>
          <table:table-cell office:value-type="float" office:value="5.71645" calcext:value-type="float">
            <text:p>5.71645</text:p>
          </table:table-cell>
          <table:table-cell office:value-type="float" office:value="0.982987" calcext:value-type="float">
            <text:p>0.982987</text:p>
          </table:table-cell>
          <table:table-cell office:value-type="float" office:value="0.0170132" calcext:value-type="float">
            <text:p>0.0170132</text:p>
          </table:table-cell>
          <table:table-cell office:value-type="float" office:value="9.31364" calcext:value-type="float">
            <text:p>9.31364</text:p>
          </table:table-cell>
          <table:table-cell office:value-type="float" office:value="0.701515" calcext:value-type="float">
            <text:p>0.701515</text:p>
          </table:table-cell>
          <table:table-cell office:value-type="float" office:value="0.298485" calcext:value-type="float">
            <text:p>0.298485</text:p>
          </table:table-cell>
          <table:table-cell office:value-type="float" office:value="5.2018" calcext:value-type="float">
            <text:p>5.2018</text:p>
          </table:table-cell>
          <table:table-cell office:value-type="float" office:value="0.945299" calcext:value-type="float">
            <text:p>0.945299</text:p>
          </table:table-cell>
          <table:table-cell office:value-type="float" office:value="0.0531976" calcext:value-type="float">
            <text:p>0.0531976</text:p>
          </table:table-cell>
          <table:table-cell office:value-type="float" office:value="0.00150341" calcext:value-type="float">
            <text:p>0.00150341</text:p>
          </table:table-cell>
          <table:table-cell office:value-type="float" office:value="6.48379" calcext:value-type="float">
            <text:p>6.48379</text:p>
          </table:table-cell>
          <table:table-cell office:value-type="float" office:value="0.985733" calcext:value-type="float">
            <text:p>0.985733</text:p>
          </table:table-cell>
          <table:table-cell office:value-type="float" office:value="0.0142672" calcext:value-type="float">
            <text:p>0.0142672</text:p>
          </table:table-cell>
          <table:table-cell office:value-type="float" office:value="8.50053" calcext:value-type="float">
            <text:p>8.50053</text:p>
          </table:table-cell>
          <table:table-cell office:value-type="float" office:value="0.766206" calcext:value-type="float">
            <text:p>0.766206</text:p>
          </table:table-cell>
          <table:table-cell office:value-type="float" office:value="0.233794" calcext:value-type="float">
            <text:p>0.233794</text:p>
          </table:table-cell>
          <table:table-cell office:value-type="float" office:value="4.42265" calcext:value-type="float">
            <text:p>4.4226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.11281" calcext:value-type="float">
            <text:p>5.11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25" calcext:value-type="float">
            <text:p>49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75" calcext:value-type="float">
            <text:p>3.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05941" calcext:value-type="float">
            <text:p>5.05941</text:p>
          </table:table-cell>
          <table:table-cell office:value-type="float" office:value="0.987133" calcext:value-type="float">
            <text:p>0.987133</text:p>
          </table:table-cell>
          <table:table-cell office:value-type="float" office:value="0.0126774" calcext:value-type="float">
            <text:p>0.0126774</text:p>
          </table:table-cell>
          <table:table-cell office:value-type="float" office:value="0.000189215" calcext:value-type="float">
            <text:p>0.000189215</text:p>
          </table:table-cell>
          <table:table-cell office:value-type="float" office:value="6.75336" calcext:value-type="float">
            <text:p>6.75336</text:p>
          </table:table-cell>
          <table:table-cell office:value-type="float" office:value="0.986547" calcext:value-type="float">
            <text:p>0.986547</text:p>
          </table:table-cell>
          <table:table-cell office:value-type="float" office:value="0.0134529" calcext:value-type="float">
            <text:p>0.0134529</text:p>
          </table:table-cell>
          <table:table-cell office:value-type="float" office:value="7.3112" calcext:value-type="float">
            <text:p>7.3112</text:p>
          </table:table-cell>
          <table:table-cell office:value-type="float" office:value="0.93361" calcext:value-type="float">
            <text:p>0.93361</text:p>
          </table:table-cell>
          <table:table-cell office:value-type="float" office:value="0.06639" calcext:value-type="float">
            <text:p>0.06639</text:p>
          </table:table-cell>
          <table:table-cell office:value-type="float" office:value="4.09243" calcext:value-type="float">
            <text:p>4.09243</text:p>
          </table:table-cell>
          <table:table-cell office:value-type="float" office:value="0.806405" calcext:value-type="float">
            <text:p>0.806405</text:p>
          </table:table-cell>
          <table:table-cell office:value-type="float" office:value="0.187773" calcext:value-type="float">
            <text:p>0.187773</text:p>
          </table:table-cell>
          <table:table-cell office:value-type="float" office:value="0.00582242" calcext:value-type="float">
            <text:p>0.00582242</text:p>
          </table:table-cell>
          <table:table-cell office:value-type="float" office:value="5.35408" calcext:value-type="float">
            <text:p>5.35408</text:p>
          </table:table-cell>
          <table:table-cell office:value-type="float" office:value="0.978541" calcext:value-type="float">
            <text:p>0.97854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9.19747" calcext:value-type="float">
            <text:p>9.19747</text:p>
          </table:table-cell>
          <table:table-cell office:value-type="float" office:value="0.725118" calcext:value-type="float">
            <text:p>0.725118</text:p>
          </table:table-cell>
          <table:table-cell office:value-type="float" office:value="0.274882" calcext:value-type="float">
            <text:p>0.274882</text:p>
          </table:table-cell>
          <table:table-cell office:value-type="float" office:value="4.87831" calcext:value-type="float">
            <text:p>4.87831</text:p>
          </table:table-cell>
          <table:table-cell office:value-type="float" office:value="0.953495" calcext:value-type="float">
            <text:p>0.953495</text:p>
          </table:table-cell>
          <table:table-cell office:value-type="float" office:value="0.045252" calcext:value-type="float">
            <text:p>0.045252</text:p>
          </table:table-cell>
          <table:table-cell office:value-type="float" office:value="0.00125313" calcext:value-type="float">
            <text:p>0.00125313</text:p>
          </table:table-cell>
          <table:table-cell office:value-type="float" office:value="6.05772" calcext:value-type="float">
            <text:p>6.05772</text:p>
          </table:table-cell>
          <table:table-cell office:value-type="float" office:value="0.981241" calcext:value-type="float">
            <text:p>0.981241</text:p>
          </table:table-cell>
          <table:table-cell office:value-type="float" office:value="0.018759" calcext:value-type="float">
            <text:p>0.018759</text:p>
          </table:table-cell>
          <table:table-cell office:value-type="float" office:value="8.62925" calcext:value-type="float">
            <text:p>8.62925</text:p>
          </table:table-cell>
          <table:table-cell office:value-type="float" office:value="0.78458" calcext:value-type="float">
            <text:p>0.78458</text:p>
          </table:table-cell>
          <table:table-cell office:value-type="float" office:value="0.21542" calcext:value-type="float">
            <text:p>0.21542</text:p>
          </table:table-cell>
          <table:table-cell office:value-type="float" office:value="3.98553" calcext:value-type="float">
            <text:p>3.9855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.05419" calcext:value-type="float">
            <text:p>5.05419</text:p>
          </table:table-cell>
          <table:table-cell office:value-type="float" office:value="0.996716" calcext:value-type="float">
            <text:p>0.996716</text:p>
          </table:table-cell>
          <table:table-cell office:value-type="float" office:value="0.00328407" calcext:value-type="float">
            <text:p>0.00328407</text:p>
          </table:table-cell>
          <table:table-cell office:value-type="float" office:value="0" calcext:value-type="float">
            <text:p>0</text:p>
          </table:table-cell>
          <table:table-cell office:value-type="float" office:value="47.5" calcext:value-type="float">
            <text:p>47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7151" calcext:value-type="float">
            <text:p>4.97151</text:p>
          </table:table-cell>
          <table:table-cell office:value-type="float" office:value="0.985846" calcext:value-type="float">
            <text:p>0.985846</text:p>
          </table:table-cell>
          <table:table-cell office:value-type="float" office:value="0.0139721" calcext:value-type="float">
            <text:p>0.0139721</text:p>
          </table:table-cell>
          <table:table-cell office:value-type="float" office:value="0.000181455" calcext:value-type="float">
            <text:p>0.000181455</text:p>
          </table:table-cell>
          <table:table-cell office:value-type="float" office:value="8.98058" calcext:value-type="float">
            <text:p>8.980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1527" calcext:value-type="float">
            <text:p>7.31527</text:p>
          </table:table-cell>
          <table:table-cell office:value-type="float" office:value="0.881773" calcext:value-type="float">
            <text:p>0.881773</text:p>
          </table:table-cell>
          <table:table-cell office:value-type="float" office:value="0.118227" calcext:value-type="float">
            <text:p>0.118227</text:p>
          </table:table-cell>
          <table:table-cell office:value-type="float" office:value="5.15436" calcext:value-type="float">
            <text:p>5.15436</text:p>
          </table:table-cell>
          <table:table-cell office:value-type="float" office:value="0.82802" calcext:value-type="float">
            <text:p>0.82802</text:p>
          </table:table-cell>
          <table:table-cell office:value-type="float" office:value="0.165268" calcext:value-type="float">
            <text:p>0.165268</text:p>
          </table:table-cell>
          <table:table-cell office:value-type="float" office:value="0.00671141" calcext:value-type="float">
            <text:p>0.00671141</text:p>
          </table:table-cell>
          <table:table-cell office:value-type="float" office:value="4.94397" calcext:value-type="float">
            <text:p>4.94397</text:p>
          </table:table-cell>
          <table:table-cell office:value-type="float" office:value="0.978448" calcext:value-type="float">
            <text:p>0.978448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9.32806" calcext:value-type="float">
            <text:p>9.32806</text:p>
          </table:table-cell>
          <table:table-cell office:value-type="float" office:value="0.717391" calcext:value-type="float">
            <text:p>0.717391</text:p>
          </table:table-cell>
          <table:table-cell office:value-type="float" office:value="0.282609" calcext:value-type="float">
            <text:p>0.282609</text:p>
          </table:table-cell>
          <table:table-cell office:value-type="float" office:value="5.00821" calcext:value-type="float">
            <text:p>5.00821</text:p>
          </table:table-cell>
          <table:table-cell office:value-type="float" office:value="0.961023" calcext:value-type="float">
            <text:p>0.961023</text:p>
          </table:table-cell>
          <table:table-cell office:value-type="float" office:value="0.0377462" calcext:value-type="float">
            <text:p>0.0377462</text:p>
          </table:table-cell>
          <table:table-cell office:value-type="float" office:value="0.00123085" calcext:value-type="float">
            <text:p>0.00123085</text:p>
          </table:table-cell>
          <table:table-cell office:value-type="float" office:value="6.67257" calcext:value-type="float">
            <text:p>6.67257</text:p>
          </table:table-cell>
          <table:table-cell office:value-type="float" office:value="0.985251" calcext:value-type="float">
            <text:p>0.985251</text:p>
          </table:table-cell>
          <table:table-cell office:value-type="float" office:value="0.0147493" calcext:value-type="float">
            <text:p>0.0147493</text:p>
          </table:table-cell>
          <table:table-cell office:value-type="float" office:value="8.72191" calcext:value-type="float">
            <text:p>8.72191</text:p>
          </table:table-cell>
          <table:table-cell office:value-type="float" office:value="0.765449" calcext:value-type="float">
            <text:p>0.765449</text:p>
          </table:table-cell>
          <table:table-cell office:value-type="float" office:value="0.234551" calcext:value-type="float">
            <text:p>0.234551</text:p>
          </table:table-cell>
          <table:table-cell office:value-type="float" office:value="4.72338" calcext:value-type="float">
            <text:p>4.7233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.13417" calcext:value-type="float">
            <text:p>5.13417</text:p>
          </table:table-cell>
          <table:table-cell office:value-type="float" office:value="0.997904" calcext:value-type="float">
            <text:p>0.997904</text:p>
          </table:table-cell>
          <table:table-cell office:value-type="float" office:value="0.00209644" calcext:value-type="float">
            <text:p>0.00209644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1813" calcext:value-type="float">
            <text:p>4.91813</text:p>
          </table:table-cell>
          <table:table-cell office:value-type="float" office:value="0.980604" calcext:value-type="float">
            <text:p>0.980604</text:p>
          </table:table-cell>
          <table:table-cell office:value-type="float" office:value="0.0189445" calcext:value-type="float">
            <text:p>0.0189445</text:p>
          </table:table-cell>
          <table:table-cell office:value-type="float" office:value="0.00045106" calcext:value-type="float">
            <text:p>0.00045106</text:p>
          </table:table-cell>
          <table:table-cell office:value-type="float" office:value="8.30556" calcext:value-type="float">
            <text:p>8.30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0442" calcext:value-type="float">
            <text:p>7.50442</text:p>
          </table:table-cell>
          <table:table-cell office:value-type="float" office:value="0.942478" calcext:value-type="float">
            <text:p>0.942478</text:p>
          </table:table-cell>
          <table:table-cell office:value-type="float" office:value="0.0575221" calcext:value-type="float">
            <text:p>0.0575221</text:p>
          </table:table-cell>
          <table:table-cell office:value-type="float" office:value="3.95522" calcext:value-type="float">
            <text:p>3.95522</text:p>
          </table:table-cell>
          <table:table-cell office:value-type="float" office:value="0.776905" calcext:value-type="float">
            <text:p>0.776905</text:p>
          </table:table-cell>
          <table:table-cell office:value-type="float" office:value="0.217596" calcext:value-type="float">
            <text:p>0.217596</text:p>
          </table:table-cell>
          <table:table-cell office:value-type="float" office:value="0.00549882" calcext:value-type="float">
            <text:p>0.00549882</text:p>
          </table:table-cell>
          <table:table-cell office:value-type="float" office:value="4.78638" calcext:value-type="float">
            <text:p>4.78638</text:p>
          </table:table-cell>
          <table:table-cell office:value-type="float" office:value="0.983568" calcext:value-type="float">
            <text:p>0.983568</text:p>
          </table:table-cell>
          <table:table-cell office:value-type="float" office:value="0.0164319" calcext:value-type="float">
            <text:p>0.0164319</text:p>
          </table:table-cell>
          <table:table-cell office:value-type="float" office:value="9.43577" calcext:value-type="float">
            <text:p>9.43577</text:p>
          </table:table-cell>
          <table:table-cell office:value-type="float" office:value="0.712195" calcext:value-type="float">
            <text:p>0.712195</text:p>
          </table:table-cell>
          <table:table-cell office:value-type="float" office:value="0.287805" calcext:value-type="float">
            <text:p>0.287805</text:p>
          </table:table-cell>
          <table:table-cell office:value-type="float" office:value="4.73658" calcext:value-type="float">
            <text:p>4.73658</text:p>
          </table:table-cell>
          <table:table-cell office:value-type="float" office:value="0.940006" calcext:value-type="float">
            <text:p>0.940006</text:p>
          </table:table-cell>
          <table:table-cell office:value-type="float" office:value="0.0585382" calcext:value-type="float">
            <text:p>0.0585382</text:p>
          </table:table-cell>
          <table:table-cell office:value-type="float" office:value="0.00145537" calcext:value-type="float">
            <text:p>0.00145537</text:p>
          </table:table-cell>
          <table:table-cell office:value-type="float" office:value="5.83607" calcext:value-type="float">
            <text:p>5.83607</text:p>
          </table:table-cell>
          <table:table-cell office:value-type="float" office:value="0.988525" calcext:value-type="float">
            <text:p>0.988525</text:p>
          </table:table-cell>
          <table:table-cell office:value-type="float" office:value="0.0114754" calcext:value-type="float">
            <text:p>0.0114754</text:p>
          </table:table-cell>
          <table:table-cell office:value-type="float" office:value="8.88521" calcext:value-type="float">
            <text:p>8.88521</text:p>
          </table:table-cell>
          <table:table-cell office:value-type="float" office:value="0.775148" calcext:value-type="float">
            <text:p>0.775148</text:p>
          </table:table-cell>
          <table:table-cell office:value-type="float" office:value="0.224852" calcext:value-type="float">
            <text:p>0.224852</text:p>
          </table:table-cell>
          <table:table-cell office:value-type="float" office:value="3.71296" calcext:value-type="float">
            <text:p>3.7129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.70485" calcext:value-type="float">
            <text:p>5.70485</text:p>
          </table:table-cell>
          <table:table-cell office:value-type="float" office:value="0.993392" calcext:value-type="float">
            <text:p>0.993392</text:p>
          </table:table-cell>
          <table:table-cell office:value-type="float" office:value="0.00660793" calcext:value-type="float">
            <text:p>0.0066079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14286" calcext:value-type="float">
            <text:p>4.14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02962" calcext:value-type="float">
            <text:p>5.02962</text:p>
          </table:table-cell>
          <table:table-cell office:value-type="float" office:value="0.985498" calcext:value-type="float">
            <text:p>0.985498</text:p>
          </table:table-cell>
          <table:table-cell office:value-type="float" office:value="0.0142974" calcext:value-type="float">
            <text:p>0.0142974</text:p>
          </table:table-cell>
          <table:table-cell office:value-type="float" office:value="0.000204248" calcext:value-type="float">
            <text:p>0.000204248</text:p>
          </table:table-cell>
          <table:table-cell office:value-type="float" office:value="8.48521" calcext:value-type="float">
            <text:p>8.48521</text:p>
          </table:table-cell>
          <table:table-cell office:value-type="float" office:value="0.994083" calcext:value-type="float">
            <text:p>0.994083</text:p>
          </table:table-cell>
          <table:table-cell office:value-type="float" office:value="0.00591716" calcext:value-type="float">
            <text:p>0.00591716</text:p>
          </table:table-cell>
          <table:table-cell office:value-type="float" office:value="7.16981" calcext:value-type="float">
            <text:p>7.16981</text:p>
          </table:table-cell>
          <table:table-cell office:value-type="float" office:value="0.950943" calcext:value-type="float">
            <text:p>0.950943</text:p>
          </table:table-cell>
          <table:table-cell office:value-type="float" office:value="0.0490566" calcext:value-type="float">
            <text:p>0.0490566</text:p>
          </table:table-cell>
          <table:table-cell office:value-type="float" office:value="4.641" calcext:value-type="float">
            <text:p>4.641</text:p>
          </table:table-cell>
          <table:table-cell office:value-type="float" office:value="0.798217" calcext:value-type="float">
            <text:p>0.798217</text:p>
          </table:table-cell>
          <table:table-cell office:value-type="float" office:value="0.199352" calcext:value-type="float">
            <text:p>0.199352</text:p>
          </table:table-cell>
          <table:table-cell office:value-type="float" office:value="0.00243112" calcext:value-type="float">
            <text:p>0.00243112</text:p>
          </table:table-cell>
          <table:table-cell office:value-type="float" office:value="7.32791" calcext:value-type="float">
            <text:p>7.32791</text:p>
          </table:table-cell>
          <table:table-cell office:value-type="float" office:value="0.97832" calcext:value-type="float">
            <text:p>0.97832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8.92761" calcext:value-type="float">
            <text:p>8.92761</text:p>
          </table:table-cell>
          <table:table-cell office:value-type="float" office:value="0.739946" calcext:value-type="float">
            <text:p>0.739946</text:p>
          </table:table-cell>
          <table:table-cell office:value-type="float" office:value="0.260054" calcext:value-type="float">
            <text:p>0.260054</text:p>
          </table:table-cell>
          <table:table-cell office:value-type="float" office:value="5.00334" calcext:value-type="float">
            <text:p>5.00334</text:p>
          </table:table-cell>
          <table:table-cell office:value-type="float" office:value="0.950942" calcext:value-type="float">
            <text:p>0.950942</text:p>
          </table:table-cell>
          <table:table-cell office:value-type="float" office:value="0.0484508" calcext:value-type="float">
            <text:p>0.0484508</text:p>
          </table:table-cell>
          <table:table-cell office:value-type="float" office:value="0.000607533" calcext:value-type="float">
            <text:p>0.000607533</text:p>
          </table:table-cell>
          <table:table-cell office:value-type="float" office:value="7.82721" calcext:value-type="float">
            <text:p>7.82721</text:p>
          </table:table-cell>
          <table:table-cell office:value-type="float" office:value="0.983456" calcext:value-type="float">
            <text:p>0.983456</text:p>
          </table:table-cell>
          <table:table-cell office:value-type="float" office:value="0.0165441" calcext:value-type="float">
            <text:p>0.0165441</text:p>
          </table:table-cell>
          <table:table-cell office:value-type="float" office:value="8.43713" calcext:value-type="float">
            <text:p>8.43713</text:p>
          </table:table-cell>
          <table:table-cell office:value-type="float" office:value="0.79666" calcext:value-type="float">
            <text:p>0.79666</text:p>
          </table:table-cell>
          <table:table-cell office:value-type="float" office:value="0.20334" calcext:value-type="float">
            <text:p>0.20334</text:p>
          </table:table-cell>
          <table:table-cell office:value-type="float" office:value="4.02185" calcext:value-type="float">
            <text:p>4.0218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.35453" calcext:value-type="float">
            <text:p>4.35453</text:p>
          </table:table-cell>
          <table:table-cell office:value-type="float" office:value="0.998073" calcext:value-type="float">
            <text:p>0.998073</text:p>
          </table:table-cell>
          <table:table-cell office:value-type="float" office:value="0.00192678" calcext:value-type="float">
            <text:p>0.00192678</text:p>
          </table:table-cell>
          <table:table-cell office:value-type="float" office:value="0" calcext:value-type="float">
            <text:p>0</text:p>
          </table:table-cell>
          <table:table-cell office:value-type="float" office:value="2.66667" calcext:value-type="float">
            <text:p>2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43009" calcext:value-type="float">
            <text:p>4.43009</text:p>
          </table:table-cell>
          <table:table-cell office:value-type="float" office:value="0.991049" calcext:value-type="float">
            <text:p>0.991049</text:p>
          </table:table-cell>
          <table:table-cell office:value-type="float" office:value="0.00895141" calcext:value-type="float">
            <text:p>0.00895141</text:p>
          </table:table-cell>
          <table:table-cell office:value-type="float" office:value="0" calcext:value-type="float">
            <text:p>0</text:p>
          </table:table-cell>
          <table:table-cell office:value-type="float" office:value="5.02941" calcext:value-type="float">
            <text:p>5.029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01786" calcext:value-type="float">
            <text:p>7.01786</text:p>
          </table:table-cell>
          <table:table-cell office:value-type="float" office:value="0.964286" calcext:value-type="float">
            <text:p>0.964286</text:p>
          </table:table-cell>
          <table:table-cell office:value-type="float" office:value="0.0357143" calcext:value-type="float">
            <text:p>0.0357143</text:p>
          </table:table-cell>
          <table:table-cell office:value-type="float" office:value="4.22511" calcext:value-type="float">
            <text:p>4.22511</text:p>
          </table:table-cell>
          <table:table-cell office:value-type="float" office:value="0.813853" calcext:value-type="float">
            <text:p>0.813853</text:p>
          </table:table-cell>
          <table:table-cell office:value-type="float" office:value="0.1829" calcext:value-type="float">
            <text:p>0.1829</text:p>
          </table:table-cell>
          <table:table-cell office:value-type="float" office:value="0.00324675" calcext:value-type="float">
            <text:p>0.00324675</text:p>
          </table:table-cell>
          <table:table-cell office:value-type="float" office:value="3.31073" calcext:value-type="float">
            <text:p>3.31073</text:p>
          </table:table-cell>
          <table:table-cell office:value-type="float" office:value="0.99435" calcext:value-type="float">
            <text:p>0.99435</text:p>
          </table:table-cell>
          <table:table-cell office:value-type="float" office:value="0.00564972" calcext:value-type="float">
            <text:p>0.00564972</text:p>
          </table:table-cell>
          <table:table-cell office:value-type="float" office:value="9.07305" calcext:value-type="float">
            <text:p>9.07305</text:p>
          </table:table-cell>
          <table:table-cell office:value-type="float" office:value="0.702771" calcext:value-type="float">
            <text:p>0.702771</text:p>
          </table:table-cell>
          <table:table-cell office:value-type="float" office:value="0.297229" calcext:value-type="float">
            <text:p>0.297229</text:p>
          </table:table-cell>
          <table:table-cell office:value-type="float" office:value="4.39283" calcext:value-type="float">
            <text:p>4.39283</text:p>
          </table:table-cell>
          <table:table-cell office:value-type="float" office:value="0.964955" calcext:value-type="float">
            <text:p>0.964955</text:p>
          </table:table-cell>
          <table:table-cell office:value-type="float" office:value="0.0345558" calcext:value-type="float">
            <text:p>0.0345558</text:p>
          </table:table-cell>
          <table:table-cell office:value-type="float" office:value="0.000488998" calcext:value-type="float">
            <text:p>0.000488998</text:p>
          </table:table-cell>
          <table:table-cell office:value-type="float" office:value="3.77419" calcext:value-type="float">
            <text:p>3.77419</text:p>
          </table:table-cell>
          <table:table-cell office:value-type="float" office:value="0.995968" calcext:value-type="float">
            <text:p>0.995968</text:p>
          </table:table-cell>
          <table:table-cell office:value-type="float" office:value="0.00403226" calcext:value-type="float">
            <text:p>0.00403226</text:p>
          </table:table-cell>
          <table:table-cell office:value-type="float" office:value="8.42004" calcext:value-type="float">
            <text:p>8.42004</text:p>
          </table:table-cell>
          <table:table-cell office:value-type="float" office:value="0.782074" calcext:value-type="float">
            <text:p>0.782074</text:p>
          </table:table-cell>
          <table:table-cell office:value-type="float" office:value="0.217926" calcext:value-type="float">
            <text:p>0.217926</text:p>
          </table:table-cell>
          <table:table-cell office:value-type="float" office:value="4.32764" calcext:value-type="float">
            <text:p>4.3276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.34104" calcext:value-type="float">
            <text:p>4.34104</text:p>
          </table:table-cell>
          <table:table-cell office:value-type="float" office:value="0.998073" calcext:value-type="float">
            <text:p>0.998073</text:p>
          </table:table-cell>
          <table:table-cell office:value-type="float" office:value="0.00192678" calcext:value-type="float">
            <text:p>0.0019267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31227" calcext:value-type="float">
            <text:p>4.31227</text:p>
          </table:table-cell>
          <table:table-cell office:value-type="float" office:value="0.989149" calcext:value-type="float">
            <text:p>0.989149</text:p>
          </table:table-cell>
          <table:table-cell office:value-type="float" office:value="0.0108512" calcext:value-type="float">
            <text:p>0.0108512</text:p>
          </table:table-cell>
          <table:table-cell office:value-type="float" office:value="0" calcext:value-type="float">
            <text:p>0</text:p>
          </table:table-cell>
          <table:table-cell office:value-type="float" office:value="6.28125" calcext:value-type="float">
            <text:p>6.28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43609" calcext:value-type="float">
            <text:p>7.43609</text:p>
          </table:table-cell>
          <table:table-cell office:value-type="float" office:value="0.879699" calcext:value-type="float">
            <text:p>0.879699</text:p>
          </table:table-cell>
          <table:table-cell office:value-type="float" office:value="0.120301" calcext:value-type="float">
            <text:p>0.120301</text:p>
          </table:table-cell>
          <table:table-cell office:value-type="float" office:value="5.10088" calcext:value-type="float">
            <text:p>5.10088</text:p>
          </table:table-cell>
          <table:table-cell office:value-type="float" office:value="0.823702" calcext:value-type="float">
            <text:p>0.823702</text:p>
          </table:table-cell>
          <table:table-cell office:value-type="float" office:value="0.165524" calcext:value-type="float">
            <text:p>0.165524</text:p>
          </table:table-cell>
          <table:table-cell office:value-type="float" office:value="0.0107738" calcext:value-type="float">
            <text:p>0.0107738</text:p>
          </table:table-cell>
          <table:table-cell office:value-type="float" office:value="3.26178" calcext:value-type="float">
            <text:p>3.26178</text:p>
          </table:table-cell>
          <table:table-cell office:value-type="float" office:value="0.973822" calcext:value-type="float">
            <text:p>0.973822</text:p>
          </table:table-cell>
          <table:table-cell office:value-type="float" office:value="0.026178" calcext:value-type="float">
            <text:p>0.026178</text:p>
          </table:table-cell>
          <table:table-cell office:value-type="float" office:value="8.34127" calcext:value-type="float">
            <text:p>8.34127</text:p>
          </table:table-cell>
          <table:table-cell office:value-type="float" office:value="0.698413" calcext:value-type="float">
            <text:p>0.698413</text:p>
          </table:table-cell>
          <table:table-cell office:value-type="float" office:value="0.301587" calcext:value-type="float">
            <text:p>0.301587</text:p>
          </table:table-cell>
          <table:table-cell office:value-type="float" office:value="4.45648" calcext:value-type="float">
            <text:p>4.45648</text:p>
          </table:table-cell>
          <table:table-cell office:value-type="float" office:value="0.96026" calcext:value-type="float">
            <text:p>0.96026</text:p>
          </table:table-cell>
          <table:table-cell office:value-type="float" office:value="0.0378055" calcext:value-type="float">
            <text:p>0.0378055</text:p>
          </table:table-cell>
          <table:table-cell office:value-type="float" office:value="0.00193424" calcext:value-type="float">
            <text:p>0.00193424</text:p>
          </table:table-cell>
          <table:table-cell office:value-type="float" office:value="4.01961" calcext:value-type="float">
            <text:p>4.01961</text:p>
          </table:table-cell>
          <table:table-cell office:value-type="float" office:value="0.980392" calcext:value-type="float">
            <text:p>0.980392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8.12695" calcext:value-type="float">
            <text:p>8.12695</text:p>
          </table:table-cell>
          <table:table-cell office:value-type="float" office:value="0.746094" calcext:value-type="float">
            <text:p>0.746094</text:p>
          </table:table-cell>
          <table:table-cell office:value-type="float" office:value="0.253906" calcext:value-type="float">
            <text:p>0.253906</text:p>
          </table:table-cell>
          <table:table-cell office:value-type="float" office:value="4.55112" calcext:value-type="float">
            <text:p>4.5511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.48649" calcext:value-type="float">
            <text:p>4.48649</text:p>
          </table:table-cell>
          <table:table-cell office:value-type="float" office:value="0.996396" calcext:value-type="float">
            <text:p>0.996396</text:p>
          </table:table-cell>
          <table:table-cell office:value-type="float" office:value="0.0036036" calcext:value-type="float">
            <text:p>0.0036036</text:p>
          </table:table-cell>
          <table:table-cell office:value-type="float" office:value="0" calcext:value-type="float">
            <text:p>0</text:p>
          </table:table-cell>
          <table:table-cell office:value-type="float" office:value="3.66667" calcext:value-type="float">
            <text:p>3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28972" calcext:value-type="float">
            <text:p>4.28972</text:p>
          </table:table-cell>
          <table:table-cell office:value-type="float" office:value="0.979855" calcext:value-type="float">
            <text:p>0.979855</text:p>
          </table:table-cell>
          <table:table-cell office:value-type="float" office:value="0.0196922" calcext:value-type="float">
            <text:p>0.0196922</text:p>
          </table:table-cell>
          <table:table-cell office:value-type="float" office:value="0.000452694" calcext:value-type="float">
            <text:p>0.000452694</text:p>
          </table:table-cell>
          <table:table-cell office:value-type="float" office:value="5.80982" calcext:value-type="float">
            <text:p>5.809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46721" calcext:value-type="float">
            <text:p>6.46721</text:p>
          </table:table-cell>
          <table:table-cell office:value-type="float" office:value="0.930328" calcext:value-type="float">
            <text:p>0.930328</text:p>
          </table:table-cell>
          <table:table-cell office:value-type="float" office:value="0.0696721" calcext:value-type="float">
            <text:p>0.0696721</text:p>
          </table:table-cell>
          <table:table-cell office:value-type="float" office:value="3.97414" calcext:value-type="float">
            <text:p>3.97414</text:p>
          </table:table-cell>
          <table:table-cell office:value-type="float" office:value="0.772989" calcext:value-type="float">
            <text:p>0.772989</text:p>
          </table:table-cell>
          <table:table-cell office:value-type="float" office:value="0.224138" calcext:value-type="float">
            <text:p>0.224138</text:p>
          </table:table-cell>
          <table:table-cell office:value-type="float" office:value="0.00287356" calcext:value-type="float">
            <text:p>0.00287356</text:p>
          </table:table-cell>
          <table:table-cell office:value-type="float" office:value="5.09892" calcext:value-type="float">
            <text:p>5.09892</text:p>
          </table:table-cell>
          <table:table-cell office:value-type="float" office:value="0.980645" calcext:value-type="float">
            <text:p>0.980645</text:p>
          </table:table-cell>
          <table:table-cell office:value-type="float" office:value="0.0193548" calcext:value-type="float">
            <text:p>0.0193548</text:p>
          </table:table-cell>
          <table:table-cell office:value-type="float" office:value="9.31726" calcext:value-type="float">
            <text:p>9.31726</text:p>
          </table:table-cell>
          <table:table-cell office:value-type="float" office:value="0.74339" calcext:value-type="float">
            <text:p>0.74339</text:p>
          </table:table-cell>
          <table:table-cell office:value-type="float" office:value="0.25661" calcext:value-type="float">
            <text:p>0.25661</text:p>
          </table:table-cell>
          <table:table-cell office:value-type="float" office:value="4.23786" calcext:value-type="float">
            <text:p>4.23786</text:p>
          </table:table-cell>
          <table:table-cell office:value-type="float" office:value="0.936057" calcext:value-type="float">
            <text:p>0.936057</text:p>
          </table:table-cell>
          <table:table-cell office:value-type="float" office:value="0.0630008" calcext:value-type="float">
            <text:p>0.0630008</text:p>
          </table:table-cell>
          <table:table-cell office:value-type="float" office:value="0.000942655" calcext:value-type="float">
            <text:p>0.000942655</text:p>
          </table:table-cell>
          <table:table-cell office:value-type="float" office:value="5.26814" calcext:value-type="float">
            <text:p>5.26814</text:p>
          </table:table-cell>
          <table:table-cell office:value-type="float" office:value="0.985804" calcext:value-type="float">
            <text:p>0.985804</text:p>
          </table:table-cell>
          <table:table-cell office:value-type="float" office:value="0.0141956" calcext:value-type="float">
            <text:p>0.0141956</text:p>
          </table:table-cell>
          <table:table-cell office:value-type="float" office:value="8.50674" calcext:value-type="float">
            <text:p>8.50674</text:p>
          </table:table-cell>
          <table:table-cell office:value-type="float" office:value="0.795506" calcext:value-type="float">
            <text:p>0.795506</text:p>
          </table:table-cell>
          <table:table-cell office:value-type="float" office:value="0.204494" calcext:value-type="float">
            <text:p>0.204494</text:p>
          </table:table-cell>
          <table:table-cell office:value-type="float" office:value="3.53776" calcext:value-type="float">
            <text:p>3.5377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.0783" calcext:value-type="float">
            <text:p>4.0783</text:p>
          </table:table-cell>
          <table:table-cell office:value-type="float" office:value="0.997763" calcext:value-type="float">
            <text:p>0.997763</text:p>
          </table:table-cell>
          <table:table-cell office:value-type="float" office:value="0.00223714" calcext:value-type="float">
            <text:p>0.002237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5556" calcext:value-type="float">
            <text:p>3.55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89284" calcext:value-type="float">
            <text:p>3.89284</text:p>
          </table:table-cell>
          <table:table-cell office:value-type="float" office:value="0.984857" calcext:value-type="float">
            <text:p>0.984857</text:p>
          </table:table-cell>
          <table:table-cell office:value-type="float" office:value="0.0151427" calcext:value-type="float">
            <text:p>0.0151427</text:p>
          </table:table-cell>
          <table:table-cell office:value-type="float" office:value="0" calcext:value-type="float">
            <text:p>0</text:p>
          </table:table-cell>
          <table:table-cell office:value-type="float" office:value="6.58192" calcext:value-type="float">
            <text:p>6.58192</text:p>
          </table:table-cell>
          <table:table-cell office:value-type="float" office:value="0.988701" calcext:value-type="float">
            <text:p>0.988701</text:p>
          </table:table-cell>
          <table:table-cell office:value-type="float" office:value="0.0112994" calcext:value-type="float">
            <text:p>0.0112994</text:p>
          </table:table-cell>
          <table:table-cell office:value-type="float" office:value="7.3516" calcext:value-type="float">
            <text:p>7.3516</text:p>
          </table:table-cell>
          <table:table-cell office:value-type="float" office:value="0.926941" calcext:value-type="float">
            <text:p>0.926941</text:p>
          </table:table-cell>
          <table:table-cell office:value-type="float" office:value="0.0730594" calcext:value-type="float">
            <text:p>0.0730594</text:p>
          </table:table-cell>
          <table:table-cell office:value-type="float" office:value="3.56008" calcext:value-type="float">
            <text:p>3.56008</text:p>
          </table:table-cell>
          <table:table-cell office:value-type="float" office:value="0.775571" calcext:value-type="float">
            <text:p>0.775571</text:p>
          </table:table-cell>
          <table:table-cell office:value-type="float" office:value="0.219464" calcext:value-type="float">
            <text:p>0.219464</text:p>
          </table:table-cell>
          <table:table-cell office:value-type="float" office:value="0.00496524" calcext:value-type="float">
            <text:p>0.00496524</text:p>
          </table:table-cell>
          <table:table-cell office:value-type="float" office:value="7.16168" calcext:value-type="float">
            <text:p>7.16168</text:p>
          </table:table-cell>
          <table:table-cell office:value-type="float" office:value="0.991018" calcext:value-type="float">
            <text:p>0.991018</text:p>
          </table:table-cell>
          <table:table-cell office:value-type="float" office:value="0.00898204" calcext:value-type="float">
            <text:p>0.00898204</text:p>
          </table:table-cell>
          <table:table-cell office:value-type="float" office:value="8.85474" calcext:value-type="float">
            <text:p>8.85474</text:p>
          </table:table-cell>
          <table:table-cell office:value-type="float" office:value="0.738532" calcext:value-type="float">
            <text:p>0.738532</text:p>
          </table:table-cell>
          <table:table-cell office:value-type="float" office:value="0.261468" calcext:value-type="float">
            <text:p>0.261468</text:p>
          </table:table-cell>
          <table:table-cell office:value-type="float" office:value="3.84124" calcext:value-type="float">
            <text:p>3.84124</text:p>
          </table:table-cell>
          <table:table-cell office:value-type="float" office:value="0.942921" calcext:value-type="float">
            <text:p>0.942921</text:p>
          </table:table-cell>
          <table:table-cell office:value-type="float" office:value="0.0560556" calcext:value-type="float">
            <text:p>0.0560556</text:p>
          </table:table-cell>
          <table:table-cell office:value-type="float" office:value="0.00102291" calcext:value-type="float">
            <text:p>0.00102291</text:p>
          </table:table-cell>
          <table:table-cell office:value-type="float" office:value="6.92085" calcext:value-type="float">
            <text:p>6.92085</text:p>
          </table:table-cell>
          <table:table-cell office:value-type="float" office:value="0.990347" calcext:value-type="float">
            <text:p>0.990347</text:p>
          </table:table-cell>
          <table:table-cell office:value-type="float" office:value="0.00965251" calcext:value-type="float">
            <text:p>0.00965251</text:p>
          </table:table-cell>
          <table:table-cell office:value-type="float" office:value="8.42744" calcext:value-type="float">
            <text:p>8.42744</text:p>
          </table:table-cell>
          <table:table-cell office:value-type="float" office:value="0.787982" calcext:value-type="float">
            <text:p>0.787982</text:p>
          </table:table-cell>
          <table:table-cell office:value-type="float" office:value="0.212018" calcext:value-type="float">
            <text:p>0.212018</text:p>
          </table:table-cell>
          <table:table-cell office:value-type="float" office:value="3.14228" calcext:value-type="float">
            <text:p>3.1422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.95154" calcext:value-type="float">
            <text:p>3.951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3333" calcext:value-type="float">
            <text:p>1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04926" calcext:value-type="float">
            <text:p>4.04926</text:p>
          </table:table-cell>
          <table:table-cell office:value-type="float" office:value="0.982429" calcext:value-type="float">
            <text:p>0.982429</text:p>
          </table:table-cell>
          <table:table-cell office:value-type="float" office:value="0.0172576" calcext:value-type="float">
            <text:p>0.0172576</text:p>
          </table:table-cell>
          <table:table-cell office:value-type="float" office:value="0.000313775" calcext:value-type="float">
            <text:p>0.000313775</text:p>
          </table:table-cell>
          <table:table-cell office:value-type="float" office:value="7.50769" calcext:value-type="float">
            <text:p>7.507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42478" calcext:value-type="float">
            <text:p>7.42478</text:p>
          </table:table-cell>
          <table:table-cell office:value-type="float" office:value="0.933628" calcext:value-type="float">
            <text:p>0.933628</text:p>
          </table:table-cell>
          <table:table-cell office:value-type="float" office:value="0.0663717" calcext:value-type="float">
            <text:p>0.0663717</text:p>
          </table:table-cell>
          <table:table-cell office:value-type="float" office:value="3.49371" calcext:value-type="float">
            <text:p>3.49371</text:p>
          </table:table-cell>
          <table:table-cell office:value-type="float" office:value="0.749274" calcext:value-type="float">
            <text:p>0.749274</text:p>
          </table:table-cell>
          <table:table-cell office:value-type="float" office:value="0.240077" calcext:value-type="float">
            <text:p>0.240077</text:p>
          </table:table-cell>
          <table:table-cell office:value-type="float" office:value="0.0106486" calcext:value-type="float">
            <text:p>0.0106486</text:p>
          </table:table-cell>
          <table:table-cell office:value-type="float" office:value="4.98442" calcext:value-type="float">
            <text:p>4.98442</text:p>
          </table:table-cell>
          <table:table-cell office:value-type="float" office:value="0.990654" calcext:value-type="float">
            <text:p>0.990654</text:p>
          </table:table-cell>
          <table:table-cell office:value-type="float" office:value="0.00934579" calcext:value-type="float">
            <text:p>0.00934579</text:p>
          </table:table-cell>
          <table:table-cell office:value-type="float" office:value="9.6314" calcext:value-type="float">
            <text:p>9.6314</text:p>
          </table:table-cell>
          <table:table-cell office:value-type="float" office:value="0.742321" calcext:value-type="float">
            <text:p>0.742321</text:p>
          </table:table-cell>
          <table:table-cell office:value-type="float" office:value="0.257679" calcext:value-type="float">
            <text:p>0.257679</text:p>
          </table:table-cell>
          <table:table-cell office:value-type="float" office:value="3.91699" calcext:value-type="float">
            <text:p>3.91699</text:p>
          </table:table-cell>
          <table:table-cell office:value-type="float" office:value="0.932606" calcext:value-type="float">
            <text:p>0.932606</text:p>
          </table:table-cell>
          <table:table-cell office:value-type="float" office:value="0.0648267" calcext:value-type="float">
            <text:p>0.0648267</text:p>
          </table:table-cell>
          <table:table-cell office:value-type="float" office:value="0.00256739" calcext:value-type="float">
            <text:p>0.00256739</text:p>
          </table:table-cell>
          <table:table-cell office:value-type="float" office:value="5.70419" calcext:value-type="float">
            <text:p>5.70419</text:p>
          </table:table-cell>
          <table:table-cell office:value-type="float" office:value="0.993377" calcext:value-type="float">
            <text:p>0.993377</text:p>
          </table:table-cell>
          <table:table-cell office:value-type="float" office:value="0.00662252" calcext:value-type="float">
            <text:p>0.00662252</text:p>
          </table:table-cell>
          <table:table-cell office:value-type="float" office:value="8.96088" calcext:value-type="float">
            <text:p>8.96088</text:p>
          </table:table-cell>
          <table:table-cell office:value-type="float" office:value="0.797066" calcext:value-type="float">
            <text:p>0.797066</text:p>
          </table:table-cell>
          <table:table-cell office:value-type="float" office:value="0.202934" calcext:value-type="float">
            <text:p>0.202934</text:p>
          </table:table-cell>
          <table:table-cell office:value-type="float" office:value="3.06129" calcext:value-type="float">
            <text:p>3.0612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.27174" calcext:value-type="float">
            <text:p>4.271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16538" calcext:value-type="float">
            <text:p>4.16538</text:p>
          </table:table-cell>
          <table:table-cell office:value-type="float" office:value="0.983916" calcext:value-type="float">
            <text:p>0.983916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0.000699301" calcext:value-type="float">
            <text:p>0.000699301</text:p>
          </table:table-cell>
          <table:table-cell office:value-type="float" office:value="5.91195" calcext:value-type="float">
            <text:p>5.91195</text:p>
          </table:table-cell>
          <table:table-cell office:value-type="float" office:value="0.987421" calcext:value-type="float">
            <text:p>0.987421</text:p>
          </table:table-cell>
          <table:table-cell office:value-type="float" office:value="0.0125786" calcext:value-type="float">
            <text:p>0.0125786</text:p>
          </table:table-cell>
          <table:table-cell office:value-type="float" office:value="6.07071" calcext:value-type="float">
            <text:p>6.07071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3.32295" calcext:value-type="float">
            <text:p>3.32295</text:p>
          </table:table-cell>
          <table:table-cell office:value-type="float" office:value="0.776739" calcext:value-type="float">
            <text:p>0.776739</text:p>
          </table:table-cell>
          <table:table-cell office:value-type="float" office:value="0.221184" calcext:value-type="float">
            <text:p>0.221184</text:p>
          </table:table-cell>
          <table:table-cell office:value-type="float" office:value="0.00207684" calcext:value-type="float">
            <text:p>0.00207684</text:p>
          </table:table-cell>
          <table:table-cell office:value-type="float" office:value="5.52442" calcext:value-type="float">
            <text:p>5.52442</text:p>
          </table:table-cell>
          <table:table-cell office:value-type="float" office:value="0.989717" calcext:value-type="float">
            <text:p>0.989717</text:p>
          </table:table-cell>
          <table:table-cell office:value-type="float" office:value="0.0102828" calcext:value-type="float">
            <text:p>0.0102828</text:p>
          </table:table-cell>
          <table:table-cell office:value-type="float" office:value="9.01569" calcext:value-type="float">
            <text:p>9.01569</text:p>
          </table:table-cell>
          <table:table-cell office:value-type="float" office:value="0.762745" calcext:value-type="float">
            <text:p>0.762745</text:p>
          </table:table-cell>
          <table:table-cell office:value-type="float" office:value="0.237255" calcext:value-type="float">
            <text:p>0.237255</text:p>
          </table:table-cell>
          <table:table-cell office:value-type="float" office:value="3.98115" calcext:value-type="float">
            <text:p>3.98115</text:p>
          </table:table-cell>
          <table:table-cell office:value-type="float" office:value="0.937724" calcext:value-type="float">
            <text:p>0.937724</text:p>
          </table:table-cell>
          <table:table-cell office:value-type="float" office:value="0.0613219" calcext:value-type="float">
            <text:p>0.0613219</text:p>
          </table:table-cell>
          <table:table-cell office:value-type="float" office:value="0.000954426" calcext:value-type="float">
            <text:p>0.000954426</text:p>
          </table:table-cell>
          <table:table-cell office:value-type="float" office:value="5.62842" calcext:value-type="float">
            <text:p>5.62842</text:p>
          </table:table-cell>
          <table:table-cell office:value-type="float" office:value="0.989071" calcext:value-type="float">
            <text:p>0.989071</text:p>
          </table:table-cell>
          <table:table-cell office:value-type="float" office:value="0.010929" calcext:value-type="float">
            <text:p>0.010929</text:p>
          </table:table-cell>
          <table:table-cell office:value-type="float" office:value="8.16994" calcext:value-type="float">
            <text:p>8.16994</text:p>
          </table:table-cell>
          <table:table-cell office:value-type="float" office:value="0.814607" calcext:value-type="float">
            <text:p>0.814607</text:p>
          </table:table-cell>
          <table:table-cell office:value-type="float" office:value="0.185393" calcext:value-type="float">
            <text:p>0.185393</text:p>
          </table:table-cell>
          <table:table-cell office:value-type="float" office:value="2.94162" calcext:value-type="float">
            <text:p>2.9416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54054" calcext:value-type="float">
            <text:p>4.54054</text:p>
          </table:table-cell>
          <table:table-cell office:value-type="float" office:value="0.993994" calcext:value-type="float">
            <text:p>0.993994</text:p>
          </table:table-cell>
          <table:table-cell office:value-type="float" office:value="0.00600601" calcext:value-type="float">
            <text:p>0.006006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32025" calcext:value-type="float">
            <text:p>4.32025</text:p>
          </table:table-cell>
          <table:table-cell office:value-type="float" office:value="0.978538" calcext:value-type="float">
            <text:p>0.978538</text:p>
          </table:table-cell>
          <table:table-cell office:value-type="float" office:value="0.0214621" calcext:value-type="float">
            <text:p>0.0214621</text:p>
          </table:table-cell>
          <table:table-cell office:value-type="float" office:value="0" calcext:value-type="float">
            <text:p>0</text:p>
          </table:table-cell>
          <table:table-cell office:value-type="float" office:value="8.25424" calcext:value-type="float">
            <text:p>8.25424</text:p>
          </table:table-cell>
          <table:table-cell office:value-type="float" office:value="0.983051" calcext:value-type="float">
            <text:p>0.983051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8.10891" calcext:value-type="float">
            <text:p>8.10891</text:p>
          </table:table-cell>
          <table:table-cell office:value-type="float" office:value="0.950495" calcext:value-type="float">
            <text:p>0.950495</text:p>
          </table:table-cell>
          <table:table-cell office:value-type="float" office:value="0.049505" calcext:value-type="float">
            <text:p>0.049505</text:p>
          </table:table-cell>
          <table:table-cell office:value-type="float" office:value="3.6505" calcext:value-type="float">
            <text:p>3.6505</text:p>
          </table:table-cell>
          <table:table-cell office:value-type="float" office:value="0.744212" calcext:value-type="float">
            <text:p>0.744212</text:p>
          </table:table-cell>
          <table:table-cell office:value-type="float" office:value="0.252481" calcext:value-type="float">
            <text:p>0.252481</text:p>
          </table:table-cell>
          <table:table-cell office:value-type="float" office:value="0.00330761" calcext:value-type="float">
            <text:p>0.00330761</text:p>
          </table:table-cell>
          <table:table-cell office:value-type="float" office:value="5.97173" calcext:value-type="float">
            <text:p>5.97173</text:p>
          </table:table-cell>
          <table:table-cell office:value-type="float" office:value="0.961131" calcext:value-type="float">
            <text:p>0.961131</text:p>
          </table:table-cell>
          <table:table-cell office:value-type="float" office:value="0.0388693" calcext:value-type="float">
            <text:p>0.0388693</text:p>
          </table:table-cell>
          <table:table-cell office:value-type="float" office:value="9.21612" calcext:value-type="float">
            <text:p>9.21612</text:p>
          </table:table-cell>
          <table:table-cell office:value-type="float" office:value="0.739927" calcext:value-type="float">
            <text:p>0.739927</text:p>
          </table:table-cell>
          <table:table-cell office:value-type="float" office:value="0.260073" calcext:value-type="float">
            <text:p>0.260073</text:p>
          </table:table-cell>
          <table:table-cell office:value-type="float" office:value="4.19375" calcext:value-type="float">
            <text:p>4.19375</text:p>
          </table:table-cell>
          <table:table-cell office:value-type="float" office:value="0.929417" calcext:value-type="float">
            <text:p>0.929417</text:p>
          </table:table-cell>
          <table:table-cell office:value-type="float" office:value="0.0698721" calcext:value-type="float">
            <text:p>0.0698721</text:p>
          </table:table-cell>
          <table:table-cell office:value-type="float" office:value="0.000710564" calcext:value-type="float">
            <text:p>0.000710564</text:p>
          </table:table-cell>
          <table:table-cell office:value-type="float" office:value="6.60741" calcext:value-type="float">
            <text:p>6.60741</text:p>
          </table:table-cell>
          <table:table-cell office:value-type="float" office:value="0.967901" calcext:value-type="float">
            <text:p>0.967901</text:p>
          </table:table-cell>
          <table:table-cell office:value-type="float" office:value="0.0320988" calcext:value-type="float">
            <text:p>0.0320988</text:p>
          </table:table-cell>
          <table:table-cell office:value-type="float" office:value="8.89229" calcext:value-type="float">
            <text:p>8.89229</text:p>
          </table:table-cell>
          <table:table-cell office:value-type="float" office:value="0.797872" calcext:value-type="float">
            <text:p>0.797872</text:p>
          </table:table-cell>
          <table:table-cell office:value-type="float" office:value="0.202128" calcext:value-type="float">
            <text:p>0.202128</text:p>
          </table:table-cell>
          <table:table-cell office:value-type="float" office:value="3.21283" calcext:value-type="float">
            <text:p>3.2128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.7476" calcext:value-type="float">
            <text:p>3.74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68243" calcext:value-type="float">
            <text:p>3.68243</text:p>
          </table:table-cell>
          <table:table-cell office:value-type="float" office:value="0.989278" calcext:value-type="float">
            <text:p>0.989278</text:p>
          </table:table-cell>
          <table:table-cell office:value-type="float" office:value="0.0107222" calcext:value-type="float">
            <text:p>0.0107222</text:p>
          </table:table-cell>
          <table:table-cell office:value-type="float" office:value="0" calcext:value-type="float">
            <text:p>0</text:p>
          </table:table-cell>
          <table:table-cell office:value-type="float" office:value="5.38636" calcext:value-type="float">
            <text:p>5.38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36364" calcext:value-type="float">
            <text:p>8.36364</text:p>
          </table:table-cell>
          <table:table-cell office:value-type="float" office:value="0.966942" calcext:value-type="float">
            <text:p>0.966942</text:p>
          </table:table-cell>
          <table:table-cell office:value-type="float" office:value="0.0330579" calcext:value-type="float">
            <text:p>0.0330579</text:p>
          </table:table-cell>
          <table:table-cell office:value-type="float" office:value="3.96302" calcext:value-type="float">
            <text:p>3.96302</text:p>
          </table:table-cell>
          <table:table-cell office:value-type="float" office:value="0.806543" calcext:value-type="float">
            <text:p>0.806543</text:p>
          </table:table-cell>
          <table:table-cell office:value-type="float" office:value="0.186344" calcext:value-type="float">
            <text:p>0.186344</text:p>
          </table:table-cell>
          <table:table-cell office:value-type="float" office:value="0.00711238" calcext:value-type="float">
            <text:p>0.00711238</text:p>
          </table:table-cell>
          <table:table-cell office:value-type="float" office:value="3.5" calcext:value-type="float">
            <text:p>3.5</text:p>
          </table:table-cell>
          <table:table-cell office:value-type="float" office:value="0.991379" calcext:value-type="float">
            <text:p>0.991379</text:p>
          </table:table-cell>
          <table:table-cell office:value-type="float" office:value="0.00862069" calcext:value-type="float">
            <text:p>0.00862069</text:p>
          </table:table-cell>
          <table:table-cell office:value-type="float" office:value="8.99707" calcext:value-type="float">
            <text:p>8.99707</text:p>
          </table:table-cell>
          <table:table-cell office:value-type="float" office:value="0.662757" calcext:value-type="float">
            <text:p>0.662757</text:p>
          </table:table-cell>
          <table:table-cell office:value-type="float" office:value="0.337243" calcext:value-type="float">
            <text:p>0.337243</text:p>
          </table:table-cell>
          <table:table-cell office:value-type="float" office:value="3.73473" calcext:value-type="float">
            <text:p>3.73473</text:p>
          </table:table-cell>
          <table:table-cell office:value-type="float" office:value="0.960373" calcext:value-type="float">
            <text:p>0.960373</text:p>
          </table:table-cell>
          <table:table-cell office:value-type="float" office:value="0.0384615" calcext:value-type="float">
            <text:p>0.0384615</text:p>
          </table:table-cell>
          <table:table-cell office:value-type="float" office:value="0.0011655" calcext:value-type="float">
            <text:p>0.0011655</text:p>
          </table:table-cell>
          <table:table-cell office:value-type="float" office:value="4.01875" calcext:value-type="float">
            <text:p>4.01875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8.79741" calcext:value-type="float">
            <text:p>8.79741</text:p>
          </table:table-cell>
          <table:table-cell office:value-type="float" office:value="0.743534" calcext:value-type="float">
            <text:p>0.743534</text:p>
          </table:table-cell>
          <table:table-cell office:value-type="float" office:value="0.256466" calcext:value-type="float">
            <text:p>0.256466</text:p>
          </table:table-cell>
          <table:table-cell office:value-type="float" office:value="3.61251" calcext:value-type="float">
            <text:p>3.6125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.24107" calcext:value-type="float">
            <text:p>3.24107</text:p>
          </table:table-cell>
          <table:table-cell office:value-type="float" office:value="0.988095" calcext:value-type="float">
            <text:p>0.988095</text:p>
          </table:table-cell>
          <table:table-cell office:value-type="float" office:value="0.0119048" calcext:value-type="float">
            <text:p>0.01190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.3389" calcext:value-type="float">
            <text:p>3.3389</text:p>
          </table:table-cell>
          <table:table-cell office:value-type="float" office:value="0.984903" calcext:value-type="float">
            <text:p>0.984903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00397298" calcext:value-type="float">
            <text:p>0.000397298</text:p>
          </table:table-cell>
          <table:table-cell office:value-type="float" office:value="5.10526" calcext:value-type="float">
            <text:p>5.105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9316" calcext:value-type="float">
            <text:p>7.39316</text:p>
          </table:table-cell>
          <table:table-cell office:value-type="float" office:value="0.940171" calcext:value-type="float">
            <text:p>0.940171</text:p>
          </table:table-cell>
          <table:table-cell office:value-type="float" office:value="0.0598291" calcext:value-type="float">
            <text:p>0.0598291</text:p>
          </table:table-cell>
          <table:table-cell office:value-type="float" office:value="3.29721" calcext:value-type="float">
            <text:p>3.29721</text:p>
          </table:table-cell>
          <table:table-cell office:value-type="float" office:value="0.815789" calcext:value-type="float">
            <text:p>0.815789</text:p>
          </table:table-cell>
          <table:table-cell office:value-type="float" office:value="0.178019" calcext:value-type="float">
            <text:p>0.178019</text:p>
          </table:table-cell>
          <table:table-cell office:value-type="float" office:value="0.00619195" calcext:value-type="float">
            <text:p>0.00619195</text:p>
          </table:table-cell>
          <table:table-cell office:value-type="float" office:value="3.45" calcext:value-type="float">
            <text:p>3.45</text:p>
          </table:table-cell>
          <table:table-cell office:value-type="float" office:value="0.991667" calcext:value-type="float">
            <text:p>0.991667</text:p>
          </table:table-cell>
          <table:table-cell office:value-type="float" office:value="0.00833333" calcext:value-type="float">
            <text:p>0.00833333</text:p>
          </table:table-cell>
          <table:table-cell office:value-type="float" office:value="9.26498" calcext:value-type="float">
            <text:p>9.26498</text:p>
          </table:table-cell>
          <table:table-cell office:value-type="float" office:value="0.731861" calcext:value-type="float">
            <text:p>0.731861</text:p>
          </table:table-cell>
          <table:table-cell office:value-type="float" office:value="0.268139" calcext:value-type="float">
            <text:p>0.268139</text:p>
          </table:table-cell>
          <table:table-cell office:value-type="float" office:value="3.32181" calcext:value-type="float">
            <text:p>3.32181</text:p>
          </table:table-cell>
          <table:table-cell office:value-type="float" office:value="0.953987" calcext:value-type="float">
            <text:p>0.953987</text:p>
          </table:table-cell>
          <table:table-cell office:value-type="float" office:value="0.0445842" calcext:value-type="float">
            <text:p>0.0445842</text:p>
          </table:table-cell>
          <table:table-cell office:value-type="float" office:value="0.00142898" calcext:value-type="float">
            <text:p>0.00142898</text:p>
          </table:table-cell>
          <table:table-cell office:value-type="float" office:value="3.8125" calcext:value-type="float">
            <text:p>3.8125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8.76037" calcext:value-type="float">
            <text:p>8.76037</text:p>
          </table:table-cell>
          <table:table-cell office:value-type="float" office:value="0.788018" calcext:value-type="float">
            <text:p>0.788018</text:p>
          </table:table-cell>
          <table:table-cell office:value-type="float" office:value="0.211982" calcext:value-type="float">
            <text:p>0.211982</text:p>
          </table:table-cell>
          <table:table-cell office:value-type="float" office:value="3.33709" calcext:value-type="float">
            <text:p>3.3370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.85411" calcext:value-type="float">
            <text:p>3.85411</text:p>
          </table:table-cell>
          <table:table-cell office:value-type="float" office:value="0.992042" calcext:value-type="float">
            <text:p>0.992042</text:p>
          </table:table-cell>
          <table:table-cell office:value-type="float" office:value="0.00795756" calcext:value-type="float">
            <text:p>0.00795756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77778" calcext:value-type="float">
            <text:p>3.777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6884" calcext:value-type="float">
            <text:p>3.56884</text:p>
          </table:table-cell>
          <table:table-cell office:value-type="float" office:value="0.984626" calcext:value-type="float">
            <text:p>0.984626</text:p>
          </table:table-cell>
          <table:table-cell office:value-type="float" office:value="0.0150325" calcext:value-type="float">
            <text:p>0.0150325</text:p>
          </table:table-cell>
          <table:table-cell office:value-type="float" office:value="0.000341647" calcext:value-type="float">
            <text:p>0.000341647</text:p>
          </table:table-cell>
          <table:table-cell office:value-type="float" office:value="6.73846" calcext:value-type="float">
            <text:p>6.73846</text:p>
          </table:table-cell>
          <table:table-cell office:value-type="float" office:value="0.992308" calcext:value-type="float">
            <text:p>0.992308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7.2" calcext:value-type="float">
            <text:p>7.2</text:p>
          </table:table-cell>
          <table:table-cell office:value-type="float" office:value="0.918919" calcext:value-type="float">
            <text:p>0.918919</text:p>
          </table:table-cell>
          <table:table-cell office:value-type="float" office:value="0.0810811" calcext:value-type="float">
            <text:p>0.0810811</text:p>
          </table:table-cell>
          <table:table-cell office:value-type="float" office:value="3.71728" calcext:value-type="float">
            <text:p>3.71728</text:p>
          </table:table-cell>
          <table:table-cell office:value-type="float" office:value="0.729271" calcext:value-type="float">
            <text:p>0.729271</text:p>
          </table:table-cell>
          <table:table-cell office:value-type="float" office:value="0.25974" calcext:value-type="float">
            <text:p>0.25974</text:p>
          </table:table-cell>
          <table:table-cell office:value-type="float" office:value="0.010989" calcext:value-type="float">
            <text:p>0.010989</text:p>
          </table:table-cell>
          <table:table-cell office:value-type="float" office:value="3.74532" calcext:value-type="float">
            <text:p>3.74532</text:p>
          </table:table-cell>
          <table:table-cell office:value-type="float" office:value="0.985019" calcext:value-type="float">
            <text:p>0.985019</text:p>
          </table:table-cell>
          <table:table-cell office:value-type="float" office:value="0.0149813" calcext:value-type="float">
            <text:p>0.0149813</text:p>
          </table:table-cell>
          <table:table-cell office:value-type="float" office:value="8.99813" calcext:value-type="float">
            <text:p>8.99813</text:p>
          </table:table-cell>
          <table:table-cell office:value-type="float" office:value="0.733209" calcext:value-type="float">
            <text:p>0.733209</text:p>
          </table:table-cell>
          <table:table-cell office:value-type="float" office:value="0.266791" calcext:value-type="float">
            <text:p>0.266791</text:p>
          </table:table-cell>
          <table:table-cell office:value-type="float" office:value="3.62834" calcext:value-type="float">
            <text:p>3.62834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0713124" calcext:value-type="float">
            <text:p>0.0713124</text:p>
          </table:table-cell>
          <table:table-cell office:value-type="float" office:value="0.00278746" calcext:value-type="float">
            <text:p>0.00278746</text:p>
          </table:table-cell>
          <table:table-cell office:value-type="float" office:value="4.74314" calcext:value-type="float">
            <text:p>4.74314</text:p>
          </table:table-cell>
          <table:table-cell office:value-type="float" office:value="0.987531" calcext:value-type="float">
            <text:p>0.987531</text:p>
          </table:table-cell>
          <table:table-cell office:value-type="float" office:value="0.0124688" calcext:value-type="float">
            <text:p>0.0124688</text:p>
          </table:table-cell>
          <table:table-cell office:value-type="float" office:value="8.47808" calcext:value-type="float">
            <text:p>8.47808</text:p>
          </table:table-cell>
          <table:table-cell office:value-type="float" office:value="0.783562" calcext:value-type="float">
            <text:p>0.783562</text:p>
          </table:table-cell>
          <table:table-cell office:value-type="float" office:value="0.216438" calcext:value-type="float">
            <text:p>0.216438</text:p>
          </table:table-cell>
          <table:table-cell office:value-type="float" office:value="3.15512" calcext:value-type="float">
            <text:p>3.1551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61111" calcext:value-type="float">
            <text:p>3.61111</text:p>
          </table:table-cell>
          <table:table-cell office:value-type="float" office:value="0.993827" calcext:value-type="float">
            <text:p>0.993827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14286" calcext:value-type="float">
            <text:p>5.14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9415" calcext:value-type="float">
            <text:p>3.59415</text:p>
          </table:table-cell>
          <table:table-cell office:value-type="float" office:value="0.974205" calcext:value-type="float">
            <text:p>0.974205</text:p>
          </table:table-cell>
          <table:table-cell office:value-type="float" office:value="0.0257954" calcext:value-type="float">
            <text:p>0.0257954</text:p>
          </table:table-cell>
          <table:table-cell office:value-type="float" office:value="0" calcext:value-type="float">
            <text:p>0</text:p>
          </table:table-cell>
          <table:table-cell office:value-type="float" office:value="4.48485" calcext:value-type="float">
            <text:p>4.48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27895" calcext:value-type="float">
            <text:p>7.27895</text:p>
          </table:table-cell>
          <table:table-cell office:value-type="float" office:value="0.936842" calcext:value-type="float">
            <text:p>0.936842</text:p>
          </table:table-cell>
          <table:table-cell office:value-type="float" office:value="0.0631579" calcext:value-type="float">
            <text:p>0.0631579</text:p>
          </table:table-cell>
          <table:table-cell office:value-type="float" office:value="3.36286" calcext:value-type="float">
            <text:p>3.36286</text:p>
          </table:table-cell>
          <table:table-cell office:value-type="float" office:value="0.760922" calcext:value-type="float">
            <text:p>0.760922</text:p>
          </table:table-cell>
          <table:table-cell office:value-type="float" office:value="0.228155" calcext:value-type="float">
            <text:p>0.228155</text:p>
          </table:table-cell>
          <table:table-cell office:value-type="float" office:value="0.0109223" calcext:value-type="float">
            <text:p>0.0109223</text:p>
          </table:table-cell>
          <table:table-cell office:value-type="float" office:value="6.32571" calcext:value-type="float">
            <text:p>6.32571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0142857" calcext:value-type="float">
            <text:p>0.0142857</text:p>
          </table:table-cell>
          <table:table-cell office:value-type="float" office:value="8.55303" calcext:value-type="float">
            <text:p>8.55303</text:p>
          </table:table-cell>
          <table:table-cell office:value-type="float" office:value="0.784091" calcext:value-type="float">
            <text:p>0.784091</text:p>
          </table:table-cell>
          <table:table-cell office:value-type="float" office:value="0.215909" calcext:value-type="float">
            <text:p>0.215909</text:p>
          </table:table-cell>
          <table:table-cell office:value-type="float" office:value="3.54088" calcext:value-type="float">
            <text:p>3.54088</text:p>
          </table:table-cell>
          <table:table-cell office:value-type="float" office:value="0.925446" calcext:value-type="float">
            <text:p>0.925446</text:p>
          </table:table-cell>
          <table:table-cell office:value-type="float" office:value="0.0719632" calcext:value-type="float">
            <text:p>0.0719632</text:p>
          </table:table-cell>
          <table:table-cell office:value-type="float" office:value="0.00259067" calcext:value-type="float">
            <text:p>0.00259067</text:p>
          </table:table-cell>
          <table:table-cell office:value-type="float" office:value="5.92" calcext:value-type="float">
            <text:p>5.92</text:p>
          </table:table-cell>
          <table:table-cell office:value-type="float" office:value="0.988889" calcext:value-type="float">
            <text:p>0.988889</text:p>
          </table:table-cell>
          <table:table-cell office:value-type="float" office:value="0.0111111" calcext:value-type="float">
            <text:p>0.0111111</text:p>
          </table:table-cell>
          <table:table-cell office:value-type="float" office:value="8.18621" calcext:value-type="float">
            <text:p>8.18621</text:p>
          </table:table-cell>
          <table:table-cell office:value-type="float" office:value="0.826207" calcext:value-type="float">
            <text:p>0.826207</text:p>
          </table:table-cell>
          <table:table-cell office:value-type="float" office:value="0.173793" calcext:value-type="float">
            <text:p>0.173793</text:p>
          </table:table-cell>
          <table:table-cell office:value-type="float" office:value="2.70259" calcext:value-type="float">
            <text:p>2.7025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.53916" calcext:value-type="float">
            <text:p>3.53916</text:p>
          </table:table-cell>
          <table:table-cell office:value-type="float" office:value="0.990964" calcext:value-type="float">
            <text:p>0.990964</text:p>
          </table:table-cell>
          <table:table-cell office:value-type="float" office:value="0.00903614" calcext:value-type="float">
            <text:p>0.009036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4286" calcext:value-type="float">
            <text:p>3.14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69451" calcext:value-type="float">
            <text:p>3.69451</text:p>
          </table:table-cell>
          <table:table-cell office:value-type="float" office:value="0.978665" calcext:value-type="float">
            <text:p>0.978665</text:p>
          </table:table-cell>
          <table:table-cell office:value-type="float" office:value="0.0213345" calcext:value-type="float">
            <text:p>0.0213345</text:p>
          </table:table-cell>
          <table:table-cell office:value-type="float" office:value="0" calcext:value-type="float">
            <text:p>0</text:p>
          </table:table-cell>
          <table:table-cell office:value-type="float" office:value="5.15741" calcext:value-type="float">
            <text:p>5.157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49007" calcext:value-type="float">
            <text:p>8.49007</text:p>
          </table:table-cell>
          <table:table-cell office:value-type="float" office:value="0.94702" calcext:value-type="float">
            <text:p>0.94702</text:p>
          </table:table-cell>
          <table:table-cell office:value-type="float" office:value="0.0529801" calcext:value-type="float">
            <text:p>0.0529801</text:p>
          </table:table-cell>
          <table:table-cell office:value-type="float" office:value="3.34193" calcext:value-type="float">
            <text:p>3.34193</text:p>
          </table:table-cell>
          <table:table-cell office:value-type="float" office:value="0.769335" calcext:value-type="float">
            <text:p>0.769335</text:p>
          </table:table-cell>
          <table:table-cell office:value-type="float" office:value="0.227951" calcext:value-type="float">
            <text:p>0.227951</text:p>
          </table:table-cell>
          <table:table-cell office:value-type="float" office:value="0.0027137" calcext:value-type="float">
            <text:p>0.0027137</text:p>
          </table:table-cell>
          <table:table-cell office:value-type="float" office:value="5.06545" calcext:value-type="float">
            <text:p>5.06545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0181818" calcext:value-type="float">
            <text:p>0.0181818</text:p>
          </table:table-cell>
          <table:table-cell office:value-type="float" office:value="9.82035" calcext:value-type="float">
            <text:p>9.82035</text:p>
          </table:table-cell>
          <table:table-cell office:value-type="float" office:value="0.746753" calcext:value-type="float">
            <text:p>0.746753</text:p>
          </table:table-cell>
          <table:table-cell office:value-type="float" office:value="0.253247" calcext:value-type="float">
            <text:p>0.253247</text:p>
          </table:table-cell>
          <table:table-cell office:value-type="float" office:value="3.59933" calcext:value-type="float">
            <text:p>3.59933</text:p>
          </table:table-cell>
          <table:table-cell office:value-type="float" office:value="0.932763" calcext:value-type="float">
            <text:p>0.932763</text:p>
          </table:table-cell>
          <table:table-cell office:value-type="float" office:value="0.0666259" calcext:value-type="float">
            <text:p>0.0666259</text:p>
          </table:table-cell>
          <table:table-cell office:value-type="float" office:value="0.000611247" calcext:value-type="float">
            <text:p>0.000611247</text:p>
          </table:table-cell>
          <table:table-cell office:value-type="float" office:value="5.08073" calcext:value-type="float">
            <text:p>5.08073</text:p>
          </table:table-cell>
          <table:table-cell office:value-type="float" office:value="0.986979" calcext:value-type="float">
            <text:p>0.986979</text:p>
          </table:table-cell>
          <table:table-cell office:value-type="float" office:value="0.0130208" calcext:value-type="float">
            <text:p>0.0130208</text:p>
          </table:table-cell>
          <table:table-cell office:value-type="float" office:value="9.42097" calcext:value-type="float">
            <text:p>9.42097</text:p>
          </table:table-cell>
          <table:table-cell office:value-type="float" office:value="0.798387" calcext:value-type="float">
            <text:p>0.798387</text:p>
          </table:table-cell>
          <table:table-cell office:value-type="float" office:value="0.201613" calcext:value-type="float">
            <text:p>0.201613</text:p>
          </table:table-cell>
          <table:table-cell office:value-type="float" office:value="2.72747" calcext:value-type="float">
            <text:p>2.7274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.72816" calcext:value-type="float">
            <text:p>3.72816</text:p>
          </table:table-cell>
          <table:table-cell office:value-type="float" office:value="0.996764" calcext:value-type="float">
            <text:p>0.996764</text:p>
          </table:table-cell>
          <table:table-cell office:value-type="float" office:value="0.00323625" calcext:value-type="float">
            <text:p>0.003236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92417" calcext:value-type="float">
            <text:p>3.92417</text:p>
          </table:table-cell>
          <table:table-cell office:value-type="float" office:value="0.982305" calcext:value-type="float">
            <text:p>0.982305</text:p>
          </table:table-cell>
          <table:table-cell office:value-type="float" office:value="0.0171891" calcext:value-type="float">
            <text:p>0.0171891</text:p>
          </table:table-cell>
          <table:table-cell office:value-type="float" office:value="0.000505561" calcext:value-type="float">
            <text:p>0.000505561</text:p>
          </table:table-cell>
          <table:table-cell office:value-type="float" office:value="7.02105" calcext:value-type="float">
            <text:p>7.02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18987" calcext:value-type="float">
            <text:p>7.18987</text:p>
          </table:table-cell>
          <table:table-cell office:value-type="float" office:value="0.93038" calcext:value-type="float">
            <text:p>0.93038</text:p>
          </table:table-cell>
          <table:table-cell office:value-type="float" office:value="0.0696203" calcext:value-type="float">
            <text:p>0.0696203</text:p>
          </table:table-cell>
          <table:table-cell office:value-type="float" office:value="3.50153" calcext:value-type="float">
            <text:p>3.50153</text:p>
          </table:table-cell>
          <table:table-cell office:value-type="float" office:value="0.785276" calcext:value-type="float">
            <text:p>0.785276</text:p>
          </table:table-cell>
          <table:table-cell office:value-type="float" office:value="0.21319" calcext:value-type="float">
            <text:p>0.21319</text:p>
          </table:table-cell>
          <table:table-cell office:value-type="float" office:value="0.00153374" calcext:value-type="float">
            <text:p>0.00153374</text:p>
          </table:table-cell>
          <table:table-cell office:value-type="float" office:value="4.52941" calcext:value-type="float">
            <text:p>4.52941</text:p>
          </table:table-cell>
          <table:table-cell office:value-type="float" office:value="0.991597" calcext:value-type="float">
            <text:p>0.991597</text:p>
          </table:table-cell>
          <table:table-cell office:value-type="float" office:value="0.00840336" calcext:value-type="float">
            <text:p>0.00840336</text:p>
          </table:table-cell>
          <table:table-cell office:value-type="float" office:value="9.49373" calcext:value-type="float">
            <text:p>9.49373</text:p>
          </table:table-cell>
          <table:table-cell office:value-type="float" office:value="0.781955" calcext:value-type="float">
            <text:p>0.781955</text:p>
          </table:table-cell>
          <table:table-cell office:value-type="float" office:value="0.218045" calcext:value-type="float">
            <text:p>0.218045</text:p>
          </table:table-cell>
          <table:table-cell office:value-type="float" office:value="3.8098" calcext:value-type="float">
            <text:p>3.8098</text:p>
          </table:table-cell>
          <table:table-cell office:value-type="float" office:value="0.940116" calcext:value-type="float">
            <text:p>0.940116</text:p>
          </table:table-cell>
          <table:table-cell office:value-type="float" office:value="0.0592038" calcext:value-type="float">
            <text:p>0.0592038</text:p>
          </table:table-cell>
          <table:table-cell office:value-type="float" office:value="0.000680504" calcext:value-type="float">
            <text:p>0.000680504</text:p>
          </table:table-cell>
          <table:table-cell office:value-type="float" office:value="5.22917" calcext:value-type="float">
            <text:p>5.22917</text:p>
          </table:table-cell>
          <table:table-cell office:value-type="float" office:value="0.994048" calcext:value-type="float">
            <text:p>0.994048</text:p>
          </table:table-cell>
          <table:table-cell office:value-type="float" office:value="0.00595238" calcext:value-type="float">
            <text:p>0.00595238</text:p>
          </table:table-cell>
          <table:table-cell office:value-type="float" office:value="8.84258" calcext:value-type="float">
            <text:p>8.84258</text:p>
          </table:table-cell>
          <table:table-cell office:value-type="float" office:value="0.824687" calcext:value-type="float">
            <text:p>0.824687</text:p>
          </table:table-cell>
          <table:table-cell office:value-type="float" office:value="0.175313" calcext:value-type="float">
            <text:p>0.175313</text:p>
          </table:table-cell>
          <table:table-cell office:value-type="float" office:value="2.88742" calcext:value-type="float">
            <text:p>2.8874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.58333" calcext:value-type="float">
            <text:p>4.58333</text:p>
          </table:table-cell>
          <table:table-cell office:value-type="float" office:value="0.992424" calcext:value-type="float">
            <text:p>0.992424</text:p>
          </table:table-cell>
          <table:table-cell office:value-type="float" office:value="0.00757576" calcext:value-type="float">
            <text:p>0.0075757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37431" calcext:value-type="float">
            <text:p>4.37431</text:p>
          </table:table-cell>
          <table:table-cell office:value-type="float" office:value="0.983425" calcext:value-type="float">
            <text:p>0.983425</text:p>
          </table:table-cell>
          <table:table-cell office:value-type="float" office:value="0.0165746" calcext:value-type="float">
            <text:p>0.0165746</text:p>
          </table:table-cell>
          <table:table-cell office:value-type="float" office:value="0" calcext:value-type="float">
            <text:p>0</text:p>
          </table:table-cell>
          <table:table-cell office:value-type="float" office:value="5.49351" calcext:value-type="float">
            <text:p>5.493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4593" calcext:value-type="float">
            <text:p>7.4593</text:p>
          </table:table-cell>
          <table:table-cell office:value-type="float" office:value="0.936047" calcext:value-type="float">
            <text:p>0.936047</text:p>
          </table:table-cell>
          <table:table-cell office:value-type="float" office:value="0.0639535" calcext:value-type="float">
            <text:p>0.0639535</text:p>
          </table:table-cell>
          <table:table-cell office:value-type="float" office:value="3.39574" calcext:value-type="float">
            <text:p>3.39574</text:p>
          </table:table-cell>
          <table:table-cell office:value-type="float" office:value="0.790071" calcext:value-type="float">
            <text:p>0.790071</text:p>
          </table:table-cell>
          <table:table-cell office:value-type="float" office:value="0.207092" calcext:value-type="float">
            <text:p>0.207092</text:p>
          </table:table-cell>
          <table:table-cell office:value-type="float" office:value="0.00283688" calcext:value-type="float">
            <text:p>0.00283688</text:p>
          </table:table-cell>
          <table:table-cell office:value-type="float" office:value="6.04924" calcext:value-type="float">
            <text:p>6.04924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0227273" calcext:value-type="float">
            <text:p>0.0227273</text:p>
          </table:table-cell>
          <table:table-cell office:value-type="float" office:value="9.87742" calcext:value-type="float">
            <text:p>9.87742</text:p>
          </table:table-cell>
          <table:table-cell office:value-type="float" office:value="0.782796" calcext:value-type="float">
            <text:p>0.782796</text:p>
          </table:table-cell>
          <table:table-cell office:value-type="float" office:value="0.217204" calcext:value-type="float">
            <text:p>0.217204</text:p>
          </table:table-cell>
          <table:table-cell office:value-type="float" office:value="4.17224" calcext:value-type="float">
            <text:p>4.17224</text:p>
          </table:table-cell>
          <table:table-cell office:value-type="float" office:value="0.940783" calcext:value-type="float">
            <text:p>0.940783</text:p>
          </table:table-cell>
          <table:table-cell office:value-type="float" office:value="0.0585801" calcext:value-type="float">
            <text:p>0.0585801</text:p>
          </table:table-cell>
          <table:table-cell office:value-type="float" office:value="0.00063674" calcext:value-type="float">
            <text:p>0.00063674</text:p>
          </table:table-cell>
          <table:table-cell office:value-type="float" office:value="5.94444" calcext:value-type="float">
            <text:p>5.94444</text:p>
          </table:table-cell>
          <table:table-cell office:value-type="float" office:value="0.982456" calcext:value-type="float">
            <text:p>0.982456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9.18721" calcext:value-type="float">
            <text:p>9.18721</text:p>
          </table:table-cell>
          <table:table-cell office:value-type="float" office:value="0.825273" calcext:value-type="float">
            <text:p>0.825273</text:p>
          </table:table-cell>
          <table:table-cell office:value-type="float" office:value="0.174727" calcext:value-type="float">
            <text:p>0.174727</text:p>
          </table:table-cell>
          <table:table-cell office:value-type="float" office:value="3.08632" calcext:value-type="float">
            <text:p>3.0863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.55763" calcext:value-type="float">
            <text:p>3.55763</text:p>
          </table:table-cell>
          <table:table-cell office:value-type="float" office:value="0.996885" calcext:value-type="float">
            <text:p>0.996885</text:p>
          </table:table-cell>
          <table:table-cell office:value-type="float" office:value="0.00311526" calcext:value-type="float">
            <text:p>0.003115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83319" calcext:value-type="float">
            <text:p>3.83319</text:p>
          </table:table-cell>
          <table:table-cell office:value-type="float" office:value="0.988627" calcext:value-type="float">
            <text:p>0.988627</text:p>
          </table:table-cell>
          <table:table-cell office:value-type="float" office:value="0.0113732" calcext:value-type="float">
            <text:p>0.0113732</text:p>
          </table:table-cell>
          <table:table-cell office:value-type="float" office:value="0" calcext:value-type="float">
            <text:p>0</text:p>
          </table:table-cell>
          <table:table-cell office:value-type="float" office:value="3.68293" calcext:value-type="float">
            <text:p>3.682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57732" calcext:value-type="float">
            <text:p>8.57732</text:p>
          </table:table-cell>
          <table:table-cell office:value-type="float" office:value="0.958763" calcext:value-type="float">
            <text:p>0.958763</text:p>
          </table:table-cell>
          <table:table-cell office:value-type="float" office:value="0.0412371" calcext:value-type="float">
            <text:p>0.0412371</text:p>
          </table:table-cell>
          <table:table-cell office:value-type="float" office:value="3.9982" calcext:value-type="float">
            <text:p>3.9982</text:p>
          </table:table-cell>
          <table:table-cell office:value-type="float" office:value="0.802158" calcext:value-type="float">
            <text:p>0.802158</text:p>
          </table:table-cell>
          <table:table-cell office:value-type="float" office:value="0.190647" calcext:value-type="float">
            <text:p>0.190647</text:p>
          </table:table-cell>
          <table:table-cell office:value-type="float" office:value="0.00719424" calcext:value-type="float">
            <text:p>0.00719424</text:p>
          </table:table-cell>
          <table:table-cell office:value-type="float" office:value="5.29762" calcext:value-type="float">
            <text:p>5.29762</text:p>
          </table:table-cell>
          <table:table-cell office:value-type="float" office:value="0.988095" calcext:value-type="float">
            <text:p>0.988095</text:p>
          </table:table-cell>
          <table:table-cell office:value-type="float" office:value="0.0119048" calcext:value-type="float">
            <text:p>0.0119048</text:p>
          </table:table-cell>
          <table:table-cell office:value-type="float" office:value="9.75357" calcext:value-type="float">
            <text:p>9.75357</text:p>
          </table:table-cell>
          <table:table-cell office:value-type="float" office:value="0.767857" calcext:value-type="float">
            <text:p>0.767857</text:p>
          </table:table-cell>
          <table:table-cell office:value-type="float" office:value="0.232143" calcext:value-type="float">
            <text:p>0.232143</text:p>
          </table:table-cell>
          <table:table-cell office:value-type="float" office:value="3.8342" calcext:value-type="float">
            <text:p>3.8342</text:p>
          </table:table-cell>
          <table:table-cell office:value-type="float" office:value="0.957552" calcext:value-type="float">
            <text:p>0.957552</text:p>
          </table:table-cell>
          <table:table-cell office:value-type="float" office:value="0.0412181" calcext:value-type="float">
            <text:p>0.0412181</text:p>
          </table:table-cell>
          <table:table-cell office:value-type="float" office:value="0.00123039" calcext:value-type="float">
            <text:p>0.00123039</text:p>
          </table:table-cell>
          <table:table-cell office:value-type="float" office:value="4.70866" calcext:value-type="float">
            <text:p>4.70866</text:p>
          </table:table-cell>
          <table:table-cell office:value-type="float" office:value="0.992126" calcext:value-type="float">
            <text:p>0.992126</text:p>
          </table:table-cell>
          <table:table-cell office:value-type="float" office:value="0.00787402" calcext:value-type="float">
            <text:p>0.00787402</text:p>
          </table:table-cell>
          <table:table-cell office:value-type="float" office:value="9.4" calcext:value-type="float">
            <text:p>9.4</text:p>
          </table:table-cell>
          <table:table-cell office:value-type="float" office:value="0.818421" calcext:value-type="float">
            <text:p>0.818421</text:p>
          </table:table-cell>
          <table:table-cell office:value-type="float" office:value="0.181579" calcext:value-type="float">
            <text:p>0.181579</text:p>
          </table:table-cell>
          <table:table-cell office:value-type="float" office:value="3.63331" calcext:value-type="float">
            <text:p>3.6333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.52124" calcext:value-type="float">
            <text:p>3.52124</text:p>
          </table:table-cell>
          <table:table-cell office:value-type="float" office:value="0.992278" calcext:value-type="float">
            <text:p>0.992278</text:p>
          </table:table-cell>
          <table:table-cell office:value-type="float" office:value="0.00772201" calcext:value-type="float">
            <text:p>0.007722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3.4002" calcext:value-type="float">
            <text:p>3.4002</text:p>
          </table:table-cell>
          <table:table-cell office:value-type="float" office:value="0.985743" calcext:value-type="float">
            <text:p>0.985743</text:p>
          </table:table-cell>
          <table:table-cell office:value-type="float" office:value="0.0142566" calcext:value-type="float">
            <text:p>0.0142566</text:p>
          </table:table-cell>
          <table:table-cell office:value-type="float" office:value="0" calcext:value-type="float">
            <text:p>0</text:p>
          </table:table-cell>
          <table:table-cell office:value-type="float" office:value="6.18919" calcext:value-type="float">
            <text:p>6.189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3708" calcext:value-type="float">
            <text:p>7.33708</text:p>
          </table:table-cell>
          <table:table-cell office:value-type="float" office:value="0.966292" calcext:value-type="float">
            <text:p>0.966292</text:p>
          </table:table-cell>
          <table:table-cell office:value-type="float" office:value="0.0337079" calcext:value-type="float">
            <text:p>0.0337079</text:p>
          </table:table-cell>
          <table:table-cell office:value-type="float" office:value="3.55488" calcext:value-type="float">
            <text:p>3.55488</text:p>
          </table:table-cell>
          <table:table-cell office:value-type="float" office:value="0.786585" calcext:value-type="float">
            <text:p>0.786585</text:p>
          </table:table-cell>
          <table:table-cell office:value-type="float" office:value="0.20935" calcext:value-type="float">
            <text:p>0.20935</text:p>
          </table:table-cell>
          <table:table-cell office:value-type="float" office:value="0.00406504" calcext:value-type="float">
            <text:p>0.00406504</text:p>
          </table:table-cell>
          <table:table-cell office:value-type="float" office:value="2.97778" calcext:value-type="float">
            <text:p>2.977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8894" calcext:value-type="float">
            <text:p>8.8894</text:p>
          </table:table-cell>
          <table:table-cell office:value-type="float" office:value="0.75576" calcext:value-type="float">
            <text:p>0.75576</text:p>
          </table:table-cell>
          <table:table-cell office:value-type="float" office:value="0.24424" calcext:value-type="float">
            <text:p>0.24424</text:p>
          </table:table-cell>
          <table:table-cell office:value-type="float" office:value="3.43978" calcext:value-type="float">
            <text:p>3.43978</text:p>
          </table:table-cell>
          <table:table-cell office:value-type="float" office:value="0.950276" calcext:value-type="float">
            <text:p>0.950276</text:p>
          </table:table-cell>
          <table:table-cell office:value-type="float" office:value="0.0489871" calcext:value-type="float">
            <text:p>0.0489871</text:p>
          </table:table-cell>
          <table:table-cell office:value-type="float" office:value="0.000736648" calcext:value-type="float">
            <text:p>0.000736648</text:p>
          </table:table-cell>
          <table:table-cell office:value-type="float" office:value="3.92188" calcext:value-type="float">
            <text:p>3.921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35599" calcext:value-type="float">
            <text:p>8.35599</text:p>
          </table:table-cell>
          <table:table-cell office:value-type="float" office:value="0.815534" calcext:value-type="float">
            <text:p>0.815534</text:p>
          </table:table-cell>
          <table:table-cell office:value-type="float" office:value="0.184466" calcext:value-type="float">
            <text:p>0.184466</text:p>
          </table:table-cell>
          <table:table-cell office:value-type="float" office:value="3.41143" calcext:value-type="float">
            <text:p>3.4114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.99392" calcext:value-type="float">
            <text:p>3.99392</text:p>
          </table:table-cell>
          <table:table-cell office:value-type="float" office:value="0.99696" calcext:value-type="float">
            <text:p>0.99696</text:p>
          </table:table-cell>
          <table:table-cell office:value-type="float" office:value="0.00303951" calcext:value-type="float">
            <text:p>0.003039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77409" calcext:value-type="float">
            <text:p>3.77409</text:p>
          </table:table-cell>
          <table:table-cell office:value-type="float" office:value="0.974668" calcext:value-type="float">
            <text:p>0.974668</text:p>
          </table:table-cell>
          <table:table-cell office:value-type="float" office:value="0.0253322" calcext:value-type="float">
            <text:p>0.0253322</text:p>
          </table:table-cell>
          <table:table-cell office:value-type="float" office:value="0" calcext:value-type="float">
            <text:p>0</text:p>
          </table:table-cell>
          <table:table-cell office:value-type="float" office:value="6.96364" calcext:value-type="float">
            <text:p>6.963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6358" calcext:value-type="float">
            <text:p>8.6358</text:p>
          </table:table-cell>
          <table:table-cell office:value-type="float" office:value="0.962963" calcext:value-type="float">
            <text:p>0.962963</text:p>
          </table:table-cell>
          <table:table-cell office:value-type="float" office:value="0.037037" calcext:value-type="float">
            <text:p>0.037037</text:p>
          </table:table-cell>
          <table:table-cell office:value-type="float" office:value="3.60321" calcext:value-type="float">
            <text:p>3.60321</text:p>
          </table:table-cell>
          <table:table-cell office:value-type="float" office:value="0.792336" calcext:value-type="float">
            <text:p>0.792336</text:p>
          </table:table-cell>
          <table:table-cell office:value-type="float" office:value="0.203956" calcext:value-type="float">
            <text:p>0.203956</text:p>
          </table:table-cell>
          <table:table-cell office:value-type="float" office:value="0.00370828" calcext:value-type="float">
            <text:p>0.00370828</text:p>
          </table:table-cell>
          <table:table-cell office:value-type="float" office:value="5.57525" calcext:value-type="float">
            <text:p>5.57525</text:p>
          </table:table-cell>
          <table:table-cell office:value-type="float" office:value="0.983278" calcext:value-type="float">
            <text:p>0.983278</text:p>
          </table:table-cell>
          <table:table-cell office:value-type="float" office:value="0.0167224" calcext:value-type="float">
            <text:p>0.0167224</text:p>
          </table:table-cell>
          <table:table-cell office:value-type="float" office:value="9.77363" calcext:value-type="float">
            <text:p>9.77363</text:p>
          </table:table-cell>
          <table:table-cell office:value-type="float" office:value="0.768657" calcext:value-type="float">
            <text:p>0.768657</text:p>
          </table:table-cell>
          <table:table-cell office:value-type="float" office:value="0.231343" calcext:value-type="float">
            <text:p>0.231343</text:p>
          </table:table-cell>
          <table:table-cell office:value-type="float" office:value="3.7555" calcext:value-type="float">
            <text:p>3.7555</text:p>
          </table:table-cell>
          <table:table-cell office:value-type="float" office:value="0.935138" calcext:value-type="float">
            <text:p>0.935138</text:p>
          </table:table-cell>
          <table:table-cell office:value-type="float" office:value="0.0640158" calcext:value-type="float">
            <text:p>0.0640158</text:p>
          </table:table-cell>
          <table:table-cell office:value-type="float" office:value="0.000846024" calcext:value-type="float">
            <text:p>0.000846024</text:p>
          </table:table-cell>
          <table:table-cell office:value-type="float" office:value="5.94146" calcext:value-type="float">
            <text:p>5.94146</text:p>
          </table:table-cell>
          <table:table-cell office:value-type="float" office:value="0.987805" calcext:value-type="float">
            <text:p>0.987805</text:p>
          </table:table-cell>
          <table:table-cell office:value-type="float" office:value="0.0121951" calcext:value-type="float">
            <text:p>0.0121951</text:p>
          </table:table-cell>
          <table:table-cell office:value-type="float" office:value="9.39613" calcext:value-type="float">
            <text:p>9.39613</text:p>
          </table:table-cell>
          <table:table-cell office:value-type="float" office:value="0.825704" calcext:value-type="float">
            <text:p>0.825704</text:p>
          </table:table-cell>
          <table:table-cell office:value-type="float" office:value="0.174296" calcext:value-type="float">
            <text:p>0.174296</text:p>
          </table:table-cell>
          <table:table-cell office:value-type="float" office:value="2.8458" calcext:value-type="float">
            <text:p>2.845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.45091" calcext:value-type="float">
            <text:p>3.45091</text:p>
          </table:table-cell>
          <table:table-cell office:value-type="float" office:value="0.992727" calcext:value-type="float">
            <text:p>0.992727</text:p>
          </table:table-cell>
          <table:table-cell office:value-type="float" office:value="0.00727273" calcext:value-type="float">
            <text:p>0.007272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3333" calcext:value-type="float">
            <text:p>1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0.980097" calcext:value-type="float">
            <text:p>0.980097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0.000485437" calcext:value-type="float">
            <text:p>0.000485437</text:p>
          </table:table-cell>
          <table:table-cell office:value-type="float" office:value="3.92308" calcext:value-type="float">
            <text:p>3.92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45055" calcext:value-type="float">
            <text:p>8.45055</text:p>
          </table:table-cell>
          <table:table-cell office:value-type="float" office:value="0.989011" calcext:value-type="float">
            <text:p>0.989011</text:p>
          </table:table-cell>
          <table:table-cell office:value-type="float" office:value="0.010989" calcext:value-type="float">
            <text:p>0.010989</text:p>
          </table:table-cell>
          <table:table-cell office:value-type="float" office:value="4.0355" calcext:value-type="float">
            <text:p>4.0355</text:p>
          </table:table-cell>
          <table:table-cell office:value-type="float" office:value="0.82643" calcext:value-type="float">
            <text:p>0.82643</text:p>
          </table:table-cell>
          <table:table-cell office:value-type="float" office:value="0.167653" calcext:value-type="float">
            <text:p>0.167653</text:p>
          </table:table-cell>
          <table:table-cell office:value-type="float" office:value="0.00591716" calcext:value-type="float">
            <text:p>0.00591716</text:p>
          </table:table-cell>
          <table:table-cell office:value-type="float" office:value="3.83962" calcext:value-type="float">
            <text:p>3.83962</text:p>
          </table:table-cell>
          <table:table-cell office:value-type="float" office:value="0.990566" calcext:value-type="float">
            <text:p>0.990566</text:p>
          </table:table-cell>
          <table:table-cell office:value-type="float" office:value="0.00943396" calcext:value-type="float">
            <text:p>0.00943396</text:p>
          </table:table-cell>
          <table:table-cell office:value-type="float" office:value="9.90335" calcext:value-type="float">
            <text:p>9.90335</text:p>
          </table:table-cell>
          <table:table-cell office:value-type="float" office:value="0.72119" calcext:value-type="float">
            <text:p>0.72119</text:p>
          </table:table-cell>
          <table:table-cell office:value-type="float" office:value="0.27881" calcext:value-type="float">
            <text:p>0.27881</text:p>
          </table:table-cell>
          <table:table-cell office:value-type="float" office:value="3.44581" calcext:value-type="float">
            <text:p>3.44581</text:p>
          </table:table-cell>
          <table:table-cell office:value-type="float" office:value="0.953906" calcext:value-type="float">
            <text:p>0.953906</text:p>
          </table:table-cell>
          <table:table-cell office:value-type="float" office:value="0.0446868" calcext:value-type="float">
            <text:p>0.0446868</text:p>
          </table:table-cell>
          <table:table-cell office:value-type="float" office:value="0.00140746" calcext:value-type="float">
            <text:p>0.00140746</text:p>
          </table:table-cell>
          <table:table-cell office:value-type="float" office:value="3.84247" calcext:value-type="float">
            <text:p>3.84247</text:p>
          </table:table-cell>
          <table:table-cell office:value-type="float" office:value="0.993151" calcext:value-type="float">
            <text:p>0.993151</text:p>
          </table:table-cell>
          <table:table-cell office:value-type="float" office:value="0.00684932" calcext:value-type="float">
            <text:p>0.00684932</text:p>
          </table:table-cell>
          <table:table-cell office:value-type="float" office:value="9.46832" calcext:value-type="float">
            <text:p>9.46832</text:p>
          </table:table-cell>
          <table:table-cell office:value-type="float" office:value="0.790634" calcext:value-type="float">
            <text:p>0.790634</text:p>
          </table:table-cell>
          <table:table-cell office:value-type="float" office:value="0.209366" calcext:value-type="float">
            <text:p>0.209366</text:p>
          </table:table-cell>
          <table:table-cell office:value-type="float" office:value="3.28835" calcext:value-type="float">
            <text:p>3.2883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.77259" calcext:value-type="float">
            <text:p>3.77259</text:p>
          </table:table-cell>
          <table:table-cell office:value-type="float" office:value="0.993769" calcext:value-type="float">
            <text:p>0.993769</text:p>
          </table:table-cell>
          <table:table-cell office:value-type="float" office:value="0.00623053" calcext:value-type="float">
            <text:p>0.006230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75366" calcext:value-type="float">
            <text:p>3.75366</text:p>
          </table:table-cell>
          <table:table-cell office:value-type="float" office:value="0.964539" calcext:value-type="float">
            <text:p>0.964539</text:p>
          </table:table-cell>
          <table:table-cell office:value-type="float" office:value="0.035461" calcext:value-type="float">
            <text:p>0.035461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82081" calcext:value-type="float">
            <text:p>8.82081</text:p>
          </table:table-cell>
          <table:table-cell office:value-type="float" office:value="0.953757" calcext:value-type="float">
            <text:p>0.953757</text:p>
          </table:table-cell>
          <table:table-cell office:value-type="float" office:value="0.0462428" calcext:value-type="float">
            <text:p>0.0462428</text:p>
          </table:table-cell>
          <table:table-cell office:value-type="float" office:value="3.24965" calcext:value-type="float">
            <text:p>3.24965</text:p>
          </table:table-cell>
          <table:table-cell office:value-type="float" office:value="0.765867" calcext:value-type="float">
            <text:p>0.765867</text:p>
          </table:table-cell>
          <table:table-cell office:value-type="float" office:value="0.22708" calcext:value-type="float">
            <text:p>0.22708</text:p>
          </table:table-cell>
          <table:table-cell office:value-type="float" office:value="0.00705219" calcext:value-type="float">
            <text:p>0.00705219</text:p>
          </table:table-cell>
          <table:table-cell office:value-type="float" office:value="5.57014" calcext:value-type="float">
            <text:p>5.57014</text:p>
          </table:table-cell>
          <table:table-cell office:value-type="float" office:value="0.972851" calcext:value-type="float">
            <text:p>0.972851</text:p>
          </table:table-cell>
          <table:table-cell office:value-type="float" office:value="0.0271493" calcext:value-type="float">
            <text:p>0.0271493</text:p>
          </table:table-cell>
          <table:table-cell office:value-type="float" office:value="10.3123" calcext:value-type="float">
            <text:p>10.3123</text:p>
          </table:table-cell>
          <table:table-cell office:value-type="float" office:value="0.755448" calcext:value-type="float">
            <text:p>0.755448</text:p>
          </table:table-cell>
          <table:table-cell office:value-type="float" office:value="0.244552" calcext:value-type="float">
            <text:p>0.244552</text:p>
          </table:table-cell>
          <table:table-cell office:value-type="float" office:value="3.64197" calcext:value-type="float">
            <text:p>3.64197</text:p>
          </table:table-cell>
          <table:table-cell office:value-type="float" office:value="0.922734" calcext:value-type="float">
            <text:p>0.922734</text:p>
          </table:table-cell>
          <table:table-cell office:value-type="float" office:value="0.0756757" calcext:value-type="float">
            <text:p>0.0756757</text:p>
          </table:table-cell>
          <table:table-cell office:value-type="float" office:value="0.00158983" calcext:value-type="float">
            <text:p>0.00158983</text:p>
          </table:table-cell>
          <table:table-cell office:value-type="float" office:value="5.9703" calcext:value-type="float">
            <text:p>5.9703</text:p>
          </table:table-cell>
          <table:table-cell office:value-type="float" office:value="0.980198" calcext:value-type="float">
            <text:p>0.980198</text:p>
          </table:table-cell>
          <table:table-cell office:value-type="float" office:value="0.019802" calcext:value-type="float">
            <text:p>0.019802</text:p>
          </table:table-cell>
          <table:table-cell office:value-type="float" office:value="9.84576" calcext:value-type="float">
            <text:p>9.84576</text:p>
          </table:table-cell>
          <table:table-cell office:value-type="float" office:value="0.815254" calcext:value-type="float">
            <text:p>0.815254</text:p>
          </table:table-cell>
          <table:table-cell office:value-type="float" office:value="0.184746" calcext:value-type="float">
            <text:p>0.184746</text:p>
          </table:table-cell>
          <table:table-cell office:value-type="float" office:value="2.77361" calcext:value-type="float">
            <text:p>2.7736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.69892" calcext:value-type="float">
            <text:p>3.69892</text:p>
          </table:table-cell>
          <table:table-cell office:value-type="float" office:value="0.992832" calcext:value-type="float">
            <text:p>0.992832</text:p>
          </table:table-cell>
          <table:table-cell office:value-type="float" office:value="0.00716846" calcext:value-type="float">
            <text:p>0.0071684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333" calcext:value-type="float">
            <text:p>2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70035" calcext:value-type="float">
            <text:p>3.70035</text:p>
          </table:table-cell>
          <table:table-cell office:value-type="float" office:value="0.979675" calcext:value-type="float">
            <text:p>0.979675</text:p>
          </table:table-cell>
          <table:table-cell office:value-type="float" office:value="0.0203252" calcext:value-type="float">
            <text:p>0.020325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8254" calcext:value-type="float">
            <text:p>8.8254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3.25581" calcext:value-type="float">
            <text:p>3.25581</text:p>
          </table:table-cell>
          <table:table-cell office:value-type="float" office:value="0.80322" calcext:value-type="float">
            <text:p>0.80322</text:p>
          </table:table-cell>
          <table:table-cell office:value-type="float" office:value="0.189624" calcext:value-type="float">
            <text:p>0.189624</text:p>
          </table:table-cell>
          <table:table-cell office:value-type="float" office:value="0.00715564" calcext:value-type="float">
            <text:p>0.00715564</text:p>
          </table:table-cell>
          <table:table-cell office:value-type="float" office:value="6.18894" calcext:value-type="float">
            <text:p>6.18894</text:p>
          </table:table-cell>
          <table:table-cell office:value-type="float" office:value="0.958525" calcext:value-type="float">
            <text:p>0.958525</text:p>
          </table:table-cell>
          <table:table-cell office:value-type="float" office:value="0.0414747" calcext:value-type="float">
            <text:p>0.0414747</text:p>
          </table:table-cell>
          <table:table-cell office:value-type="float" office:value="10.0338" calcext:value-type="float">
            <text:p>10.0338</text:p>
          </table:table-cell>
          <table:table-cell office:value-type="float" office:value="0.743662" calcext:value-type="float">
            <text:p>0.743662</text:p>
          </table:table-cell>
          <table:table-cell office:value-type="float" office:value="0.256338" calcext:value-type="float">
            <text:p>0.256338</text:p>
          </table:table-cell>
          <table:table-cell office:value-type="float" office:value="3.60312" calcext:value-type="float">
            <text:p>3.60312</text:p>
          </table:table-cell>
          <table:table-cell office:value-type="float" office:value="0.942578" calcext:value-type="float">
            <text:p>0.942578</text:p>
          </table:table-cell>
          <table:table-cell office:value-type="float" office:value="0.0558594" calcext:value-type="float">
            <text:p>0.0558594</text:p>
          </table:table-cell>
          <table:table-cell office:value-type="float" office:value="0.0015625" calcext:value-type="float">
            <text:p>0.0015625</text:p>
          </table:table-cell>
          <table:table-cell office:value-type="float" office:value="6.26603" calcext:value-type="float">
            <text:p>6.26603</text:p>
          </table:table-cell>
          <table:table-cell office:value-type="float" office:value="0.971154" calcext:value-type="float">
            <text:p>0.971154</text:p>
          </table:table-cell>
          <table:table-cell office:value-type="float" office:value="0.0288462" calcext:value-type="float">
            <text:p>0.0288462</text:p>
          </table:table-cell>
          <table:table-cell office:value-type="float" office:value="9.62628" calcext:value-type="float">
            <text:p>9.62628</text:p>
          </table:table-cell>
          <table:table-cell office:value-type="float" office:value="0.798768" calcext:value-type="float">
            <text:p>0.798768</text:p>
          </table:table-cell>
          <table:table-cell office:value-type="float" office:value="0.201232" calcext:value-type="float">
            <text:p>0.201232</text:p>
          </table:table-cell>
          <table:table-cell office:value-type="float" office:value="2.74314" calcext:value-type="float">
            <text:p>2.7431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.20221" calcext:value-type="float">
            <text:p>4.20221</text:p>
          </table:table-cell>
          <table:table-cell office:value-type="float" office:value="0.992647" calcext:value-type="float">
            <text:p>0.992647</text:p>
          </table:table-cell>
          <table:table-cell office:value-type="float" office:value="0.00735294" calcext:value-type="float">
            <text:p>0.00735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12283" calcext:value-type="float">
            <text:p>4.12283</text:p>
          </table:table-cell>
          <table:table-cell office:value-type="float" office:value="0.983131" calcext:value-type="float">
            <text:p>0.983131</text:p>
          </table:table-cell>
          <table:table-cell office:value-type="float" office:value="0.0163416" calcext:value-type="float">
            <text:p>0.0163416</text:p>
          </table:table-cell>
          <table:table-cell office:value-type="float" office:value="0.000527148" calcext:value-type="float">
            <text:p>0.000527148</text:p>
          </table:table-cell>
          <table:table-cell office:value-type="float" office:value="7.41772" calcext:value-type="float">
            <text:p>7.417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94167" calcext:value-type="float">
            <text:p>7.94167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3.9481" calcext:value-type="float">
            <text:p>3.9481</text:p>
          </table:table-cell>
          <table:table-cell office:value-type="float" office:value="0.761246" calcext:value-type="float">
            <text:p>0.761246</text:p>
          </table:table-cell>
          <table:table-cell office:value-type="float" office:value="0.237024" calcext:value-type="float">
            <text:p>0.237024</text:p>
          </table:table-cell>
          <table:table-cell office:value-type="float" office:value="0.0017301" calcext:value-type="float">
            <text:p>0.0017301</text:p>
          </table:table-cell>
          <table:table-cell office:value-type="float" office:value="7.20134" calcext:value-type="float">
            <text:p>7.20134</text:p>
          </table:table-cell>
          <table:table-cell office:value-type="float" office:value="0.966443" calcext:value-type="float">
            <text:p>0.966443</text:p>
          </table:table-cell>
          <table:table-cell office:value-type="float" office:value="0.033557" calcext:value-type="float">
            <text:p>0.033557</text:p>
          </table:table-cell>
          <table:table-cell office:value-type="float" office:value="9.23701" calcext:value-type="float">
            <text:p>9.23701</text:p>
          </table:table-cell>
          <table:table-cell office:value-type="float" office:value="0.75974" calcext:value-type="float">
            <text:p>0.75974</text:p>
          </table:table-cell>
          <table:table-cell office:value-type="float" office:value="0.24026" calcext:value-type="float">
            <text:p>0.24026</text:p>
          </table:table-cell>
          <table:table-cell office:value-type="float" office:value="4.09392" calcext:value-type="float">
            <text:p>4.09392</text:p>
          </table:table-cell>
          <table:table-cell office:value-type="float" office:value="0.937386" calcext:value-type="float">
            <text:p>0.937386</text:p>
          </table:table-cell>
          <table:table-cell office:value-type="float" office:value="0.0618857" calcext:value-type="float">
            <text:p>0.0618857</text:p>
          </table:table-cell>
          <table:table-cell office:value-type="float" office:value="0.000728067" calcext:value-type="float">
            <text:p>0.000728067</text:p>
          </table:table-cell>
          <table:table-cell office:value-type="float" office:value="7.18455" calcext:value-type="float">
            <text:p>7.18455</text:p>
          </table:table-cell>
          <table:table-cell office:value-type="float" office:value="0.978541" calcext:value-type="float">
            <text:p>0.97854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8.85185" calcext:value-type="float">
            <text:p>8.85185</text:p>
          </table:table-cell>
          <table:table-cell office:value-type="float" office:value="0.819444" calcext:value-type="float">
            <text:p>0.819444</text:p>
          </table:table-cell>
          <table:table-cell office:value-type="float" office:value="0.180556" calcext:value-type="float">
            <text:p>0.180556</text:p>
          </table:table-cell>
          <table:table-cell office:value-type="float" office:value="3.06204" calcext:value-type="float">
            <text:p>3.0620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.81757" calcext:value-type="float">
            <text:p>3.81757</text:p>
          </table:table-cell>
          <table:table-cell office:value-type="float" office:value="0.993243" calcext:value-type="float">
            <text:p>0.993243</text:p>
          </table:table-cell>
          <table:table-cell office:value-type="float" office:value="0.00675676" calcext:value-type="float">
            <text:p>0.0067567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4218" calcext:value-type="float">
            <text:p>3.54218</text:p>
          </table:table-cell>
          <table:table-cell office:value-type="float" office:value="0.987678" calcext:value-type="float">
            <text:p>0.987678</text:p>
          </table:table-cell>
          <table:table-cell office:value-type="float" office:value="0.0123223" calcext:value-type="float">
            <text:p>0.0123223</text:p>
          </table:table-cell>
          <table:table-cell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76712" calcext:value-type="float">
            <text:p>8.76712</text:p>
          </table:table-cell>
          <table:table-cell office:value-type="float" office:value="0.931507" calcext:value-type="float">
            <text:p>0.931507</text:p>
          </table:table-cell>
          <table:table-cell office:value-type="float" office:value="0.0684932" calcext:value-type="float">
            <text:p>0.0684932</text:p>
          </table:table-cell>
          <table:table-cell office:value-type="float" office:value="3.25755" calcext:value-type="float">
            <text:p>3.25755</text:p>
          </table:table-cell>
          <table:table-cell office:value-type="float" office:value="0.788732" calcext:value-type="float">
            <text:p>0.788732</text:p>
          </table:table-cell>
          <table:table-cell office:value-type="float" office:value="0.209256" calcext:value-type="float">
            <text:p>0.209256</text:p>
          </table:table-cell>
          <table:table-cell office:value-type="float" office:value="0.00201207" calcext:value-type="float">
            <text:p>0.00201207</text:p>
          </table:table-cell>
          <table:table-cell office:value-type="float" office:value="4.7907" calcext:value-type="float">
            <text:p>4.7907</text:p>
          </table:table-cell>
          <table:table-cell office:value-type="float" office:value="0.988372" calcext:value-type="float">
            <text:p>0.988372</text:p>
          </table:table-cell>
          <table:table-cell office:value-type="float" office:value="0.0116279" calcext:value-type="float">
            <text:p>0.0116279</text:p>
          </table:table-cell>
          <table:table-cell office:value-type="float" office:value="8.93897" calcext:value-type="float">
            <text:p>8.93897</text:p>
          </table:table-cell>
          <table:table-cell office:value-type="float" office:value="0.694836" calcext:value-type="float">
            <text:p>0.694836</text:p>
          </table:table-cell>
          <table:table-cell office:value-type="float" office:value="0.305164" calcext:value-type="float">
            <text:p>0.305164</text:p>
          </table:table-cell>
          <table:table-cell office:value-type="float" office:value="3.52153" calcext:value-type="float">
            <text:p>3.52153</text:p>
          </table:table-cell>
          <table:table-cell office:value-type="float" office:value="0.954185" calcext:value-type="float">
            <text:p>0.954185</text:p>
          </table:table-cell>
          <table:table-cell office:value-type="float" office:value="0.0454702" calcext:value-type="float">
            <text:p>0.0454702</text:p>
          </table:table-cell>
          <table:table-cell office:value-type="float" office:value="0.000344471" calcext:value-type="float">
            <text:p>0.000344471</text:p>
          </table:table-cell>
          <table:table-cell office:value-type="float" office:value="5.64151" calcext:value-type="float">
            <text:p>5.64151</text:p>
          </table:table-cell>
          <table:table-cell office:value-type="float" office:value="0.990566" calcext:value-type="float">
            <text:p>0.990566</text:p>
          </table:table-cell>
          <table:table-cell office:value-type="float" office:value="0.00943396" calcext:value-type="float">
            <text:p>0.00943396</text:p>
          </table:table-cell>
          <table:table-cell office:value-type="float" office:value="8.87153" calcext:value-type="float">
            <text:p>8.87153</text:p>
          </table:table-cell>
          <table:table-cell office:value-type="float" office:value="0.756944" calcext:value-type="float">
            <text:p>0.756944</text:p>
          </table:table-cell>
          <table:table-cell office:value-type="float" office:value="0.243056" calcext:value-type="float">
            <text:p>0.243056</text:p>
          </table:table-cell>
          <table:table-cell office:value-type="float" office:value="3.45932" calcext:value-type="float">
            <text:p>3.4593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.41085" calcext:value-type="float">
            <text:p>3.41085</text:p>
          </table:table-cell>
          <table:table-cell office:value-type="float" office:value="0.992248" calcext:value-type="float">
            <text:p>0.992248</text:p>
          </table:table-cell>
          <table:table-cell office:value-type="float" office:value="0.00775194" calcext:value-type="float">
            <text:p>0.0077519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08024" calcext:value-type="float">
            <text:p>3.08024</text:p>
          </table:table-cell>
          <table:table-cell office:value-type="float" office:value="0.98541" calcext:value-type="float">
            <text:p>0.98541</text:p>
          </table:table-cell>
          <table:table-cell office:value-type="float" office:value="0.0145897" calcext:value-type="float">
            <text:p>0.0145897</text:p>
          </table:table-cell>
          <table:table-cell office:value-type="float" office:value="0" calcext:value-type="float">
            <text:p>0</text:p>
          </table:table-cell>
          <table:table-cell office:value-type="float" office:value="2.64706" calcext:value-type="float">
            <text:p>2.64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27119" calcext:value-type="float">
            <text:p>7.27119</text:p>
          </table:table-cell>
          <table:table-cell office:value-type="float" office:value="0.932203" calcext:value-type="float">
            <text:p>0.932203</text:p>
          </table:table-cell>
          <table:table-cell office:value-type="float" office:value="0.0677966" calcext:value-type="float">
            <text:p>0.0677966</text:p>
          </table:table-cell>
          <table:table-cell office:value-type="float" office:value="2.9697" calcext:value-type="float">
            <text:p>2.969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3.04225" calcext:value-type="float">
            <text:p>3.04225</text:p>
          </table:table-cell>
          <table:table-cell office:value-type="float" office:value="0.985915" calcext:value-type="float">
            <text:p>0.985915</text:p>
          </table:table-cell>
          <table:table-cell office:value-type="float" office:value="0.0140845" calcext:value-type="float">
            <text:p>0.0140845</text:p>
          </table:table-cell>
          <table:table-cell office:value-type="float" office:value="10.9268" calcext:value-type="float">
            <text:p>10.9268</text:p>
          </table:table-cell>
          <table:table-cell office:value-type="float" office:value="0.707317" calcext:value-type="float">
            <text:p>0.707317</text:p>
          </table:table-cell>
          <table:table-cell office:value-type="float" office:value="0.292683" calcext:value-type="float">
            <text:p>0.292683</text:p>
          </table:table-cell>
          <table:table-cell office:value-type="float" office:value="3.09471" calcext:value-type="float">
            <text:p>3.09471</text:p>
          </table:table-cell>
          <table:table-cell office:value-type="float" office:value="0.956448" calcext:value-type="float">
            <text:p>0.956448</text:p>
          </table:table-cell>
          <table:table-cell office:value-type="float" office:value="0.0435518" calcext:value-type="float">
            <text:p>0.0435518</text:p>
          </table:table-cell>
          <table:table-cell office:value-type="float" office:value="0" calcext:value-type="float">
            <text:p>0</text:p>
          </table:table-cell>
          <table:table-cell office:value-type="float" office:value="2.96591" calcext:value-type="float">
            <text:p>2.96591</text:p>
          </table:table-cell>
          <table:table-cell office:value-type="float" office:value="0.988636" calcext:value-type="float">
            <text:p>0.988636</text:p>
          </table:table-cell>
          <table:table-cell office:value-type="float" office:value="0.0113636" calcext:value-type="float">
            <text:p>0.0113636</text:p>
          </table:table-cell>
          <table:table-cell office:value-type="float" office:value="9.84649" calcext:value-type="float">
            <text:p>9.84649</text:p>
          </table:table-cell>
          <table:table-cell office:value-type="float" office:value="0.77193" calcext:value-type="float">
            <text:p>0.77193</text:p>
          </table:table-cell>
          <table:table-cell office:value-type="float" office:value="0.22807" calcext:value-type="float">
            <text:p>0.22807</text:p>
          </table:table-cell>
          <table:table-cell office:value-type="float" office:value="2.93176" calcext:value-type="float">
            <text:p>2.9317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.72119" calcext:value-type="float">
            <text:p>3.72119</text:p>
          </table:table-cell>
          <table:table-cell office:value-type="float" office:value="0.988848" calcext:value-type="float">
            <text:p>0.988848</text:p>
          </table:table-cell>
          <table:table-cell office:value-type="float" office:value="0.0111524" calcext:value-type="float">
            <text:p>0.011152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64715" calcext:value-type="float">
            <text:p>3.64715</text:p>
          </table:table-cell>
          <table:table-cell office:value-type="float" office:value="0.972326" calcext:value-type="float">
            <text:p>0.972326</text:p>
          </table:table-cell>
          <table:table-cell office:value-type="float" office:value="0.0276743" calcext:value-type="float">
            <text:p>0.0276743</text:p>
          </table:table-cell>
          <table:table-cell office:value-type="float" office:value="0" calcext:value-type="float">
            <text:p>0</text:p>
          </table:table-cell>
          <table:table-cell office:value-type="float" office:value="3.96341" calcext:value-type="float">
            <text:p>3.96341</text:p>
          </table:table-cell>
          <table:table-cell office:value-type="float" office:value="0.987805" calcext:value-type="float">
            <text:p>0.987805</text:p>
          </table:table-cell>
          <table:table-cell office:value-type="float" office:value="0.0121951" calcext:value-type="float">
            <text:p>0.0121951</text:p>
          </table:table-cell>
          <table:table-cell office:value-type="float" office:value="8.54839" calcext:value-type="float">
            <text:p>8.54839</text:p>
          </table:table-cell>
          <table:table-cell office:value-type="float" office:value="0.935484" calcext:value-type="float">
            <text:p>0.935484</text:p>
          </table:table-cell>
          <table:table-cell office:value-type="float" office:value="0.0645161" calcext:value-type="float">
            <text:p>0.0645161</text:p>
          </table:table-cell>
          <table:table-cell office:value-type="float" office:value="3.60458" calcext:value-type="float">
            <text:p>3.60458</text:p>
          </table:table-cell>
          <table:table-cell office:value-type="float" office:value="0.743511" calcext:value-type="float">
            <text:p>0.743511</text:p>
          </table:table-cell>
          <table:table-cell office:value-type="float" office:value="0.251908" calcext:value-type="float">
            <text:p>0.251908</text:p>
          </table:table-cell>
          <table:table-cell office:value-type="float" office:value="0.00458015" calcext:value-type="float">
            <text:p>0.00458015</text:p>
          </table:table-cell>
          <table:table-cell office:value-type="float" office:value="5.24779" calcext:value-type="float">
            <text:p>5.24779</text:p>
          </table:table-cell>
          <table:table-cell office:value-type="float" office:value="0.973451" calcext:value-type="float">
            <text:p>0.973451</text:p>
          </table:table-cell>
          <table:table-cell office:value-type="float" office:value="0.0265487" calcext:value-type="float">
            <text:p>0.0265487</text:p>
          </table:table-cell>
          <table:table-cell office:value-type="float" office:value="10.3295" calcext:value-type="float">
            <text:p>10.3295</text:p>
          </table:table-cell>
          <table:table-cell office:value-type="float" office:value="0.762178" calcext:value-type="float">
            <text:p>0.762178</text:p>
          </table:table-cell>
          <table:table-cell office:value-type="float" office:value="0.237822" calcext:value-type="float">
            <text:p>0.237822</text:p>
          </table:table-cell>
          <table:table-cell office:value-type="float" office:value="3.64431" calcext:value-type="float">
            <text:p>3.64431</text:p>
          </table:table-cell>
          <table:table-cell office:value-type="float" office:value="0.920442" calcext:value-type="float">
            <text:p>0.920442</text:p>
          </table:table-cell>
          <table:table-cell office:value-type="float" office:value="0.0784873" calcext:value-type="float">
            <text:p>0.0784873</text:p>
          </table:table-cell>
          <table:table-cell office:value-type="float" office:value="0.00107028" calcext:value-type="float">
            <text:p>0.00107028</text:p>
          </table:table-cell>
          <table:table-cell office:value-type="float" office:value="4.88387" calcext:value-type="float">
            <text:p>4.88387</text:p>
          </table:table-cell>
          <table:table-cell office:value-type="float" office:value="0.977419" calcext:value-type="float">
            <text:p>0.977419</text:p>
          </table:table-cell>
          <table:table-cell office:value-type="float" office:value="0.0225806" calcext:value-type="float">
            <text:p>0.0225806</text:p>
          </table:table-cell>
          <table:table-cell office:value-type="float" office:value="9.83368" calcext:value-type="float">
            <text:p>9.83368</text:p>
          </table:table-cell>
          <table:table-cell office:value-type="float" office:value="0.808421" calcext:value-type="float">
            <text:p>0.808421</text:p>
          </table:table-cell>
          <table:table-cell office:value-type="float" office:value="0.191579" calcext:value-type="float">
            <text:p>0.191579</text:p>
          </table:table-cell>
          <table:table-cell office:value-type="float" office:value="2.68632" calcext:value-type="float">
            <text:p>2.6863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.47951" calcext:value-type="float">
            <text:p>3.47951</text:p>
          </table:table-cell>
          <table:table-cell office:value-type="float" office:value="0.987705" calcext:value-type="float">
            <text:p>0.987705</text:p>
          </table:table-cell>
          <table:table-cell office:value-type="float" office:value="0.0122951" calcext:value-type="float">
            <text:p>0.01229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8779" calcext:value-type="float">
            <text:p>3.38779</text:p>
          </table:table-cell>
          <table:table-cell office:value-type="float" office:value="0.976572" calcext:value-type="float">
            <text:p>0.976572</text:p>
          </table:table-cell>
          <table:table-cell office:value-type="float" office:value="0.0234279" calcext:value-type="float">
            <text:p>0.0234279</text:p>
          </table:table-cell>
          <table:table-cell office:value-type="float" office:value="0" calcext:value-type="float">
            <text:p>0</text:p>
          </table:table-cell>
          <table:table-cell office:value-type="float" office:value="7.66176" calcext:value-type="float">
            <text:p>7.661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74815" calcext:value-type="float">
            <text:p>7.74815</text:p>
          </table:table-cell>
          <table:table-cell office:value-type="float" office:value="0.977778" calcext:value-type="float">
            <text:p>0.977778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2.62264" calcext:value-type="float">
            <text:p>2.62264</text:p>
          </table:table-cell>
          <table:table-cell office:value-type="float" office:value="0.701887" calcext:value-type="float">
            <text:p>0.701887</text:p>
          </table:table-cell>
          <table:table-cell office:value-type="float" office:value="0.292453" calcext:value-type="float">
            <text:p>0.292453</text:p>
          </table:table-cell>
          <table:table-cell office:value-type="float" office:value="0.00566038" calcext:value-type="float">
            <text:p>0.00566038</text:p>
          </table:table-cell>
          <table:table-cell office:value-type="float" office:value="4.04523" calcext:value-type="float">
            <text:p>4.045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8793" calcext:value-type="float">
            <text:p>9.58793</text:p>
          </table:table-cell>
          <table:table-cell office:value-type="float" office:value="0.750656" calcext:value-type="float">
            <text:p>0.750656</text:p>
          </table:table-cell>
          <table:table-cell office:value-type="float" office:value="0.249344" calcext:value-type="float">
            <text:p>0.249344</text:p>
          </table:table-cell>
          <table:table-cell office:value-type="float" office:value="3.22788" calcext:value-type="float">
            <text:p>3.22788</text:p>
          </table:table-cell>
          <table:table-cell office:value-type="float" office:value="0.916945" calcext:value-type="float">
            <text:p>0.916945</text:p>
          </table:table-cell>
          <table:table-cell office:value-type="float" office:value="0.081803" calcext:value-type="float">
            <text:p>0.081803</text:p>
          </table:table-cell>
          <table:table-cell office:value-type="float" office:value="0.00125209" calcext:value-type="float">
            <text:p>0.00125209</text:p>
          </table:table-cell>
          <table:table-cell office:value-type="float" office:value="4.95149" calcext:value-type="float">
            <text:p>4.95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06538" calcext:value-type="float">
            <text:p>9.06538</text:p>
          </table:table-cell>
          <table:table-cell office:value-type="float" office:value="0.811538" calcext:value-type="float">
            <text:p>0.811538</text:p>
          </table:table-cell>
          <table:table-cell office:value-type="float" office:value="0.188462" calcext:value-type="float">
            <text:p>0.188462</text:p>
          </table:table-cell>
          <table:table-cell office:value-type="float" office:value="2.27974" calcext:value-type="float">
            <text:p>2.2797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.96825" calcext:value-type="float">
            <text:p>3.96825</text:p>
          </table:table-cell>
          <table:table-cell office:value-type="float" office:value="0.996032" calcext:value-type="float">
            <text:p>0.996032</text:p>
          </table:table-cell>
          <table:table-cell office:value-type="float" office:value="0.00396825" calcext:value-type="float">
            <text:p>0.00396825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6015" calcext:value-type="float">
            <text:p>3.6015</text:p>
          </table:table-cell>
          <table:table-cell office:value-type="float" office:value="0.976817" calcext:value-type="float">
            <text:p>0.976817</text:p>
          </table:table-cell>
          <table:table-cell office:value-type="float" office:value="0.023183" calcext:value-type="float">
            <text:p>0.023183</text:p>
          </table:table-cell>
          <table:table-cell office:value-type="float" office:value="0" calcext:value-type="float">
            <text:p>0</text:p>
          </table:table-cell>
          <table:table-cell office:value-type="float" office:value="7.20312" calcext:value-type="float">
            <text:p>7.203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63095" calcext:value-type="float">
            <text:p>7.63095</text:p>
          </table:table-cell>
          <table:table-cell office:value-type="float" office:value="0.97619" calcext:value-type="float">
            <text:p>0.97619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3.90403" calcext:value-type="float">
            <text:p>3.90403</text:p>
          </table:table-cell>
          <table:table-cell office:value-type="float" office:value="0.758157" calcext:value-type="float">
            <text:p>0.758157</text:p>
          </table:table-cell>
          <table:table-cell office:value-type="float" office:value="0.232246" calcext:value-type="float">
            <text:p>0.232246</text:p>
          </table:table-cell>
          <table:table-cell office:value-type="float" office:value="0.00959693" calcext:value-type="float">
            <text:p>0.00959693</text:p>
          </table:table-cell>
          <table:table-cell office:value-type="float" office:value="6.38554" calcext:value-type="float">
            <text:p>6.38554</text:p>
          </table:table-cell>
          <table:table-cell office:value-type="float" office:value="0.981928" calcext:value-type="float">
            <text:p>0.981928</text:p>
          </table:table-cell>
          <table:table-cell office:value-type="float" office:value="0.0180723" calcext:value-type="float">
            <text:p>0.0180723</text:p>
          </table:table-cell>
          <table:table-cell office:value-type="float" office:value="9.67385" calcext:value-type="float">
            <text:p>9.67385</text:p>
          </table:table-cell>
          <table:table-cell office:value-type="float" office:value="0.72" calcext:value-type="float">
            <text:p>0.72</text:p>
          </table:table-cell>
          <table:table-cell office:value-type="float" office:value="0.28" calcext:value-type="float">
            <text:p>0.28</text:p>
          </table:table-cell>
          <table:table-cell office:value-type="float" office:value="3.70705" calcext:value-type="float">
            <text:p>3.70705</text:p>
          </table:table-cell>
          <table:table-cell office:value-type="float" office:value="0.930772" calcext:value-type="float">
            <text:p>0.930772</text:p>
          </table:table-cell>
          <table:table-cell office:value-type="float" office:value="0.0671169" calcext:value-type="float">
            <text:p>0.0671169</text:p>
          </table:table-cell>
          <table:table-cell office:value-type="float" office:value="0.0021106" calcext:value-type="float">
            <text:p>0.0021106</text:p>
          </table:table-cell>
          <table:table-cell office:value-type="float" office:value="6.73276" calcext:value-type="float">
            <text:p>6.73276</text:p>
          </table:table-cell>
          <table:table-cell office:value-type="float" office:value="0.987069" calcext:value-type="float">
            <text:p>0.98706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9.17676" calcext:value-type="float">
            <text:p>9.17676</text:p>
          </table:table-cell>
          <table:table-cell office:value-type="float" office:value="0.774818" calcext:value-type="float">
            <text:p>0.774818</text:p>
          </table:table-cell>
          <table:table-cell office:value-type="float" office:value="0.225182" calcext:value-type="float">
            <text:p>0.225182</text:p>
          </table:table-cell>
          <table:table-cell office:value-type="float" office:value="2.83788" calcext:value-type="float">
            <text:p>2.8378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.16372" calcext:value-type="float">
            <text:p>4.16372</text:p>
          </table:table-cell>
          <table:table-cell office:value-type="float" office:value="0.995575" calcext:value-type="float">
            <text:p>0.995575</text:p>
          </table:table-cell>
          <table:table-cell office:value-type="float" office:value="0.00442478" calcext:value-type="float">
            <text:p>0.0044247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3333" calcext:value-type="float">
            <text:p>1.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95497" calcext:value-type="float">
            <text:p>3.95497</text:p>
          </table:table-cell>
          <table:table-cell office:value-type="float" office:value="0.983114" calcext:value-type="float">
            <text:p>0.983114</text:p>
          </table:table-cell>
          <table:table-cell office:value-type="float" office:value="0.0168856" calcext:value-type="float">
            <text:p>0.0168856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8.13592" calcext:value-type="float">
            <text:p>8.13592</text:p>
          </table:table-cell>
          <table:table-cell office:value-type="float" office:value="0.980583" calcext:value-type="float">
            <text:p>0.980583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3.15337" calcext:value-type="float">
            <text:p>3.15337</text:p>
          </table:table-cell>
          <table:table-cell office:value-type="float" office:value="0.777096" calcext:value-type="float">
            <text:p>0.777096</text:p>
          </table:table-cell>
          <table:table-cell office:value-type="float" office:value="0.220859" calcext:value-type="float">
            <text:p>0.220859</text:p>
          </table:table-cell>
          <table:table-cell office:value-type="float" office:value="0.00204499" calcext:value-type="float">
            <text:p>0.00204499</text:p>
          </table:table-cell>
          <table:table-cell office:value-type="float" office:value="4.62733" calcext:value-type="float">
            <text:p>4.62733</text:p>
          </table:table-cell>
          <table:table-cell office:value-type="float" office:value="0.993789" calcext:value-type="float">
            <text:p>0.993789</text:p>
          </table:table-cell>
          <table:table-cell office:value-type="float" office:value="0.00621118" calcext:value-type="float">
            <text:p>0.00621118</text:p>
          </table:table-cell>
          <table:table-cell office:value-type="float" office:value="10.8635" calcext:value-type="float">
            <text:p>10.8635</text:p>
          </table:table-cell>
          <table:table-cell office:value-type="float" office:value="0.730627" calcext:value-type="float">
            <text:p>0.730627</text:p>
          </table:table-cell>
          <table:table-cell office:value-type="float" office:value="0.269373" calcext:value-type="float">
            <text:p>0.269373</text:p>
          </table:table-cell>
          <table:table-cell office:value-type="float" office:value="3.80596" calcext:value-type="float">
            <text:p>3.80596</text:p>
          </table:table-cell>
          <table:table-cell office:value-type="float" office:value="0.940795" calcext:value-type="float">
            <text:p>0.940795</text:p>
          </table:table-cell>
          <table:table-cell office:value-type="float" office:value="0.0587727" calcext:value-type="float">
            <text:p>0.0587727</text:p>
          </table:table-cell>
          <table:table-cell office:value-type="float" office:value="0.000432152" calcext:value-type="float">
            <text:p>0.000432152</text:p>
          </table:table-cell>
          <table:table-cell office:value-type="float" office:value="4.97748" calcext:value-type="float">
            <text:p>4.97748</text:p>
          </table:table-cell>
          <table:table-cell office:value-type="float" office:value="0.990991" calcext:value-type="float">
            <text:p>0.990991</text:p>
          </table:table-cell>
          <table:table-cell office:value-type="float" office:value="0.00900901" calcext:value-type="float">
            <text:p>0.00900901</text:p>
          </table:table-cell>
          <table:table-cell office:value-type="float" office:value="9.98158" calcext:value-type="float">
            <text:p>9.98158</text:p>
          </table:table-cell>
          <table:table-cell office:value-type="float" office:value="0.802632" calcext:value-type="float">
            <text:p>0.802632</text:p>
          </table:table-cell>
          <table:table-cell office:value-type="float" office:value="0.197368" calcext:value-type="float">
            <text:p>0.197368</text:p>
          </table:table-cell>
          <table:table-cell office:value-type="float" office:value="2.68198" calcext:value-type="float">
            <text:p>2.6819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.13913" calcext:value-type="float">
            <text:p>4.139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.2494" calcext:value-type="float">
            <text:p>4.2494</text:p>
          </table:table-cell>
          <table:table-cell office:value-type="float" office:value="0.983213" calcext:value-type="float">
            <text:p>0.983213</text:p>
          </table:table-cell>
          <table:table-cell office:value-type="float" office:value="0.0167866" calcext:value-type="float">
            <text:p>0.0167866</text:p>
          </table:table-cell>
          <table:table-cell office:value-type="float" office:value="0" calcext:value-type="float">
            <text:p>0</text:p>
          </table:table-cell>
          <table:table-cell office:value-type="float" office:value="6.19149" calcext:value-type="float">
            <text:p>6.19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55056" calcext:value-type="float">
            <text:p>0.955056</text:p>
          </table:table-cell>
          <table:table-cell office:value-type="float" office:value="0.0449438" calcext:value-type="float">
            <text:p>0.0449438</text:p>
          </table:table-cell>
          <table:table-cell office:value-type="float" office:value="3.80118" calcext:value-type="float">
            <text:p>3.80118</text:p>
          </table:table-cell>
          <table:table-cell office:value-type="float" office:value="0.759843" calcext:value-type="float">
            <text:p>0.759843</text:p>
          </table:table-cell>
          <table:table-cell office:value-type="float" office:value="0.238189" calcext:value-type="float">
            <text:p>0.238189</text:p>
          </table:table-cell>
          <table:table-cell office:value-type="float" office:value="0.0019685" calcext:value-type="float">
            <text:p>0.0019685</text:p>
          </table:table-cell>
          <table:table-cell office:value-type="float" office:value="6.30464" calcext:value-type="float">
            <text:p>6.30464</text:p>
          </table:table-cell>
          <table:table-cell office:value-type="float" office:value="0.980132" calcext:value-type="float">
            <text:p>0.980132</text:p>
          </table:table-cell>
          <table:table-cell office:value-type="float" office:value="0.0198675" calcext:value-type="float">
            <text:p>0.0198675</text:p>
          </table:table-cell>
          <table:table-cell office:value-type="float" office:value="10.5789" calcext:value-type="float">
            <text:p>10.5789</text:p>
          </table:table-cell>
          <table:table-cell office:value-type="float" office:value="0.740602" calcext:value-type="float">
            <text:p>0.740602</text:p>
          </table:table-cell>
          <table:table-cell office:value-type="float" office:value="0.259398" calcext:value-type="float">
            <text:p>0.259398</text:p>
          </table:table-cell>
          <table:table-cell office:value-type="float" office:value="4.14422" calcext:value-type="float">
            <text:p>4.14422</text:p>
          </table:table-cell>
          <table:table-cell office:value-type="float" office:value="0.937656" calcext:value-type="float">
            <text:p>0.937656</text:p>
          </table:table-cell>
          <table:table-cell office:value-type="float" office:value="0.0619285" calcext:value-type="float">
            <text:p>0.0619285</text:p>
          </table:table-cell>
          <table:table-cell office:value-type="float" office:value="0.000415628" calcext:value-type="float">
            <text:p>0.000415628</text:p>
          </table:table-cell>
          <table:table-cell office:value-type="float" office:value="6.25628" calcext:value-type="float">
            <text:p>6.25628</text:p>
          </table:table-cell>
          <table:table-cell office:value-type="float" office:value="0.984925" calcext:value-type="float">
            <text:p>0.984925</text:p>
          </table:table-cell>
          <table:table-cell office:value-type="float" office:value="0.0150754" calcext:value-type="float">
            <text:p>0.0150754</text:p>
          </table:table-cell>
          <table:table-cell office:value-type="float" office:value="9.93239" calcext:value-type="float">
            <text:p>9.93239</text:p>
          </table:table-cell>
          <table:table-cell office:value-type="float" office:value="0.794366" calcext:value-type="float">
            <text:p>0.794366</text:p>
          </table:table-cell>
          <table:table-cell office:value-type="float" office:value="0.205634" calcext:value-type="float">
            <text:p>0.205634</text:p>
          </table:table-cell>
          <table:table-cell office:value-type="float" office:value="2.86437" calcext:value-type="float">
            <text:p>2.8643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.72348" calcext:value-type="float">
            <text:p>3.72348</text:p>
          </table:table-cell>
          <table:table-cell office:value-type="float" office:value="0.996212" calcext:value-type="float">
            <text:p>0.996212</text:p>
          </table:table-cell>
          <table:table-cell office:value-type="float" office:value="0.00378788" calcext:value-type="float">
            <text:p>0.003787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9978" calcext:value-type="float">
            <text:p>3.59978</text:p>
          </table:table-cell>
          <table:table-cell office:value-type="float" office:value="0.990265" calcext:value-type="float">
            <text:p>0.990265</text:p>
          </table:table-cell>
          <table:table-cell office:value-type="float" office:value="0.00919416" calcext:value-type="float">
            <text:p>0.00919416</text:p>
          </table:table-cell>
          <table:table-cell office:value-type="float" office:value="0.000540833" calcext:value-type="float">
            <text:p>0.000540833</text:p>
          </table:table-cell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08929" calcext:value-type="float">
            <text:p>7.08929</text:p>
          </table:table-cell>
          <table:table-cell office:value-type="float" office:value="0.892857" calcext:value-type="float">
            <text:p>0.892857</text:p>
          </table:table-cell>
          <table:table-cell office:value-type="float" office:value="0.107143" calcext:value-type="float">
            <text:p>0.107143</text:p>
          </table:table-cell>
          <table:table-cell office:value-type="float" office:value="3.7328" calcext:value-type="float">
            <text:p>3.7328</text:p>
          </table:table-cell>
          <table:table-cell office:value-type="float" office:value="0.801587" calcext:value-type="float">
            <text:p>0.801587</text:p>
          </table:table-cell>
          <table:table-cell office:value-type="float" office:value="0.195767" calcext:value-type="float">
            <text:p>0.195767</text:p>
          </table:table-cell>
          <table:table-cell office:value-type="float" office:value="0.0026455" calcext:value-type="float">
            <text:p>0.0026455</text:p>
          </table:table-cell>
          <table:table-cell office:value-type="float" office:value="3.29032" calcext:value-type="float">
            <text:p>3.29032</text:p>
          </table:table-cell>
          <table:table-cell office:value-type="float" office:value="0.983871" calcext:value-type="float">
            <text:p>0.983871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9.97093" calcext:value-type="float">
            <text:p>9.97093</text:p>
          </table:table-cell>
          <table:table-cell office:value-type="float" office:value="0.715116" calcext:value-type="float">
            <text:p>0.715116</text:p>
          </table:table-cell>
          <table:table-cell office:value-type="float" office:value="0.284884" calcext:value-type="float">
            <text:p>0.284884</text:p>
          </table:table-cell>
          <table:table-cell office:value-type="float" office:value="3.63308" calcext:value-type="float">
            <text:p>3.63308</text:p>
          </table:table-cell>
          <table:table-cell office:value-type="float" office:value="0.962264" calcext:value-type="float">
            <text:p>0.962264</text:p>
          </table:table-cell>
          <table:table-cell office:value-type="float" office:value="0.036933" calcext:value-type="float">
            <text:p>0.036933</text:p>
          </table:table-cell>
          <table:table-cell office:value-type="float" office:value="0.00080289" calcext:value-type="float">
            <text:p>0.00080289</text:p>
          </table:table-cell>
          <table:table-cell office:value-type="float" office:value="3.3012" calcext:value-type="float">
            <text:p>3.3012</text:p>
          </table:table-cell>
          <table:table-cell office:value-type="float" office:value="0.987952" calcext:value-type="float">
            <text:p>0.987952</text:p>
          </table:table-cell>
          <table:table-cell office:value-type="float" office:value="0.0120482" calcext:value-type="float">
            <text:p>0.0120482</text:p>
          </table:table-cell>
          <table:table-cell office:value-type="float" office:value="9.2" calcext:value-type="float">
            <text:p>9.2</text:p>
          </table:table-cell>
          <table:table-cell office:value-type="float" office:value="0.76087" calcext:value-type="float">
            <text:p>0.76087</text:p>
          </table:table-cell>
          <table:table-cell office:value-type="float" office:value="0.23913" calcext:value-type="float">
            <text:p>0.23913</text:p>
          </table:table-cell>
          <table:table-cell office:value-type="float" office:value="3.00913" calcext:value-type="float">
            <text:p>3.0091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.45489" calcext:value-type="float">
            <text:p>3.45489</text:p>
          </table:table-cell>
          <table:table-cell office:value-type="float" office:value="0.988722" calcext:value-type="float">
            <text:p>0.988722</text:p>
          </table:table-cell>
          <table:table-cell office:value-type="float" office:value="0.0112782" calcext:value-type="float">
            <text:p>0.01127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06721" calcext:value-type="float">
            <text:p>3.06721</text:p>
          </table:table-cell>
          <table:table-cell office:value-type="float" office:value="0.98995" calcext:value-type="float">
            <text:p>0.98995</text:p>
          </table:table-cell>
          <table:table-cell office:value-type="float" office:value="0.0100503" calcext:value-type="float">
            <text:p>0.0100503</text:p>
          </table:table-cell>
          <table:table-cell office:value-type="float" office:value="0" calcext:value-type="float">
            <text:p>0</text:p>
          </table:table-cell>
          <table:table-cell office:value-type="float" office:value="3.28" calcext:value-type="float">
            <text:p>3.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85965" calcext:value-type="float">
            <text:p>7.85965</text:p>
          </table:table-cell>
          <table:table-cell office:value-type="float" office:value="0.929825" calcext:value-type="float">
            <text:p>0.929825</text:p>
          </table:table-cell>
          <table:table-cell office:value-type="float" office:value="0.0701754" calcext:value-type="float">
            <text:p>0.0701754</text:p>
          </table:table-cell>
          <table:table-cell office:value-type="float" office:value="2.91146" calcext:value-type="float">
            <text:p>2.91146</text:p>
          </table:table-cell>
          <table:table-cell office:value-type="float" office:value="0.770833" calcext:value-type="float">
            <text:p>0.770833</text:p>
          </table:table-cell>
          <table:table-cell office:value-type="float" office:value="0.226562" calcext:value-type="float">
            <text:p>0.226562</text:p>
          </table:table-cell>
          <table:table-cell office:value-type="float" office:value="0.00260417" calcext:value-type="float">
            <text:p>0.00260417</text:p>
          </table:table-cell>
          <table:table-cell office:value-type="float" office:value="3.49123" calcext:value-type="float">
            <text:p>3.491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32796" calcext:value-type="float">
            <text:p>8.32796</text:p>
          </table:table-cell>
          <table:table-cell office:value-type="float" office:value="0.741935" calcext:value-type="float">
            <text:p>0.741935</text:p>
          </table:table-cell>
          <table:table-cell office:value-type="float" office:value="0.258065" calcext:value-type="float">
            <text:p>0.258065</text:p>
          </table:table-cell>
          <table:table-cell office:value-type="float" office:value="3.08653" calcext:value-type="float">
            <text:p>3.08653</text:p>
          </table:table-cell>
          <table:table-cell office:value-type="float" office:value="0.952275" calcext:value-type="float">
            <text:p>0.952275</text:p>
          </table:table-cell>
          <table:table-cell office:value-type="float" office:value="0.0472792" calcext:value-type="float">
            <text:p>0.0472792</text:p>
          </table:table-cell>
          <table:table-cell office:value-type="float" office:value="0.00044603" calcext:value-type="float">
            <text:p>0.00044603</text:p>
          </table:table-cell>
          <table:table-cell office:value-type="float" office:value="3.39759" calcext:value-type="float">
            <text:p>3.397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13765" calcext:value-type="float">
            <text:p>8.13765</text:p>
          </table:table-cell>
          <table:table-cell office:value-type="float" office:value="0.789474" calcext:value-type="float">
            <text:p>0.789474</text:p>
          </table:table-cell>
          <table:table-cell office:value-type="float" office:value="0.210526" calcext:value-type="float">
            <text:p>0.210526</text:p>
          </table:table-cell>
          <table:table-cell office:value-type="float" office:value="2.5434" calcext:value-type="float">
            <text:p>2.543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.88732" calcext:value-type="float">
            <text:p>3.88732</text:p>
          </table:table-cell>
          <table:table-cell office:value-type="float" office:value="0.988732" calcext:value-type="float">
            <text:p>0.988732</text:p>
          </table:table-cell>
          <table:table-cell office:value-type="float" office:value="0.0112676" calcext:value-type="float">
            <text:p>0.011267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80522" calcext:value-type="float">
            <text:p>3.80522</text:p>
          </table:table-cell>
          <table:table-cell office:value-type="float" office:value="0.986948" calcext:value-type="float">
            <text:p>0.986948</text:p>
          </table:table-cell>
          <table:table-cell office:value-type="float" office:value="0.0125502" calcext:value-type="float">
            <text:p>0.0125502</text:p>
          </table:table-cell>
          <table:table-cell office:value-type="float" office:value="0.000502008" calcext:value-type="float">
            <text:p>0.000502008</text:p>
          </table:table-cell>
          <table:table-cell office:value-type="float" office:value="5.7931" calcext:value-type="float">
            <text:p>5.7931</text:p>
          </table:table-cell>
          <table:table-cell office:value-type="float" office:value="0.988506" calcext:value-type="float">
            <text:p>0.988506</text:p>
          </table:table-cell>
          <table:table-cell office:value-type="float" office:value="0.0114943" calcext:value-type="float">
            <text:p>0.0114943</text:p>
          </table:table-cell>
          <table:table-cell office:value-type="float" office:value="6.8427" calcext:value-type="float">
            <text:p>6.8427</text:p>
          </table:table-cell>
          <table:table-cell office:value-type="float" office:value="0.966292" calcext:value-type="float">
            <text:p>0.966292</text:p>
          </table:table-cell>
          <table:table-cell office:value-type="float" office:value="0.0337079" calcext:value-type="float">
            <text:p>0.0337079</text:p>
          </table:table-cell>
          <table:table-cell office:value-type="float" office:value="3.78125" calcext:value-type="float">
            <text:p>3.78125</text:p>
          </table:table-cell>
          <table:table-cell office:value-type="float" office:value="0.738636" calcext:value-type="float">
            <text:p>0.738636</text:p>
          </table:table-cell>
          <table:table-cell office:value-type="float" office:value="0.254261" calcext:value-type="float">
            <text:p>0.254261</text:p>
          </table:table-cell>
          <table:table-cell office:value-type="float" office:value="0.00710227" calcext:value-type="float">
            <text:p>0.00710227</text:p>
          </table:table-cell>
          <table:table-cell office:value-type="float" office:value="3.65217" calcext:value-type="float">
            <text:p>3.65217</text:p>
          </table:table-cell>
          <table:table-cell office:value-type="float" office:value="0.990338" calcext:value-type="float">
            <text:p>0.990338</text:p>
          </table:table-cell>
          <table:table-cell office:value-type="float" office:value="0.00966184" calcext:value-type="float">
            <text:p>0.00966184</text:p>
          </table:table-cell>
          <table:table-cell office:value-type="float" office:value="9.36932" calcext:value-type="float">
            <text:p>9.36932</text:p>
          </table:table-cell>
          <table:table-cell office:value-type="float" office:value="0.707386" calcext:value-type="float">
            <text:p>0.707386</text:p>
          </table:table-cell>
          <table:table-cell office:value-type="float" office:value="0.292614" calcext:value-type="float">
            <text:p>0.292614</text:p>
          </table:table-cell>
          <table:table-cell office:value-type="float" office:value="3.80924" calcext:value-type="float">
            <text:p>3.80924</text:p>
          </table:table-cell>
          <table:table-cell office:value-type="float" office:value="0.929859" calcext:value-type="float">
            <text:p>0.929859</text:p>
          </table:table-cell>
          <table:table-cell office:value-type="float" office:value="0.0681744" calcext:value-type="float">
            <text:p>0.0681744</text:p>
          </table:table-cell>
          <table:table-cell office:value-type="float" office:value="0.00196657" calcext:value-type="float">
            <text:p>0.00196657</text:p>
          </table:table-cell>
          <table:table-cell office:value-type="float" office:value="4.44295" calcext:value-type="float">
            <text:p>4.44295</text:p>
          </table:table-cell>
          <table:table-cell office:value-type="float" office:value="0.989933" calcext:value-type="float">
            <text:p>0.989933</text:p>
          </table:table-cell>
          <table:table-cell office:value-type="float" office:value="0.0100671" calcext:value-type="float">
            <text:p>0.0100671</text:p>
          </table:table-cell>
          <table:table-cell office:value-type="float" office:value="8.84389" calcext:value-type="float">
            <text:p>8.84389</text:p>
          </table:table-cell>
          <table:table-cell office:value-type="float" office:value="0.760181" calcext:value-type="float">
            <text:p>0.760181</text:p>
          </table:table-cell>
          <table:table-cell office:value-type="float" office:value="0.239819" calcext:value-type="float">
            <text:p>0.239819</text:p>
          </table:table-cell>
          <table:table-cell office:value-type="float" office:value="2.87272" calcext:value-type="float">
            <text:p>2.8727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.50704" calcext:value-type="float">
            <text:p>5.50704</text:p>
          </table:table-cell>
          <table:table-cell office:value-type="float" office:value="0.985915" calcext:value-type="float">
            <text:p>0.985915</text:p>
          </table:table-cell>
          <table:table-cell office:value-type="float" office:value="0.0140845" calcext:value-type="float">
            <text:p>0.01408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83333" calcext:value-type="float">
            <text:p>3.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16979" calcext:value-type="float">
            <text:p>5.16979</text:p>
          </table:table-cell>
          <table:table-cell office:value-type="float" office:value="0.976431" calcext:value-type="float">
            <text:p>0.976431</text:p>
          </table:table-cell>
          <table:table-cell office:value-type="float" office:value="0.023088" calcext:value-type="float">
            <text:p>0.023088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67961" calcext:value-type="float">
            <text:p>7.67961</text:p>
          </table:table-cell>
          <table:table-cell office:value-type="float" office:value="0.92233" calcext:value-type="float">
            <text:p>0.92233</text:p>
          </table:table-cell>
          <table:table-cell office:value-type="float" office:value="0.0776699" calcext:value-type="float">
            <text:p>0.0776699</text:p>
          </table:table-cell>
          <table:table-cell office:value-type="float" office:value="5.47384" calcext:value-type="float">
            <text:p>5.47384</text:p>
          </table:table-cell>
          <table:table-cell office:value-type="float" office:value="0.786337" calcext:value-type="float">
            <text:p>0.786337</text:p>
          </table:table-cell>
          <table:table-cell office:value-type="float" office:value="0.213663" calcext:value-type="float">
            <text:p>0.213663</text:p>
          </table:table-cell>
          <table:table-cell office:value-type="float" office:value="0" calcext:value-type="float">
            <text:p>0</text:p>
          </table:table-cell>
          <table:table-cell office:value-type="float" office:value="4.01829" calcext:value-type="float">
            <text:p>4.01829</text:p>
          </table:table-cell>
          <table:table-cell office:value-type="float" office:value="0.97561" calcext:value-type="float">
            <text:p>0.97561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9.51389" calcext:value-type="float">
            <text:p>9.51389</text:p>
          </table:table-cell>
          <table:table-cell office:value-type="float" office:value="0.680556" calcext:value-type="float">
            <text:p>0.680556</text:p>
          </table:table-cell>
          <table:table-cell office:value-type="float" office:value="0.319444" calcext:value-type="float">
            <text:p>0.319444</text:p>
          </table:table-cell>
          <table:table-cell office:value-type="float" office:value="5.27514" calcext:value-type="float">
            <text:p>5.27514</text:p>
          </table:table-cell>
          <table:table-cell office:value-type="float" office:value="0.935618" calcext:value-type="float">
            <text:p>0.935618</text:p>
          </table:table-cell>
          <table:table-cell office:value-type="float" office:value="0.0640615" calcext:value-type="float">
            <text:p>0.0640615</text:p>
          </table:table-cell>
          <table:table-cell office:value-type="float" office:value="0.000320307" calcext:value-type="float">
            <text:p>0.000320307</text:p>
          </table:table-cell>
          <table:table-cell office:value-type="float" office:value="4.73859" calcext:value-type="float">
            <text:p>4.73859</text:p>
          </table:table-cell>
          <table:table-cell office:value-type="float" office:value="0.983402" calcext:value-type="float">
            <text:p>0.983402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8.95214" calcext:value-type="float">
            <text:p>8.95214</text:p>
          </table:table-cell>
          <table:table-cell office:value-type="float" office:value="0.748111" calcext:value-type="float">
            <text:p>0.748111</text:p>
          </table:table-cell>
          <table:table-cell office:value-type="float" office:value="0.251889" calcext:value-type="float">
            <text:p>0.251889</text:p>
          </table:table-cell>
          <table:table-cell office:value-type="float" office:value="4.32562" calcext:value-type="float">
            <text:p>4.3256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.00295" calcext:value-type="float">
            <text:p>4.00295</text:p>
          </table:table-cell>
          <table:table-cell office:value-type="float" office:value="0.99115" calcext:value-type="float">
            <text:p>0.99115</text:p>
          </table:table-cell>
          <table:table-cell office:value-type="float" office:value="0.00884956" calcext:value-type="float">
            <text:p>0.0088495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44444" calcext:value-type="float">
            <text:p>6.444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23467" calcext:value-type="float">
            <text:p>4.23467</text:p>
          </table:table-cell>
          <table:table-cell office:value-type="float" office:value="0.982933" calcext:value-type="float">
            <text:p>0.98293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06667" calcext:value-type="float">
            <text:p>0.00106667</text:p>
          </table:table-cell>
          <table:table-cell office:value-type="float" office:value="4.94118" calcext:value-type="float">
            <text:p>4.94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9596" calcext:value-type="float">
            <text:p>7.9596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4.48837" calcext:value-type="float">
            <text:p>4.48837</text:p>
          </table:table-cell>
          <table:table-cell office:value-type="float" office:value="0.784053" calcext:value-type="float">
            <text:p>0.784053</text:p>
          </table:table-cell>
          <table:table-cell office:value-type="float" office:value="0.210963" calcext:value-type="float">
            <text:p>0.210963</text:p>
          </table:table-cell>
          <table:table-cell office:value-type="float" office:value="0.00498339" calcext:value-type="float">
            <text:p>0.00498339</text:p>
          </table:table-cell>
          <table:table-cell office:value-type="float" office:value="3.92453" calcext:value-type="float">
            <text:p>3.924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69258" calcext:value-type="float">
            <text:p>9.69258</text:p>
          </table:table-cell>
          <table:table-cell office:value-type="float" office:value="0.756184" calcext:value-type="float">
            <text:p>0.756184</text:p>
          </table:table-cell>
          <table:table-cell office:value-type="float" office:value="0.243816" calcext:value-type="float">
            <text:p>0.243816</text:p>
          </table:table-cell>
          <table:table-cell office:value-type="float" office:value="4.26101" calcext:value-type="float">
            <text:p>4.26101</text:p>
          </table:table-cell>
          <table:table-cell office:value-type="float" office:value="0.941406" calcext:value-type="float">
            <text:p>0.941406</text:p>
          </table:table-cell>
          <table:table-cell office:value-type="float" office:value="0.0568182" calcext:value-type="float">
            <text:p>0.0568182</text:p>
          </table:table-cell>
          <table:table-cell office:value-type="float" office:value="0.00177557" calcext:value-type="float">
            <text:p>0.00177557</text:p>
          </table:table-cell>
          <table:table-cell office:value-type="float" office:value="4.34632" calcext:value-type="float">
            <text:p>4.346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17903" calcext:value-type="float">
            <text:p>9.17903</text:p>
          </table:table-cell>
          <table:table-cell office:value-type="float" office:value="0.795396" calcext:value-type="float">
            <text:p>0.795396</text:p>
          </table:table-cell>
          <table:table-cell office:value-type="float" office:value="0.204604" calcext:value-type="float">
            <text:p>0.204604</text:p>
          </table:table-cell>
          <table:table-cell office:value-type="float" office:value="3.55523" calcext:value-type="float">
            <text:p>3.5552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.33442" calcext:value-type="float">
            <text:p>4.33442</text:p>
          </table:table-cell>
          <table:table-cell office:value-type="float" office:value="0.996753" calcext:value-type="float">
            <text:p>0.996753</text:p>
          </table:table-cell>
          <table:table-cell office:value-type="float" office:value="0.00324675" calcext:value-type="float">
            <text:p>0.003246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12384" calcext:value-type="float">
            <text:p>4.12384</text:p>
          </table:table-cell>
          <table:table-cell office:value-type="float" office:value="0.985816" calcext:value-type="float">
            <text:p>0.985816</text:p>
          </table:table-cell>
          <table:table-cell office:value-type="float" office:value="0.0136388" calcext:value-type="float">
            <text:p>0.0136388</text:p>
          </table:table-cell>
          <table:table-cell office:value-type="float" office:value="0.000545554" calcext:value-type="float">
            <text:p>0.000545554</text:p>
          </table:table-cell>
          <table:table-cell office:value-type="float" office:value="5.10909" calcext:value-type="float">
            <text:p>5.1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02083" calcext:value-type="float">
            <text:p>7.02083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4.17926" calcext:value-type="float">
            <text:p>4.17926</text:p>
          </table:table-cell>
          <table:table-cell office:value-type="float" office:value="0.750439" calcext:value-type="float">
            <text:p>0.750439</text:p>
          </table:table-cell>
          <table:table-cell office:value-type="float" office:value="0.247803" calcext:value-type="float">
            <text:p>0.247803</text:p>
          </table:table-cell>
          <table:table-cell office:value-type="float" office:value="0.00175747" calcext:value-type="float">
            <text:p>0.00175747</text:p>
          </table:table-cell>
          <table:table-cell office:value-type="float" office:value="4.13158" calcext:value-type="float">
            <text:p>4.13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0836" calcext:value-type="float">
            <text:p>9.0836</text:p>
          </table:table-cell>
          <table:table-cell office:value-type="float" office:value="0.765273" calcext:value-type="float">
            <text:p>0.765273</text:p>
          </table:table-cell>
          <table:table-cell office:value-type="float" office:value="0.234727" calcext:value-type="float">
            <text:p>0.234727</text:p>
          </table:table-cell>
          <table:table-cell office:value-type="float" office:value="4.15941" calcext:value-type="float">
            <text:p>4.15941</text:p>
          </table:table-cell>
          <table:table-cell office:value-type="float" office:value="0.937638" calcext:value-type="float">
            <text:p>0.937638</text:p>
          </table:table-cell>
          <table:table-cell office:value-type="float" office:value="0.0616236" calcext:value-type="float">
            <text:p>0.0616236</text:p>
          </table:table-cell>
          <table:table-cell office:value-type="float" office:value="0.000738007" calcext:value-type="float">
            <text:p>0.000738007</text:p>
          </table:table-cell>
          <table:table-cell office:value-type="float" office:value="4.39713" calcext:value-type="float">
            <text:p>4.397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54612" calcext:value-type="float">
            <text:p>8.54612</text:p>
          </table:table-cell>
          <table:table-cell office:value-type="float" office:value="0.793689" calcext:value-type="float">
            <text:p>0.793689</text:p>
          </table:table-cell>
          <table:table-cell office:value-type="float" office:value="0.206311" calcext:value-type="float">
            <text:p>0.206311</text:p>
          </table:table-cell>
          <table:table-cell office:value-type="float" office:value="3.39891" calcext:value-type="float">
            <text:p>3.3989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.57012" calcext:value-type="float">
            <text:p>4.57012</text:p>
          </table:table-cell>
          <table:table-cell office:value-type="float" office:value="0.990854" calcext:value-type="float">
            <text:p>0.990854</text:p>
          </table:table-cell>
          <table:table-cell office:value-type="float" office:value="0.00914634" calcext:value-type="float">
            <text:p>0.0091463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28163" calcext:value-type="float">
            <text:p>4.28163</text:p>
          </table:table-cell>
          <table:table-cell office:value-type="float" office:value="0.980952" calcext:value-type="float">
            <text:p>0.980952</text:p>
          </table:table-cell>
          <table:table-cell office:value-type="float" office:value="0.0190476" calcext:value-type="float">
            <text:p>0.0190476</text:p>
          </table:table-cell>
          <table:table-cell office:value-type="float" office:value="0" calcext:value-type="float">
            <text:p>0</text:p>
          </table:table-cell>
          <table:table-cell office:value-type="float" office:value="4.17857" calcext:value-type="float">
            <text:p>4.17857</text:p>
          </table:table-cell>
          <table:table-cell office:value-type="float" office:value="0.982143" calcext:value-type="float">
            <text:p>0.982143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8.45455" calcext:value-type="float">
            <text:p>8.45455</text:p>
          </table:table-cell>
          <table:table-cell office:value-type="float" office:value="0.939394" calcext:value-type="float">
            <text:p>0.939394</text:p>
          </table:table-cell>
          <table:table-cell office:value-type="float" office:value="0.0606061" calcext:value-type="float">
            <text:p>0.0606061</text:p>
          </table:table-cell>
          <table:table-cell office:value-type="float" office:value="4.1375" calcext:value-type="float">
            <text:p>4.1375</text:p>
          </table:table-cell>
          <table:table-cell office:value-type="float" office:value="0.748437" calcext:value-type="float">
            <text:p>0.748437</text:p>
          </table:table-cell>
          <table:table-cell office:value-type="float" office:value="0.245312" calcext:value-type="float">
            <text:p>0.245312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4.41615" calcext:value-type="float">
            <text:p>4.41615</text:p>
          </table:table-cell>
          <table:table-cell office:value-type="float" office:value="0.993789" calcext:value-type="float">
            <text:p>0.993789</text:p>
          </table:table-cell>
          <table:table-cell office:value-type="float" office:value="0.00621118" calcext:value-type="float">
            <text:p>0.00621118</text:p>
          </table:table-cell>
          <table:table-cell office:value-type="float" office:value="10.3597" calcext:value-type="float">
            <text:p>10.3597</text:p>
          </table:table-cell>
          <table:table-cell office:value-type="float" office:value="0.726073" calcext:value-type="float">
            <text:p>0.726073</text:p>
          </table:table-cell>
          <table:table-cell office:value-type="float" office:value="0.273927" calcext:value-type="float">
            <text:p>0.273927</text:p>
          </table:table-cell>
          <table:table-cell office:value-type="float" office:value="4.28238" calcext:value-type="float">
            <text:p>4.28238</text:p>
          </table:table-cell>
          <table:table-cell office:value-type="float" office:value="0.935077" calcext:value-type="float">
            <text:p>0.935077</text:p>
          </table:table-cell>
          <table:table-cell office:value-type="float" office:value="0.0636621" calcext:value-type="float">
            <text:p>0.0636621</text:p>
          </table:table-cell>
          <table:table-cell office:value-type="float" office:value="0.00126064" calcext:value-type="float">
            <text:p>0.00126064</text:p>
          </table:table-cell>
          <table:table-cell office:value-type="float" office:value="4.28829" calcext:value-type="float">
            <text:p>4.28829</text:p>
          </table:table-cell>
          <table:table-cell office:value-type="float" office:value="0.990991" calcext:value-type="float">
            <text:p>0.990991</text:p>
          </table:table-cell>
          <table:table-cell office:value-type="float" office:value="0.00900901" calcext:value-type="float">
            <text:p>0.00900901</text:p>
          </table:table-cell>
          <table:table-cell office:value-type="float" office:value="9.87624" calcext:value-type="float">
            <text:p>9.87624</text:p>
          </table:table-cell>
          <table:table-cell office:value-type="float" office:value="0.779703" calcext:value-type="float">
            <text:p>0.779703</text:p>
          </table:table-cell>
          <table:table-cell office:value-type="float" office:value="0.220297" calcext:value-type="float">
            <text:p>0.220297</text:p>
          </table:table-cell>
          <table:table-cell office:value-type="float" office:value="3.57785" calcext:value-type="float">
            <text:p>3.5778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.09242" calcext:value-type="float">
            <text:p>4.09242</text:p>
          </table:table-cell>
          <table:table-cell office:value-type="float" office:value="0.990521" calcext:value-type="float">
            <text:p>0.990521</text:p>
          </table:table-cell>
          <table:table-cell office:value-type="float" office:value="0.00947867" calcext:value-type="float">
            <text:p>0.009478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66542" calcext:value-type="float">
            <text:p>3.66542</text:p>
          </table:table-cell>
          <table:table-cell office:value-type="float" office:value="0.986931" calcext:value-type="float">
            <text:p>0.986931</text:p>
          </table:table-cell>
          <table:table-cell office:value-type="float" office:value="0.0130695" calcext:value-type="float">
            <text:p>0.01306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29508" calcext:value-type="float">
            <text:p>8.29508</text:p>
          </table:table-cell>
          <table:table-cell office:value-type="float" office:value="0.934426" calcext:value-type="float">
            <text:p>0.934426</text:p>
          </table:table-cell>
          <table:table-cell office:value-type="float" office:value="0.0655738" calcext:value-type="float">
            <text:p>0.0655738</text:p>
          </table:table-cell>
          <table:table-cell office:value-type="float" office:value="3.85283" calcext:value-type="float">
            <text:p>3.85283</text:p>
          </table:table-cell>
          <table:table-cell office:value-type="float" office:value="0.816981" calcext:value-type="float">
            <text:p>0.816981</text:p>
          </table:table-cell>
          <table:table-cell office:value-type="float" office:value="0.173585" calcext:value-type="float">
            <text:p>0.173585</text:p>
          </table:table-cell>
          <table:table-cell office:value-type="float" office:value="0.00943396" calcext:value-type="float">
            <text:p>0.00943396</text:p>
          </table:table-cell>
          <table:table-cell office:value-type="float" office:value="5.0137" calcext:value-type="float">
            <text:p>5.0137</text:p>
          </table:table-cell>
          <table:table-cell office:value-type="float" office:value="0.986301" calcext:value-type="float">
            <text:p>0.986301</text:p>
          </table:table-cell>
          <table:table-cell office:value-type="float" office:value="0.0136986" calcext:value-type="float">
            <text:p>0.0136986</text:p>
          </table:table-cell>
          <table:table-cell office:value-type="float" office:value="10.2159" calcext:value-type="float">
            <text:p>10.2159</text:p>
          </table:table-cell>
          <table:table-cell office:value-type="float" office:value="0.732955" calcext:value-type="float">
            <text:p>0.732955</text:p>
          </table:table-cell>
          <table:table-cell office:value-type="float" office:value="0.267045" calcext:value-type="float">
            <text:p>0.267045</text:p>
          </table:table-cell>
          <table:table-cell office:value-type="float" office:value="3.74242" calcext:value-type="float">
            <text:p>3.74242</text:p>
          </table:table-cell>
          <table:table-cell office:value-type="float" office:value="0.962534" calcext:value-type="float">
            <text:p>0.962534</text:p>
          </table:table-cell>
          <table:table-cell office:value-type="float" office:value="0.0360882" calcext:value-type="float">
            <text:p>0.0360882</text:p>
          </table:table-cell>
          <table:table-cell office:value-type="float" office:value="0.00137741" calcext:value-type="float">
            <text:p>0.00137741</text:p>
          </table:table-cell>
          <table:table-cell office:value-type="float" office:value="4.6789" calcext:value-type="float">
            <text:p>4.6789</text:p>
          </table:table-cell>
          <table:table-cell office:value-type="float" office:value="0.990826" calcext:value-type="float">
            <text:p>0.990826</text:p>
          </table:table-cell>
          <table:table-cell office:value-type="float" office:value="0.00917431" calcext:value-type="float">
            <text:p>0.00917431</text:p>
          </table:table-cell>
          <table:table-cell office:value-type="float" office:value="9.58264" calcext:value-type="float">
            <text:p>9.58264</text:p>
          </table:table-cell>
          <table:table-cell office:value-type="float" office:value="0.789256" calcext:value-type="float">
            <text:p>0.789256</text:p>
          </table:table-cell>
          <table:table-cell office:value-type="float" office:value="0.210744" calcext:value-type="float">
            <text:p>0.210744</text:p>
          </table:table-cell>
          <table:table-cell office:value-type="float" office:value="3.81829" calcext:value-type="float">
            <text:p>3.8182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.30918" calcext:value-type="float">
            <text:p>3.30918</text:p>
          </table:table-cell>
          <table:table-cell office:value-type="float" office:value="0.995169" calcext:value-type="float">
            <text:p>0.995169</text:p>
          </table:table-cell>
          <table:table-cell office:value-type="float" office:value="0.00483092" calcext:value-type="float">
            <text:p>0.004830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3548" calcext:value-type="float">
            <text:p>3.13548</text:p>
          </table:table-cell>
          <table:table-cell office:value-type="float" office:value="0.992677" calcext:value-type="float">
            <text:p>0.992677</text:p>
          </table:table-cell>
          <table:table-cell office:value-type="float" office:value="0.00650936" calcext:value-type="float">
            <text:p>0.00650936</text:p>
          </table:table-cell>
          <table:table-cell office:value-type="float" office:value="0.00081367" calcext:value-type="float">
            <text:p>0.00081367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61538" calcext:value-type="float">
            <text:p>7.61538</text:p>
          </table:table-cell>
          <table:table-cell office:value-type="float" office:value="0.938462" calcext:value-type="float">
            <text:p>0.938462</text:p>
          </table:table-cell>
          <table:table-cell office:value-type="float" office:value="0.0615385" calcext:value-type="float">
            <text:p>0.0615385</text:p>
          </table:table-cell>
          <table:table-cell office:value-type="float" office:value="3.54669" calcext:value-type="float">
            <text:p>3.54669</text:p>
          </table:table-cell>
          <table:table-cell office:value-type="float" office:value="0.818336" calcext:value-type="float">
            <text:p>0.818336</text:p>
          </table:table-cell>
          <table:table-cell office:value-type="float" office:value="0.17657" calcext:value-type="float">
            <text:p>0.17657</text:p>
          </table:table-cell>
          <table:table-cell office:value-type="float" office:value="0.00509338" calcext:value-type="float">
            <text:p>0.00509338</text:p>
          </table:table-cell>
          <table:table-cell office:value-type="float" office:value="3.27632" calcext:value-type="float">
            <text:p>3.27632</text:p>
          </table:table-cell>
          <table:table-cell office:value-type="float" office:value="0.973684" calcext:value-type="float">
            <text:p>0.97368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10.7667" calcext:value-type="float">
            <text:p>10.7667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305556" calcext:value-type="float">
            <text:p>0.305556</text:p>
          </table:table-cell>
          <table:table-cell office:value-type="float" office:value="3.22624" calcext:value-type="float">
            <text:p>3.22624</text:p>
          </table:table-cell>
          <table:table-cell office:value-type="float" office:value="0.963305" calcext:value-type="float">
            <text:p>0.963305</text:p>
          </table:table-cell>
          <table:table-cell office:value-type="float" office:value="0.0352499" calcext:value-type="float">
            <text:p>0.0352499</text:p>
          </table:table-cell>
          <table:table-cell office:value-type="float" office:value="0.00144467" calcext:value-type="float">
            <text:p>0.00144467</text:p>
          </table:table-cell>
          <table:table-cell office:value-type="float" office:value="3.82243" calcext:value-type="float">
            <text:p>3.82243</text:p>
          </table:table-cell>
          <table:table-cell office:value-type="float" office:value="0.981308" calcext:value-type="float">
            <text:p>0.981308</text:p>
          </table:table-cell>
          <table:table-cell office:value-type="float" office:value="0.0186916" calcext:value-type="float">
            <text:p>0.0186916</text:p>
          </table:table-cell>
          <table:table-cell office:value-type="float" office:value="9.792" calcext:value-type="float">
            <text:p>9.792</text:p>
          </table:table-cell>
          <table:table-cell office:value-type="float" office:value="0.764" calcext:value-type="float">
            <text:p>0.764</text:p>
          </table:table-cell>
          <table:table-cell office:value-type="float" office:value="0.236" calcext:value-type="float">
            <text:p>0.236</text:p>
          </table:table-cell>
          <table:table-cell office:value-type="float" office:value="3.41759" calcext:value-type="float">
            <text:p>3.4175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  <table:table-cell office:value-type="float" office:value="0.994424" calcext:value-type="float">
            <text:p>0.994424</text:p>
          </table:table-cell>
          <table:table-cell office:value-type="float" office:value="0.00557621" calcext:value-type="float">
            <text:p>0.00557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1652" calcext:value-type="float">
            <text:p>3.51652</text:p>
          </table:table-cell>
          <table:table-cell office:value-type="float" office:value="0.98087" calcext:value-type="float">
            <text:p>0.98087</text:p>
          </table:table-cell>
          <table:table-cell office:value-type="float" office:value="0.0191304" calcext:value-type="float">
            <text:p>0.0191304</text:p>
          </table:table-cell>
          <table:table-cell office:value-type="float" office:value="0" calcext:value-type="float">
            <text:p>0</text:p>
          </table:table-cell>
          <table:table-cell office:value-type="float" office:value="7.21" calcext:value-type="float">
            <text:p>7.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18919" calcext:value-type="float">
            <text:p>7.18919</text:p>
          </table:table-cell>
          <table:table-cell office:value-type="float" office:value="0.891892" calcext:value-type="float">
            <text:p>0.891892</text:p>
          </table:table-cell>
          <table:table-cell office:value-type="float" office:value="0.108108" calcext:value-type="float">
            <text:p>0.108108</text:p>
          </table:table-cell>
          <table:table-cell office:value-type="float" office:value="3.64888" calcext:value-type="float">
            <text:p>3.64888</text:p>
          </table:table-cell>
          <table:table-cell office:value-type="float" office:value="0.787841" calcext:value-type="float">
            <text:p>0.787841</text:p>
          </table:table-cell>
          <table:table-cell office:value-type="float" office:value="0.209677" calcext:value-type="float">
            <text:p>0.209677</text:p>
          </table:table-cell>
          <table:table-cell office:value-type="float" office:value="0.00248139" calcext:value-type="float">
            <text:p>0.00248139</text:p>
          </table:table-cell>
          <table:table-cell office:value-type="float" office:value="5.47111" calcext:value-type="float">
            <text:p>5.47111</text:p>
          </table:table-cell>
          <table:table-cell office:value-type="float" office:value="0.977778" calcext:value-type="float">
            <text:p>0.977778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9.50742" calcext:value-type="float">
            <text:p>9.50742</text:p>
          </table:table-cell>
          <table:table-cell office:value-type="float" office:value="0.700297" calcext:value-type="float">
            <text:p>0.700297</text:p>
          </table:table-cell>
          <table:table-cell office:value-type="float" office:value="0.299703" calcext:value-type="float">
            <text:p>0.299703</text:p>
          </table:table-cell>
          <table:table-cell office:value-type="float" office:value="3.60346" calcext:value-type="float">
            <text:p>3.60346</text:p>
          </table:table-cell>
          <table:table-cell office:value-type="float" office:value="0.945722" calcext:value-type="float">
            <text:p>0.945722</text:p>
          </table:table-cell>
          <table:table-cell office:value-type="float" office:value="0.0538042" calcext:value-type="float">
            <text:p>0.0538042</text:p>
          </table:table-cell>
          <table:table-cell office:value-type="float" office:value="0.000474046" calcext:value-type="float">
            <text:p>0.000474046</text:p>
          </table:table-cell>
          <table:table-cell office:value-type="float" office:value="5.9696" calcext:value-type="float">
            <text:p>5.9696</text:p>
          </table:table-cell>
          <table:table-cell office:value-type="float" office:value="0.984802" calcext:value-type="float">
            <text:p>0.984802</text:p>
          </table:table-cell>
          <table:table-cell office:value-type="float" office:value="0.0151976" calcext:value-type="float">
            <text:p>0.0151976</text:p>
          </table:table-cell>
          <table:table-cell office:value-type="float" office:value="8.85463" calcext:value-type="float">
            <text:p>8.85463</text:p>
          </table:table-cell>
          <table:table-cell office:value-type="float" office:value="0.751101" calcext:value-type="float">
            <text:p>0.751101</text:p>
          </table:table-cell>
          <table:table-cell office:value-type="float" office:value="0.248899" calcext:value-type="float">
            <text:p>0.248899</text:p>
          </table:table-cell>
          <table:table-cell office:value-type="float" office:value="3.12842" calcext:value-type="float">
            <text:p>3.1284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.36634" calcext:value-type="float">
            <text:p>3.36634</text:p>
          </table:table-cell>
          <table:table-cell office:value-type="float" office:value="0.99604" calcext:value-type="float">
            <text:p>0.99604</text:p>
          </table:table-cell>
          <table:table-cell office:value-type="float" office:value="0.0039604" calcext:value-type="float">
            <text:p>0.00396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1429" calcext:value-type="float">
            <text:p>2.71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7477" calcext:value-type="float">
            <text:p>3.37477</text:p>
          </table:table-cell>
          <table:table-cell office:value-type="float" office:value="0.983498" calcext:value-type="float">
            <text:p>0.983498</text:p>
          </table:table-cell>
          <table:table-cell office:value-type="float" office:value="0.0165017" calcext:value-type="float">
            <text:p>0.0165017</text:p>
          </table:table-cell>
          <table:table-cell office:value-type="float" office:value="0" calcext:value-type="float">
            <text:p>0</text:p>
          </table:table-cell>
          <table:table-cell office:value-type="float" office:value="3.82474" calcext:value-type="float">
            <text:p>3.82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84906" calcext:value-type="float">
            <text:p>7.84906</text:p>
          </table:table-cell>
          <table:table-cell office:value-type="float" office:value="0.896226" calcext:value-type="float">
            <text:p>0.896226</text:p>
          </table:table-cell>
          <table:table-cell office:value-type="float" office:value="0.103774" calcext:value-type="float">
            <text:p>0.103774</text:p>
          </table:table-cell>
          <table:table-cell office:value-type="float" office:value="3.36161" calcext:value-type="float">
            <text:p>3.36161</text:p>
          </table:table-cell>
          <table:table-cell office:value-type="float" office:value="0.785814" calcext:value-type="float">
            <text:p>0.785814</text:p>
          </table:table-cell>
          <table:table-cell office:value-type="float" office:value="0.210014" calcext:value-type="float">
            <text:p>0.210014</text:p>
          </table:table-cell>
          <table:table-cell office:value-type="float" office:value="0.00417246" calcext:value-type="float">
            <text:p>0.00417246</text:p>
          </table:table-cell>
          <table:table-cell office:value-type="float" office:value="4.18717" calcext:value-type="float">
            <text:p>4.18717</text:p>
          </table:table-cell>
          <table:table-cell office:value-type="float" office:value="0.989305" calcext:value-type="float">
            <text:p>0.989305</text:p>
          </table:table-cell>
          <table:table-cell office:value-type="float" office:value="0.0106952" calcext:value-type="float">
            <text:p>0.0106952</text:p>
          </table:table-cell>
          <table:table-cell office:value-type="float" office:value="10.5863" calcext:value-type="float">
            <text:p>10.5863</text:p>
          </table:table-cell>
          <table:table-cell office:value-type="float" office:value="0.765472" calcext:value-type="float">
            <text:p>0.765472</text:p>
          </table:table-cell>
          <table:table-cell office:value-type="float" office:value="0.234528" calcext:value-type="float">
            <text:p>0.234528</text:p>
          </table:table-cell>
          <table:table-cell office:value-type="float" office:value="3.3713" calcext:value-type="float">
            <text:p>3.3713</text:p>
          </table:table-cell>
          <table:table-cell office:value-type="float" office:value="0.949127" calcext:value-type="float">
            <text:p>0.949127</text:p>
          </table:table-cell>
          <table:table-cell office:value-type="float" office:value="0.0501139" calcext:value-type="float">
            <text:p>0.0501139</text:p>
          </table:table-cell>
          <table:table-cell office:value-type="float" office:value="0.000759301" calcext:value-type="float">
            <text:p>0.000759301</text:p>
          </table:table-cell>
          <table:table-cell office:value-type="float" office:value="4.04181" calcext:value-type="float">
            <text:p>4.04181</text:p>
          </table:table-cell>
          <table:table-cell office:value-type="float" office:value="0.993031" calcext:value-type="float">
            <text:p>0.993031</text:p>
          </table:table-cell>
          <table:table-cell office:value-type="float" office:value="0.00696864" calcext:value-type="float">
            <text:p>0.00696864</text:p>
          </table:table-cell>
          <table:table-cell office:value-type="float" office:value="9.76429" calcext:value-type="float">
            <text:p>9.76429</text:p>
          </table:table-cell>
          <table:table-cell office:value-type="float" office:value="0.802381" calcext:value-type="float">
            <text:p>0.802381</text:p>
          </table:table-cell>
          <table:table-cell office:value-type="float" office:value="0.197619" calcext:value-type="float">
            <text:p>0.197619</text:p>
          </table:table-cell>
          <table:table-cell office:value-type="float" office:value="2.98189" calcext:value-type="float">
            <text:p>2.9818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.84436" calcext:value-type="float">
            <text:p>3.84436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00194553" calcext:value-type="float">
            <text:p>0.001945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14286" calcext:value-type="float">
            <text:p>4.14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62767" calcext:value-type="float">
            <text:p>3.62767</text:p>
          </table:table-cell>
          <table:table-cell office:value-type="float" office:value="0.983232" calcext:value-type="float">
            <text:p>0.983232</text:p>
          </table:table-cell>
          <table:table-cell office:value-type="float" office:value="0.0163872" calcext:value-type="float">
            <text:p>0.0163872</text:p>
          </table:table-cell>
          <table:table-cell office:value-type="float" office:value="0.000381098" calcext:value-type="float">
            <text:p>0.000381098</text:p>
          </table:table-cell>
          <table:table-cell office:value-type="float" office:value="5.45055" calcext:value-type="float">
            <text:p>5.450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65833" calcext:value-type="float">
            <text:p>8.65833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0416667" calcext:value-type="float">
            <text:p>0.0416667</text:p>
          </table:table-cell>
          <table:table-cell office:value-type="float" office:value="3.25097" calcext:value-type="float">
            <text:p>3.25097</text:p>
          </table:table-cell>
          <table:table-cell office:value-type="float" office:value="0.77749" calcext:value-type="float">
            <text:p>0.77749</text:p>
          </table:table-cell>
          <table:table-cell office:value-type="float" office:value="0.219922" calcext:value-type="float">
            <text:p>0.219922</text:p>
          </table:table-cell>
          <table:table-cell office:value-type="float" office:value="0.00258732" calcext:value-type="float">
            <text:p>0.00258732</text:p>
          </table:table-cell>
          <table:table-cell office:value-type="float" office:value="4.23762" calcext:value-type="float">
            <text:p>4.23762</text:p>
          </table:table-cell>
          <table:table-cell office:value-type="float" office:value="0.990099" calcext:value-type="float">
            <text:p>0.990099</text:p>
          </table:table-cell>
          <table:table-cell office:value-type="float" office:value="0.00990099" calcext:value-type="float">
            <text:p>0.00990099</text:p>
          </table:table-cell>
          <table:table-cell office:value-type="float" office:value="10.0464" calcext:value-type="float">
            <text:p>10.0464</text:p>
          </table:table-cell>
          <table:table-cell office:value-type="float" office:value="0.724638" calcext:value-type="float">
            <text:p>0.724638</text:p>
          </table:table-cell>
          <table:table-cell office:value-type="float" office:value="0.275362" calcext:value-type="float">
            <text:p>0.275362</text:p>
          </table:table-cell>
          <table:table-cell office:value-type="float" office:value="3.58169" calcext:value-type="float">
            <text:p>3.58169</text:p>
          </table:table-cell>
          <table:table-cell office:value-type="float" office:value="0.944515" calcext:value-type="float">
            <text:p>0.944515</text:p>
          </table:table-cell>
          <table:table-cell office:value-type="float" office:value="0.0547175" calcext:value-type="float">
            <text:p>0.0547175</text:p>
          </table:table-cell>
          <table:table-cell office:value-type="float" office:value="0.000767067" calcext:value-type="float">
            <text:p>0.000767067</text:p>
          </table:table-cell>
          <table:table-cell office:value-type="float" office:value="4.60204" calcext:value-type="float">
            <text:p>4.60204</text:p>
          </table:table-cell>
          <table:table-cell office:value-type="float" office:value="0.993197" calcext:value-type="float">
            <text:p>0.993197</text:p>
          </table:table-cell>
          <table:table-cell office:value-type="float" office:value="0.00680272" calcext:value-type="float">
            <text:p>0.00680272</text:p>
          </table:table-cell>
          <table:table-cell office:value-type="float" office:value="9.60593" calcext:value-type="float">
            <text:p>9.60593</text:p>
          </table:table-cell>
          <table:table-cell office:value-type="float" office:value="0.788136" calcext:value-type="float">
            <text:p>0.788136</text:p>
          </table:table-cell>
          <table:table-cell office:value-type="float" office:value="0.211864" calcext:value-type="float">
            <text:p>0.211864</text:p>
          </table:table-cell>
          <table:table-cell office:value-type="float" office:value="3.13594" calcext:value-type="float">
            <text:p>3.1359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.10991" calcext:value-type="float">
            <text:p>4.10991</text:p>
          </table:table-cell>
          <table:table-cell office:value-type="float" office:value="0.998198" calcext:value-type="float">
            <text:p>0.998198</text:p>
          </table:table-cell>
          <table:table-cell office:value-type="float" office:value="0.0018018" calcext:value-type="float">
            <text:p>0.0018018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66667" calcext:value-type="float">
            <text:p>5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875" calcext:value-type="float">
            <text:p>3.875</text:p>
          </table:table-cell>
          <table:table-cell office:value-type="float" office:value="0.983663" calcext:value-type="float">
            <text:p>0.983663</text:p>
          </table:table-cell>
          <table:table-cell office:value-type="float" office:value="0.0163374" calcext:value-type="float">
            <text:p>0.0163374</text:p>
          </table:table-cell>
          <table:table-cell office:value-type="float" office:value="0" calcext:value-type="float">
            <text:p>0</text:p>
          </table:table-cell>
          <table:table-cell office:value-type="float" office:value="6.48611" calcext:value-type="float">
            <text:p>6.486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06364" calcext:value-type="float">
            <text:p>8.06364</text:p>
          </table:table-cell>
          <table:table-cell office:value-type="float" office:value="0.927273" calcext:value-type="float">
            <text:p>0.927273</text:p>
          </table:table-cell>
          <table:table-cell office:value-type="float" office:value="0.0727273" calcext:value-type="float">
            <text:p>0.0727273</text:p>
          </table:table-cell>
          <table:table-cell office:value-type="float" office:value="3.84023" calcext:value-type="float">
            <text:p>3.84023</text:p>
          </table:table-cell>
          <table:table-cell office:value-type="float" office:value="0.787447" calcext:value-type="float">
            <text:p>0.787447</text:p>
          </table:table-cell>
          <table:table-cell office:value-type="float" office:value="0.208274" calcext:value-type="float">
            <text:p>0.208274</text:p>
          </table:table-cell>
          <table:table-cell office:value-type="float" office:value="0.0042796" calcext:value-type="float">
            <text:p>0.0042796</text:p>
          </table:table-cell>
          <table:table-cell office:value-type="float" office:value="4.89362" calcext:value-type="float">
            <text:p>4.89362</text:p>
          </table:table-cell>
          <table:table-cell office:value-type="float" office:value="0.984043" calcext:value-type="float">
            <text:p>0.984043</text:p>
          </table:table-cell>
          <table:table-cell office:value-type="float" office:value="0.0159574" calcext:value-type="float">
            <text:p>0.0159574</text:p>
          </table:table-cell>
          <table:table-cell office:value-type="float" office:value="10.5154" calcext:value-type="float">
            <text:p>10.5154</text:p>
          </table:table-cell>
          <table:table-cell office:value-type="float" office:value="0.703704" calcext:value-type="float">
            <text:p>0.703704</text:p>
          </table:table-cell>
          <table:table-cell office:value-type="float" office:value="0.296296" calcext:value-type="float">
            <text:p>0.296296</text:p>
          </table:table-cell>
          <table:table-cell office:value-type="float" office:value="3.90226" calcext:value-type="float">
            <text:p>3.90226</text:p>
          </table:table-cell>
          <table:table-cell office:value-type="float" office:value="0.95036" calcext:value-type="float">
            <text:p>0.95036</text:p>
          </table:table-cell>
          <table:table-cell office:value-type="float" office:value="0.0488683" calcext:value-type="float">
            <text:p>0.0488683</text:p>
          </table:table-cell>
          <table:table-cell office:value-type="float" office:value="0.000771605" calcext:value-type="float">
            <text:p>0.000771605</text:p>
          </table:table-cell>
          <table:table-cell office:value-type="float" office:value="5.30534" calcext:value-type="float">
            <text:p>5.30534</text:p>
          </table:table-cell>
          <table:table-cell office:value-type="float" office:value="0.98855" calcext:value-type="float">
            <text:p>0.98855</text:p>
          </table:table-cell>
          <table:table-cell office:value-type="float" office:value="0.0114504" calcext:value-type="float">
            <text:p>0.0114504</text:p>
          </table:table-cell>
          <table:table-cell office:value-type="float" office:value="9.86499" calcext:value-type="float">
            <text:p>9.86499</text:p>
          </table:table-cell>
          <table:table-cell office:value-type="float" office:value="0.762014" calcext:value-type="float">
            <text:p>0.762014</text:p>
          </table:table-cell>
          <table:table-cell office:value-type="float" office:value="0.237986" calcext:value-type="float">
            <text:p>0.237986</text:p>
          </table:table-cell>
          <table:table-cell office:value-type="float" office:value="3.37536" calcext:value-type="float">
            <text:p>3.3753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.63834" calcext:value-type="float">
            <text:p>4.63834</text:p>
          </table:table-cell>
          <table:table-cell office:value-type="float" office:value="0.996047" calcext:value-type="float">
            <text:p>0.996047</text:p>
          </table:table-cell>
          <table:table-cell office:value-type="float" office:value="0.00395257" calcext:value-type="float">
            <text:p>0.003952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06744" calcext:value-type="float">
            <text:p>4.06744</text:p>
          </table:table-cell>
          <table:table-cell office:value-type="float" office:value="0.985785" calcext:value-type="float">
            <text:p>0.985785</text:p>
          </table:table-cell>
          <table:table-cell office:value-type="float" office:value="0.0142149" calcext:value-type="float">
            <text:p>0.0142149</text:p>
          </table:table-cell>
          <table:table-cell office:value-type="float" office:value="0" calcext:value-type="float">
            <text:p>0</text:p>
          </table:table-cell>
          <table:table-cell office:value-type="float" office:value="7.31081" calcext:value-type="float">
            <text:p>7.310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28205" calcext:value-type="float">
            <text:p>8.28205</text:p>
          </table:table-cell>
          <table:table-cell office:value-type="float" office:value="0.948718" calcext:value-type="float">
            <text:p>0.948718</text:p>
          </table:table-cell>
          <table:table-cell office:value-type="float" office:value="0.0512821" calcext:value-type="float">
            <text:p>0.0512821</text:p>
          </table:table-cell>
          <table:table-cell office:value-type="float" office:value="4.16553" calcext:value-type="float">
            <text:p>4.16553</text:p>
          </table:table-cell>
          <table:table-cell office:value-type="float" office:value="0.822161" calcext:value-type="float">
            <text:p>0.822161</text:p>
          </table:table-cell>
          <table:table-cell office:value-type="float" office:value="0.175103" calcext:value-type="float">
            <text:p>0.175103</text:p>
          </table:table-cell>
          <table:table-cell office:value-type="float" office:value="0.00273598" calcext:value-type="float">
            <text:p>0.00273598</text:p>
          </table:table-cell>
          <table:table-cell office:value-type="float" office:value="3.84672" calcext:value-type="float">
            <text:p>3.846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8889" calcext:value-type="float">
            <text:p>10.8889</text:p>
          </table:table-cell>
          <table:table-cell office:value-type="float" office:value="0.749104" calcext:value-type="float">
            <text:p>0.749104</text:p>
          </table:table-cell>
          <table:table-cell office:value-type="float" office:value="0.250896" calcext:value-type="float">
            <text:p>0.250896</text:p>
          </table:table-cell>
          <table:table-cell office:value-type="float" office:value="4.15204" calcext:value-type="float">
            <text:p>4.15204</text:p>
          </table:table-cell>
          <table:table-cell office:value-type="float" office:value="0.958939" calcext:value-type="float">
            <text:p>0.958939</text:p>
          </table:table-cell>
          <table:table-cell office:value-type="float" office:value="0.0405913" calcext:value-type="float">
            <text:p>0.0405913</text:p>
          </table:table-cell>
          <table:table-cell office:value-type="float" office:value="0.000469263" calcext:value-type="float">
            <text:p>0.000469263</text:p>
          </table:table-cell>
          <table:table-cell office:value-type="float" office:value="5.07477" calcext:value-type="float">
            <text:p>5.074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1033" calcext:value-type="float">
            <text:p>10.1033</text:p>
          </table:table-cell>
          <table:table-cell office:value-type="float" office:value="0.808564" calcext:value-type="float">
            <text:p>0.808564</text:p>
          </table:table-cell>
          <table:table-cell office:value-type="float" office:value="0.191436" calcext:value-type="float">
            <text:p>0.191436</text:p>
          </table:table-cell>
          <table:table-cell office:value-type="float" office:value="3.56135" calcext:value-type="float">
            <text:p>3.5613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.80456" calcext:value-type="float">
            <text:p>3.80456</text:p>
          </table:table-cell>
          <table:table-cell office:value-type="float" office:value="0.998371" calcext:value-type="float">
            <text:p>0.998371</text:p>
          </table:table-cell>
          <table:table-cell office:value-type="float" office:value="0.00162866" calcext:value-type="float">
            <text:p>0.0016286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6667" calcext:value-type="float">
            <text:p>2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67003" calcext:value-type="float">
            <text:p>3.67003</text:p>
          </table:table-cell>
          <table:table-cell office:value-type="float" office:value="0.994388" calcext:value-type="float">
            <text:p>0.994388</text:p>
          </table:table-cell>
          <table:table-cell office:value-type="float" office:value="0.00561167" calcext:value-type="float">
            <text:p>0.00561167</text:p>
          </table:table-cell>
          <table:table-cell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49398" calcext:value-type="float">
            <text:p>8.49398</text:p>
          </table:table-cell>
          <table:table-cell office:value-type="float" office:value="0.903614" calcext:value-type="float">
            <text:p>0.903614</text:p>
          </table:table-cell>
          <table:table-cell office:value-type="float" office:value="0.0963855" calcext:value-type="float">
            <text:p>0.0963855</text:p>
          </table:table-cell>
          <table:table-cell office:value-type="float" office:value="3.83548" calcext:value-type="float">
            <text:p>3.83548</text:p>
          </table:table-cell>
          <table:table-cell office:value-type="float" office:value="0.841202" calcext:value-type="float">
            <text:p>0.841202</text:p>
          </table:table-cell>
          <table:table-cell office:value-type="float" office:value="0.155937" calcext:value-type="float">
            <text:p>0.155937</text:p>
          </table:table-cell>
          <table:table-cell office:value-type="float" office:value="0.00286123" calcext:value-type="float">
            <text:p>0.00286123</text:p>
          </table:table-cell>
          <table:table-cell office:value-type="float" office:value="3.36559" calcext:value-type="float">
            <text:p>3.36559</text:p>
          </table:table-cell>
          <table:table-cell office:value-type="float" office:value="0.956989" calcext:value-type="float">
            <text:p>0.956989</text:p>
          </table:table-cell>
          <table:table-cell office:value-type="float" office:value="0.0430108" calcext:value-type="float">
            <text:p>0.0430108</text:p>
          </table:table-cell>
          <table:table-cell office:value-type="float" office:value="9.39269" calcext:value-type="float">
            <text:p>9.39269</text:p>
          </table:table-cell>
          <table:table-cell office:value-type="float" office:value="0.707763" calcext:value-type="float">
            <text:p>0.707763</text:p>
          </table:table-cell>
          <table:table-cell office:value-type="float" office:value="0.292237" calcext:value-type="float">
            <text:p>0.292237</text:p>
          </table:table-cell>
          <table:table-cell office:value-type="float" office:value="3.71068" calcext:value-type="float">
            <text:p>3.71068</text:p>
          </table:table-cell>
          <table:table-cell office:value-type="float" office:value="0.972934" calcext:value-type="float">
            <text:p>0.972934</text:p>
          </table:table-cell>
          <table:table-cell office:value-type="float" office:value="0.0266557" calcext:value-type="float">
            <text:p>0.0266557</text:p>
          </table:table-cell>
          <table:table-cell office:value-type="float" office:value="0.000410088" calcext:value-type="float">
            <text:p>0.000410088</text:p>
          </table:table-cell>
          <table:table-cell office:value-type="float" office:value="3.34454" calcext:value-type="float">
            <text:p>3.34454</text:p>
          </table:table-cell>
          <table:table-cell office:value-type="float" office:value="0.966387" calcext:value-type="float">
            <text:p>0.966387</text:p>
          </table:table-cell>
          <table:table-cell office:value-type="float" office:value="0.0336134" calcext:value-type="float">
            <text:p>0.0336134</text:p>
          </table:table-cell>
          <table:table-cell office:value-type="float" office:value="9.01948" calcext:value-type="float">
            <text:p>9.01948</text:p>
          </table:table-cell>
          <table:table-cell office:value-type="float" office:value="0.766234" calcext:value-type="float">
            <text:p>0.766234</text:p>
          </table:table-cell>
          <table:table-cell office:value-type="float" office:value="0.233766" calcext:value-type="float">
            <text:p>0.233766</text:p>
          </table:table-cell>
          <table:table-cell office:value-type="float" office:value="3.81486" calcext:value-type="float">
            <text:p>3.8148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25172" calcext:value-type="float">
            <text:p>3.25172</text:p>
          </table:table-cell>
          <table:table-cell office:value-type="float" office:value="0.994828" calcext:value-type="float">
            <text:p>0.994828</text:p>
          </table:table-cell>
          <table:table-cell office:value-type="float" office:value="0.00517241" calcext:value-type="float">
            <text:p>0.0051724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7247" calcext:value-type="float">
            <text:p>3.17247</text:p>
          </table:table-cell>
          <table:table-cell office:value-type="float" office:value="0.989107" calcext:value-type="float">
            <text:p>0.989107</text:p>
          </table:table-cell>
          <table:table-cell office:value-type="float" office:value="0.0108926" calcext:value-type="float">
            <text:p>0.0108926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05333" calcext:value-type="float">
            <text:p>7.05333</text:p>
          </table:table-cell>
          <table:table-cell office:value-type="float" office:value="0.893333" calcext:value-type="float">
            <text:p>0.893333</text:p>
          </table:table-cell>
          <table:table-cell office:value-type="float" office:value="0.106667" calcext:value-type="float">
            <text:p>0.106667</text:p>
          </table:table-cell>
          <table:table-cell office:value-type="float" office:value="3.52685" calcext:value-type="float">
            <text:p>3.52685</text:p>
          </table:table-cell>
          <table:table-cell office:value-type="float" office:value="0.844702" calcext:value-type="float">
            <text:p>0.844702</text:p>
          </table:table-cell>
          <table:table-cell office:value-type="float" office:value="0.152395" calcext:value-type="float">
            <text:p>0.152395</text:p>
          </table:table-cell>
          <table:table-cell office:value-type="float" office:value="0.00290276" calcext:value-type="float">
            <text:p>0.002902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89474" calcext:value-type="float">
            <text:p>9.89474</text:p>
          </table:table-cell>
          <table:table-cell office:value-type="float" office:value="0.703349" calcext:value-type="float">
            <text:p>0.703349</text:p>
          </table:table-cell>
          <table:table-cell office:value-type="float" office:value="0.296651" calcext:value-type="float">
            <text:p>0.296651</text:p>
          </table:table-cell>
          <table:table-cell office:value-type="float" office:value="3.2359" calcext:value-type="float">
            <text:p>3.2359</text:p>
          </table:table-cell>
          <table:table-cell office:value-type="float" office:value="0.96808" calcext:value-type="float">
            <text:p>0.96808</text:p>
          </table:table-cell>
          <table:table-cell office:value-type="float" office:value="0.0314823" calcext:value-type="float">
            <text:p>0.0314823</text:p>
          </table:table-cell>
          <table:table-cell office:value-type="float" office:value="0.000437254" calcext:value-type="float">
            <text:p>0.000437254</text:p>
          </table:table-cell>
          <table:table-cell office:value-type="float" office:value="3.19626" calcext:value-type="float">
            <text:p>3.196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09091" calcext:value-type="float">
            <text:p>9.09091</text:p>
          </table:table-cell>
          <table:table-cell office:value-type="float" office:value="0.755245" calcext:value-type="float">
            <text:p>0.755245</text:p>
          </table:table-cell>
          <table:table-cell office:value-type="float" office:value="0.244755" calcext:value-type="float">
            <text:p>0.244755</text:p>
          </table:table-cell>
          <table:table-cell office:value-type="float" office:value="3.46835" calcext:value-type="float">
            <text:p>3.4683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.72727" calcext:value-type="float">
            <text:p>3.72727</text:p>
          </table:table-cell>
          <table:table-cell office:value-type="float" office:value="0.98557" calcext:value-type="float">
            <text:p>0.98557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72727" calcext:value-type="float">
            <text:p>6.727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6486" calcext:value-type="float">
            <text:p>3.36486</text:p>
          </table:table-cell>
          <table:table-cell office:value-type="float" office:value="0.98805" calcext:value-type="float">
            <text:p>0.98805</text:p>
          </table:table-cell>
          <table:table-cell office:value-type="float" office:value="0.0119502" calcext:value-type="float">
            <text:p>0.0119502</text:p>
          </table:table-cell>
          <table:table-cell office:value-type="float" office:value="0" calcext:value-type="float">
            <text:p>0</text:p>
          </table:table-cell>
          <table:table-cell office:value-type="float" office:value="4.86813" calcext:value-type="float">
            <text:p>4.86813</text:p>
          </table:table-cell>
          <table:table-cell office:value-type="float" office:value="0.989011" calcext:value-type="float">
            <text:p>0.989011</text:p>
          </table:table-cell>
          <table:table-cell office:value-type="float" office:value="0.010989" calcext:value-type="float">
            <text:p>0.010989</text:p>
          </table:table-cell>
          <table:table-cell office:value-type="float" office:value="8.42063" calcext:value-type="float">
            <text:p>8.42063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0793651" calcext:value-type="float">
            <text:p>0.0793651</text:p>
          </table:table-cell>
          <table:table-cell office:value-type="float" office:value="3.79868" calcext:value-type="float">
            <text:p>3.79868</text:p>
          </table:table-cell>
          <table:table-cell office:value-type="float" office:value="0.809031" calcext:value-type="float">
            <text:p>0.809031</text:p>
          </table:table-cell>
          <table:table-cell office:value-type="float" office:value="0.190028" calcext:value-type="float">
            <text:p>0.190028</text:p>
          </table:table-cell>
          <table:table-cell office:value-type="float" office:value="0.000940734" calcext:value-type="float">
            <text:p>0.000940734</text:p>
          </table:table-cell>
          <table:table-cell office:value-type="float" office:value="4.19487" calcext:value-type="float">
            <text:p>4.19487</text:p>
          </table:table-cell>
          <table:table-cell office:value-type="float" office:value="0.989744" calcext:value-type="float">
            <text:p>0.989744</text:p>
          </table:table-cell>
          <table:table-cell office:value-type="float" office:value="0.0102564" calcext:value-type="float">
            <text:p>0.0102564</text:p>
          </table:table-cell>
          <table:table-cell office:value-type="float" office:value="9.94311" calcext:value-type="float">
            <text:p>9.94311</text:p>
          </table:table-cell>
          <table:table-cell office:value-type="float" office:value="0.712575" calcext:value-type="float">
            <text:p>0.712575</text:p>
          </table:table-cell>
          <table:table-cell office:value-type="float" office:value="0.287425" calcext:value-type="float">
            <text:p>0.287425</text:p>
          </table:table-cell>
          <table:table-cell office:value-type="float" office:value="3.49007" calcext:value-type="float">
            <text:p>3.49007</text:p>
          </table:table-cell>
          <table:table-cell office:value-type="float" office:value="0.954298" calcext:value-type="float">
            <text:p>0.954298</text:p>
          </table:table-cell>
          <table:table-cell office:value-type="float" office:value="0.0455265" calcext:value-type="float">
            <text:p>0.0455265</text:p>
          </table:table-cell>
          <table:table-cell office:value-type="float" office:value="0.000175778" calcext:value-type="float">
            <text:p>0.000175778</text:p>
          </table:table-cell>
          <table:table-cell office:value-type="float" office:value="4.36207" calcext:value-type="float">
            <text:p>4.36207</text:p>
          </table:table-cell>
          <table:table-cell office:value-type="float" office:value="0.989655" calcext:value-type="float">
            <text:p>0.989655</text:p>
          </table:table-cell>
          <table:table-cell office:value-type="float" office:value="0.0103448" calcext:value-type="float">
            <text:p>0.0103448</text:p>
          </table:table-cell>
          <table:table-cell office:value-type="float" office:value="9.46072" calcext:value-type="float">
            <text:p>9.46072</text:p>
          </table:table-cell>
          <table:table-cell office:value-type="float" office:value="0.774947" calcext:value-type="float">
            <text:p>0.774947</text:p>
          </table:table-cell>
          <table:table-cell office:value-type="float" office:value="0.225053" calcext:value-type="float">
            <text:p>0.225053</text:p>
          </table:table-cell>
          <table:table-cell office:value-type="float" office:value="3.25403" calcext:value-type="float">
            <text:p>3.2540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.58358" calcext:value-type="float">
            <text:p>3.583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14286" calcext:value-type="float">
            <text:p>6.14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41689" calcext:value-type="float">
            <text:p>3.41689</text:p>
          </table:table-cell>
          <table:table-cell office:value-type="float" office:value="0.987818" calcext:value-type="float">
            <text:p>0.987818</text:p>
          </table:table-cell>
          <table:table-cell office:value-type="float" office:value="0.0121819" calcext:value-type="float">
            <text:p>0.0121819</text:p>
          </table:table-cell>
          <table:table-cell office:value-type="float" office:value="0" calcext:value-type="float">
            <text:p>0</text:p>
          </table:table-cell>
          <table:table-cell office:value-type="float" office:value="5.63158" calcext:value-type="float">
            <text:p>5.63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54074" calcext:value-type="float">
            <text:p>8.54074</text:p>
          </table:table-cell>
          <table:table-cell office:value-type="float" office:value="0.896296" calcext:value-type="float">
            <text:p>0.896296</text:p>
          </table:table-cell>
          <table:table-cell office:value-type="float" office:value="0.103704" calcext:value-type="float">
            <text:p>0.103704</text:p>
          </table:table-cell>
          <table:table-cell office:value-type="float" office:value="3.54272" calcext:value-type="float">
            <text:p>3.54272</text:p>
          </table:table-cell>
          <table:table-cell office:value-type="float" office:value="0.799037" calcext:value-type="float">
            <text:p>0.799037</text:p>
          </table:table-cell>
          <table:table-cell office:value-type="float" office:value="0.200963" calcext:value-type="float">
            <text:p>0.200963</text:p>
          </table:table-cell>
          <table:table-cell office:value-type="float" office:value="0" calcext:value-type="float">
            <text:p>0</text:p>
          </table:table-cell>
          <table:table-cell office:value-type="float" office:value="4.86574" calcext:value-type="float">
            <text:p>4.86574</text:p>
          </table:table-cell>
          <table:table-cell office:value-type="float" office:value="0.990741" calcext:value-type="float">
            <text:p>0.990741</text:p>
          </table:table-cell>
          <table:table-cell office:value-type="float" office:value="0.00925926" calcext:value-type="float">
            <text:p>0.00925926</text:p>
          </table:table-cell>
          <table:table-cell office:value-type="float" office:value="9.95251" calcext:value-type="float">
            <text:p>9.95251</text:p>
          </table:table-cell>
          <table:table-cell office:value-type="float" office:value="0.731844" calcext:value-type="float">
            <text:p>0.731844</text:p>
          </table:table-cell>
          <table:table-cell office:value-type="float" office:value="0.268156" calcext:value-type="float">
            <text:p>0.268156</text:p>
          </table:table-cell>
          <table:table-cell office:value-type="float" office:value="3.45852" calcext:value-type="float">
            <text:p>3.45852</text:p>
          </table:table-cell>
          <table:table-cell office:value-type="float" office:value="0.959192" calcext:value-type="float">
            <text:p>0.959192</text:p>
          </table:table-cell>
          <table:table-cell office:value-type="float" office:value="0.0408085" calcext:value-type="float">
            <text:p>0.0408085</text:p>
          </table:table-cell>
          <table:table-cell office:value-type="float" office:value="0" calcext:value-type="float">
            <text:p>0</text:p>
          </table:table-cell>
          <table:table-cell office:value-type="float" office:value="5.08946" calcext:value-type="float">
            <text:p>5.08946</text:p>
          </table:table-cell>
          <table:table-cell office:value-type="float" office:value="0.99361" calcext:value-type="float">
            <text:p>0.99361</text:p>
          </table:table-cell>
          <table:table-cell office:value-type="float" office:value="0.00638978" calcext:value-type="float">
            <text:p>0.00638978</text:p>
          </table:table-cell>
          <table:table-cell office:value-type="float" office:value="9.518" calcext:value-type="float">
            <text:p>9.518</text:p>
          </table:table-cell>
          <table:table-cell office:value-type="float" office:value="0.78" calcext:value-type="float">
            <text:p>0.78</text:p>
          </table:table-cell>
          <table:table-cell office:value-type="float" office:value="0.22" calcext:value-type="float">
            <text:p>0.22</text:p>
          </table:table-cell>
          <table:table-cell office:value-type="float" office:value="3.20127" calcext:value-type="float">
            <text:p>3.2012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.47574" calcext:value-type="float">
            <text:p>3.47574</text:p>
          </table:table-cell>
          <table:table-cell office:value-type="float" office:value="0.998435" calcext:value-type="float">
            <text:p>0.998435</text:p>
          </table:table-cell>
          <table:table-cell office:value-type="float" office:value="0.00156495" calcext:value-type="float">
            <text:p>0.001564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4534" calcext:value-type="float">
            <text:p>3.4534</text:p>
          </table:table-cell>
          <table:table-cell office:value-type="float" office:value="0.99068" calcext:value-type="float">
            <text:p>0.99068</text:p>
          </table:table-cell>
          <table:table-cell office:value-type="float" office:value="0.00932018" calcext:value-type="float">
            <text:p>0.00932018</text:p>
          </table:table-cell>
          <table:table-cell office:value-type="float" office:value="0" calcext:value-type="float">
            <text:p>0</text:p>
          </table:table-cell>
          <table:table-cell office:value-type="float" office:value="5.74138" calcext:value-type="float">
            <text:p>5.74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91525" calcext:value-type="float">
            <text:p>7.91525</text:p>
          </table:table-cell>
          <table:table-cell office:value-type="float" office:value="0.915254" calcext:value-type="float">
            <text:p>0.915254</text:p>
          </table:table-cell>
          <table:table-cell office:value-type="float" office:value="0.0847458" calcext:value-type="float">
            <text:p>0.0847458</text:p>
          </table:table-cell>
          <table:table-cell office:value-type="float" office:value="3.89636" calcext:value-type="float">
            <text:p>3.89636</text:p>
          </table:table-cell>
          <table:table-cell office:value-type="float" office:value="0.831435" calcext:value-type="float">
            <text:p>0.831435</text:p>
          </table:table-cell>
          <table:table-cell office:value-type="float" office:value="0.166287" calcext:value-type="float">
            <text:p>0.166287</text:p>
          </table:table-cell>
          <table:table-cell office:value-type="float" office:value="0.0022779" calcext:value-type="float">
            <text:p>0.0022779</text:p>
          </table:table-cell>
          <table:table-cell office:value-type="float" office:value="3.93069" calcext:value-type="float">
            <text:p>3.93069</text:p>
          </table:table-cell>
          <table:table-cell office:value-type="float" office:value="0.975248" calcext:value-type="float">
            <text:p>0.975248</text:p>
          </table:table-cell>
          <table:table-cell office:value-type="float" office:value="0.0247525" calcext:value-type="float">
            <text:p>0.0247525</text:p>
          </table:table-cell>
          <table:table-cell office:value-type="float" office:value="10.4314" calcext:value-type="float">
            <text:p>10.4314</text:p>
          </table:table-cell>
          <table:table-cell office:value-type="float" office:value="0.702614" calcext:value-type="float">
            <text:p>0.702614</text:p>
          </table:table-cell>
          <table:table-cell office:value-type="float" office:value="0.297386" calcext:value-type="float">
            <text:p>0.297386</text:p>
          </table:table-cell>
          <table:table-cell office:value-type="float" office:value="3.53146" calcext:value-type="float">
            <text:p>3.53146</text:p>
          </table:table-cell>
          <table:table-cell office:value-type="float" office:value="0.964569" calcext:value-type="float">
            <text:p>0.964569</text:p>
          </table:table-cell>
          <table:table-cell office:value-type="float" office:value="0.0350436" calcext:value-type="float">
            <text:p>0.0350436</text:p>
          </table:table-cell>
          <table:table-cell office:value-type="float" office:value="0.000387222" calcext:value-type="float">
            <text:p>0.000387222</text:p>
          </table:table-cell>
          <table:table-cell office:value-type="float" office:value="4.575" calcext:value-type="float">
            <text:p>4.575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9.69789" calcext:value-type="float">
            <text:p>9.69789</text:p>
          </table:table-cell>
          <table:table-cell office:value-type="float" office:value="0.763466" calcext:value-type="float">
            <text:p>0.763466</text:p>
          </table:table-cell>
          <table:table-cell office:value-type="float" office:value="0.236534" calcext:value-type="float">
            <text:p>0.236534</text:p>
          </table:table-cell>
          <table:table-cell office:value-type="float" office:value="3.13434" calcext:value-type="float">
            <text:p>3.1343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.05525" calcext:value-type="float">
            <text:p>4.05525</text:p>
          </table:table-cell>
          <table:table-cell office:value-type="float" office:value="0.990792" calcext:value-type="float">
            <text:p>0.990792</text:p>
          </table:table-cell>
          <table:table-cell office:value-type="float" office:value="0.0092081" calcext:value-type="float">
            <text:p>0.0092081</text:p>
          </table:table-cell>
          <table:table-cell office:value-type="float" office:value="0" calcext:value-type="float">
            <text:p>0</text:p>
          </table:table-cell>
          <table:table-cell office:value-type="float" office:value="6.66667" calcext:value-type="float">
            <text:p>6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8333" calcext:value-type="float">
            <text:p>10.8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63098" calcext:value-type="float">
            <text:p>3.63098</text:p>
          </table:table-cell>
          <table:table-cell office:value-type="float" office:value="0.979448" calcext:value-type="float">
            <text:p>0.979448</text:p>
          </table:table-cell>
          <table:table-cell office:value-type="float" office:value="0.0202454" calcext:value-type="float">
            <text:p>0.0202454</text:p>
          </table:table-cell>
          <table:table-cell office:value-type="float" office:value="0.000306748" calcext:value-type="float">
            <text:p>0.000306748</text:p>
          </table:table-cell>
          <table:table-cell office:value-type="float" office:value="6.28409" calcext:value-type="float">
            <text:p>6.284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56154" calcext:value-type="float">
            <text:p>8.56154</text:p>
          </table:table-cell>
          <table:table-cell office:value-type="float" office:value="0.961538" calcext:value-type="float">
            <text:p>0.961538</text:p>
          </table:table-cell>
          <table:table-cell office:value-type="float" office:value="0.0384615" calcext:value-type="float">
            <text:p>0.0384615</text:p>
          </table:table-cell>
          <table:table-cell office:value-type="float" office:value="4.00239" calcext:value-type="float">
            <text:p>4.00239</text:p>
          </table:table-cell>
          <table:table-cell office:value-type="float" office:value="0.824373" calcext:value-type="float">
            <text:p>0.824373</text:p>
          </table:table-cell>
          <table:table-cell office:value-type="float" office:value="0.174432" calcext:value-type="float">
            <text:p>0.174432</text:p>
          </table:table-cell>
          <table:table-cell office:value-type="float" office:value="0.00119474" calcext:value-type="float">
            <text:p>0.00119474</text:p>
          </table:table-cell>
          <table:table-cell office:value-type="float" office:value="5.44" calcext:value-type="float">
            <text:p>5.44</text:p>
          </table:table-cell>
          <table:table-cell office:value-type="float" office:value="0.965" calcext:value-type="float">
            <text:p>0.965</text:p>
          </table:table-cell>
          <table:table-cell office:value-type="float" office:value="0.035" calcext:value-type="float">
            <text:p>0.035</text:p>
          </table:table-cell>
          <table:table-cell office:value-type="float" office:value="10.8247" calcext:value-type="float">
            <text:p>10.8247</text:p>
          </table:table-cell>
          <table:table-cell office:value-type="float" office:value="0.792208" calcext:value-type="float">
            <text:p>0.792208</text:p>
          </table:table-cell>
          <table:table-cell office:value-type="float" office:value="0.207792" calcext:value-type="float">
            <text:p>0.207792</text:p>
          </table:table-cell>
          <table:table-cell office:value-type="float" office:value="3.74763" calcext:value-type="float">
            <text:p>3.74763</text:p>
          </table:table-cell>
          <table:table-cell office:value-type="float" office:value="0.952802" calcext:value-type="float">
            <text:p>0.952802</text:p>
          </table:table-cell>
          <table:table-cell office:value-type="float" office:value="0.0467672" calcext:value-type="float">
            <text:p>0.0467672</text:p>
          </table:table-cell>
          <table:table-cell office:value-type="float" office:value="0.000431034" calcext:value-type="float">
            <text:p>0.000431034</text:p>
          </table:table-cell>
          <table:table-cell office:value-type="float" office:value="5.7079" calcext:value-type="float">
            <text:p>5.7079</text:p>
          </table:table-cell>
          <table:table-cell office:value-type="float" office:value="0.975945" calcext:value-type="float">
            <text:p>0.975945</text:p>
          </table:table-cell>
          <table:table-cell office:value-type="float" office:value="0.024055" calcext:value-type="float">
            <text:p>0.024055</text:p>
          </table:table-cell>
          <table:table-cell office:value-type="float" office:value="10.1622" calcext:value-type="float">
            <text:p>10.1622</text:p>
          </table:table-cell>
          <table:table-cell office:value-type="float" office:value="0.844595" calcext:value-type="float">
            <text:p>0.844595</text:p>
          </table:table-cell>
          <table:table-cell office:value-type="float" office:value="0.155405" calcext:value-type="float">
            <text:p>0.155405</text:p>
          </table:table-cell>
          <table:table-cell office:value-type="float" office:value="3.24121" calcext:value-type="float">
            <text:p>3.2412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.618" calcext:value-type="float">
            <text:p>4.618</text:p>
          </table:table-cell>
          <table:table-cell office:value-type="float" office:value="0.998302" calcext:value-type="float">
            <text:p>0.998302</text:p>
          </table:table-cell>
          <table:table-cell office:value-type="float" office:value="0.00169779" calcext:value-type="float">
            <text:p>0.00169779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34324" calcext:value-type="float">
            <text:p>4.34324</text:p>
          </table:table-cell>
          <table:table-cell office:value-type="float" office:value="0.985511" calcext:value-type="float">
            <text:p>0.985511</text:p>
          </table:table-cell>
          <table:table-cell office:value-type="float" office:value="0.0144891" calcext:value-type="float">
            <text:p>0.0144891</text:p>
          </table:table-cell>
          <table:table-cell office:value-type="float" office:value="0" calcext:value-type="float">
            <text:p>0</text:p>
          </table:table-cell>
          <table:table-cell office:value-type="float" office:value="6.54444" calcext:value-type="float">
            <text:p>6.544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12821" calcext:value-type="float">
            <text:p>8.12821</text:p>
          </table:table-cell>
          <table:table-cell office:value-type="float" office:value="0.931624" calcext:value-type="float">
            <text:p>0.931624</text:p>
          </table:table-cell>
          <table:table-cell office:value-type="float" office:value="0.0683761" calcext:value-type="float">
            <text:p>0.0683761</text:p>
          </table:table-cell>
          <table:table-cell office:value-type="float" office:value="4.24609" calcext:value-type="float">
            <text:p>4.24609</text:p>
          </table:table-cell>
          <table:table-cell office:value-type="float" office:value="0.841163" calcext:value-type="float">
            <text:p>0.841163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00223714" calcext:value-type="float">
            <text:p>0.00223714</text:p>
          </table:table-cell>
          <table:table-cell office:value-type="float" office:value="5.04865" calcext:value-type="float">
            <text:p>5.048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78462" calcext:value-type="float">
            <text:p>9.78462</text:p>
          </table:table-cell>
          <table:table-cell office:value-type="float" office:value="0.781538" calcext:value-type="float">
            <text:p>0.781538</text:p>
          </table:table-cell>
          <table:table-cell office:value-type="float" office:value="0.218462" calcext:value-type="float">
            <text:p>0.218462</text:p>
          </table:table-cell>
          <table:table-cell office:value-type="float" office:value="4.35691" calcext:value-type="float">
            <text:p>4.35691</text:p>
          </table:table-cell>
          <table:table-cell office:value-type="float" office:value="0.963361" calcext:value-type="float">
            <text:p>0.963361</text:p>
          </table:table-cell>
          <table:table-cell office:value-type="float" office:value="0.0362742" calcext:value-type="float">
            <text:p>0.0362742</text:p>
          </table:table-cell>
          <table:table-cell office:value-type="float" office:value="0.000364564" calcext:value-type="float">
            <text:p>0.000364564</text:p>
          </table:table-cell>
          <table:table-cell office:value-type="float" office:value="5.53791" calcext:value-type="float">
            <text:p>5.537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33183" calcext:value-type="float">
            <text:p>9.33183</text:p>
          </table:table-cell>
          <table:table-cell office:value-type="float" office:value="0.82167" calcext:value-type="float">
            <text:p>0.82167</text:p>
          </table:table-cell>
          <table:table-cell office:value-type="float" office:value="0.17833" calcext:value-type="float">
            <text:p>0.17833</text:p>
          </table:table-cell>
          <table:table-cell office:value-type="float" office:value="3.69383" calcext:value-type="float">
            <text:p>3.6938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.09568" calcext:value-type="float">
            <text:p>4.09568</text:p>
          </table:table-cell>
          <table:table-cell office:value-type="float" office:value="0.998457" calcext:value-type="float">
            <text:p>0.998457</text:p>
          </table:table-cell>
          <table:table-cell office:value-type="float" office:value="0.00154321" calcext:value-type="float">
            <text:p>0.001543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71502" calcext:value-type="float">
            <text:p>3.71502</text:p>
          </table:table-cell>
          <table:table-cell office:value-type="float" office:value="0.990642" calcext:value-type="float">
            <text:p>0.990642</text:p>
          </table:table-cell>
          <table:table-cell office:value-type="float" office:value="0.00935829" calcext:value-type="float">
            <text:p>0.00935829</text:p>
          </table:table-cell>
          <table:table-cell office:value-type="float" office:value="0" calcext:value-type="float">
            <text:p>0</text:p>
          </table:table-cell>
          <table:table-cell office:value-type="float" office:value="5.84" calcext:value-type="float">
            <text:p>5.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17105" calcext:value-type="float">
            <text:p>7.17105</text:p>
          </table:table-cell>
          <table:table-cell office:value-type="float" office:value="0.947368" calcext:value-type="float">
            <text:p>0.947368</text:p>
          </table:table-cell>
          <table:table-cell office:value-type="float" office:value="0.0526316" calcext:value-type="float">
            <text:p>0.0526316</text:p>
          </table:table-cell>
          <table:table-cell office:value-type="float" office:value="4.08944" calcext:value-type="float">
            <text:p>4.08944</text:p>
          </table:table-cell>
          <table:table-cell office:value-type="float" office:value="0.863354" calcext:value-type="float">
            <text:p>0.863354</text:p>
          </table:table-cell>
          <table:table-cell office:value-type="float" office:value="0.134161" calcext:value-type="float">
            <text:p>0.134161</text:p>
          </table:table-cell>
          <table:table-cell office:value-type="float" office:value="0.00248447" calcext:value-type="float">
            <text:p>0.00248447</text:p>
          </table:table-cell>
          <table:table-cell office:value-type="float" office:value="3.9" calcext:value-type="float">
            <text:p>3.9</text:p>
          </table:table-cell>
          <table:table-cell office:value-type="float" office:value="0.977778" calcext:value-type="float">
            <text:p>0.977778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9" calcext:value-type="float">
            <text:p>9</text:p>
          </table:table-cell>
          <table:table-cell office:value-type="float" office:value="0.736318" calcext:value-type="float">
            <text:p>0.736318</text:p>
          </table:table-cell>
          <table:table-cell office:value-type="float" office:value="0.263682" calcext:value-type="float">
            <text:p>0.263682</text:p>
          </table:table-cell>
          <table:table-cell office:value-type="float" office:value="3.80727" calcext:value-type="float">
            <text:p>3.80727</text:p>
          </table:table-cell>
          <table:table-cell office:value-type="float" office:value="0.974247" calcext:value-type="float">
            <text:p>0.974247</text:p>
          </table:table-cell>
          <table:table-cell office:value-type="float" office:value="0.0254166" calcext:value-type="float">
            <text:p>0.0254166</text:p>
          </table:table-cell>
          <table:table-cell office:value-type="float" office:value="0.000336644" calcext:value-type="float">
            <text:p>0.000336644</text:p>
          </table:table-cell>
          <table:table-cell office:value-type="float" office:value="4.54225" calcext:value-type="float">
            <text:p>4.54225</text:p>
          </table:table-cell>
          <table:table-cell office:value-type="float" office:value="0.985915" calcext:value-type="float">
            <text:p>0.985915</text:p>
          </table:table-cell>
          <table:table-cell office:value-type="float" office:value="0.0140845" calcext:value-type="float">
            <text:p>0.0140845</text:p>
          </table:table-cell>
          <table:table-cell office:value-type="float" office:value="8.4552" calcext:value-type="float">
            <text:p>8.4552</text:p>
          </table:table-cell>
          <table:table-cell office:value-type="float" office:value="0.795699" calcext:value-type="float">
            <text:p>0.795699</text:p>
          </table:table-cell>
          <table:table-cell office:value-type="float" office:value="0.204301" calcext:value-type="float">
            <text:p>0.204301</text:p>
          </table:table-cell>
          <table:table-cell office:value-type="float" office:value="3.82622" calcext:value-type="float">
            <text:p>3.8262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.48052" calcext:value-type="float">
            <text:p>4.480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96465" calcext:value-type="float">
            <text:p>3.96465</text:p>
          </table:table-cell>
          <table:table-cell office:value-type="float" office:value="0.991443" calcext:value-type="float">
            <text:p>0.991443</text:p>
          </table:table-cell>
          <table:table-cell office:value-type="float" office:value="0.00855663" calcext:value-type="float">
            <text:p>0.00855663</text:p>
          </table:table-cell>
          <table:table-cell office:value-type="float" office:value="0" calcext:value-type="float">
            <text:p>0</text:p>
          </table:table-cell>
          <table:table-cell office:value-type="float" office:value="5.80851" calcext:value-type="float">
            <text:p>5.80851</text:p>
          </table:table-cell>
          <table:table-cell office:value-type="float" office:value="0.978723" calcext:value-type="float">
            <text:p>0.978723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7.55435" calcext:value-type="float">
            <text:p>7.55435</text:p>
          </table:table-cell>
          <table:table-cell office:value-type="float" office:value="0.934783" calcext:value-type="float">
            <text:p>0.934783</text:p>
          </table:table-cell>
          <table:table-cell office:value-type="float" office:value="0.0652174" calcext:value-type="float">
            <text:p>0.0652174</text:p>
          </table:table-cell>
          <table:table-cell office:value-type="float" office:value="4.78979" calcext:value-type="float">
            <text:p>4.78979</text:p>
          </table:table-cell>
          <table:table-cell office:value-type="float" office:value="0.858859" calcext:value-type="float">
            <text:p>0.858859</text:p>
          </table:table-cell>
          <table:table-cell office:value-type="float" office:value="0.14014" calcext:value-type="float">
            <text:p>0.14014</text:p>
          </table:table-cell>
          <table:table-cell office:value-type="float" office:value="0.001001" calcext:value-type="float">
            <text:p>0.001001</text:p>
          </table:table-cell>
          <table:table-cell office:value-type="float" office:value="4.22222" calcext:value-type="float">
            <text:p>4.22222</text:p>
          </table:table-cell>
          <table:table-cell office:value-type="float" office:value="0.975309" calcext:value-type="float">
            <text:p>0.975309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8.96682" calcext:value-type="float">
            <text:p>8.96682</text:p>
          </table:table-cell>
          <table:table-cell office:value-type="float" office:value="0.739336" calcext:value-type="float">
            <text:p>0.739336</text:p>
          </table:table-cell>
          <table:table-cell office:value-type="float" office:value="0.260664" calcext:value-type="float">
            <text:p>0.260664</text:p>
          </table:table-cell>
          <table:table-cell office:value-type="float" office:value="4.15324" calcext:value-type="float">
            <text:p>4.15324</text:p>
          </table:table-cell>
          <table:table-cell office:value-type="float" office:value="0.970443" calcext:value-type="float">
            <text:p>0.970443</text:p>
          </table:table-cell>
          <table:table-cell office:value-type="float" office:value="0.0293923" calcext:value-type="float">
            <text:p>0.0293923</text:p>
          </table:table-cell>
          <table:table-cell office:value-type="float" office:value="0.000165125" calcext:value-type="float">
            <text:p>0.000165125</text:p>
          </table:table-cell>
          <table:table-cell office:value-type="float" office:value="4.7907" calcext:value-type="float">
            <text:p>4.7907</text:p>
          </table:table-cell>
          <table:table-cell office:value-type="float" office:value="0.976744" calcext:value-type="float">
            <text:p>0.976744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8.47059" calcext:value-type="float">
            <text:p>8.47059</text:p>
          </table:table-cell>
          <table:table-cell office:value-type="float" office:value="0.800654" calcext:value-type="float">
            <text:p>0.800654</text:p>
          </table:table-cell>
          <table:table-cell office:value-type="float" office:value="0.199346" calcext:value-type="float">
            <text:p>0.199346</text:p>
          </table:table-cell>
          <table:table-cell office:value-type="float" office:value="4.28247" calcext:value-type="float">
            <text:p>4.2824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.18986" calcext:value-type="float">
            <text:p>4.18986</text:p>
          </table:table-cell>
          <table:table-cell office:value-type="float" office:value="0.997101" calcext:value-type="float">
            <text:p>0.997101</text:p>
          </table:table-cell>
          <table:table-cell office:value-type="float" office:value="0.00289855" calcext:value-type="float">
            <text:p>0.0028985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35455" calcext:value-type="float">
            <text:p>4.35455</text:p>
          </table:table-cell>
          <table:table-cell office:value-type="float" office:value="0.986646" calcext:value-type="float">
            <text:p>0.986646</text:p>
          </table:table-cell>
          <table:table-cell office:value-type="float" office:value="0.0133541" calcext:value-type="float">
            <text:p>0.0133541</text:p>
          </table:table-cell>
          <table:table-cell office:value-type="float" office:value="0" calcext:value-type="float">
            <text:p>0</text:p>
          </table:table-cell>
          <table:table-cell office:value-type="float" office:value="5.32836" calcext:value-type="float">
            <text:p>5.328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21429" calcext:value-type="float">
            <text:p>8.2142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.3242" calcext:value-type="float">
            <text:p>4.3242</text:p>
          </table:table-cell>
          <table:table-cell office:value-type="float" office:value="0.842009" calcext:value-type="float">
            <text:p>0.842009</text:p>
          </table:table-cell>
          <table:table-cell office:value-type="float" office:value="0.157078" calcext:value-type="float">
            <text:p>0.157078</text:p>
          </table:table-cell>
          <table:table-cell office:value-type="float" office:value="0.000913242" calcext:value-type="float">
            <text:p>0.000913242</text:p>
          </table:table-cell>
          <table:table-cell office:value-type="float" office:value="4.35943" calcext:value-type="float">
            <text:p>4.35943</text:p>
          </table:table-cell>
          <table:table-cell office:value-type="float" office:value="0.985765" calcext:value-type="float">
            <text:p>0.985765</text:p>
          </table:table-cell>
          <table:table-cell office:value-type="float" office:value="0.0142349" calcext:value-type="float">
            <text:p>0.0142349</text:p>
          </table:table-cell>
          <table:table-cell office:value-type="float" office:value="9.0977" calcext:value-type="float">
            <text:p>9.0977</text:p>
          </table:table-cell>
          <table:table-cell office:value-type="float" office:value="0.772989" calcext:value-type="float">
            <text:p>0.772989</text:p>
          </table:table-cell>
          <table:table-cell office:value-type="float" office:value="0.227011" calcext:value-type="float">
            <text:p>0.227011</text:p>
          </table:table-cell>
          <table:table-cell office:value-type="float" office:value="4.33116" calcext:value-type="float">
            <text:p>4.33116</text:p>
          </table:table-cell>
          <table:table-cell office:value-type="float" office:value="0.962568" calcext:value-type="float">
            <text:p>0.962568</text:p>
          </table:table-cell>
          <table:table-cell office:value-type="float" office:value="0.037273" calcext:value-type="float">
            <text:p>0.037273</text:p>
          </table:table-cell>
          <table:table-cell office:value-type="float" office:value="0.000159286" calcext:value-type="float">
            <text:p>0.000159286</text:p>
          </table:table-cell>
          <table:table-cell office:value-type="float" office:value="4.80383" calcext:value-type="float">
            <text:p>4.80383</text:p>
          </table:table-cell>
          <table:table-cell office:value-type="float" office:value="0.990431" calcext:value-type="float">
            <text:p>0.990431</text:p>
          </table:table-cell>
          <table:table-cell office:value-type="float" office:value="0.00956938" calcext:value-type="float">
            <text:p>0.00956938</text:p>
          </table:table-cell>
          <table:table-cell office:value-type="float" office:value="8.83153" calcext:value-type="float">
            <text:p>8.83153</text:p>
          </table:table-cell>
          <table:table-cell office:value-type="float" office:value="0.814255" calcext:value-type="float">
            <text:p>0.814255</text:p>
          </table:table-cell>
          <table:table-cell office:value-type="float" office:value="0.185745" calcext:value-type="float">
            <text:p>0.185745</text:p>
          </table:table-cell>
          <table:table-cell office:value-type="float" office:value="3.56318" calcext:value-type="float">
            <text:p>3.5631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.24464" calcext:value-type="float">
            <text:p>5.24464</text:p>
          </table:table-cell>
          <table:table-cell office:value-type="float" office:value="0.996429" calcext:value-type="float">
            <text:p>0.996429</text:p>
          </table:table-cell>
          <table:table-cell office:value-type="float" office:value="0.00357143" calcext:value-type="float">
            <text:p>0.0035714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6667" calcext:value-type="float">
            <text:p>2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21879" calcext:value-type="float">
            <text:p>5.21879</text:p>
          </table:table-cell>
          <table:table-cell office:value-type="float" office:value="0.985869" calcext:value-type="float">
            <text:p>0.985869</text:p>
          </table:table-cell>
          <table:table-cell office:value-type="float" office:value="0.0141309" calcext:value-type="float">
            <text:p>0.0141309</text:p>
          </table:table-cell>
          <table:table-cell office:value-type="float" office:value="0" calcext:value-type="float">
            <text:p>0</text:p>
          </table:table-cell>
          <table:table-cell office:value-type="float" office:value="7.30935" calcext:value-type="float">
            <text:p>7.309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75" calcext:value-type="float">
            <text:p>7.375</text:p>
          </table:table-cell>
          <table:table-cell office:value-type="float" office:value="0.919118" calcext:value-type="float">
            <text:p>0.919118</text:p>
          </table:table-cell>
          <table:table-cell office:value-type="float" office:value="0.0808824" calcext:value-type="float">
            <text:p>0.0808824</text:p>
          </table:table-cell>
          <table:table-cell office:value-type="float" office:value="4.99805" calcext:value-type="float">
            <text:p>4.99805</text:p>
          </table:table-cell>
          <table:table-cell office:value-type="float" office:value="0.791016" calcext:value-type="float">
            <text:p>0.791016</text:p>
          </table:table-cell>
          <table:table-cell office:value-type="float" office:value="0.205078" calcext:value-type="float">
            <text:p>0.205078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5.3012" calcext:value-type="float">
            <text:p>5.3012</text:p>
          </table:table-cell>
          <table:table-cell office:value-type="float" office:value="0.971888" calcext:value-type="float">
            <text:p>0.971888</text:p>
          </table:table-cell>
          <table:table-cell office:value-type="float" office:value="0.0281124" calcext:value-type="float">
            <text:p>0.0281124</text:p>
          </table:table-cell>
          <table:table-cell office:value-type="float" office:value="10.1762" calcext:value-type="float">
            <text:p>10.1762</text:p>
          </table:table-cell>
          <table:table-cell office:value-type="float" office:value="0.729529" calcext:value-type="float">
            <text:p>0.729529</text:p>
          </table:table-cell>
          <table:table-cell office:value-type="float" office:value="0.270471" calcext:value-type="float">
            <text:p>0.270471</text:p>
          </table:table-cell>
          <table:table-cell office:value-type="float" office:value="5.1825" calcext:value-type="float">
            <text:p>5.1825</text:p>
          </table:table-cell>
          <table:table-cell office:value-type="float" office:value="0.952659" calcext:value-type="float">
            <text:p>0.952659</text:p>
          </table:table-cell>
          <table:table-cell office:value-type="float" office:value="0.0466552" calcext:value-type="float">
            <text:p>0.0466552</text:p>
          </table:table-cell>
          <table:table-cell office:value-type="float" office:value="0.000686106" calcext:value-type="float">
            <text:p>0.000686106</text:p>
          </table:table-cell>
          <table:table-cell office:value-type="float" office:value="6.11825" calcext:value-type="float">
            <text:p>6.11825</text:p>
          </table:table-cell>
          <table:table-cell office:value-type="float" office:value="0.982005" calcext:value-type="float">
            <text:p>0.982005</text:p>
          </table:table-cell>
          <table:table-cell office:value-type="float" office:value="0.0179949" calcext:value-type="float">
            <text:p>0.0179949</text:p>
          </table:table-cell>
          <table:table-cell office:value-type="float" office:value="9.43173" calcext:value-type="float">
            <text:p>9.43173</text:p>
          </table:table-cell>
          <table:table-cell office:value-type="float" office:value="0.778598" calcext:value-type="float">
            <text:p>0.778598</text:p>
          </table:table-cell>
          <table:table-cell office:value-type="float" office:value="0.221402" calcext:value-type="float">
            <text:p>0.221402</text:p>
          </table:table-cell>
          <table:table-cell office:value-type="float" office:value="3.78093" calcext:value-type="float">
            <text:p>3.7809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24818" calcext:value-type="float">
            <text:p>6.248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92776" calcext:value-type="float">
            <text:p>5.92776</text:p>
          </table:table-cell>
          <table:table-cell office:value-type="float" office:value="0.986845" calcext:value-type="float">
            <text:p>0.986845</text:p>
          </table:table-cell>
          <table:table-cell office:value-type="float" office:value="0.013155" calcext:value-type="float">
            <text:p>0.013155</text:p>
          </table:table-cell>
          <table:table-cell office:value-type="float" office:value="0" calcext:value-type="float">
            <text:p>0</text:p>
          </table:table-cell>
          <table:table-cell office:value-type="float" office:value="6.96552" calcext:value-type="float">
            <text:p>6.96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15686" calcext:value-type="float">
            <text:p>8.15686</text:p>
          </table:table-cell>
          <table:table-cell office:value-type="float" office:value="0.915033" calcext:value-type="float">
            <text:p>0.915033</text:p>
          </table:table-cell>
          <table:table-cell office:value-type="float" office:value="0.0849673" calcext:value-type="float">
            <text:p>0.0849673</text:p>
          </table:table-cell>
          <table:table-cell office:value-type="float" office:value="6.25802" calcext:value-type="float">
            <text:p>6.25802</text:p>
          </table:table-cell>
          <table:table-cell office:value-type="float" office:value="0.821374" calcext:value-type="float">
            <text:p>0.821374</text:p>
          </table:table-cell>
          <table:table-cell office:value-type="float" office:value="0.174809" calcext:value-type="float">
            <text:p>0.174809</text:p>
          </table:table-cell>
          <table:table-cell office:value-type="float" office:value="0.00381679" calcext:value-type="float">
            <text:p>0.00381679</text:p>
          </table:table-cell>
          <table:table-cell office:value-type="float" office:value="6.025" calcext:value-type="float">
            <text:p>6.025</text:p>
          </table:table-cell>
          <table:table-cell office:value-type="float" office:value="0.995833" calcext:value-type="float">
            <text:p>0.995833</text:p>
          </table:table-cell>
          <table:table-cell office:value-type="float" office:value="0.00416667" calcext:value-type="float">
            <text:p>0.00416667</text:p>
          </table:table-cell>
          <table:table-cell office:value-type="float" office:value="10.1343" calcext:value-type="float">
            <text:p>10.1343</text:p>
          </table:table-cell>
          <table:table-cell office:value-type="float" office:value="0.697143" calcext:value-type="float">
            <text:p>0.697143</text:p>
          </table:table-cell>
          <table:table-cell office:value-type="float" office:value="0.302857" calcext:value-type="float">
            <text:p>0.302857</text:p>
          </table:table-cell>
          <table:table-cell office:value-type="float" office:value="6.02365" calcext:value-type="float">
            <text:p>6.02365</text:p>
          </table:table-cell>
          <table:table-cell office:value-type="float" office:value="0.953807" calcext:value-type="float">
            <text:p>0.953807</text:p>
          </table:table-cell>
          <table:table-cell office:value-type="float" office:value="0.0454044" calcext:value-type="float">
            <text:p>0.0454044</text:p>
          </table:table-cell>
          <table:table-cell office:value-type="float" office:value="0.000788271" calcext:value-type="float">
            <text:p>0.000788271</text:p>
          </table:table-cell>
          <table:table-cell office:value-type="float" office:value="6.34174" calcext:value-type="float">
            <text:p>6.34174</text:p>
          </table:table-cell>
          <table:table-cell office:value-type="float" office:value="0.997199" calcext:value-type="float">
            <text:p>0.997199</text:p>
          </table:table-cell>
          <table:table-cell office:value-type="float" office:value="0.00280112" calcext:value-type="float">
            <text:p>0.00280112</text:p>
          </table:table-cell>
          <table:table-cell office:value-type="float" office:value="9.4685" calcext:value-type="float">
            <text:p>9.4685</text:p>
          </table:table-cell>
          <table:table-cell office:value-type="float" office:value="0.765748" calcext:value-type="float">
            <text:p>0.765748</text:p>
          </table:table-cell>
          <table:table-cell office:value-type="float" office:value="0.234252" calcext:value-type="float">
            <text:p>0.234252</text:p>
          </table:table-cell>
          <table:table-cell office:value-type="float" office:value="4.07791" calcext:value-type="float">
            <text:p>4.0779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.80389" calcext:value-type="float">
            <text:p>5.803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50228" calcext:value-type="float">
            <text:p>5.50228</text:p>
          </table:table-cell>
          <table:table-cell office:value-type="float" office:value="0.988306" calcext:value-type="float">
            <text:p>0.988306</text:p>
          </table:table-cell>
          <table:table-cell office:value-type="float" office:value="0.0116938" calcext:value-type="float">
            <text:p>0.0116938</text:p>
          </table:table-cell>
          <table:table-cell office:value-type="float" office:value="0" calcext:value-type="float">
            <text:p>0</text:p>
          </table:table-cell>
          <table:table-cell office:value-type="float" office:value="6.34091" calcext:value-type="float">
            <text:p>6.340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91304" calcext:value-type="float">
            <text:p>8.91304</text:p>
          </table:table-cell>
          <table:table-cell office:value-type="float" office:value="0.891304" calcext:value-type="float">
            <text:p>0.891304</text:p>
          </table:table-cell>
          <table:table-cell office:value-type="float" office:value="0.108696" calcext:value-type="float">
            <text:p>0.108696</text:p>
          </table:table-cell>
          <table:table-cell office:value-type="float" office:value="6.63695" calcext:value-type="float">
            <text:p>6.63695</text:p>
          </table:table-cell>
          <table:table-cell office:value-type="float" office:value="0.849748" calcext:value-type="float">
            <text:p>0.849748</text:p>
          </table:table-cell>
          <table:table-cell office:value-type="float" office:value="0.146657" calcext:value-type="float">
            <text:p>0.146657</text:p>
          </table:table-cell>
          <table:table-cell office:value-type="float" office:value="0.00359454" calcext:value-type="float">
            <text:p>0.00359454</text:p>
          </table:table-cell>
          <table:table-cell office:value-type="float" office:value="3.56627" calcext:value-type="float">
            <text:p>3.566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41827" calcext:value-type="float">
            <text:p>9.41827</text:p>
          </table:table-cell>
          <table:table-cell office:value-type="float" office:value="0.663462" calcext:value-type="float">
            <text:p>0.663462</text:p>
          </table:table-cell>
          <table:table-cell office:value-type="float" office:value="0.336538" calcext:value-type="float">
            <text:p>0.336538</text:p>
          </table:table-cell>
          <table:table-cell office:value-type="float" office:value="5.73858" calcext:value-type="float">
            <text:p>5.73858</text:p>
          </table:table-cell>
          <table:table-cell office:value-type="float" office:value="0.963755" calcext:value-type="float">
            <text:p>0.963755</text:p>
          </table:table-cell>
          <table:table-cell office:value-type="float" office:value="0.0355815" calcext:value-type="float">
            <text:p>0.0355815</text:p>
          </table:table-cell>
          <table:table-cell office:value-type="float" office:value="0.000663834" calcext:value-type="float">
            <text:p>0.000663834</text:p>
          </table:table-cell>
          <table:table-cell office:value-type="float" office:value="4.50388" calcext:value-type="float">
            <text:p>4.503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2392" calcext:value-type="float">
            <text:p>9.2392</text:p>
          </table:table-cell>
          <table:table-cell office:value-type="float" office:value="0.734219" calcext:value-type="float">
            <text:p>0.734219</text:p>
          </table:table-cell>
          <table:table-cell office:value-type="float" office:value="0.265781" calcext:value-type="float">
            <text:p>0.265781</text:p>
          </table:table-cell>
          <table:table-cell office:value-type="float" office:value="5.71205" calcext:value-type="float">
            <text:p>5.7120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.96424" calcext:value-type="float">
            <text:p>4.96424</text:p>
          </table:table-cell>
          <table:table-cell office:value-type="float" office:value="0.99106" calcext:value-type="float">
            <text:p>0.99106</text:p>
          </table:table-cell>
          <table:table-cell office:value-type="float" office:value="0.00893997" calcext:value-type="float">
            <text:p>0.0089399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05788" calcext:value-type="float">
            <text:p>5.05788</text:p>
          </table:table-cell>
          <table:table-cell office:value-type="float" office:value="0.989912" calcext:value-type="float">
            <text:p>0.989912</text:p>
          </table:table-cell>
          <table:table-cell office:value-type="float" office:value="0.0099115" calcext:value-type="float">
            <text:p>0.0099115</text:p>
          </table:table-cell>
          <table:table-cell office:value-type="float" office:value="0.000176991" calcext:value-type="float">
            <text:p>0.000176991</text:p>
          </table:table-cell>
          <table:table-cell office:value-type="float" office:value="4.52941" calcext:value-type="float">
            <text:p>4.529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76378" calcext:value-type="float">
            <text:p>6.76378</text:p>
          </table:table-cell>
          <table:table-cell office:value-type="float" office:value="0.96063" calcext:value-type="float">
            <text:p>0.96063</text:p>
          </table:table-cell>
          <table:table-cell office:value-type="float" office:value="0.0393701" calcext:value-type="float">
            <text:p>0.0393701</text:p>
          </table:table-cell>
          <table:table-cell office:value-type="float" office:value="5.91704" calcext:value-type="float">
            <text:p>5.91704</text:p>
          </table:table-cell>
          <table:table-cell office:value-type="float" office:value="0.855556" calcext:value-type="float">
            <text:p>0.855556</text:p>
          </table:table-cell>
          <table:table-cell office:value-type="float" office:value="0.141481" calcext:value-type="float">
            <text:p>0.141481</text:p>
          </table:table-cell>
          <table:table-cell office:value-type="float" office:value="0.00296296" calcext:value-type="float">
            <text:p>0.00296296</text:p>
          </table:table-cell>
          <table:table-cell office:value-type="float" office:value="3.21905" calcext:value-type="float">
            <text:p>3.21905</text:p>
          </table:table-cell>
          <table:table-cell office:value-type="float" office:value="0.990476" calcext:value-type="float">
            <text:p>0.990476</text:p>
          </table:table-cell>
          <table:table-cell office:value-type="float" office:value="0.00952381" calcext:value-type="float">
            <text:p>0.00952381</text:p>
          </table:table-cell>
          <table:table-cell office:value-type="float" office:value="9.85283" calcext:value-type="float">
            <text:p>9.85283</text:p>
          </table:table-cell>
          <table:table-cell office:value-type="float" office:value="0.70566" calcext:value-type="float">
            <text:p>0.70566</text:p>
          </table:table-cell>
          <table:table-cell office:value-type="float" office:value="0.29434" calcext:value-type="float">
            <text:p>0.29434</text:p>
          </table:table-cell>
          <table:table-cell office:value-type="float" office:value="5.19748" calcext:value-type="float">
            <text:p>5.19748</text:p>
          </table:table-cell>
          <table:table-cell office:value-type="float" office:value="0.966722" calcext:value-type="float">
            <text:p>0.966722</text:p>
          </table:table-cell>
          <table:table-cell office:value-type="float" office:value="0.0326352" calcext:value-type="float">
            <text:p>0.0326352</text:p>
          </table:table-cell>
          <table:table-cell office:value-type="float" office:value="0.000642426" calcext:value-type="float">
            <text:p>0.000642426</text:p>
          </table:table-cell>
          <table:table-cell office:value-type="float" office:value="3.53957" calcext:value-type="float">
            <text:p>3.53957</text:p>
          </table:table-cell>
          <table:table-cell office:value-type="float" office:value="0.992806" calcext:value-type="float">
            <text:p>0.992806</text:p>
          </table:table-cell>
          <table:table-cell office:value-type="float" office:value="0.00719424" calcext:value-type="float">
            <text:p>0.00719424</text:p>
          </table:table-cell>
          <table:table-cell office:value-type="float" office:value="8.81472" calcext:value-type="float">
            <text:p>8.81472</text:p>
          </table:table-cell>
          <table:table-cell office:value-type="float" office:value="0.78934" calcext:value-type="float">
            <text:p>0.78934</text:p>
          </table:table-cell>
          <table:table-cell office:value-type="float" office:value="0.21066" calcext:value-type="float">
            <text:p>0.21066</text:p>
          </table:table-cell>
          <table:table-cell office:value-type="float" office:value="5.31879" calcext:value-type="float">
            <text:p>5.3187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.7193" calcext:value-type="float">
            <text:p>4.7193</text:p>
          </table:table-cell>
          <table:table-cell office:value-type="float" office:value="0.997494" calcext:value-type="float">
            <text:p>0.997494</text:p>
          </table:table-cell>
          <table:table-cell office:value-type="float" office:value="0.00250627" calcext:value-type="float">
            <text:p>0.002506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52865" calcext:value-type="float">
            <text:p>4.52865</text:p>
          </table:table-cell>
          <table:table-cell office:value-type="float" office:value="0.991198" calcext:value-type="float">
            <text:p>0.991198</text:p>
          </table:table-cell>
          <table:table-cell office:value-type="float" office:value="0.00880221" calcext:value-type="float">
            <text:p>0.00880221</text:p>
          </table:table-cell>
          <table:table-cell office:value-type="float" office:value="0" calcext:value-type="float">
            <text:p>0</text:p>
          </table:table-cell>
          <table:table-cell office:value-type="float" office:value="3.63462" calcext:value-type="float">
            <text:p>3.634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95536" calcext:value-type="float">
            <text:p>7.95536</text:p>
          </table:table-cell>
          <table:table-cell office:value-type="float" office:value="0.946429" calcext:value-type="float">
            <text:p>0.946429</text:p>
          </table:table-cell>
          <table:table-cell office:value-type="float" office:value="0.0535714" calcext:value-type="float">
            <text:p>0.0535714</text:p>
          </table:table-cell>
          <table:table-cell office:value-type="float" office:value="5.5" calcext:value-type="float">
            <text:p>5.5</text:p>
          </table:table-cell>
          <table:table-cell office:value-type="float" office:value="0.865552" calcext:value-type="float">
            <text:p>0.865552</text:p>
          </table:table-cell>
          <table:table-cell office:value-type="float" office:value="0.131541" calcext:value-type="float">
            <text:p>0.131541</text:p>
          </table:table-cell>
          <table:table-cell office:value-type="float" office:value="0.00290698" calcext:value-type="float">
            <text:p>0.00290698</text:p>
          </table:table-cell>
          <table:table-cell office:value-type="float" office:value="2.87671" calcext:value-type="float">
            <text:p>2.87671</text:p>
          </table:table-cell>
          <table:table-cell office:value-type="float" office:value="0.986301" calcext:value-type="float">
            <text:p>0.986301</text:p>
          </table:table-cell>
          <table:table-cell office:value-type="float" office:value="0.0136986" calcext:value-type="float">
            <text:p>0.0136986</text:p>
          </table:table-cell>
          <table:table-cell office:value-type="float" office:value="9.88235" calcext:value-type="float">
            <text:p>9.88235</text:p>
          </table:table-cell>
          <table:table-cell office:value-type="float" office:value="0.712074" calcext:value-type="float">
            <text:p>0.712074</text:p>
          </table:table-cell>
          <table:table-cell office:value-type="float" office:value="0.287926" calcext:value-type="float">
            <text:p>0.287926</text:p>
          </table:table-cell>
          <table:table-cell office:value-type="float" office:value="4.71549" calcext:value-type="float">
            <text:p>4.71549</text:p>
          </table:table-cell>
          <table:table-cell office:value-type="float" office:value="0.970131" calcext:value-type="float">
            <text:p>0.970131</text:p>
          </table:table-cell>
          <table:table-cell office:value-type="float" office:value="0.0293675" calcext:value-type="float">
            <text:p>0.0293675</text:p>
          </table:table-cell>
          <table:table-cell office:value-type="float" office:value="0.000502008" calcext:value-type="float">
            <text:p>0.000502008</text:p>
          </table:table-cell>
          <table:table-cell office:value-type="float" office:value="3.06533" calcext:value-type="float">
            <text:p>3.06533</text:p>
          </table:table-cell>
          <table:table-cell office:value-type="float" office:value="0.98995" calcext:value-type="float">
            <text:p>0.98995</text:p>
          </table:table-cell>
          <table:table-cell office:value-type="float" office:value="0.0100503" calcext:value-type="float">
            <text:p>0.0100503</text:p>
          </table:table-cell>
          <table:table-cell office:value-type="float" office:value="9.36927" calcext:value-type="float">
            <text:p>9.36927</text:p>
          </table:table-cell>
          <table:table-cell office:value-type="float" office:value="0.772936" calcext:value-type="float">
            <text:p>0.772936</text:p>
          </table:table-cell>
          <table:table-cell office:value-type="float" office:value="0.227064" calcext:value-type="float">
            <text:p>0.227064</text:p>
          </table:table-cell>
          <table:table-cell office:value-type="float" office:value="4.73715" calcext:value-type="float">
            <text:p>4.7371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.35339" calcext:value-type="float">
            <text:p>4.353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4.3628" calcext:value-type="float">
            <text:p>4.3628</text:p>
          </table:table-cell>
          <table:table-cell office:value-type="float" office:value="0.989799" calcext:value-type="float">
            <text:p>0.989799</text:p>
          </table:table-cell>
          <table:table-cell office:value-type="float" office:value="0.0102006" calcext:value-type="float">
            <text:p>0.0102006</text:p>
          </table:table-cell>
          <table:table-cell office:value-type="float" office:value="0" calcext:value-type="float">
            <text:p>0</text:p>
          </table:table-cell>
          <table:table-cell office:value-type="float" office:value="3.56944" calcext:value-type="float">
            <text:p>3.569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47541" calcext:value-type="float">
            <text:p>7.47541</text:p>
          </table:table-cell>
          <table:table-cell office:value-type="float" office:value="0.934426" calcext:value-type="float">
            <text:p>0.934426</text:p>
          </table:table-cell>
          <table:table-cell office:value-type="float" office:value="0.0655738" calcext:value-type="float">
            <text:p>0.0655738</text:p>
          </table:table-cell>
          <table:table-cell office:value-type="float" office:value="4.9882" calcext:value-type="float">
            <text:p>4.9882</text:p>
          </table:table-cell>
          <table:table-cell office:value-type="float" office:value="0.889908" calcext:value-type="float">
            <text:p>0.889908</text:p>
          </table:table-cell>
          <table:table-cell office:value-type="float" office:value="0.109436" calcext:value-type="float">
            <text:p>0.109436</text:p>
          </table:table-cell>
          <table:table-cell office:value-type="float" office:value="0.000655308" calcext:value-type="float">
            <text:p>0.000655308</text:p>
          </table:table-cell>
          <table:table-cell office:value-type="float" office:value="4.27007" calcext:value-type="float">
            <text:p>4.27007</text:p>
          </table:table-cell>
          <table:table-cell office:value-type="float" office:value="0.992701" calcext:value-type="float">
            <text:p>0.992701</text:p>
          </table:table-cell>
          <table:table-cell office:value-type="float" office:value="0.00729927" calcext:value-type="float">
            <text:p>0.00729927</text:p>
          </table:table-cell>
          <table:table-cell office:value-type="float" office:value="9.72531" calcext:value-type="float">
            <text:p>9.72531</text:p>
          </table:table-cell>
          <table:table-cell office:value-type="float" office:value="0.743827" calcext:value-type="float">
            <text:p>0.743827</text:p>
          </table:table-cell>
          <table:table-cell office:value-type="float" office:value="0.256173" calcext:value-type="float">
            <text:p>0.256173</text:p>
          </table:table-cell>
          <table:table-cell office:value-type="float" office:value="4.47845" calcext:value-type="float">
            <text:p>4.47845</text:p>
          </table:table-cell>
          <table:table-cell office:value-type="float" office:value="0.972158" calcext:value-type="float">
            <text:p>0.972158</text:p>
          </table:table-cell>
          <table:table-cell office:value-type="float" office:value="0.0277201" calcext:value-type="float">
            <text:p>0.0277201</text:p>
          </table:table-cell>
          <table:table-cell office:value-type="float" office:value="0.000122115" calcext:value-type="float">
            <text:p>0.000122115</text:p>
          </table:table-cell>
          <table:table-cell office:value-type="float" office:value="4.01429" calcext:value-type="float">
            <text:p>4.01429</text:p>
          </table:table-cell>
          <table:table-cell office:value-type="float" office:value="0.995238" calcext:value-type="float">
            <text:p>0.995238</text:p>
          </table:table-cell>
          <table:table-cell office:value-type="float" office:value="0.0047619" calcext:value-type="float">
            <text:p>0.0047619</text:p>
          </table:table-cell>
          <table:table-cell office:value-type="float" office:value="9.09756" calcext:value-type="float">
            <text:p>9.09756</text:p>
          </table:table-cell>
          <table:table-cell office:value-type="float" office:value="0.796009" calcext:value-type="float">
            <text:p>0.796009</text:p>
          </table:table-cell>
          <table:table-cell office:value-type="float" office:value="0.203991" calcext:value-type="float">
            <text:p>0.203991</text:p>
          </table:table-cell>
          <table:table-cell office:value-type="float" office:value="4.41114" calcext:value-type="float">
            <text:p>4.4111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.19575" calcext:value-type="float">
            <text:p>5.19575</text:p>
          </table:table-cell>
          <table:table-cell office:value-type="float" office:value="0.996644" calcext:value-type="float">
            <text:p>0.996644</text:p>
          </table:table-cell>
          <table:table-cell office:value-type="float" office:value="0.0033557" calcext:value-type="float">
            <text:p>0.0033557</text:p>
          </table:table-cell>
          <table:table-cell office:value-type="float" office:value="0" calcext:value-type="float">
            <text:p>0</text:p>
          </table:table-cell>
          <table:table-cell office:value-type="float" office:value="3.33333" calcext:value-type="float">
            <text:p>3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66667" calcext:value-type="float">
            <text:p>7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4658" calcext:value-type="float">
            <text:p>4.94658</text:p>
          </table:table-cell>
          <table:table-cell office:value-type="float" office:value="0.98865" calcext:value-type="float">
            <text:p>0.98865</text:p>
          </table:table-cell>
          <table:table-cell office:value-type="float" office:value="0.0111985" calcext:value-type="float">
            <text:p>0.0111985</text:p>
          </table:table-cell>
          <table:table-cell office:value-type="float" office:value="0.000151332" calcext:value-type="float">
            <text:p>0.000151332</text:p>
          </table:table-cell>
          <table:table-cell office:value-type="float" office:value="4.87113" calcext:value-type="float">
            <text:p>4.87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72947" calcext:value-type="float">
            <text:p>7.72947</text:p>
          </table:table-cell>
          <table:table-cell office:value-type="float" office:value="0.942029" calcext:value-type="float">
            <text:p>0.942029</text:p>
          </table:table-cell>
          <table:table-cell office:value-type="float" office:value="0.057971" calcext:value-type="float">
            <text:p>0.057971</text:p>
          </table:table-cell>
          <table:table-cell office:value-type="float" office:value="5.48399" calcext:value-type="float">
            <text:p>5.48399</text:p>
          </table:table-cell>
          <table:table-cell office:value-type="float" office:value="0.847624" calcext:value-type="float">
            <text:p>0.847624</text:p>
          </table:table-cell>
          <table:table-cell office:value-type="float" office:value="0.149277" calcext:value-type="float">
            <text:p>0.149277</text:p>
          </table:table-cell>
          <table:table-cell office:value-type="float" office:value="0.00309917" calcext:value-type="float">
            <text:p>0.00309917</text:p>
          </table:table-cell>
          <table:table-cell office:value-type="float" office:value="4.45869" calcext:value-type="float">
            <text:p>4.45869</text:p>
          </table:table-cell>
          <table:table-cell office:value-type="float" office:value="0.988604" calcext:value-type="float">
            <text:p>0.988604</text:p>
          </table:table-cell>
          <table:table-cell office:value-type="float" office:value="0.011396" calcext:value-type="float">
            <text:p>0.011396</text:p>
          </table:table-cell>
          <table:table-cell office:value-type="float" office:value="9.72032" calcext:value-type="float">
            <text:p>9.72032</text:p>
          </table:table-cell>
          <table:table-cell office:value-type="float" office:value="0.746479" calcext:value-type="float">
            <text:p>0.746479</text:p>
          </table:table-cell>
          <table:table-cell office:value-type="float" office:value="0.253521" calcext:value-type="float">
            <text:p>0.253521</text:p>
          </table:table-cell>
          <table:table-cell office:value-type="float" office:value="5.08042" calcext:value-type="float">
            <text:p>5.08042</text:p>
          </table:table-cell>
          <table:table-cell office:value-type="float" office:value="0.960479" calcext:value-type="float">
            <text:p>0.960479</text:p>
          </table:table-cell>
          <table:table-cell office:value-type="float" office:value="0.0387794" calcext:value-type="float">
            <text:p>0.0387794</text:p>
          </table:table-cell>
          <table:table-cell office:value-type="float" office:value="0.000741683" calcext:value-type="float">
            <text:p>0.000741683</text:p>
          </table:table-cell>
          <table:table-cell office:value-type="float" office:value="4.59165" calcext:value-type="float">
            <text:p>4.59165</text:p>
          </table:table-cell>
          <table:table-cell office:value-type="float" office:value="0.99274" calcext:value-type="float">
            <text:p>0.99274</text:p>
          </table:table-cell>
          <table:table-cell office:value-type="float" office:value="0.00725953" calcext:value-type="float">
            <text:p>0.00725953</text:p>
          </table:table-cell>
          <table:table-cell office:value-type="float" office:value="9.12871" calcext:value-type="float">
            <text:p>9.12871</text:p>
          </table:table-cell>
          <table:table-cell office:value-type="float" office:value="0.804809" calcext:value-type="float">
            <text:p>0.804809</text:p>
          </table:table-cell>
          <table:table-cell office:value-type="float" office:value="0.195191" calcext:value-type="float">
            <text:p>0.195191</text:p>
          </table:table-cell>
          <table:table-cell office:value-type="float" office:value="4.21614" calcext:value-type="float">
            <text:p>4.2161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.19941" calcext:value-type="float">
            <text:p>5.19941</text:p>
          </table:table-cell>
          <table:table-cell office:value-type="float" office:value="0.994135" calcext:value-type="float">
            <text:p>0.994135</text:p>
          </table:table-cell>
          <table:table-cell office:value-type="float" office:value="0.0058651" calcext:value-type="float">
            <text:p>0.0058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25" calcext:value-type="float">
            <text:p>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3744" calcext:value-type="float">
            <text:p>4.93744</text:p>
          </table:table-cell>
          <table:table-cell office:value-type="float" office:value="0.98431" calcext:value-type="float">
            <text:p>0.98431</text:p>
          </table:table-cell>
          <table:table-cell office:value-type="float" office:value="0.0156902" calcext:value-type="float">
            <text:p>0.0156902</text:p>
          </table:table-cell>
          <table:table-cell office:value-type="float" office:value="0" calcext:value-type="float">
            <text:p>0</text:p>
          </table:table-cell>
          <table:table-cell office:value-type="float" office:value="6.39175" calcext:value-type="float">
            <text:p>6.39175</text:p>
          </table:table-cell>
          <table:table-cell office:value-type="float" office:value="0.994845" calcext:value-type="float">
            <text:p>0.994845</text:p>
          </table:table-cell>
          <table:table-cell office:value-type="float" office:value="0.00515464" calcext:value-type="float">
            <text:p>0.00515464</text:p>
          </table:table-cell>
          <table:table-cell office:value-type="float" office:value="8.06667" calcext:value-type="float">
            <text:p>8.06667</text:p>
          </table:table-cell>
          <table:table-cell office:value-type="float" office:value="0.937778" calcext:value-type="float">
            <text:p>0.937778</text:p>
          </table:table-cell>
          <table:table-cell office:value-type="float" office:value="0.0622222" calcext:value-type="float">
            <text:p>0.0622222</text:p>
          </table:table-cell>
          <table:table-cell office:value-type="float" office:value="5.01253" calcext:value-type="float">
            <text:p>5.01253</text:p>
          </table:table-cell>
          <table:table-cell office:value-type="float" office:value="0.831982" calcext:value-type="float">
            <text:p>0.831982</text:p>
          </table:table-cell>
          <table:table-cell office:value-type="float" office:value="0.164333" calcext:value-type="float">
            <text:p>0.164333</text:p>
          </table:table-cell>
          <table:table-cell office:value-type="float" office:value="0.0036846" calcext:value-type="float">
            <text:p>0.0036846</text:p>
          </table:table-cell>
          <table:table-cell office:value-type="float" office:value="4.9943" calcext:value-type="float">
            <text:p>4.9943</text:p>
          </table:table-cell>
          <table:table-cell office:value-type="float" office:value="0.997151" calcext:value-type="float">
            <text:p>0.997151</text:p>
          </table:table-cell>
          <table:table-cell office:value-type="float" office:value="0.002849" calcext:value-type="float">
            <text:p>0.002849</text:p>
          </table:table-cell>
          <table:table-cell office:value-type="float" office:value="8.93006" calcext:value-type="float">
            <text:p>8.93006</text:p>
          </table:table-cell>
          <table:table-cell office:value-type="float" office:value="0.727788" calcext:value-type="float">
            <text:p>0.727788</text:p>
          </table:table-cell>
          <table:table-cell office:value-type="float" office:value="0.272212" calcext:value-type="float">
            <text:p>0.272212</text:p>
          </table:table-cell>
          <table:table-cell office:value-type="float" office:value="4.9771" calcext:value-type="float">
            <text:p>4.9771</text:p>
          </table:table-cell>
          <table:table-cell office:value-type="float" office:value="0.956036" calcext:value-type="float">
            <text:p>0.956036</text:p>
          </table:table-cell>
          <table:table-cell office:value-type="float" office:value="0.043257" calcext:value-type="float">
            <text:p>0.043257</text:p>
          </table:table-cell>
          <table:table-cell office:value-type="float" office:value="0.000706814" calcext:value-type="float">
            <text:p>0.000706814</text:p>
          </table:table-cell>
          <table:table-cell office:value-type="float" office:value="5.48263" calcext:value-type="float">
            <text:p>5.48263</text:p>
          </table:table-cell>
          <table:table-cell office:value-type="float" office:value="0.996344" calcext:value-type="float">
            <text:p>0.996344</text:p>
          </table:table-cell>
          <table:table-cell office:value-type="float" office:value="0.00365631" calcext:value-type="float">
            <text:p>0.00365631</text:p>
          </table:table-cell>
          <table:table-cell office:value-type="float" office:value="8.63648" calcext:value-type="float">
            <text:p>8.63648</text:p>
          </table:table-cell>
          <table:table-cell office:value-type="float" office:value="0.792651" calcext:value-type="float">
            <text:p>0.792651</text:p>
          </table:table-cell>
          <table:table-cell office:value-type="float" office:value="0.207349" calcext:value-type="float">
            <text:p>0.207349</text:p>
          </table:table-cell>
          <table:table-cell office:value-type="float" office:value="3.54286" calcext:value-type="float">
            <text:p>3.5428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789" calcext:value-type="float">
            <text:p>5.789</text:p>
          </table:table-cell>
          <table:table-cell office:value-type="float" office:value="0.995542" calcext:value-type="float">
            <text:p>0.995542</text:p>
          </table:table-cell>
          <table:table-cell office:value-type="float" office:value="0.00445765" calcext:value-type="float">
            <text:p>0.00445765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37446" calcext:value-type="float">
            <text:p>5.37446</text:p>
          </table:table-cell>
          <table:table-cell office:value-type="float" office:value="0.98492" calcext:value-type="float">
            <text:p>0.98492</text:p>
          </table:table-cell>
          <table:table-cell office:value-type="float" office:value="0.0150803" calcext:value-type="float">
            <text:p>0.0150803</text:p>
          </table:table-cell>
          <table:table-cell office:value-type="float" office:value="0" calcext:value-type="float">
            <text:p>0</text:p>
          </table:table-cell>
          <table:table-cell office:value-type="float" office:value="6.63694" calcext:value-type="float">
            <text:p>6.63694</text:p>
          </table:table-cell>
          <table:table-cell office:value-type="float" office:value="0.987261" calcext:value-type="float">
            <text:p>0.987261</text:p>
          </table:table-cell>
          <table:table-cell office:value-type="float" office:value="0.0127389" calcext:value-type="float">
            <text:p>0.0127389</text:p>
          </table:table-cell>
          <table:table-cell office:value-type="float" office:value="7.97619" calcext:value-type="float">
            <text:p>7.97619</text:p>
          </table:table-cell>
          <table:table-cell office:value-type="float" office:value="0.938095" calcext:value-type="float">
            <text:p>0.938095</text:p>
          </table:table-cell>
          <table:table-cell office:value-type="float" office:value="0.0619048" calcext:value-type="float">
            <text:p>0.0619048</text:p>
          </table:table-cell>
          <table:table-cell office:value-type="float" office:value="5.09132" calcext:value-type="float">
            <text:p>5.09132</text:p>
          </table:table-cell>
          <table:table-cell office:value-type="float" office:value="0.837299" calcext:value-type="float">
            <text:p>0.837299</text:p>
          </table:table-cell>
          <table:table-cell office:value-type="float" office:value="0.160129" calcext:value-type="float">
            <text:p>0.160129</text:p>
          </table:table-cell>
          <table:table-cell office:value-type="float" office:value="0.00257235" calcext:value-type="float">
            <text:p>0.00257235</text:p>
          </table:table-cell>
          <table:table-cell office:value-type="float" office:value="4.80054" calcext:value-type="float">
            <text:p>4.80054</text:p>
          </table:table-cell>
          <table:table-cell office:value-type="float" office:value="0.994609" calcext:value-type="float">
            <text:p>0.994609</text:p>
          </table:table-cell>
          <table:table-cell office:value-type="float" office:value="0.00539084" calcext:value-type="float">
            <text:p>0.00539084</text:p>
          </table:table-cell>
          <table:table-cell office:value-type="float" office:value="9.20045" calcext:value-type="float">
            <text:p>9.20045</text:p>
          </table:table-cell>
          <table:table-cell office:value-type="float" office:value="0.668151" calcext:value-type="float">
            <text:p>0.668151</text:p>
          </table:table-cell>
          <table:table-cell office:value-type="float" office:value="0.331849" calcext:value-type="float">
            <text:p>0.331849</text:p>
          </table:table-cell>
          <table:table-cell office:value-type="float" office:value="5.35247" calcext:value-type="float">
            <text:p>5.35247</text:p>
          </table:table-cell>
          <table:table-cell office:value-type="float" office:value="0.954595" calcext:value-type="float">
            <text:p>0.954595</text:p>
          </table:table-cell>
          <table:table-cell office:value-type="float" office:value="0.0448596" calcext:value-type="float">
            <text:p>0.0448596</text:p>
          </table:table-cell>
          <table:table-cell office:value-type="float" office:value="0.000545405" calcext:value-type="float">
            <text:p>0.000545405</text:p>
          </table:table-cell>
          <table:table-cell office:value-type="float" office:value="5.35084" calcext:value-type="float">
            <text:p>5.35084</text:p>
          </table:table-cell>
          <table:table-cell office:value-type="float" office:value="0.992495" calcext:value-type="float">
            <text:p>0.992495</text:p>
          </table:table-cell>
          <table:table-cell office:value-type="float" office:value="0.00750469" calcext:value-type="float">
            <text:p>0.00750469</text:p>
          </table:table-cell>
          <table:table-cell office:value-type="float" office:value="8.78078" calcext:value-type="float">
            <text:p>8.78078</text:p>
          </table:table-cell>
          <table:table-cell office:value-type="float" office:value="0.756757" calcext:value-type="float">
            <text:p>0.756757</text:p>
          </table:table-cell>
          <table:table-cell office:value-type="float" office:value="0.243243" calcext:value-type="float">
            <text:p>0.243243</text:p>
          </table:table-cell>
          <table:table-cell office:value-type="float" office:value="3.43031" calcext:value-type="float">
            <text:p>3.4303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03485" calcext:value-type="float">
            <text:p>6.03485</text:p>
          </table:table-cell>
          <table:table-cell office:value-type="float" office:value="0.99697" calcext:value-type="float">
            <text:p>0.99697</text:p>
          </table:table-cell>
          <table:table-cell office:value-type="float" office:value="0.0030303" calcext:value-type="float">
            <text:p>0.003030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3333" calcext:value-type="float">
            <text:p>3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52608" calcext:value-type="float">
            <text:p>5.52608</text:p>
          </table:table-cell>
          <table:table-cell office:value-type="float" office:value="0.989461" calcext:value-type="float">
            <text:p>0.989461</text:p>
          </table:table-cell>
          <table:table-cell office:value-type="float" office:value="0.0105395" calcext:value-type="float">
            <text:p>0.0105395</text:p>
          </table:table-cell>
          <table:table-cell office:value-type="float" office:value="0" calcext:value-type="float">
            <text:p>0</text:p>
          </table:table-cell>
          <table:table-cell office:value-type="float" office:value="5.6422" calcext:value-type="float">
            <text:p>5.64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3681" calcext:value-type="float">
            <text:p>8.3681</text:p>
          </table:table-cell>
          <table:table-cell office:value-type="float" office:value="0.920245" calcext:value-type="float">
            <text:p>0.920245</text:p>
          </table:table-cell>
          <table:table-cell office:value-type="float" office:value="0.0797546" calcext:value-type="float">
            <text:p>0.0797546</text:p>
          </table:table-cell>
          <table:table-cell office:value-type="float" office:value="5.72005" calcext:value-type="float">
            <text:p>5.72005</text:p>
          </table:table-cell>
          <table:table-cell office:value-type="float" office:value="0.854128" calcext:value-type="float">
            <text:p>0.854128</text:p>
          </table:table-cell>
          <table:table-cell office:value-type="float" office:value="0.142768" calcext:value-type="float">
            <text:p>0.142768</text:p>
          </table:table-cell>
          <table:table-cell office:value-type="float" office:value="0.00310366" calcext:value-type="float">
            <text:p>0.00310366</text:p>
          </table:table-cell>
          <table:table-cell office:value-type="float" office:value="5.12308" calcext:value-type="float">
            <text:p>5.12308</text:p>
          </table:table-cell>
          <table:table-cell office:value-type="float" office:value="0.984615" calcext:value-type="float">
            <text:p>0.984615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9.258" calcext:value-type="float">
            <text:p>9.258</text:p>
          </table:table-cell>
          <table:table-cell office:value-type="float" office:value="0.742004" calcext:value-type="float">
            <text:p>0.742004</text:p>
          </table:table-cell>
          <table:table-cell office:value-type="float" office:value="0.257996" calcext:value-type="float">
            <text:p>0.257996</text:p>
          </table:table-cell>
          <table:table-cell office:value-type="float" office:value="5.60846" calcext:value-type="float">
            <text:p>5.60846</text:p>
          </table:table-cell>
          <table:table-cell office:value-type="float" office:value="0.962384" calcext:value-type="float">
            <text:p>0.962384</text:p>
          </table:table-cell>
          <table:table-cell office:value-type="float" office:value="0.0369806" calcext:value-type="float">
            <text:p>0.0369806</text:p>
          </table:table-cell>
          <table:table-cell office:value-type="float" office:value="0.000635405" calcext:value-type="float">
            <text:p>0.000635405</text:p>
          </table:table-cell>
          <table:table-cell office:value-type="float" office:value="5.27568" calcext:value-type="float">
            <text:p>5.27568</text:p>
          </table:table-cell>
          <table:table-cell office:value-type="float" office:value="0.989189" calcext:value-type="float">
            <text:p>0.989189</text:p>
          </table:table-cell>
          <table:table-cell office:value-type="float" office:value="0.0108108" calcext:value-type="float">
            <text:p>0.0108108</text:p>
          </table:table-cell>
          <table:table-cell office:value-type="float" office:value="9.00157" calcext:value-type="float">
            <text:p>9.00157</text:p>
          </table:table-cell>
          <table:table-cell office:value-type="float" office:value="0.788976" calcext:value-type="float">
            <text:p>0.788976</text:p>
          </table:table-cell>
          <table:table-cell office:value-type="float" office:value="0.211024" calcext:value-type="float">
            <text:p>0.211024</text:p>
          </table:table-cell>
          <table:table-cell office:value-type="float" office:value="4.49584" calcext:value-type="float">
            <text:p>4.4958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.24063" calcext:value-type="float">
            <text:p>5.24063</text:p>
          </table:table-cell>
          <table:table-cell office:value-type="float" office:value="0.997582" calcext:value-type="float">
            <text:p>0.997582</text:p>
          </table:table-cell>
          <table:table-cell office:value-type="float" office:value="0.00241838" calcext:value-type="float">
            <text:p>0.00241838</text:p>
          </table:table-cell>
          <table:table-cell office:value-type="float" office:value="0" calcext:value-type="float">
            <text:p>0</text:p>
          </table:table-cell>
          <table:table-cell office:value-type="float" office:value="1.33333" calcext:value-type="float">
            <text:p>1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10304" calcext:value-type="float">
            <text:p>5.10304</text:p>
          </table:table-cell>
          <table:table-cell office:value-type="float" office:value="0.989448" calcext:value-type="float">
            <text:p>0.989448</text:p>
          </table:table-cell>
          <table:table-cell office:value-type="float" office:value="0.0103973" calcext:value-type="float">
            <text:p>0.0103973</text:p>
          </table:table-cell>
          <table:table-cell office:value-type="float" office:value="0.000155183" calcext:value-type="float">
            <text:p>0.000155183</text:p>
          </table:table-cell>
          <table:table-cell office:value-type="float" office:value="3.41935" calcext:value-type="float">
            <text:p>3.419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22764" calcext:value-type="float">
            <text:p>8.22764</text:p>
          </table:table-cell>
          <table:table-cell office:value-type="float" office:value="0.910569" calcext:value-type="float">
            <text:p>0.910569</text:p>
          </table:table-cell>
          <table:table-cell office:value-type="float" office:value="0.0894309" calcext:value-type="float">
            <text:p>0.0894309</text:p>
          </table:table-cell>
          <table:table-cell office:value-type="float" office:value="6.04214" calcext:value-type="float">
            <text:p>6.04214</text:p>
          </table:table-cell>
          <table:table-cell office:value-type="float" office:value="0.857915" calcext:value-type="float">
            <text:p>0.857915</text:p>
          </table:table-cell>
          <table:table-cell office:value-type="float" office:value="0.141005" calcext:value-type="float">
            <text:p>0.141005</text:p>
          </table:table-cell>
          <table:table-cell office:value-type="float" office:value="0.0010805" calcext:value-type="float">
            <text:p>0.0010805</text:p>
          </table:table-cell>
          <table:table-cell office:value-type="float" office:value="3.41026" calcext:value-type="float">
            <text:p>3.41026</text:p>
          </table:table-cell>
          <table:table-cell office:value-type="float" office:value="0.991453" calcext:value-type="float">
            <text:p>0.991453</text:p>
          </table:table-cell>
          <table:table-cell office:value-type="float" office:value="0.00854701" calcext:value-type="float">
            <text:p>0.00854701</text:p>
          </table:table-cell>
          <table:table-cell office:value-type="float" office:value="9.60588" calcext:value-type="float">
            <text:p>9.60588</text:p>
          </table:table-cell>
          <table:table-cell office:value-type="float" office:value="0.670588" calcext:value-type="float">
            <text:p>0.670588</text:p>
          </table:table-cell>
          <table:table-cell office:value-type="float" office:value="0.329412" calcext:value-type="float">
            <text:p>0.329412</text:p>
          </table:table-cell>
          <table:table-cell office:value-type="float" office:value="5.30607" calcext:value-type="float">
            <text:p>5.30607</text:p>
          </table:table-cell>
          <table:table-cell office:value-type="float" office:value="0.963495" calcext:value-type="float">
            <text:p>0.963495</text:p>
          </table:table-cell>
          <table:table-cell office:value-type="float" office:value="0.0361763" calcext:value-type="float">
            <text:p>0.0361763</text:p>
          </table:table-cell>
          <table:table-cell office:value-type="float" office:value="0.000328875" calcext:value-type="float">
            <text:p>0.000328875</text:p>
          </table:table-cell>
          <table:table-cell office:value-type="float" office:value="3.37086" calcext:value-type="float">
            <text:p>3.37086</text:p>
          </table:table-cell>
          <table:table-cell office:value-type="float" office:value="0.993377" calcext:value-type="float">
            <text:p>0.993377</text:p>
          </table:table-cell>
          <table:table-cell office:value-type="float" office:value="0.00662252" calcext:value-type="float">
            <text:p>0.00662252</text:p>
          </table:table-cell>
          <table:table-cell office:value-type="float" office:value="9.22414" calcext:value-type="float">
            <text:p>9.22414</text:p>
          </table:table-cell>
          <table:table-cell office:value-type="float" office:value="0.734914" calcext:value-type="float">
            <text:p>0.734914</text:p>
          </table:table-cell>
          <table:table-cell office:value-type="float" office:value="0.265086" calcext:value-type="float">
            <text:p>0.265086</text:p>
          </table:table-cell>
          <table:table-cell office:value-type="float" office:value="5.59228" calcext:value-type="float">
            <text:p>5.5922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.40023" calcext:value-type="float">
            <text:p>4.40023</text:p>
          </table:table-cell>
          <table:table-cell office:value-type="float" office:value="0.99656" calcext:value-type="float">
            <text:p>0.99656</text:p>
          </table:table-cell>
          <table:table-cell office:value-type="float" office:value="0.00344037" calcext:value-type="float">
            <text:p>0.00344037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2727" calcext:value-type="float">
            <text:p>2.727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21549" calcext:value-type="float">
            <text:p>4.21549</text:p>
          </table:table-cell>
          <table:table-cell office:value-type="float" office:value="0.989998" calcext:value-type="float">
            <text:p>0.989998</text:p>
          </table:table-cell>
          <table:table-cell office:value-type="float" office:value="0.00969844" calcext:value-type="float">
            <text:p>0.00969844</text:p>
          </table:table-cell>
          <table:table-cell office:value-type="float" office:value="0.000303076" calcext:value-type="float">
            <text:p>0.000303076</text:p>
          </table:table-cell>
          <table:table-cell office:value-type="float" office:value="5.16176" calcext:value-type="float">
            <text:p>5.16176</text:p>
          </table:table-cell>
          <table:table-cell office:value-type="float" office:value="0.985294" calcext:value-type="float">
            <text:p>0.985294</text:p>
          </table:table-cell>
          <table:table-cell office:value-type="float" office:value="0.0147059" calcext:value-type="float">
            <text:p>0.0147059</text:p>
          </table:table-cell>
          <table:table-cell office:value-type="float" office:value="7.2449" calcext:value-type="float">
            <text:p>7.2449</text:p>
          </table:table-cell>
          <table:table-cell office:value-type="float" office:value="0.92517" calcext:value-type="float">
            <text:p>0.92517</text:p>
          </table:table-cell>
          <table:table-cell office:value-type="float" office:value="0.0748299" calcext:value-type="float">
            <text:p>0.0748299</text:p>
          </table:table-cell>
          <table:table-cell office:value-type="float" office:value="4.74767" calcext:value-type="float">
            <text:p>4.74767</text:p>
          </table:table-cell>
          <table:table-cell office:value-type="float" office:value="0.870839" calcext:value-type="float">
            <text:p>0.870839</text:p>
          </table:table-cell>
          <table:table-cell office:value-type="float" office:value="0.127164" calcext:value-type="float">
            <text:p>0.127164</text:p>
          </table:table-cell>
          <table:table-cell office:value-type="float" office:value="0.00199734" calcext:value-type="float">
            <text:p>0.00199734</text:p>
          </table:table-cell>
          <table:table-cell office:value-type="float" office:value="4.04324" calcext:value-type="float">
            <text:p>4.04324</text:p>
          </table:table-cell>
          <table:table-cell office:value-type="float" office:value="0.983784" calcext:value-type="float">
            <text:p>0.983784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9.34961" calcext:value-type="float">
            <text:p>9.34961</text:p>
          </table:table-cell>
          <table:table-cell office:value-type="float" office:value="0.737789" calcext:value-type="float">
            <text:p>0.737789</text:p>
          </table:table-cell>
          <table:table-cell office:value-type="float" office:value="0.262211" calcext:value-type="float">
            <text:p>0.262211</text:p>
          </table:table-cell>
          <table:table-cell office:value-type="float" office:value="4.32252" calcext:value-type="float">
            <text:p>4.32252</text:p>
          </table:table-cell>
          <table:table-cell office:value-type="float" office:value="0.97069" calcext:value-type="float">
            <text:p>0.97069</text:p>
          </table:table-cell>
          <table:table-cell office:value-type="float" office:value="0.0287529" calcext:value-type="float">
            <text:p>0.0287529</text:p>
          </table:table-cell>
          <table:table-cell office:value-type="float" office:value="0.000557227" calcext:value-type="float">
            <text:p>0.000557227</text:p>
          </table:table-cell>
          <table:table-cell office:value-type="float" office:value="4.29457" calcext:value-type="float">
            <text:p>4.29457</text:p>
          </table:table-cell>
          <table:table-cell office:value-type="float" office:value="0.984496" calcext:value-type="float">
            <text:p>0.984496</text:p>
          </table:table-cell>
          <table:table-cell office:value-type="float" office:value="0.0155039" calcext:value-type="float">
            <text:p>0.0155039</text:p>
          </table:table-cell>
          <table:table-cell office:value-type="float" office:value="8.65082" calcext:value-type="float">
            <text:p>8.65082</text:p>
          </table:table-cell>
          <table:table-cell office:value-type="float" office:value="0.793419" calcext:value-type="float">
            <text:p>0.793419</text:p>
          </table:table-cell>
          <table:table-cell office:value-type="float" office:value="0.206581" calcext:value-type="float">
            <text:p>0.206581</text:p>
          </table:table-cell>
          <table:table-cell office:value-type="float" office:value="4.25124" calcext:value-type="float">
            <text:p>4.2512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.34442" calcext:value-type="float">
            <text:p>4.34442</text:p>
          </table:table-cell>
          <table:table-cell office:value-type="float" office:value="0.996437" calcext:value-type="float">
            <text:p>0.996437</text:p>
          </table:table-cell>
          <table:table-cell office:value-type="float" office:value="0.00356295" calcext:value-type="float">
            <text:p>0.0035629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333" calcext:value-type="float">
            <text:p>2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65836" calcext:value-type="float">
            <text:p>3.65836</text:p>
          </table:table-cell>
          <table:table-cell office:value-type="float" office:value="0.991577" calcext:value-type="float">
            <text:p>0.991577</text:p>
          </table:table-cell>
          <table:table-cell office:value-type="float" office:value="0.00825472" calcext:value-type="float">
            <text:p>0.00825472</text:p>
          </table:table-cell>
          <table:table-cell office:value-type="float" office:value="0.000168464" calcext:value-type="float">
            <text:p>0.000168464</text:p>
          </table:table-cell>
          <table:table-cell office:value-type="float" office:value="3.4918" calcext:value-type="float">
            <text:p>3.49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86897" calcext:value-type="float">
            <text:p>7.86897</text:p>
          </table:table-cell>
          <table:table-cell office:value-type="float" office:value="0.889655" calcext:value-type="float">
            <text:p>0.889655</text:p>
          </table:table-cell>
          <table:table-cell office:value-type="float" office:value="0.110345" calcext:value-type="float">
            <text:p>0.110345</text:p>
          </table:table-cell>
          <table:table-cell office:value-type="float" office:value="4.30291" calcext:value-type="float">
            <text:p>4.30291</text:p>
          </table:table-cell>
          <table:table-cell office:value-type="float" office:value="0.855984" calcext:value-type="float">
            <text:p>0.855984</text:p>
          </table:table-cell>
          <table:table-cell office:value-type="float" office:value="0.142664" calcext:value-type="float">
            <text:p>0.142664</text:p>
          </table:table-cell>
          <table:table-cell office:value-type="float" office:value="0.00135227" calcext:value-type="float">
            <text:p>0.00135227</text:p>
          </table:table-cell>
          <table:table-cell office:value-type="float" office:value="3.31609" calcext:value-type="float">
            <text:p>3.316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28455" calcext:value-type="float">
            <text:p>9.28455</text:p>
          </table:table-cell>
          <table:table-cell office:value-type="float" office:value="0.723577" calcext:value-type="float">
            <text:p>0.723577</text:p>
          </table:table-cell>
          <table:table-cell office:value-type="float" office:value="0.276423" calcext:value-type="float">
            <text:p>0.276423</text:p>
          </table:table-cell>
          <table:table-cell office:value-type="float" office:value="3.84377" calcext:value-type="float">
            <text:p>3.84377</text:p>
          </table:table-cell>
          <table:table-cell office:value-type="float" office:value="0.967785" calcext:value-type="float">
            <text:p>0.967785</text:p>
          </table:table-cell>
          <table:table-cell office:value-type="float" office:value="0.0318518" calcext:value-type="float">
            <text:p>0.0318518</text:p>
          </table:table-cell>
          <table:table-cell office:value-type="float" office:value="0.000363328" calcext:value-type="float">
            <text:p>0.000363328</text:p>
          </table:table-cell>
          <table:table-cell office:value-type="float" office:value="3.34599" calcext:value-type="float">
            <text:p>3.34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77247" calcext:value-type="float">
            <text:p>8.77247</text:p>
          </table:table-cell>
          <table:table-cell office:value-type="float" office:value="0.774379" calcext:value-type="float">
            <text:p>0.774379</text:p>
          </table:table-cell>
          <table:table-cell office:value-type="float" office:value="0.225621" calcext:value-type="float">
            <text:p>0.225621</text:p>
          </table:table-cell>
          <table:table-cell office:value-type="float" office:value="3.79085" calcext:value-type="float">
            <text:p>3.7908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.17031" calcext:value-type="float">
            <text:p>4.17031</text:p>
          </table:table-cell>
          <table:table-cell office:value-type="float" office:value="0.997817" calcext:value-type="float">
            <text:p>0.997817</text:p>
          </table:table-cell>
          <table:table-cell office:value-type="float" office:value="0.00218341" calcext:value-type="float">
            <text:p>0.00218341</text:p>
          </table:table-cell>
          <table:table-cell office:value-type="float" office:value="0" calcext:value-type="float">
            <text:p>0</text:p>
          </table:table-cell>
          <table:table-cell office:value-type="float" office:value="6.66667" calcext:value-type="float">
            <text:p>6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79472" calcext:value-type="float">
            <text:p>3.79472</text:p>
          </table:table-cell>
          <table:table-cell office:value-type="float" office:value="0.988736" calcext:value-type="float">
            <text:p>0.988736</text:p>
          </table:table-cell>
          <table:table-cell office:value-type="float" office:value="0.0112643" calcext:value-type="float">
            <text:p>0.0112643</text:p>
          </table:table-cell>
          <table:table-cell office:value-type="float" office:value="0" calcext:value-type="float">
            <text:p>0</text:p>
          </table:table-cell>
          <table:table-cell office:value-type="float" office:value="5.04487" calcext:value-type="float">
            <text:p>5.044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74528" calcext:value-type="float">
            <text:p>7.74528</text:p>
          </table:table-cell>
          <table:table-cell office:value-type="float" office:value="0.933962" calcext:value-type="float">
            <text:p>0.933962</text:p>
          </table:table-cell>
          <table:table-cell office:value-type="float" office:value="0.0660377" calcext:value-type="float">
            <text:p>0.0660377</text:p>
          </table:table-cell>
          <table:table-cell office:value-type="float" office:value="4.21707" calcext:value-type="float">
            <text:p>4.21707</text:p>
          </table:table-cell>
          <table:table-cell office:value-type="float" office:value="0.817176" calcext:value-type="float">
            <text:p>0.817176</text:p>
          </table:table-cell>
          <table:table-cell office:value-type="float" office:value="0.179136" calcext:value-type="float">
            <text:p>0.179136</text:p>
          </table:table-cell>
          <table:table-cell office:value-type="float" office:value="0.00368809" calcext:value-type="float">
            <text:p>0.00368809</text:p>
          </table:table-cell>
          <table:table-cell office:value-type="float" office:value="4.12776" calcext:value-type="float">
            <text:p>4.12776</text:p>
          </table:table-cell>
          <table:table-cell office:value-type="float" office:value="0.97543" calcext:value-type="float">
            <text:p>0.97543</text:p>
          </table:table-cell>
          <table:table-cell office:value-type="float" office:value="0.02457" calcext:value-type="float">
            <text:p>0.02457</text:p>
          </table:table-cell>
          <table:table-cell office:value-type="float" office:value="9.59016" calcext:value-type="float">
            <text:p>9.59016</text:p>
          </table:table-cell>
          <table:table-cell office:value-type="float" office:value="0.74918" calcext:value-type="float">
            <text:p>0.74918</text:p>
          </table:table-cell>
          <table:table-cell office:value-type="float" office:value="0.25082" calcext:value-type="float">
            <text:p>0.25082</text:p>
          </table:table-cell>
          <table:table-cell office:value-type="float" office:value="3.92547" calcext:value-type="float">
            <text:p>3.92547</text:p>
          </table:table-cell>
          <table:table-cell office:value-type="float" office:value="0.952522" calcext:value-type="float">
            <text:p>0.952522</text:p>
          </table:table-cell>
          <table:table-cell office:value-type="float" office:value="0.0466788" calcext:value-type="float">
            <text:p>0.0466788</text:p>
          </table:table-cell>
          <table:table-cell office:value-type="float" office:value="0.000798904" calcext:value-type="float">
            <text:p>0.000798904</text:p>
          </table:table-cell>
          <table:table-cell office:value-type="float" office:value="4.39399" calcext:value-type="float">
            <text:p>4.39399</text:p>
          </table:table-cell>
          <table:table-cell office:value-type="float" office:value="0.982332" calcext:value-type="float">
            <text:p>0.982332</text:p>
          </table:table-cell>
          <table:table-cell office:value-type="float" office:value="0.0176678" calcext:value-type="float">
            <text:p>0.0176678</text:p>
          </table:table-cell>
          <table:table-cell office:value-type="float" office:value="9.06024" calcext:value-type="float">
            <text:p>9.06024</text:p>
          </table:table-cell>
          <table:table-cell office:value-type="float" office:value="0.798795" calcext:value-type="float">
            <text:p>0.798795</text:p>
          </table:table-cell>
          <table:table-cell office:value-type="float" office:value="0.201205" calcext:value-type="float">
            <text:p>0.201205</text:p>
          </table:table-cell>
          <table:table-cell office:value-type="float" office:value="3.26415" calcext:value-type="float">
            <text:p>3.2641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.04583" calcext:value-type="float">
            <text:p>4.04583</text:p>
          </table:table-cell>
          <table:table-cell office:value-type="float" office:value="0.990278" calcext:value-type="float">
            <text:p>0.990278</text:p>
          </table:table-cell>
          <table:table-cell office:value-type="float" office:value="0.00972222" calcext:value-type="float">
            <text:p>0.00972222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63618" calcext:value-type="float">
            <text:p>3.63618</text:p>
          </table:table-cell>
          <table:table-cell office:value-type="float" office:value="0.983493" calcext:value-type="float">
            <text:p>0.983493</text:p>
          </table:table-cell>
          <table:table-cell office:value-type="float" office:value="0.0165068" calcext:value-type="float">
            <text:p>0.0165068</text:p>
          </table:table-cell>
          <table:table-cell office:value-type="float" office:value="0" calcext:value-type="float">
            <text:p>0</text:p>
          </table:table-cell>
          <table:table-cell office:value-type="float" office:value="5.07738" calcext:value-type="float">
            <text:p>5.077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19903" calcext:value-type="float">
            <text:p>8.19903</text:p>
          </table:table-cell>
          <table:table-cell office:value-type="float" office:value="0.951456" calcext:value-type="float">
            <text:p>0.951456</text:p>
          </table:table-cell>
          <table:table-cell office:value-type="float" office:value="0.0485437" calcext:value-type="float">
            <text:p>0.0485437</text:p>
          </table:table-cell>
          <table:table-cell office:value-type="float" office:value="3.85324" calcext:value-type="float">
            <text:p>3.85324</text:p>
          </table:table-cell>
          <table:table-cell office:value-type="float" office:value="0.831858" calcext:value-type="float">
            <text:p>0.831858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0147493" calcext:value-type="float">
            <text:p>0.00147493</text:p>
          </table:table-cell>
          <table:table-cell office:value-type="float" office:value="4.7506" calcext:value-type="float">
            <text:p>4.7506</text:p>
          </table:table-cell>
          <table:table-cell office:value-type="float" office:value="0.985612" calcext:value-type="float">
            <text:p>0.985612</text:p>
          </table:table-cell>
          <table:table-cell office:value-type="float" office:value="0.0143885" calcext:value-type="float">
            <text:p>0.0143885</text:p>
          </table:table-cell>
          <table:table-cell office:value-type="float" office:value="9.53758" calcext:value-type="float">
            <text:p>9.53758</text:p>
          </table:table-cell>
          <table:table-cell office:value-type="float" office:value="0.714052" calcext:value-type="float">
            <text:p>0.714052</text:p>
          </table:table-cell>
          <table:table-cell office:value-type="float" office:value="0.285948" calcext:value-type="float">
            <text:p>0.285948</text:p>
          </table:table-cell>
          <table:table-cell office:value-type="float" office:value="3.72603" calcext:value-type="float">
            <text:p>3.72603</text:p>
          </table:table-cell>
          <table:table-cell office:value-type="float" office:value="0.952889" calcext:value-type="float">
            <text:p>0.952889</text:p>
          </table:table-cell>
          <table:table-cell office:value-type="float" office:value="0.0468059" calcext:value-type="float">
            <text:p>0.0468059</text:p>
          </table:table-cell>
          <table:table-cell office:value-type="float" office:value="0.000304925" calcext:value-type="float">
            <text:p>0.000304925</text:p>
          </table:table-cell>
          <table:table-cell office:value-type="float" office:value="4.84915" calcext:value-type="float">
            <text:p>4.84915</text:p>
          </table:table-cell>
          <table:table-cell office:value-type="float" office:value="0.989831" calcext:value-type="float">
            <text:p>0.989831</text:p>
          </table:table-cell>
          <table:table-cell office:value-type="float" office:value="0.0101695" calcext:value-type="float">
            <text:p>0.0101695</text:p>
          </table:table-cell>
          <table:table-cell office:value-type="float" office:value="9.12349" calcext:value-type="float">
            <text:p>9.12349</text:p>
          </table:table-cell>
          <table:table-cell office:value-type="float" office:value="0.776029" calcext:value-type="float">
            <text:p>0.776029</text:p>
          </table:table-cell>
          <table:table-cell office:value-type="float" office:value="0.223971" calcext:value-type="float">
            <text:p>0.223971</text:p>
          </table:table-cell>
          <table:table-cell office:value-type="float" office:value="2.88389" calcext:value-type="float">
            <text:p>2.8838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.12628" calcext:value-type="float">
            <text:p>4.12628</text:p>
          </table:table-cell>
          <table:table-cell office:value-type="float" office:value="0.997063" calcext:value-type="float">
            <text:p>0.997063</text:p>
          </table:table-cell>
          <table:table-cell office:value-type="float" office:value="0.00293686" calcext:value-type="float">
            <text:p>0.00293686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80164" calcext:value-type="float">
            <text:p>3.80164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00939986" calcext:value-type="float">
            <text:p>0.00939986</text:p>
          </table:table-cell>
          <table:table-cell office:value-type="float" office:value="0" calcext:value-type="float">
            <text:p>0</text:p>
          </table:table-cell>
          <table:table-cell office:value-type="float" office:value="5.61702" calcext:value-type="float">
            <text:p>5.61702</text:p>
          </table:table-cell>
          <table:table-cell office:value-type="float" office:value="0.992908" calcext:value-type="float">
            <text:p>0.992908</text:p>
          </table:table-cell>
          <table:table-cell office:value-type="float" office:value="0.0070922" calcext:value-type="float">
            <text:p>0.0070922</text:p>
          </table:table-cell>
          <table:table-cell office:value-type="float" office:value="8.34555" calcext:value-type="float">
            <text:p>8.34555</text:p>
          </table:table-cell>
          <table:table-cell office:value-type="float" office:value="0.926702" calcext:value-type="float">
            <text:p>0.926702</text:p>
          </table:table-cell>
          <table:table-cell office:value-type="float" office:value="0.0732984" calcext:value-type="float">
            <text:p>0.0732984</text:p>
          </table:table-cell>
          <table:table-cell office:value-type="float" office:value="4.1352" calcext:value-type="float">
            <text:p>4.1352</text:p>
          </table:table-cell>
          <table:table-cell office:value-type="float" office:value="0.831391" calcext:value-type="float">
            <text:p>0.831391</text:p>
          </table:table-cell>
          <table:table-cell office:value-type="float" office:value="0.166278" calcext:value-type="float">
            <text:p>0.166278</text:p>
          </table:table-cell>
          <table:table-cell office:value-type="float" office:value="0.002331" calcext:value-type="float">
            <text:p>0.002331</text:p>
          </table:table-cell>
          <table:table-cell office:value-type="float" office:value="4.40793" calcext:value-type="float">
            <text:p>4.40793</text:p>
          </table:table-cell>
          <table:table-cell office:value-type="float" office:value="0.994334" calcext:value-type="float">
            <text:p>0.994334</text:p>
          </table:table-cell>
          <table:table-cell office:value-type="float" office:value="0.00566572" calcext:value-type="float">
            <text:p>0.00566572</text:p>
          </table:table-cell>
          <table:table-cell office:value-type="float" office:value="9.43373" calcext:value-type="float">
            <text:p>9.43373</text:p>
          </table:table-cell>
          <table:table-cell office:value-type="float" office:value="0.760757" calcext:value-type="float">
            <text:p>0.760757</text:p>
          </table:table-cell>
          <table:table-cell office:value-type="float" office:value="0.239243" calcext:value-type="float">
            <text:p>0.239243</text:p>
          </table:table-cell>
          <table:table-cell office:value-type="float" office:value="3.90796" calcext:value-type="float">
            <text:p>3.90796</text:p>
          </table:table-cell>
          <table:table-cell office:value-type="float" office:value="0.957822" calcext:value-type="float">
            <text:p>0.957822</text:p>
          </table:table-cell>
          <table:table-cell office:value-type="float" office:value="0.0416871" calcext:value-type="float">
            <text:p>0.0416871</text:p>
          </table:table-cell>
          <table:table-cell office:value-type="float" office:value="0.000490436" calcext:value-type="float">
            <text:p>0.000490436</text:p>
          </table:table-cell>
          <table:table-cell office:value-type="float" office:value="4.72892" calcext:value-type="float">
            <text:p>4.72892</text:p>
          </table:table-cell>
          <table:table-cell office:value-type="float" office:value="0.993976" calcext:value-type="float">
            <text:p>0.993976</text:p>
          </table:table-cell>
          <table:table-cell office:value-type="float" office:value="0.0060241" calcext:value-type="float">
            <text:p>0.0060241</text:p>
          </table:table-cell>
          <table:table-cell office:value-type="float" office:value="9.13161" calcext:value-type="float">
            <text:p>9.13161</text:p>
          </table:table-cell>
          <table:table-cell office:value-type="float" office:value="0.802581" calcext:value-type="float">
            <text:p>0.802581</text:p>
          </table:table-cell>
          <table:table-cell office:value-type="float" office:value="0.197419" calcext:value-type="float">
            <text:p>0.197419</text:p>
          </table:table-cell>
          <table:table-cell office:value-type="float" office:value="2.88869" calcext:value-type="float">
            <text:p>2.8886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.89116" calcext:value-type="float">
            <text:p>3.89116</text:p>
          </table:table-cell>
          <table:table-cell office:value-type="float" office:value="0.994898" calcext:value-type="float">
            <text:p>0.994898</text:p>
          </table:table-cell>
          <table:table-cell office:value-type="float" office:value="0.00510204" calcext:value-type="float">
            <text:p>0.005102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14286" calcext:value-type="float">
            <text:p>6.14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82992" calcext:value-type="float">
            <text:p>3.82992</text:p>
          </table:table-cell>
          <table:table-cell office:value-type="float" office:value="0.986163" calcext:value-type="float">
            <text:p>0.986163</text:p>
          </table:table-cell>
          <table:table-cell office:value-type="float" office:value="0.0135486" calcext:value-type="float">
            <text:p>0.0135486</text:p>
          </table:table-cell>
          <table:table-cell office:value-type="float" office:value="0.000288268" calcext:value-type="float">
            <text:p>0.000288268</text:p>
          </table:table-cell>
          <table:table-cell office:value-type="float" office:value="6.24031" calcext:value-type="float">
            <text:p>6.24031</text:p>
          </table:table-cell>
          <table:table-cell office:value-type="float" office:value="0.984496" calcext:value-type="float">
            <text:p>0.984496</text:p>
          </table:table-cell>
          <table:table-cell office:value-type="float" office:value="0.0155039" calcext:value-type="float">
            <text:p>0.0155039</text:p>
          </table:table-cell>
          <table:table-cell office:value-type="float" office:value="7.48168" calcext:value-type="float">
            <text:p>7.48168</text:p>
          </table:table-cell>
          <table:table-cell office:value-type="float" office:value="0.947644" calcext:value-type="float">
            <text:p>0.947644</text:p>
          </table:table-cell>
          <table:table-cell office:value-type="float" office:value="0.052356" calcext:value-type="float">
            <text:p>0.052356</text:p>
          </table:table-cell>
          <table:table-cell office:value-type="float" office:value="4.0256" calcext:value-type="float">
            <text:p>4.0256</text:p>
          </table:table-cell>
          <table:table-cell office:value-type="float" office:value="0.829656" calcext:value-type="float">
            <text:p>0.829656</text:p>
          </table:table-cell>
          <table:table-cell office:value-type="float" office:value="0.167696" calcext:value-type="float">
            <text:p>0.167696</text:p>
          </table:table-cell>
          <table:table-cell office:value-type="float" office:value="0.00264784" calcext:value-type="float">
            <text:p>0.00264784</text:p>
          </table:table-cell>
          <table:table-cell office:value-type="float" office:value="4.83784" calcext:value-type="float">
            <text:p>4.83784</text:p>
          </table:table-cell>
          <table:table-cell office:value-type="float" office:value="0.990991" calcext:value-type="float">
            <text:p>0.990991</text:p>
          </table:table-cell>
          <table:table-cell office:value-type="float" office:value="0.00900901" calcext:value-type="float">
            <text:p>0.00900901</text:p>
          </table:table-cell>
          <table:table-cell office:value-type="float" office:value="9.22527" calcext:value-type="float">
            <text:p>9.22527</text:p>
          </table:table-cell>
          <table:table-cell office:value-type="float" office:value="0.754579" calcext:value-type="float">
            <text:p>0.754579</text:p>
          </table:table-cell>
          <table:table-cell office:value-type="float" office:value="0.245421" calcext:value-type="float">
            <text:p>0.245421</text:p>
          </table:table-cell>
          <table:table-cell office:value-type="float" office:value="3.87958" calcext:value-type="float">
            <text:p>3.87958</text:p>
          </table:table-cell>
          <table:table-cell office:value-type="float" office:value="0.952987" calcext:value-type="float">
            <text:p>0.952987</text:p>
          </table:table-cell>
          <table:table-cell office:value-type="float" office:value="0.0462428" calcext:value-type="float">
            <text:p>0.0462428</text:p>
          </table:table-cell>
          <table:table-cell office:value-type="float" office:value="0.000770713" calcext:value-type="float">
            <text:p>0.000770713</text:p>
          </table:table-cell>
          <table:table-cell office:value-type="float" office:value="5.2203" calcext:value-type="float">
            <text:p>5.2203</text:p>
          </table:table-cell>
          <table:table-cell office:value-type="float" office:value="0.989201" calcext:value-type="float">
            <text:p>0.989201</text:p>
          </table:table-cell>
          <table:table-cell office:value-type="float" office:value="0.0107991" calcext:value-type="float">
            <text:p>0.0107991</text:p>
          </table:table-cell>
          <table:table-cell office:value-type="float" office:value="8.74866" calcext:value-type="float">
            <text:p>8.74866</text:p>
          </table:table-cell>
          <table:table-cell office:value-type="float" office:value="0.806452" calcext:value-type="float">
            <text:p>0.806452</text:p>
          </table:table-cell>
          <table:table-cell office:value-type="float" office:value="0.193548" calcext:value-type="float">
            <text:p>0.193548</text:p>
          </table:table-cell>
          <table:table-cell office:value-type="float" office:value="2.80854" calcext:value-type="float">
            <text:p>2.8085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13408" calcext:value-type="float">
            <text:p>4.13408</text:p>
          </table:table-cell>
          <table:table-cell office:value-type="float" office:value="0.998138" calcext:value-type="float">
            <text:p>0.998138</text:p>
          </table:table-cell>
          <table:table-cell office:value-type="float" office:value="0.0018622" calcext:value-type="float">
            <text:p>0.0018622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16667" calcext:value-type="float">
            <text:p>4.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02209" calcext:value-type="float">
            <text:p>4.02209</text:p>
          </table:table-cell>
          <table:table-cell office:value-type="float" office:value="0.990394" calcext:value-type="float">
            <text:p>0.990394</text:p>
          </table:table-cell>
          <table:table-cell office:value-type="float" office:value="0.00960615" calcext:value-type="float">
            <text:p>0.00960615</text:p>
          </table:table-cell>
          <table:table-cell office:value-type="float" office:value="0" calcext:value-type="float">
            <text:p>0</text:p>
          </table:table-cell>
          <table:table-cell office:value-type="float" office:value="5.85455" calcext:value-type="float">
            <text:p>5.8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71613" calcext:value-type="float">
            <text:p>7.71613</text:p>
          </table:table-cell>
          <table:table-cell office:value-type="float" office:value="0.948387" calcext:value-type="float">
            <text:p>0.948387</text:p>
          </table:table-cell>
          <table:table-cell office:value-type="float" office:value="0.0516129" calcext:value-type="float">
            <text:p>0.0516129</text:p>
          </table:table-cell>
          <table:table-cell office:value-type="float" office:value="4.09044" calcext:value-type="float">
            <text:p>4.09044</text:p>
          </table:table-cell>
          <table:table-cell office:value-type="float" office:value="0.840444" calcext:value-type="float">
            <text:p>0.840444</text:p>
          </table:table-cell>
          <table:table-cell office:value-type="float" office:value="0.156143" calcext:value-type="float">
            <text:p>0.156143</text:p>
          </table:table-cell>
          <table:table-cell office:value-type="float" office:value="0.00341297" calcext:value-type="float">
            <text:p>0.00341297</text:p>
          </table:table-cell>
          <table:table-cell office:value-type="float" office:value="4.81882" calcext:value-type="float">
            <text:p>4.81882</text:p>
          </table:table-cell>
          <table:table-cell office:value-type="float" office:value="0.989547" calcext:value-type="float">
            <text:p>0.989547</text:p>
          </table:table-cell>
          <table:table-cell office:value-type="float" office:value="0.010453" calcext:value-type="float">
            <text:p>0.010453</text:p>
          </table:table-cell>
          <table:table-cell office:value-type="float" office:value="9.74517" calcext:value-type="float">
            <text:p>9.74517</text:p>
          </table:table-cell>
          <table:table-cell office:value-type="float" office:value="0.760618" calcext:value-type="float">
            <text:p>0.760618</text:p>
          </table:table-cell>
          <table:table-cell office:value-type="float" office:value="0.239382" calcext:value-type="float">
            <text:p>0.239382</text:p>
          </table:table-cell>
          <table:table-cell office:value-type="float" office:value="4.04597" calcext:value-type="float">
            <text:p>4.04597</text:p>
          </table:table-cell>
          <table:table-cell office:value-type="float" office:value="0.961178" calcext:value-type="float">
            <text:p>0.961178</text:p>
          </table:table-cell>
          <table:table-cell office:value-type="float" office:value="0.0381406" calcext:value-type="float">
            <text:p>0.0381406</text:p>
          </table:table-cell>
          <table:table-cell office:value-type="float" office:value="0.000681083" calcext:value-type="float">
            <text:p>0.000681083</text:p>
          </table:table-cell>
          <table:table-cell office:value-type="float" office:value="5.16958" calcext:value-type="float">
            <text:p>5.16958</text:p>
          </table:table-cell>
          <table:table-cell office:value-type="float" office:value="0.992519" calcext:value-type="float">
            <text:p>0.992519</text:p>
          </table:table-cell>
          <table:table-cell office:value-type="float" office:value="0.0074813" calcext:value-type="float">
            <text:p>0.0074813</text:p>
          </table:table-cell>
          <table:table-cell office:value-type="float" office:value="9.2327" calcext:value-type="float">
            <text:p>9.2327</text:p>
          </table:table-cell>
          <table:table-cell office:value-type="float" office:value="0.805596" calcext:value-type="float">
            <text:p>0.805596</text:p>
          </table:table-cell>
          <table:table-cell office:value-type="float" office:value="0.194404" calcext:value-type="float">
            <text:p>0.194404</text:p>
          </table:table-cell>
          <table:table-cell office:value-type="float" office:value="3.08144" calcext:value-type="float">
            <text:p>3.0814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.62382" calcext:value-type="float">
            <text:p>3.62382</text:p>
          </table:table-cell>
          <table:table-cell office:value-type="float" office:value="0.995298" calcext:value-type="float">
            <text:p>0.995298</text:p>
          </table:table-cell>
          <table:table-cell office:value-type="float" office:value="0.00470219" calcext:value-type="float">
            <text:p>0.00470219</text:p>
          </table:table-cell>
          <table:table-cell office:value-type="float" office:value="0" calcext:value-type="float">
            <text:p>0</text:p>
          </table:table-cell>
          <table:table-cell office:value-type="float" office:value="6.33333" calcext:value-type="float">
            <text:p>6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0368" calcext:value-type="float">
            <text:p>3.50368</text:p>
          </table:table-cell>
          <table:table-cell office:value-type="float" office:value="0.990627" calcext:value-type="float">
            <text:p>0.990627</text:p>
          </table:table-cell>
          <table:table-cell office:value-type="float" office:value="0.00937291" calcext:value-type="float">
            <text:p>0.00937291</text:p>
          </table:table-cell>
          <table:table-cell office:value-type="float" office:value="0" calcext:value-type="float">
            <text:p>0</text:p>
          </table:table-cell>
          <table:table-cell office:value-type="float" office:value="3.77778" calcext:value-type="float">
            <text:p>3.777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36607" calcext:value-type="float">
            <text:p>8.36607</text:p>
          </table:table-cell>
          <table:table-cell office:value-type="float" office:value="0.946429" calcext:value-type="float">
            <text:p>0.946429</text:p>
          </table:table-cell>
          <table:table-cell office:value-type="float" office:value="0.0535714" calcext:value-type="float">
            <text:p>0.0535714</text:p>
          </table:table-cell>
          <table:table-cell office:value-type="float" office:value="3.84375" calcext:value-type="float">
            <text:p>3.84375</text:p>
          </table:table-cell>
          <table:table-cell office:value-type="float" office:value="0.867457" calcext:value-type="float">
            <text:p>0.867457</text:p>
          </table:table-cell>
          <table:table-cell office:value-type="float" office:value="0.131466" calcext:value-type="float">
            <text:p>0.131466</text:p>
          </table:table-cell>
          <table:table-cell office:value-type="float" office:value="0.00107759" calcext:value-type="float">
            <text:p>0.00107759</text:p>
          </table:table-cell>
          <table:table-cell office:value-type="float" office:value="3.28" calcext:value-type="float">
            <text:p>3.28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8" calcext:value-type="float">
            <text:p>0.008</text:p>
          </table:table-cell>
          <table:table-cell office:value-type="float" office:value="10.4162" calcext:value-type="float">
            <text:p>10.4162</text:p>
          </table:table-cell>
          <table:table-cell office:value-type="float" office:value="0.756757" calcext:value-type="float">
            <text:p>0.756757</text:p>
          </table:table-cell>
          <table:table-cell office:value-type="float" office:value="0.243243" calcext:value-type="float">
            <text:p>0.243243</text:p>
          </table:table-cell>
          <table:table-cell office:value-type="float" office:value="3.56855" calcext:value-type="float">
            <text:p>3.56855</text:p>
          </table:table-cell>
          <table:table-cell office:value-type="float" office:value="0.972218" calcext:value-type="float">
            <text:p>0.972218</text:p>
          </table:table-cell>
          <table:table-cell office:value-type="float" office:value="0.027617" calcext:value-type="float">
            <text:p>0.027617</text:p>
          </table:table-cell>
          <table:table-cell office:value-type="float" office:value="0.000165371" calcext:value-type="float">
            <text:p>0.000165371</text:p>
          </table:table-cell>
          <table:table-cell office:value-type="float" office:value="3.47802" calcext:value-type="float">
            <text:p>3.47802</text:p>
          </table:table-cell>
          <table:table-cell office:value-type="float" office:value="0.994505" calcext:value-type="float">
            <text:p>0.994505</text:p>
          </table:table-cell>
          <table:table-cell office:value-type="float" office:value="0.00549451" calcext:value-type="float">
            <text:p>0.00549451</text:p>
          </table:table-cell>
          <table:table-cell office:value-type="float" office:value="9.86858" calcext:value-type="float">
            <text:p>9.86858</text:p>
          </table:table-cell>
          <table:table-cell office:value-type="float" office:value="0.802875" calcext:value-type="float">
            <text:p>0.802875</text:p>
          </table:table-cell>
          <table:table-cell office:value-type="float" office:value="0.197125" calcext:value-type="float">
            <text:p>0.197125</text:p>
          </table:table-cell>
          <table:table-cell office:value-type="float" office:value="3.3668" calcext:value-type="float">
            <text:p>3.366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.49656" calcext:value-type="float">
            <text:p>3.49656</text:p>
          </table:table-cell>
          <table:table-cell office:value-type="float" office:value="0.998282" calcext:value-type="float">
            <text:p>0.998282</text:p>
          </table:table-cell>
          <table:table-cell office:value-type="float" office:value="0.00171821" calcext:value-type="float">
            <text:p>0.001718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3333" calcext:value-type="float">
            <text:p>3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9984" calcext:value-type="float">
            <text:p>3.19984</text:p>
          </table:table-cell>
          <table:table-cell office:value-type="float" office:value="0.988927" calcext:value-type="float">
            <text:p>0.988927</text:p>
          </table:table-cell>
          <table:table-cell office:value-type="float" office:value="0.011073" calcext:value-type="float">
            <text:p>0.011073</text:p>
          </table:table-cell>
          <table:table-cell office:value-type="float" office:value="0" calcext:value-type="float">
            <text:p>0</text:p>
          </table:table-cell>
          <table:table-cell office:value-type="float" office:value="5.13636" calcext:value-type="float">
            <text:p>5.13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62037" calcext:value-type="float">
            <text:p>8.62037</text:p>
          </table:table-cell>
          <table:table-cell office:value-type="float" office:value="0.935185" calcext:value-type="float">
            <text:p>0.935185</text:p>
          </table:table-cell>
          <table:table-cell office:value-type="float" office:value="0.0648148" calcext:value-type="float">
            <text:p>0.0648148</text:p>
          </table:table-cell>
          <table:table-cell office:value-type="float" office:value="3.74104" calcext:value-type="float">
            <text:p>3.74104</text:p>
          </table:table-cell>
          <table:table-cell office:value-type="float" office:value="0.842375" calcext:value-type="float">
            <text:p>0.842375</text:p>
          </table:table-cell>
          <table:table-cell office:value-type="float" office:value="0.153531" calcext:value-type="float">
            <text:p>0.153531</text:p>
          </table:table-cell>
          <table:table-cell office:value-type="float" office:value="0.00409417" calcext:value-type="float">
            <text:p>0.00409417</text:p>
          </table:table-cell>
          <table:table-cell office:value-type="float" office:value="3.10526" calcext:value-type="float">
            <text:p>3.105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41547" calcext:value-type="float">
            <text:p>9.41547</text:p>
          </table:table-cell>
          <table:table-cell office:value-type="float" office:value="0.716332" calcext:value-type="float">
            <text:p>0.716332</text:p>
          </table:table-cell>
          <table:table-cell office:value-type="float" office:value="0.283668" calcext:value-type="float">
            <text:p>0.283668</text:p>
          </table:table-cell>
          <table:table-cell office:value-type="float" office:value="3.3309" calcext:value-type="float">
            <text:p>3.3309</text:p>
          </table:table-cell>
          <table:table-cell office:value-type="float" office:value="0.963191" calcext:value-type="float">
            <text:p>0.963191</text:p>
          </table:table-cell>
          <table:table-cell office:value-type="float" office:value="0.0360613" calcext:value-type="float">
            <text:p>0.0360613</text:p>
          </table:table-cell>
          <table:table-cell office:value-type="float" office:value="0.000747384" calcext:value-type="float">
            <text:p>0.000747384</text:p>
          </table:table-cell>
          <table:table-cell office:value-type="float" office:value="3.6375" calcext:value-type="float">
            <text:p>3.6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18913" calcext:value-type="float">
            <text:p>9.18913</text:p>
          </table:table-cell>
          <table:table-cell office:value-type="float" office:value="0.769565" calcext:value-type="float">
            <text:p>0.769565</text:p>
          </table:table-cell>
          <table:table-cell office:value-type="float" office:value="0.230435" calcext:value-type="float">
            <text:p>0.230435</text:p>
          </table:table-cell>
          <table:table-cell office:value-type="float" office:value="3.22354" calcext:value-type="float">
            <text:p>3.2235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.61905" calcext:value-type="float">
            <text:p>3.61905</text:p>
          </table:table-cell>
          <table:table-cell office:value-type="float" office:value="0.998557" calcext:value-type="float">
            <text:p>0.998557</text:p>
          </table:table-cell>
          <table:table-cell office:value-type="float" office:value="0.001443" calcext:value-type="float">
            <text:p>0.001443</text:p>
          </table:table-cell>
          <table:table-cell office:value-type="float" office:value="0" calcext:value-type="float">
            <text:p>0</text:p>
          </table:table-cell>
          <table:table-cell office:value-type="float" office:value="1.33333" calcext:value-type="float">
            <text:p>1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333" calcext:value-type="float">
            <text:p>2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40024" calcext:value-type="float">
            <text:p>3.40024</text:p>
          </table:table-cell>
          <table:table-cell office:value-type="float" office:value="0.987621" calcext:value-type="float">
            <text:p>0.987621</text:p>
          </table:table-cell>
          <table:table-cell office:value-type="float" office:value="0.0123786" calcext:value-type="float">
            <text:p>0.0123786</text:p>
          </table:table-cell>
          <table:table-cell office:value-type="float" office:value="0" calcext:value-type="float">
            <text:p>0</text:p>
          </table:table-cell>
          <table:table-cell office:value-type="float" office:value="6.28571" calcext:value-type="float">
            <text:p>6.285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83152" calcext:value-type="float">
            <text:p>7.83152</text:p>
          </table:table-cell>
          <table:table-cell office:value-type="float" office:value="0.951087" calcext:value-type="float">
            <text:p>0.951087</text:p>
          </table:table-cell>
          <table:table-cell office:value-type="float" office:value="0.048913" calcext:value-type="float">
            <text:p>0.048913</text:p>
          </table:table-cell>
          <table:table-cell office:value-type="float" office:value="4.07309" calcext:value-type="float">
            <text:p>4.07309</text:p>
          </table:table-cell>
          <table:table-cell office:value-type="float" office:value="0.815615" calcext:value-type="float">
            <text:p>0.815615</text:p>
          </table:table-cell>
          <table:table-cell office:value-type="float" office:value="0.178571" calcext:value-type="float">
            <text:p>0.178571</text:p>
          </table:table-cell>
          <table:table-cell office:value-type="float" office:value="0.00581395" calcext:value-type="float">
            <text:p>0.00581395</text:p>
          </table:table-cell>
          <table:table-cell office:value-type="float" office:value="4.58255" calcext:value-type="float">
            <text:p>4.58255</text:p>
          </table:table-cell>
          <table:table-cell office:value-type="float" office:value="0.984424" calcext:value-type="float">
            <text:p>0.984424</text:p>
          </table:table-cell>
          <table:table-cell office:value-type="float" office:value="0.0155763" calcext:value-type="float">
            <text:p>0.0155763</text:p>
          </table:table-cell>
          <table:table-cell office:value-type="float" office:value="9.1139" calcext:value-type="float">
            <text:p>9.1139</text:p>
          </table:table-cell>
          <table:table-cell office:value-type="float" office:value="0.741313" calcext:value-type="float">
            <text:p>0.741313</text:p>
          </table:table-cell>
          <table:table-cell office:value-type="float" office:value="0.258687" calcext:value-type="float">
            <text:p>0.258687</text:p>
          </table:table-cell>
          <table:table-cell office:value-type="float" office:value="3.56008" calcext:value-type="float">
            <text:p>3.56008</text:p>
          </table:table-cell>
          <table:table-cell office:value-type="float" office:value="0.954462" calcext:value-type="float">
            <text:p>0.954462</text:p>
          </table:table-cell>
          <table:table-cell office:value-type="float" office:value="0.0443743" calcext:value-type="float">
            <text:p>0.0443743</text:p>
          </table:table-cell>
          <table:table-cell office:value-type="float" office:value="0.00116337" calcext:value-type="float">
            <text:p>0.00116337</text:p>
          </table:table-cell>
          <table:table-cell office:value-type="float" office:value="5.05689" calcext:value-type="float">
            <text:p>5.05689</text:p>
          </table:table-cell>
          <table:table-cell office:value-type="float" office:value="0.989059" calcext:value-type="float">
            <text:p>0.989059</text:p>
          </table:table-cell>
          <table:table-cell office:value-type="float" office:value="0.0109409" calcext:value-type="float">
            <text:p>0.0109409</text:p>
          </table:table-cell>
          <table:table-cell office:value-type="float" office:value="8.72316" calcext:value-type="float">
            <text:p>8.72316</text:p>
          </table:table-cell>
          <table:table-cell office:value-type="float" office:value="0.798023" calcext:value-type="float">
            <text:p>0.798023</text:p>
          </table:table-cell>
          <table:table-cell office:value-type="float" office:value="0.201977" calcext:value-type="float">
            <text:p>0.201977</text:p>
          </table:table-cell>
          <table:table-cell office:value-type="float" office:value="2.92158" calcext:value-type="float">
            <text:p>2.9215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.67251" calcext:value-type="float">
            <text:p>3.67251</text:p>
          </table:table-cell>
          <table:table-cell office:value-type="float" office:value="0.996101" calcext:value-type="float">
            <text:p>0.996101</text:p>
          </table:table-cell>
          <table:table-cell office:value-type="float" office:value="0.00389864" calcext:value-type="float">
            <text:p>0.00389864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46847" calcext:value-type="float">
            <text:p>3.46847</text:p>
          </table:table-cell>
          <table:table-cell office:value-type="float" office:value="0.9774" calcext:value-type="float">
            <text:p>0.9774</text:p>
          </table:table-cell>
          <table:table-cell office:value-type="float" office:value="0.0220424" calcext:value-type="float">
            <text:p>0.0220424</text:p>
          </table:table-cell>
          <table:table-cell office:value-type="float" office:value="0.000558036" calcext:value-type="float">
            <text:p>0.000558036</text:p>
          </table:table-cell>
          <table:table-cell office:value-type="float" office:value="5.45833" calcext:value-type="float">
            <text:p>5.458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78947" calcext:value-type="float">
            <text:p>7.78947</text:p>
          </table:table-cell>
          <table:table-cell office:value-type="float" office:value="0.937799" calcext:value-type="float">
            <text:p>0.937799</text:p>
          </table:table-cell>
          <table:table-cell office:value-type="float" office:value="0.062201" calcext:value-type="float">
            <text:p>0.062201</text:p>
          </table:table-cell>
          <table:table-cell office:value-type="float" office:value="3.90939" calcext:value-type="float">
            <text:p>3.90939</text:p>
          </table:table-cell>
          <table:table-cell office:value-type="float" office:value="0.798274" calcext:value-type="float">
            <text:p>0.798274</text:p>
          </table:table-cell>
          <table:table-cell office:value-type="float" office:value="0.200647" calcext:value-type="float">
            <text:p>0.200647</text:p>
          </table:table-cell>
          <table:table-cell office:value-type="float" office:value="0.00107875" calcext:value-type="float">
            <text:p>0.00107875</text:p>
          </table:table-cell>
          <table:table-cell office:value-type="float" office:value="5.12868" calcext:value-type="float">
            <text:p>5.12868</text:p>
          </table:table-cell>
          <table:table-cell office:value-type="float" office:value="0.981618" calcext:value-type="float">
            <text:p>0.981618</text:p>
          </table:table-cell>
          <table:table-cell office:value-type="float" office:value="0.0183824" calcext:value-type="float">
            <text:p>0.0183824</text:p>
          </table:table-cell>
          <table:table-cell office:value-type="float" office:value="9.65714" calcext:value-type="float">
            <text:p>9.65714</text:p>
          </table:table-cell>
          <table:table-cell office:value-type="float" office:value="0.782857" calcext:value-type="float">
            <text:p>0.782857</text:p>
          </table:table-cell>
          <table:table-cell office:value-type="float" office:value="0.217143" calcext:value-type="float">
            <text:p>0.217143</text:p>
          </table:table-cell>
          <table:table-cell office:value-type="float" office:value="3.57066" calcext:value-type="float">
            <text:p>3.57066</text:p>
          </table:table-cell>
          <table:table-cell office:value-type="float" office:value="0.946258" calcext:value-type="float">
            <text:p>0.946258</text:p>
          </table:table-cell>
          <table:table-cell office:value-type="float" office:value="0.0531449" calcext:value-type="float">
            <text:p>0.0531449</text:p>
          </table:table-cell>
          <table:table-cell office:value-type="float" office:value="0.000597134" calcext:value-type="float">
            <text:p>0.000597134</text:p>
          </table:table-cell>
          <table:table-cell office:value-type="float" office:value="5.30203" calcext:value-type="float">
            <text:p>5.30203</text:p>
          </table:table-cell>
          <table:table-cell office:value-type="float" office:value="0.98731" calcext:value-type="float">
            <text:p>0.98731</text:p>
          </table:table-cell>
          <table:table-cell office:value-type="float" office:value="0.0126904" calcext:value-type="float">
            <text:p>0.0126904</text:p>
          </table:table-cell>
          <table:table-cell office:value-type="float" office:value="9.09472" calcext:value-type="float">
            <text:p>9.09472</text:p>
          </table:table-cell>
          <table:table-cell office:value-type="float" office:value="0.828146" calcext:value-type="float">
            <text:p>0.828146</text:p>
          </table:table-cell>
          <table:table-cell office:value-type="float" office:value="0.171854" calcext:value-type="float">
            <text:p>0.171854</text:p>
          </table:table-cell>
          <table:table-cell office:value-type="float" office:value="2.91536" calcext:value-type="float">
            <text:p>2.9153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.81965" calcext:value-type="float">
            <text:p>3.81965</text:p>
          </table:table-cell>
          <table:table-cell office:value-type="float" office:value="0.993559" calcext:value-type="float">
            <text:p>0.993559</text:p>
          </table:table-cell>
          <table:table-cell office:value-type="float" office:value="0.00644122" calcext:value-type="float">
            <text:p>0.00644122</text:p>
          </table:table-cell>
          <table:table-cell office:value-type="float" office:value="0" calcext:value-type="float">
            <text:p>0</text:p>
          </table:table-cell>
          <table:table-cell office:value-type="float" office:value="10.3333" calcext:value-type="float">
            <text:p>10.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6667" calcext:value-type="float">
            <text:p>2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0552" calcext:value-type="float">
            <text:p>3.50552</text:p>
          </table:table-cell>
          <table:table-cell office:value-type="float" office:value="0.988081" calcext:value-type="float">
            <text:p>0.988081</text:p>
          </table:table-cell>
          <table:table-cell office:value-type="float" office:value="0.0119186" calcext:value-type="float">
            <text:p>0.0119186</text:p>
          </table:table-cell>
          <table:table-cell office:value-type="float" office:value="0" calcext:value-type="float">
            <text:p>0</text:p>
          </table:table-cell>
          <table:table-cell office:value-type="float" office:value="5.21698" calcext:value-type="float">
            <text:p>5.216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7792" calcext:value-type="float">
            <text:p>7.57792</text:p>
          </table:table-cell>
          <table:table-cell office:value-type="float" office:value="0.922078" calcext:value-type="float">
            <text:p>0.922078</text:p>
          </table:table-cell>
          <table:table-cell office:value-type="float" office:value="0.0779221" calcext:value-type="float">
            <text:p>0.0779221</text:p>
          </table:table-cell>
          <table:table-cell office:value-type="float" office:value="4.14595" calcext:value-type="float">
            <text:p>4.14595</text:p>
          </table:table-cell>
          <table:table-cell office:value-type="float" office:value="0.829189" calcext:value-type="float">
            <text:p>0.829189</text:p>
          </table:table-cell>
          <table:table-cell office:value-type="float" office:value="0.167568" calcext:value-type="float">
            <text:p>0.167568</text:p>
          </table:table-cell>
          <table:table-cell office:value-type="float" office:value="0.00324324" calcext:value-type="float">
            <text:p>0.00324324</text:p>
          </table:table-cell>
          <table:table-cell office:value-type="float" office:value="4.75862" calcext:value-type="float">
            <text:p>4.75862</text:p>
          </table:table-cell>
          <table:table-cell office:value-type="float" office:value="0.991379" calcext:value-type="float">
            <text:p>0.991379</text:p>
          </table:table-cell>
          <table:table-cell office:value-type="float" office:value="0.00862069" calcext:value-type="float">
            <text:p>0.00862069</text:p>
          </table:table-cell>
          <table:table-cell office:value-type="float" office:value="9.67213" calcext:value-type="float">
            <text:p>9.67213</text:p>
          </table:table-cell>
          <table:table-cell office:value-type="float" office:value="0.723653" calcext:value-type="float">
            <text:p>0.723653</text:p>
          </table:table-cell>
          <table:table-cell office:value-type="float" office:value="0.276347" calcext:value-type="float">
            <text:p>0.276347</text:p>
          </table:table-cell>
          <table:table-cell office:value-type="float" office:value="3.66346" calcext:value-type="float">
            <text:p>3.66346</text:p>
          </table:table-cell>
          <table:table-cell office:value-type="float" office:value="0.959286" calcext:value-type="float">
            <text:p>0.959286</text:p>
          </table:table-cell>
          <table:table-cell office:value-type="float" office:value="0.0401123" calcext:value-type="float">
            <text:p>0.0401123</text:p>
          </table:table-cell>
          <table:table-cell office:value-type="float" office:value="0.000601685" calcext:value-type="float">
            <text:p>0.000601685</text:p>
          </table:table-cell>
          <table:table-cell office:value-type="float" office:value="4.95015" calcext:value-type="float">
            <text:p>4.95015</text:p>
          </table:table-cell>
          <table:table-cell office:value-type="float" office:value="0.994135" calcext:value-type="float">
            <text:p>0.994135</text:p>
          </table:table-cell>
          <table:table-cell office:value-type="float" office:value="0.0058651" calcext:value-type="float">
            <text:p>0.0058651</text:p>
          </table:table-cell>
          <table:table-cell office:value-type="float" office:value="9.05111" calcext:value-type="float">
            <text:p>9.05111</text:p>
          </table:table-cell>
          <table:table-cell office:value-type="float" office:value="0.778535" calcext:value-type="float">
            <text:p>0.778535</text:p>
          </table:table-cell>
          <table:table-cell office:value-type="float" office:value="0.221465" calcext:value-type="float">
            <text:p>0.221465</text:p>
          </table:table-cell>
          <table:table-cell office:value-type="float" office:value="3.04064" calcext:value-type="float">
            <text:p>3.0406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.72102" calcext:value-type="float">
            <text:p>3.72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333" calcext:value-type="float">
            <text:p>2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73832" calcext:value-type="float">
            <text:p>3.73832</text:p>
          </table:table-cell>
          <table:table-cell office:value-type="float" office:value="0.985626" calcext:value-type="float">
            <text:p>0.985626</text:p>
          </table:table-cell>
          <table:table-cell office:value-type="float" office:value="0.0143744" calcext:value-type="float">
            <text:p>0.0143744</text:p>
          </table:table-cell>
          <table:table-cell office:value-type="float" office:value="0" calcext:value-type="float">
            <text:p>0</text:p>
          </table:table-cell>
          <table:table-cell office:value-type="float" office:value="5.39773" calcext:value-type="float">
            <text:p>5.39773</text:p>
          </table:table-cell>
          <table:table-cell office:value-type="float" office:value="0.988636" calcext:value-type="float">
            <text:p>0.988636</text:p>
          </table:table-cell>
          <table:table-cell office:value-type="float" office:value="0.0113636" calcext:value-type="float">
            <text:p>0.0113636</text:p>
          </table:table-cell>
          <table:table-cell office:value-type="float" office:value="7.38065" calcext:value-type="float">
            <text:p>7.38065</text:p>
          </table:table-cell>
          <table:table-cell office:value-type="float" office:value="0.941935" calcext:value-type="float">
            <text:p>0.941935</text:p>
          </table:table-cell>
          <table:table-cell office:value-type="float" office:value="0.0580645" calcext:value-type="float">
            <text:p>0.0580645</text:p>
          </table:table-cell>
          <table:table-cell office:value-type="float" office:value="4.18149" calcext:value-type="float">
            <text:p>4.18149</text:p>
          </table:table-cell>
          <table:table-cell office:value-type="float" office:value="0.845311" calcext:value-type="float">
            <text:p>0.845311</text:p>
          </table:table-cell>
          <table:table-cell office:value-type="float" office:value="0.153471" calcext:value-type="float">
            <text:p>0.153471</text:p>
          </table:table-cell>
          <table:table-cell office:value-type="float" office:value="0.00121803" calcext:value-type="float">
            <text:p>0.00121803</text:p>
          </table:table-cell>
          <table:table-cell office:value-type="float" office:value="4.06512" calcext:value-type="float">
            <text:p>4.06512</text:p>
          </table:table-cell>
          <table:table-cell office:value-type="float" office:value="0.990698" calcext:value-type="float">
            <text:p>0.990698</text:p>
          </table:table-cell>
          <table:table-cell office:value-type="float" office:value="0.00930233" calcext:value-type="float">
            <text:p>0.00930233</text:p>
          </table:table-cell>
          <table:table-cell office:value-type="float" office:value="10.0781" calcext:value-type="float">
            <text:p>10.0781</text:p>
          </table:table-cell>
          <table:table-cell office:value-type="float" office:value="0.738035" calcext:value-type="float">
            <text:p>0.738035</text:p>
          </table:table-cell>
          <table:table-cell office:value-type="float" office:value="0.261965" calcext:value-type="float">
            <text:p>0.261965</text:p>
          </table:table-cell>
          <table:table-cell office:value-type="float" office:value="3.81918" calcext:value-type="float">
            <text:p>3.81918</text:p>
          </table:table-cell>
          <table:table-cell office:value-type="float" office:value="0.961057" calcext:value-type="float">
            <text:p>0.961057</text:p>
          </table:table-cell>
          <table:table-cell office:value-type="float" office:value="0.0387156" calcext:value-type="float">
            <text:p>0.0387156</text:p>
          </table:table-cell>
          <table:table-cell office:value-type="float" office:value="0.000227739" calcext:value-type="float">
            <text:p>0.000227739</text:p>
          </table:table-cell>
          <table:table-cell office:value-type="float" office:value="4.43137" calcext:value-type="float">
            <text:p>4.43137</text:p>
          </table:table-cell>
          <table:table-cell office:value-type="float" office:value="0.990196" calcext:value-type="float">
            <text:p>0.990196</text:p>
          </table:table-cell>
          <table:table-cell office:value-type="float" office:value="0.00980392" calcext:value-type="float">
            <text:p>0.00980392</text:p>
          </table:table-cell>
          <table:table-cell office:value-type="float" office:value="9.30561" calcext:value-type="float">
            <text:p>9.30561</text:p>
          </table:table-cell>
          <table:table-cell office:value-type="float" office:value="0.79566" calcext:value-type="float">
            <text:p>0.79566</text:p>
          </table:table-cell>
          <table:table-cell office:value-type="float" office:value="0.20434" calcext:value-type="float">
            <text:p>0.20434</text:p>
          </table:table-cell>
          <table:table-cell office:value-type="float" office:value="3.14705" calcext:value-type="float">
            <text:p>3.1470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.29304" calcext:value-type="float">
            <text:p>4.29304</text:p>
          </table:table-cell>
          <table:table-cell office:value-type="float" office:value="0.994505" calcext:value-type="float">
            <text:p>0.994505</text:p>
          </table:table-cell>
          <table:table-cell office:value-type="float" office:value="0.00549451" calcext:value-type="float">
            <text:p>0.0054945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02207" calcext:value-type="float">
            <text:p>4.02207</text:p>
          </table:table-cell>
          <table:table-cell office:value-type="float" office:value="0.985831" calcext:value-type="float">
            <text:p>0.985831</text:p>
          </table:table-cell>
          <table:table-cell office:value-type="float" office:value="0.013624" calcext:value-type="float">
            <text:p>0.013624</text:p>
          </table:table-cell>
          <table:table-cell office:value-type="float" office:value="0.000544959" calcext:value-type="float">
            <text:p>0.000544959</text:p>
          </table:table-cell>
          <table:table-cell office:value-type="float" office:value="5.93333" calcext:value-type="float">
            <text:p>5.9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94268" calcext:value-type="float">
            <text:p>7.94268</text:p>
          </table:table-cell>
          <table:table-cell office:value-type="float" office:value="0.955414" calcext:value-type="float">
            <text:p>0.955414</text:p>
          </table:table-cell>
          <table:table-cell office:value-type="float" office:value="0.044586" calcext:value-type="float">
            <text:p>0.044586</text:p>
          </table:table-cell>
          <table:table-cell office:value-type="float" office:value="4.59067" calcext:value-type="float">
            <text:p>4.59067</text:p>
          </table:table-cell>
          <table:table-cell office:value-type="float" office:value="0.808059" calcext:value-type="float">
            <text:p>0.808059</text:p>
          </table:table-cell>
          <table:table-cell office:value-type="float" office:value="0.187699" calcext:value-type="float">
            <text:p>0.187699</text:p>
          </table:table-cell>
          <table:table-cell office:value-type="float" office:value="0.00424178" calcext:value-type="float">
            <text:p>0.00424178</text:p>
          </table:table-cell>
          <table:table-cell office:value-type="float" office:value="5.10917" calcext:value-type="float">
            <text:p>5.10917</text:p>
          </table:table-cell>
          <table:table-cell office:value-type="float" office:value="0.982533" calcext:value-type="float">
            <text:p>0.982533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10.2357" calcext:value-type="float">
            <text:p>10.2357</text:p>
          </table:table-cell>
          <table:table-cell office:value-type="float" office:value="0.757437" calcext:value-type="float">
            <text:p>0.757437</text:p>
          </table:table-cell>
          <table:table-cell office:value-type="float" office:value="0.242563" calcext:value-type="float">
            <text:p>0.242563</text:p>
          </table:table-cell>
          <table:table-cell office:value-type="float" office:value="4.15468" calcext:value-type="float">
            <text:p>4.15468</text:p>
          </table:table-cell>
          <table:table-cell office:value-type="float" office:value="0.954255" calcext:value-type="float">
            <text:p>0.954255</text:p>
          </table:table-cell>
          <table:table-cell office:value-type="float" office:value="0.0445823" calcext:value-type="float">
            <text:p>0.0445823</text:p>
          </table:table-cell>
          <table:table-cell office:value-type="float" office:value="0.00116302" calcext:value-type="float">
            <text:p>0.00116302</text:p>
          </table:table-cell>
          <table:table-cell office:value-type="float" office:value="5.38318" calcext:value-type="float">
            <text:p>5.38318</text:p>
          </table:table-cell>
          <table:table-cell office:value-type="float" office:value="0.987539" calcext:value-type="float">
            <text:p>0.987539</text:p>
          </table:table-cell>
          <table:table-cell office:value-type="float" office:value="0.0124611" calcext:value-type="float">
            <text:p>0.0124611</text:p>
          </table:table-cell>
          <table:table-cell office:value-type="float" office:value="9.57429" calcext:value-type="float">
            <text:p>9.57429</text:p>
          </table:table-cell>
          <table:table-cell office:value-type="float" office:value="0.811352" calcext:value-type="float">
            <text:p>0.811352</text:p>
          </table:table-cell>
          <table:table-cell office:value-type="float" office:value="0.188648" calcext:value-type="float">
            <text:p>0.188648</text:p>
          </table:table-cell>
          <table:table-cell office:value-type="float" office:value="3.45703" calcext:value-type="float">
            <text:p>3.4570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.53516" calcext:value-type="float">
            <text:p>3.53516</text:p>
          </table:table-cell>
          <table:table-cell office:value-type="float" office:value="0.994854" calcext:value-type="float">
            <text:p>0.994854</text:p>
          </table:table-cell>
          <table:table-cell office:value-type="float" office:value="0.0051458" calcext:value-type="float">
            <text:p>0.00514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0998" calcext:value-type="float">
            <text:p>3.50998</text:p>
          </table:table-cell>
          <table:table-cell office:value-type="float" office:value="0.992576" calcext:value-type="float">
            <text:p>0.992576</text:p>
          </table:table-cell>
          <table:table-cell office:value-type="float" office:value="0.00742448" calcext:value-type="float">
            <text:p>0.00742448</text:p>
          </table:table-cell>
          <table:table-cell office:value-type="float" office:value="0" calcext:value-type="float">
            <text:p>0</text:p>
          </table:table-cell>
          <table:table-cell office:value-type="float" office:value="5.38776" calcext:value-type="float">
            <text:p>5.387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77647" calcext:value-type="float">
            <text:p>8.77647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0.0588235" calcext:value-type="float">
            <text:p>0.0588235</text:p>
          </table:table-cell>
          <table:table-cell office:value-type="float" office:value="3.81191" calcext:value-type="float">
            <text:p>3.81191</text:p>
          </table:table-cell>
          <table:table-cell office:value-type="float" office:value="0.859269" calcext:value-type="float">
            <text:p>0.859269</text:p>
          </table:table-cell>
          <table:table-cell office:value-type="float" office:value="0.139378" calcext:value-type="float">
            <text:p>0.139378</text:p>
          </table:table-cell>
          <table:table-cell office:value-type="float" office:value="0.00135318" calcext:value-type="float">
            <text:p>0.00135318</text:p>
          </table:table-cell>
          <table:table-cell office:value-type="float" office:value="4.4058" calcext:value-type="float">
            <text:p>4.40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65657" calcext:value-type="float">
            <text:p>9.65657</text:p>
          </table:table-cell>
          <table:table-cell office:value-type="float" office:value="0.747475" calcext:value-type="float">
            <text:p>0.747475</text:p>
          </table:table-cell>
          <table:table-cell office:value-type="float" office:value="0.252525" calcext:value-type="float">
            <text:p>0.252525</text:p>
          </table:table-cell>
          <table:table-cell office:value-type="float" office:value="3.55547" calcext:value-type="float">
            <text:p>3.55547</text:p>
          </table:table-cell>
          <table:table-cell office:value-type="float" office:value="0.973986" calcext:value-type="float">
            <text:p>0.973986</text:p>
          </table:table-cell>
          <table:table-cell office:value-type="float" office:value="0.0258225" calcext:value-type="float">
            <text:p>0.0258225</text:p>
          </table:table-cell>
          <table:table-cell office:value-type="float" office:value="0.000191278" calcext:value-type="float">
            <text:p>0.000191278</text:p>
          </table:table-cell>
          <table:table-cell office:value-type="float" office:value="4.78151" calcext:value-type="float">
            <text:p>4.78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39896" calcext:value-type="float">
            <text:p>9.39896</text:p>
          </table:table-cell>
          <table:table-cell office:value-type="float" office:value="0.792746" calcext:value-type="float">
            <text:p>0.792746</text:p>
          </table:table-cell>
          <table:table-cell office:value-type="float" office:value="0.207254" calcext:value-type="float">
            <text:p>0.207254</text:p>
          </table:table-cell>
          <table:table-cell office:value-type="float" office:value="3.53411" calcext:value-type="float">
            <text:p>3.5341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.06119" calcext:value-type="float">
            <text:p>3.06119</text:p>
          </table:table-cell>
          <table:table-cell office:value-type="float" office:value="0.996503" calcext:value-type="float">
            <text:p>0.996503</text:p>
          </table:table-cell>
          <table:table-cell office:value-type="float" office:value="0.0034965" calcext:value-type="float">
            <text:p>0.00349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09145" calcext:value-type="float">
            <text:p>3.09145</text:p>
          </table:table-cell>
          <table:table-cell office:value-type="float" office:value="0.985546" calcext:value-type="float">
            <text:p>0.985546</text:p>
          </table:table-cell>
          <table:table-cell office:value-type="float" office:value="0.0141593" calcext:value-type="float">
            <text:p>0.0141593</text:p>
          </table:table-cell>
          <table:table-cell office:value-type="float" office:value="0.000294985" calcext:value-type="float">
            <text:p>0.000294985</text:p>
          </table:table-cell>
          <table:table-cell office:value-type="float" office:value="5.18182" calcext:value-type="float">
            <text:p>5.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55" calcext:value-type="float">
            <text:p>8.55</text:p>
          </table:table-cell>
          <table:table-cell office:value-type="float" office:value="0.92" calcext:value-type="float">
            <text:p>0.92</text:p>
          </table:table-cell>
          <table:table-cell office:value-type="float" office:value="0.08" calcext:value-type="float">
            <text:p>0.08</text:p>
          </table:table-cell>
          <table:table-cell office:value-type="float" office:value="3.564" calcext:value-type="float">
            <text:p>3.564</text:p>
          </table:table-cell>
          <table:table-cell office:value-type="float" office:value="0.836" calcext:value-type="float">
            <text:p>0.836</text:p>
          </table:table-cell>
          <table:table-cell office:value-type="float" office:value="0.161333" calcext:value-type="float">
            <text:p>0.161333</text:p>
          </table:table-cell>
          <table:table-cell office:value-type="float" office:value="0.00266667" calcext:value-type="float">
            <text:p>0.00266667</text:p>
          </table:table-cell>
          <table:table-cell office:value-type="float" office:value="2.82" calcext:value-type="float">
            <text:p>2.82</text:p>
          </table:table-cell>
          <table:table-cell office:value-type="float" office:value="0.98" calcext:value-type="float">
            <text:p>0.98</text:p>
          </table:table-cell>
          <table:table-cell office:value-type="float" office:value="0.02" calcext:value-type="float">
            <text:p>0.02</text:p>
          </table:table-cell>
          <table:table-cell office:value-type="float" office:value="9.53947" calcext:value-type="float">
            <text:p>9.53947</text:p>
          </table:table-cell>
          <table:table-cell office:value-type="float" office:value="0.714912" calcext:value-type="float">
            <text:p>0.714912</text:p>
          </table:table-cell>
          <table:table-cell office:value-type="float" office:value="0.285088" calcext:value-type="float">
            <text:p>0.285088</text:p>
          </table:table-cell>
          <table:table-cell office:value-type="float" office:value="3.16299" calcext:value-type="float">
            <text:p>3.16299</text:p>
          </table:table-cell>
          <table:table-cell office:value-type="float" office:value="0.963073" calcext:value-type="float">
            <text:p>0.963073</text:p>
          </table:table-cell>
          <table:table-cell office:value-type="float" office:value="0.0362903" calcext:value-type="float">
            <text:p>0.0362903</text:p>
          </table:table-cell>
          <table:table-cell office:value-type="float" office:value="0.000636672" calcext:value-type="float">
            <text:p>0.000636672</text:p>
          </table:table-cell>
          <table:table-cell office:value-type="float" office:value="3.52414" calcext:value-type="float">
            <text:p>3.52414</text:p>
          </table:table-cell>
          <table:table-cell office:value-type="float" office:value="0.986207" calcext:value-type="float">
            <text:p>0.986207</text:p>
          </table:table-cell>
          <table:table-cell office:value-type="float" office:value="0.0137931" calcext:value-type="float">
            <text:p>0.0137931</text:p>
          </table:table-cell>
          <table:table-cell office:value-type="float" office:value="9.12913" calcext:value-type="float">
            <text:p>9.12913</text:p>
          </table:table-cell>
          <table:table-cell office:value-type="float" office:value="0.780781" calcext:value-type="float">
            <text:p>0.780781</text:p>
          </table:table-cell>
          <table:table-cell office:value-type="float" office:value="0.219219" calcext:value-type="float">
            <text:p>0.219219</text:p>
          </table:table-cell>
          <table:table-cell office:value-type="float" office:value="3.31847" calcext:value-type="float">
            <text:p>3.3184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.69516" calcext:value-type="float">
            <text:p>3.69516</text:p>
          </table:table-cell>
          <table:table-cell office:value-type="float" office:value="0.995161" calcext:value-type="float">
            <text:p>0.995161</text:p>
          </table:table-cell>
          <table:table-cell office:value-type="float" office:value="0.00483871" calcext:value-type="float">
            <text:p>0.0048387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8662" calcext:value-type="float">
            <text:p>3.38662</text:p>
          </table:table-cell>
          <table:table-cell office:value-type="float" office:value="0.985927" calcext:value-type="float">
            <text:p>0.985927</text:p>
          </table:table-cell>
          <table:table-cell office:value-type="float" office:value="0.0140733" calcext:value-type="float">
            <text:p>0.0140733</text:p>
          </table:table-cell>
          <table:table-cell office:value-type="float" office:value="0" calcext:value-type="float">
            <text:p>0</text:p>
          </table:table-cell>
          <table:table-cell office:value-type="float" office:value="4.97391" calcext:value-type="float">
            <text:p>4.97391</text:p>
          </table:table-cell>
          <table:table-cell office:value-type="float" office:value="0.991304" calcext:value-type="float">
            <text:p>0.991304</text:p>
          </table:table-cell>
          <table:table-cell office:value-type="float" office:value="0.00869565" calcext:value-type="float">
            <text:p>0.00869565</text:p>
          </table:table-cell>
          <table:table-cell office:value-type="float" office:value="7.68667" calcext:value-type="float">
            <text:p>7.68667</text:p>
          </table:table-cell>
          <table:table-cell office:value-type="float" office:value="0.926667" calcext:value-type="float">
            <text:p>0.926667</text:p>
          </table:table-cell>
          <table:table-cell office:value-type="float" office:value="0.0733333" calcext:value-type="float">
            <text:p>0.0733333</text:p>
          </table:table-cell>
          <table:table-cell office:value-type="float" office:value="4.16727" calcext:value-type="float">
            <text:p>4.16727</text:p>
          </table:table-cell>
          <table:table-cell office:value-type="float" office:value="0.83906" calcext:value-type="float">
            <text:p>0.83906</text:p>
          </table:table-cell>
          <table:table-cell office:value-type="float" office:value="0.157324" calcext:value-type="float">
            <text:p>0.157324</text:p>
          </table:table-cell>
          <table:table-cell office:value-type="float" office:value="0.00361664" calcext:value-type="float">
            <text:p>0.00361664</text:p>
          </table:table-cell>
          <table:table-cell office:value-type="float" office:value="4.15294" calcext:value-type="float">
            <text:p>4.15294</text:p>
          </table:table-cell>
          <table:table-cell office:value-type="float" office:value="0.996078" calcext:value-type="float">
            <text:p>0.996078</text:p>
          </table:table-cell>
          <table:table-cell office:value-type="float" office:value="0.00392157" calcext:value-type="float">
            <text:p>0.00392157</text:p>
          </table:table-cell>
          <table:table-cell office:value-type="float" office:value="9.76768" calcext:value-type="float">
            <text:p>9.76768</text:p>
          </table:table-cell>
          <table:table-cell office:value-type="float" office:value="0.699495" calcext:value-type="float">
            <text:p>0.699495</text:p>
          </table:table-cell>
          <table:table-cell office:value-type="float" office:value="0.300505" calcext:value-type="float">
            <text:p>0.300505</text:p>
          </table:table-cell>
          <table:table-cell office:value-type="float" office:value="3.57866" calcext:value-type="float">
            <text:p>3.57866</text:p>
          </table:table-cell>
          <table:table-cell office:value-type="float" office:value="0.957393" calcext:value-type="float">
            <text:p>0.957393</text:p>
          </table:table-cell>
          <table:table-cell office:value-type="float" office:value="0.0418791" calcext:value-type="float">
            <text:p>0.0418791</text:p>
          </table:table-cell>
          <table:table-cell office:value-type="float" office:value="0.000728332" calcext:value-type="float">
            <text:p>0.000728332</text:p>
          </table:table-cell>
          <table:table-cell office:value-type="float" office:value="4.47978" calcext:value-type="float">
            <text:p>4.47978</text:p>
          </table:table-cell>
          <table:table-cell office:value-type="float" office:value="0.994609" calcext:value-type="float">
            <text:p>0.994609</text:p>
          </table:table-cell>
          <table:table-cell office:value-type="float" office:value="0.00539084" calcext:value-type="float">
            <text:p>0.00539084</text:p>
          </table:table-cell>
          <table:table-cell office:value-type="float" office:value="9.12094" calcext:value-type="float">
            <text:p>9.12094</text:p>
          </table:table-cell>
          <table:table-cell office:value-type="float" office:value="0.765343" calcext:value-type="float">
            <text:p>0.765343</text:p>
          </table:table-cell>
          <table:table-cell office:value-type="float" office:value="0.234657" calcext:value-type="float">
            <text:p>0.234657</text:p>
          </table:table-cell>
          <table:table-cell office:value-type="float" office:value="3.16163" calcext:value-type="float">
            <text:p>3.1616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.84272" calcext:value-type="float">
            <text:p>3.84272</text:p>
          </table:table-cell>
          <table:table-cell office:value-type="float" office:value="0.996117" calcext:value-type="float">
            <text:p>0.996117</text:p>
          </table:table-cell>
          <table:table-cell office:value-type="float" office:value="0.0038835" calcext:value-type="float">
            <text:p>0.0038835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29701" calcext:value-type="float">
            <text:p>3.29701</text:p>
          </table:table-cell>
          <table:table-cell office:value-type="float" office:value="0.987625" calcext:value-type="float">
            <text:p>0.987625</text:p>
          </table:table-cell>
          <table:table-cell office:value-type="float" office:value="0.0120736" calcext:value-type="float">
            <text:p>0.0120736</text:p>
          </table:table-cell>
          <table:table-cell office:value-type="float" office:value="0.000301841" calcext:value-type="float">
            <text:p>0.000301841</text:p>
          </table:table-cell>
          <table:table-cell office:value-type="float" office:value="5.45736" calcext:value-type="float">
            <text:p>5.45736</text:p>
          </table:table-cell>
          <table:table-cell office:value-type="float" office:value="0.992248" calcext:value-type="float">
            <text:p>0.992248</text:p>
          </table:table-cell>
          <table:table-cell office:value-type="float" office:value="0.00775194" calcext:value-type="float">
            <text:p>0.00775194</text:p>
          </table:table-cell>
          <table:table-cell office:value-type="float" office:value="8.37356" calcext:value-type="float">
            <text:p>8.37356</text:p>
          </table:table-cell>
          <table:table-cell office:value-type="float" office:value="0.95977" calcext:value-type="float">
            <text:p>0.95977</text:p>
          </table:table-cell>
          <table:table-cell office:value-type="float" office:value="0.0402299" calcext:value-type="float">
            <text:p>0.0402299</text:p>
          </table:table-cell>
          <table:table-cell office:value-type="float" office:value="3.38117" calcext:value-type="float">
            <text:p>3.38117</text:p>
          </table:table-cell>
          <table:table-cell office:value-type="float" office:value="0.814007" calcext:value-type="float">
            <text:p>0.814007</text:p>
          </table:table-cell>
          <table:table-cell office:value-type="float" office:value="0.181401" calcext:value-type="float">
            <text:p>0.181401</text:p>
          </table:table-cell>
          <table:table-cell office:value-type="float" office:value="0.00459242" calcext:value-type="float">
            <text:p>0.00459242</text:p>
          </table:table-cell>
          <table:table-cell office:value-type="float" office:value="4.86328" calcext:value-type="float">
            <text:p>4.863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4887" calcext:value-type="float">
            <text:p>10.4887</text:p>
          </table:table-cell>
          <table:table-cell office:value-type="float" office:value="0.760705" calcext:value-type="float">
            <text:p>0.760705</text:p>
          </table:table-cell>
          <table:table-cell office:value-type="float" office:value="0.239295" calcext:value-type="float">
            <text:p>0.239295</text:p>
          </table:table-cell>
          <table:table-cell office:value-type="float" office:value="3.37242" calcext:value-type="float">
            <text:p>3.37242</text:p>
          </table:table-cell>
          <table:table-cell office:value-type="float" office:value="0.956374" calcext:value-type="float">
            <text:p>0.956374</text:p>
          </table:table-cell>
          <table:table-cell office:value-type="float" office:value="0.0425622" calcext:value-type="float">
            <text:p>0.0425622</text:p>
          </table:table-cell>
          <table:table-cell office:value-type="float" office:value="0.00106406" calcext:value-type="float">
            <text:p>0.00106406</text:p>
          </table:table-cell>
          <table:table-cell office:value-type="float" office:value="5.0646" calcext:value-type="float">
            <text:p>5.0646</text:p>
          </table:table-cell>
          <table:table-cell office:value-type="float" office:value="0.997416" calcext:value-type="float">
            <text:p>0.997416</text:p>
          </table:table-cell>
          <table:table-cell office:value-type="float" office:value="0.00258398" calcext:value-type="float">
            <text:p>0.00258398</text:p>
          </table:table-cell>
          <table:table-cell office:value-type="float" office:value="9.83246" calcext:value-type="float">
            <text:p>9.83246</text:p>
          </table:table-cell>
          <table:table-cell office:value-type="float" office:value="0.82199" calcext:value-type="float">
            <text:p>0.82199</text:p>
          </table:table-cell>
          <table:table-cell office:value-type="float" office:value="0.17801" calcext:value-type="float">
            <text:p>0.17801</text:p>
          </table:table-cell>
          <table:table-cell office:value-type="float" office:value="2.98936" calcext:value-type="float">
            <text:p>2.9893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.88923" calcext:value-type="float">
            <text:p>3.889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.56307" calcext:value-type="float">
            <text:p>3.56307</text:p>
          </table:table-cell>
          <table:table-cell office:value-type="float" office:value="0.985378" calcext:value-type="float">
            <text:p>0.985378</text:p>
          </table:table-cell>
          <table:table-cell office:value-type="float" office:value="0.0143349" calcext:value-type="float">
            <text:p>0.0143349</text:p>
          </table:table-cell>
          <table:table-cell office:value-type="float" office:value="0.000286697" calcext:value-type="float">
            <text:p>0.000286697</text:p>
          </table:table-cell>
          <table:table-cell office:value-type="float" office:value="6.19" calcext:value-type="float">
            <text:p>6.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06395" calcext:value-type="float">
            <text:p>9.06395</text:p>
          </table:table-cell>
          <table:table-cell office:value-type="float" office:value="0.94186" calcext:value-type="float">
            <text:p>0.94186</text:p>
          </table:table-cell>
          <table:table-cell office:value-type="float" office:value="0.0581395" calcext:value-type="float">
            <text:p>0.0581395</text:p>
          </table:table-cell>
          <table:table-cell office:value-type="float" office:value="4.14738" calcext:value-type="float">
            <text:p>4.14738</text:p>
          </table:table-cell>
          <table:table-cell office:value-type="float" office:value="0.823144" calcext:value-type="float">
            <text:p>0.823144</text:p>
          </table:table-cell>
          <table:table-cell office:value-type="float" office:value="0.174672" calcext:value-type="float">
            <text:p>0.174672</text:p>
          </table:table-cell>
          <table:table-cell office:value-type="float" office:value="0.00218341" calcext:value-type="float">
            <text:p>0.00218341</text:p>
          </table:table-cell>
          <table:table-cell office:value-type="float" office:value="5.13615" calcext:value-type="float">
            <text:p>5.13615</text:p>
          </table:table-cell>
          <table:table-cell office:value-type="float" office:value="0.995305" calcext:value-type="float">
            <text:p>0.995305</text:p>
          </table:table-cell>
          <table:table-cell office:value-type="float" office:value="0.00469484" calcext:value-type="float">
            <text:p>0.00469484</text:p>
          </table:table-cell>
          <table:table-cell office:value-type="float" office:value="9.69466" calcext:value-type="float">
            <text:p>9.69466</text:p>
          </table:table-cell>
          <table:table-cell office:value-type="float" office:value="0.707379" calcext:value-type="float">
            <text:p>0.707379</text:p>
          </table:table-cell>
          <table:table-cell office:value-type="float" office:value="0.292621" calcext:value-type="float">
            <text:p>0.292621</text:p>
          </table:table-cell>
          <table:table-cell office:value-type="float" office:value="3.71124" calcext:value-type="float">
            <text:p>3.71124</text:p>
          </table:table-cell>
          <table:table-cell office:value-type="float" office:value="0.95793" calcext:value-type="float">
            <text:p>0.95793</text:p>
          </table:table-cell>
          <table:table-cell office:value-type="float" office:value="0.0414774" calcext:value-type="float">
            <text:p>0.0414774</text:p>
          </table:table-cell>
          <table:table-cell office:value-type="float" office:value="0.000592534" calcext:value-type="float">
            <text:p>0.000592534</text:p>
          </table:table-cell>
          <table:table-cell office:value-type="float" office:value="5.45714" calcext:value-type="float">
            <text:p>5.45714</text:p>
          </table:table-cell>
          <table:table-cell office:value-type="float" office:value="0.996825" calcext:value-type="float">
            <text:p>0.996825</text:p>
          </table:table-cell>
          <table:table-cell office:value-type="float" office:value="0.0031746" calcext:value-type="float">
            <text:p>0.0031746</text:p>
          </table:table-cell>
          <table:table-cell office:value-type="float" office:value="9.50265" calcext:value-type="float">
            <text:p>9.50265</text:p>
          </table:table-cell>
          <table:table-cell office:value-type="float" office:value="0.778761" calcext:value-type="float">
            <text:p>0.778761</text:p>
          </table:table-cell>
          <table:table-cell office:value-type="float" office:value="0.221239" calcext:value-type="float">
            <text:p>0.221239</text:p>
          </table:table-cell>
          <table:table-cell office:value-type="float" office:value="3.30719" calcext:value-type="float">
            <text:p>3.3071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.12613" calcext:value-type="float">
            <text:p>4.12613</text:p>
          </table:table-cell>
          <table:table-cell office:value-type="float" office:value="0.994595" calcext:value-type="float">
            <text:p>0.994595</text:p>
          </table:table-cell>
          <table:table-cell office:value-type="float" office:value="0.00540541" calcext:value-type="float">
            <text:p>0.005405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62759" calcext:value-type="float">
            <text:p>3.62759</text:p>
          </table:table-cell>
          <table:table-cell office:value-type="float" office:value="0.983484" calcext:value-type="float">
            <text:p>0.983484</text:p>
          </table:table-cell>
          <table:table-cell office:value-type="float" office:value="0.0165155" calcext:value-type="float">
            <text:p>0.0165155</text:p>
          </table:table-cell>
          <table:table-cell office:value-type="float" office:value="0" calcext:value-type="float">
            <text:p>0</text:p>
          </table:table-cell>
          <table:table-cell office:value-type="float" office:value="5.27619" calcext:value-type="float">
            <text:p>5.27619</text:p>
          </table:table-cell>
          <table:table-cell office:value-type="float" office:value="0.990476" calcext:value-type="float">
            <text:p>0.990476</text:p>
          </table:table-cell>
          <table:table-cell office:value-type="float" office:value="0.00952381" calcext:value-type="float">
            <text:p>0.00952381</text:p>
          </table:table-cell>
          <table:table-cell office:value-type="float" office:value="8.1634" calcext:value-type="float">
            <text:p>8.1634</text:p>
          </table:table-cell>
          <table:table-cell office:value-type="float" office:value="0.915033" calcext:value-type="float">
            <text:p>0.915033</text:p>
          </table:table-cell>
          <table:table-cell office:value-type="float" office:value="0.0849673" calcext:value-type="float">
            <text:p>0.0849673</text:p>
          </table:table-cell>
          <table:table-cell office:value-type="float" office:value="3.96104" calcext:value-type="float">
            <text:p>3.96104</text:p>
          </table:table-cell>
          <table:table-cell office:value-type="float" office:value="0.837072" calcext:value-type="float">
            <text:p>0.837072</text:p>
          </table:table-cell>
          <table:table-cell office:value-type="float" office:value="0.161747" calcext:value-type="float">
            <text:p>0.161747</text:p>
          </table:table-cell>
          <table:table-cell office:value-type="float" office:value="0.00118064" calcext:value-type="float">
            <text:p>0.00118064</text:p>
          </table:table-cell>
          <table:table-cell office:value-type="float" office:value="4.11163" calcext:value-type="float">
            <text:p>4.11163</text:p>
          </table:table-cell>
          <table:table-cell office:value-type="float" office:value="0.981395" calcext:value-type="float">
            <text:p>0.98139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10.1851" calcext:value-type="float">
            <text:p>10.1851</text:p>
          </table:table-cell>
          <table:table-cell office:value-type="float" office:value="0.770149" calcext:value-type="float">
            <text:p>0.770149</text:p>
          </table:table-cell>
          <table:table-cell office:value-type="float" office:value="0.229851" calcext:value-type="float">
            <text:p>0.229851</text:p>
          </table:table-cell>
          <table:table-cell office:value-type="float" office:value="3.75212" calcext:value-type="float">
            <text:p>3.75212</text:p>
          </table:table-cell>
          <table:table-cell office:value-type="float" office:value="0.957238" calcext:value-type="float">
            <text:p>0.957238</text:p>
          </table:table-cell>
          <table:table-cell office:value-type="float" office:value="0.042539" calcext:value-type="float">
            <text:p>0.042539</text:p>
          </table:table-cell>
          <table:table-cell office:value-type="float" office:value="0.000222717" calcext:value-type="float">
            <text:p>0.000222717</text:p>
          </table:table-cell>
          <table:table-cell office:value-type="float" office:value="4.47205" calcext:value-type="float">
            <text:p>4.47205</text:p>
          </table:table-cell>
          <table:table-cell office:value-type="float" office:value="0.984472" calcext:value-type="float">
            <text:p>0.984472</text:p>
          </table:table-cell>
          <table:table-cell office:value-type="float" office:value="0.015528" calcext:value-type="float">
            <text:p>0.015528</text:p>
          </table:table-cell>
          <table:table-cell office:value-type="float" office:value="9.52342" calcext:value-type="float">
            <text:p>9.52342</text:p>
          </table:table-cell>
          <table:table-cell office:value-type="float" office:value="0.816701" calcext:value-type="float">
            <text:p>0.816701</text:p>
          </table:table-cell>
          <table:table-cell office:value-type="float" office:value="0.183299" calcext:value-type="float">
            <text:p>0.183299</text:p>
          </table:table-cell>
          <table:table-cell office:value-type="float" office:value="3.12164" calcext:value-type="float">
            <text:p>3.1216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.31358" calcext:value-type="float">
            <text:p>4.31358</text:p>
          </table:table-cell>
          <table:table-cell office:value-type="float" office:value="0.994264" calcext:value-type="float">
            <text:p>0.994264</text:p>
          </table:table-cell>
          <table:table-cell office:value-type="float" office:value="0.00573614" calcext:value-type="float">
            <text:p>0.0057361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.33333" calcext:value-type="float">
            <text:p>3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99946" calcext:value-type="float">
            <text:p>3.99946</text:p>
          </table:table-cell>
          <table:table-cell office:value-type="float" office:value="0.991283" calcext:value-type="float">
            <text:p>0.991283</text:p>
          </table:table-cell>
          <table:table-cell office:value-type="float" office:value="0.00871697" calcext:value-type="float">
            <text:p>0.00871697</text:p>
          </table:table-cell>
          <table:table-cell office:value-type="float" office:value="0" calcext:value-type="float">
            <text:p>0</text:p>
          </table:table-cell>
          <table:table-cell office:value-type="float" office:value="5.5514" calcext:value-type="float">
            <text:p>5.55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25862" calcext:value-type="float">
            <text:p>8.25862</text:p>
          </table:table-cell>
          <table:table-cell office:value-type="float" office:value="0.922414" calcext:value-type="float">
            <text:p>0.922414</text:p>
          </table:table-cell>
          <table:table-cell office:value-type="float" office:value="0.0775862" calcext:value-type="float">
            <text:p>0.0775862</text:p>
          </table:table-cell>
          <table:table-cell office:value-type="float" office:value="4.19151" calcext:value-type="float">
            <text:p>4.19151</text:p>
          </table:table-cell>
          <table:table-cell office:value-type="float" office:value="0.840044" calcext:value-type="float">
            <text:p>0.840044</text:p>
          </table:table-cell>
          <table:table-cell office:value-type="float" office:value="0.153428" calcext:value-type="float">
            <text:p>0.153428</text:p>
          </table:table-cell>
          <table:table-cell office:value-type="float" office:value="0.00652884" calcext:value-type="float">
            <text:p>0.00652884</text:p>
          </table:table-cell>
          <table:table-cell office:value-type="float" office:value="4.73797" calcext:value-type="float">
            <text:p>4.73797</text:p>
          </table:table-cell>
          <table:table-cell office:value-type="float" office:value="0.989305" calcext:value-type="float">
            <text:p>0.989305</text:p>
          </table:table-cell>
          <table:table-cell office:value-type="float" office:value="0.0106952" calcext:value-type="float">
            <text:p>0.0106952</text:p>
          </table:table-cell>
          <table:table-cell office:value-type="float" office:value="9.85013" calcext:value-type="float">
            <text:p>9.85013</text:p>
          </table:table-cell>
          <table:table-cell office:value-type="float" office:value="0.705426" calcext:value-type="float">
            <text:p>0.705426</text:p>
          </table:table-cell>
          <table:table-cell office:value-type="float" office:value="0.294574" calcext:value-type="float">
            <text:p>0.294574</text:p>
          </table:table-cell>
          <table:table-cell office:value-type="float" office:value="4.06611" calcext:value-type="float">
            <text:p>4.06611</text:p>
          </table:table-cell>
          <table:table-cell office:value-type="float" office:value="0.964404" calcext:value-type="float">
            <text:p>0.964404</text:p>
          </table:table-cell>
          <table:table-cell office:value-type="float" office:value="0.0344221" calcext:value-type="float">
            <text:p>0.0344221</text:p>
          </table:table-cell>
          <table:table-cell office:value-type="float" office:value="0.00117348" calcext:value-type="float">
            <text:p>0.00117348</text:p>
          </table:table-cell>
          <table:table-cell office:value-type="float" office:value="5.03401" calcext:value-type="float">
            <text:p>5.03401</text:p>
          </table:table-cell>
          <table:table-cell office:value-type="float" office:value="0.993197" calcext:value-type="float">
            <text:p>0.993197</text:p>
          </table:table-cell>
          <table:table-cell office:value-type="float" office:value="0.00680272" calcext:value-type="float">
            <text:p>0.00680272</text:p>
          </table:table-cell>
          <table:table-cell office:value-type="float" office:value="9.41061" calcext:value-type="float">
            <text:p>9.41061</text:p>
          </table:table-cell>
          <table:table-cell office:value-type="float" office:value="0.75835" calcext:value-type="float">
            <text:p>0.75835</text:p>
          </table:table-cell>
          <table:table-cell office:value-type="float" office:value="0.24165" calcext:value-type="float">
            <text:p>0.24165</text:p>
          </table:table-cell>
          <table:table-cell office:value-type="float" office:value="3.25749" calcext:value-type="float">
            <text:p>3.2574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.52782" calcext:value-type="float">
            <text:p>3.52782</text:p>
          </table:table-cell>
          <table:table-cell office:value-type="float" office:value="0.994941" calcext:value-type="float">
            <text:p>0.994941</text:p>
          </table:table-cell>
          <table:table-cell office:value-type="float" office:value="0.00505902" calcext:value-type="float">
            <text:p>0.0050590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42691" calcext:value-type="float">
            <text:p>3.42691</text:p>
          </table:table-cell>
          <table:table-cell office:value-type="float" office:value="0.992827" calcext:value-type="float">
            <text:p>0.992827</text:p>
          </table:table-cell>
          <table:table-cell office:value-type="float" office:value="0.00717289" calcext:value-type="float">
            <text:p>0.0071728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1456" calcext:value-type="float">
            <text:p>7.51456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0679612" calcext:value-type="float">
            <text:p>0.0679612</text:p>
          </table:table-cell>
          <table:table-cell office:value-type="float" office:value="3.66754" calcext:value-type="float">
            <text:p>3.66754</text:p>
          </table:table-cell>
          <table:table-cell office:value-type="float" office:value="0.835724" calcext:value-type="float">
            <text:p>0.835724</text:p>
          </table:table-cell>
          <table:table-cell office:value-type="float" office:value="0.162973" calcext:value-type="float">
            <text:p>0.162973</text:p>
          </table:table-cell>
          <table:table-cell office:value-type="float" office:value="0.00130378" calcext:value-type="float">
            <text:p>0.00130378</text:p>
          </table:table-cell>
          <table:table-cell office:value-type="float" office:value="3.7561" calcext:value-type="float">
            <text:p>3.7561</text:p>
          </table:table-cell>
          <table:table-cell office:value-type="float" office:value="0.987805" calcext:value-type="float">
            <text:p>0.987805</text:p>
          </table:table-cell>
          <table:table-cell office:value-type="float" office:value="0.0121951" calcext:value-type="float">
            <text:p>0.0121951</text:p>
          </table:table-cell>
          <table:table-cell office:value-type="float" office:value="9.24907" calcext:value-type="float">
            <text:p>9.24907</text:p>
          </table:table-cell>
          <table:table-cell office:value-type="float" office:value="0.702602" calcext:value-type="float">
            <text:p>0.702602</text:p>
          </table:table-cell>
          <table:table-cell office:value-type="float" office:value="0.297398" calcext:value-type="float">
            <text:p>0.297398</text:p>
          </table:table-cell>
          <table:table-cell office:value-type="float" office:value="3.47215" calcext:value-type="float">
            <text:p>3.47215</text:p>
          </table:table-cell>
          <table:table-cell office:value-type="float" office:value="0.970757" calcext:value-type="float">
            <text:p>0.970757</text:p>
          </table:table-cell>
          <table:table-cell office:value-type="float" office:value="0.0290579" calcext:value-type="float">
            <text:p>0.0290579</text:p>
          </table:table-cell>
          <table:table-cell office:value-type="float" office:value="0.000185082" calcext:value-type="float">
            <text:p>0.000185082</text:p>
          </table:table-cell>
          <table:table-cell office:value-type="float" office:value="4.28169" calcext:value-type="float">
            <text:p>4.28169</text:p>
          </table:table-cell>
          <table:table-cell office:value-type="float" office:value="0.992958" calcext:value-type="float">
            <text:p>0.992958</text:p>
          </table:table-cell>
          <table:table-cell office:value-type="float" office:value="0.00704225" calcext:value-type="float">
            <text:p>0.00704225</text:p>
          </table:table-cell>
          <table:table-cell office:value-type="float" office:value="8.75134" calcext:value-type="float">
            <text:p>8.75134</text:p>
          </table:table-cell>
          <table:table-cell office:value-type="float" office:value="0.76738" calcext:value-type="float">
            <text:p>0.76738</text:p>
          </table:table-cell>
          <table:table-cell office:value-type="float" office:value="0.23262" calcext:value-type="float">
            <text:p>0.23262</text:p>
          </table:table-cell>
          <table:table-cell office:value-type="float" office:value="3.21492" calcext:value-type="float">
            <text:p>3.2149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.09107" calcext:value-type="float">
            <text:p>3.09107</text:p>
          </table:table-cell>
          <table:table-cell office:value-type="float" office:value="0.992714" calcext:value-type="float">
            <text:p>0.992714</text:p>
          </table:table-cell>
          <table:table-cell office:value-type="float" office:value="0.00728597" calcext:value-type="float">
            <text:p>0.00728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6052" calcext:value-type="float">
            <text:p>2.96052</text:p>
          </table:table-cell>
          <table:table-cell office:value-type="float" office:value="0.991931" calcext:value-type="float">
            <text:p>0.991931</text:p>
          </table:table-cell>
          <table:table-cell office:value-type="float" office:value="0.00778098" calcext:value-type="float">
            <text:p>0.00778098</text:p>
          </table:table-cell>
          <table:table-cell office:value-type="float" office:value="0.000288184" calcext:value-type="float">
            <text:p>0.000288184</text:p>
          </table:table-cell>
          <table:table-cell office:value-type="float" office:value="4.54054" calcext:value-type="float">
            <text:p>4.540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23404" calcext:value-type="float">
            <text:p>8.23404</text:p>
          </table:table-cell>
          <table:table-cell office:value-type="float" office:value="0.904255" calcext:value-type="float">
            <text:p>0.904255</text:p>
          </table:table-cell>
          <table:table-cell office:value-type="float" office:value="0.0957447" calcext:value-type="float">
            <text:p>0.0957447</text:p>
          </table:table-cell>
          <table:table-cell office:value-type="float" office:value="3.64714" calcext:value-type="float">
            <text:p>3.64714</text:p>
          </table:table-cell>
          <table:table-cell office:value-type="float" office:value="0.846583" calcext:value-type="float">
            <text:p>0.846583</text:p>
          </table:table-cell>
          <table:table-cell office:value-type="float" office:value="0.149233" calcext:value-type="float">
            <text:p>0.149233</text:p>
          </table:table-cell>
          <table:table-cell office:value-type="float" office:value="0.0041841" calcext:value-type="float">
            <text:p>0.0041841</text:p>
          </table:table-cell>
          <table:table-cell office:value-type="float" office:value="2.91139" calcext:value-type="float">
            <text:p>2.91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62931" calcext:value-type="float">
            <text:p>9.62931</text:p>
          </table:table-cell>
          <table:table-cell office:value-type="float" office:value="0.737069" calcext:value-type="float">
            <text:p>0.737069</text:p>
          </table:table-cell>
          <table:table-cell office:value-type="float" office:value="0.262931" calcext:value-type="float">
            <text:p>0.262931</text:p>
          </table:table-cell>
          <table:table-cell office:value-type="float" office:value="3.0796" calcext:value-type="float">
            <text:p>3.0796</text:p>
          </table:table-cell>
          <table:table-cell office:value-type="float" office:value="0.970017" calcext:value-type="float">
            <text:p>0.970017</text:p>
          </table:table-cell>
          <table:table-cell office:value-type="float" office:value="0.0291385" calcext:value-type="float">
            <text:p>0.0291385</text:p>
          </table:table-cell>
          <table:table-cell office:value-type="float" office:value="0.000844595" calcext:value-type="float">
            <text:p>0.000844595</text:p>
          </table:table-cell>
          <table:table-cell office:value-type="float" office:value="3.41026" calcext:value-type="float">
            <text:p>3.410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09668" calcext:value-type="float">
            <text:p>9.09668</text:p>
          </table:table-cell>
          <table:table-cell office:value-type="float" office:value="0.78852" calcext:value-type="float">
            <text:p>0.78852</text:p>
          </table:table-cell>
          <table:table-cell office:value-type="float" office:value="0.21148" calcext:value-type="float">
            <text:p>0.21148</text:p>
          </table:table-cell>
          <table:table-cell office:value-type="float" office:value="2.86644" calcext:value-type="float">
            <text:p>2.8664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.5764" calcext:value-type="float">
            <text:p>3.5764</text:p>
          </table:table-cell>
          <table:table-cell office:value-type="float" office:value="0.996974" calcext:value-type="float">
            <text:p>0.996974</text:p>
          </table:table-cell>
          <table:table-cell office:value-type="float" office:value="0.00302572" calcext:value-type="float">
            <text:p>0.0030257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7679" calcext:value-type="float">
            <text:p>3.37679</text:p>
          </table:table-cell>
          <table:table-cell office:value-type="float" office:value="0.98618" calcext:value-type="float">
            <text:p>0.98618</text:p>
          </table:table-cell>
          <table:table-cell office:value-type="float" office:value="0.0138201" calcext:value-type="float">
            <text:p>0.0138201</text:p>
          </table:table-cell>
          <table:table-cell office:value-type="float" office:value="0" calcext:value-type="float">
            <text:p>0</text:p>
          </table:table-cell>
          <table:table-cell office:value-type="float" office:value="5.46043" calcext:value-type="float">
            <text:p>5.460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2293" calcext:value-type="float">
            <text:p>8.2293</text:p>
          </table:table-cell>
          <table:table-cell office:value-type="float" office:value="0.955414" calcext:value-type="float">
            <text:p>0.955414</text:p>
          </table:table-cell>
          <table:table-cell office:value-type="float" office:value="0.044586" calcext:value-type="float">
            <text:p>0.044586</text:p>
          </table:table-cell>
          <table:table-cell office:value-type="float" office:value="4.11942" calcext:value-type="float">
            <text:p>4.11942</text:p>
          </table:table-cell>
          <table:table-cell office:value-type="float" office:value="0.83301" calcext:value-type="float">
            <text:p>0.83301</text:p>
          </table:table-cell>
          <table:table-cell office:value-type="float" office:value="0.166019" calcext:value-type="float">
            <text:p>0.166019</text:p>
          </table:table-cell>
          <table:table-cell office:value-type="float" office:value="0.000970874" calcext:value-type="float">
            <text:p>0.000970874</text:p>
          </table:table-cell>
          <table:table-cell office:value-type="float" office:value="4.19919" calcext:value-type="float">
            <text:p>4.19919</text:p>
          </table:table-cell>
          <table:table-cell office:value-type="float" office:value="0.995935" calcext:value-type="float">
            <text:p>0.995935</text:p>
          </table:table-cell>
          <table:table-cell office:value-type="float" office:value="0.00406504" calcext:value-type="float">
            <text:p>0.00406504</text:p>
          </table:table-cell>
          <table:table-cell office:value-type="float" office:value="9.98143" calcext:value-type="float">
            <text:p>9.98143</text:p>
          </table:table-cell>
          <table:table-cell office:value-type="float" office:value="0.774536" calcext:value-type="float">
            <text:p>0.774536</text:p>
          </table:table-cell>
          <table:table-cell office:value-type="float" office:value="0.225464" calcext:value-type="float">
            <text:p>0.225464</text:p>
          </table:table-cell>
          <table:table-cell office:value-type="float" office:value="3.53909" calcext:value-type="float">
            <text:p>3.53909</text:p>
          </table:table-cell>
          <table:table-cell office:value-type="float" office:value="0.958921" calcext:value-type="float">
            <text:p>0.958921</text:p>
          </table:table-cell>
          <table:table-cell office:value-type="float" office:value="0.0408976" calcext:value-type="float">
            <text:p>0.0408976</text:p>
          </table:table-cell>
          <table:table-cell office:value-type="float" office:value="0.000180963" calcext:value-type="float">
            <text:p>0.000180963</text:p>
          </table:table-cell>
          <table:table-cell office:value-type="float" office:value="4.71835" calcext:value-type="float">
            <text:p>4.71835</text:p>
          </table:table-cell>
          <table:table-cell office:value-type="float" office:value="0.997416" calcext:value-type="float">
            <text:p>0.997416</text:p>
          </table:table-cell>
          <table:table-cell office:value-type="float" office:value="0.00258398" calcext:value-type="float">
            <text:p>0.00258398</text:p>
          </table:table-cell>
          <table:table-cell office:value-type="float" office:value="9.3859" calcext:value-type="float">
            <text:p>9.3859</text:p>
          </table:table-cell>
          <table:table-cell office:value-type="float" office:value="0.829314" calcext:value-type="float">
            <text:p>0.829314</text:p>
          </table:table-cell>
          <table:table-cell office:value-type="float" office:value="0.170686" calcext:value-type="float">
            <text:p>0.170686</text:p>
          </table:table-cell>
          <table:table-cell office:value-type="float" office:value="2.51154" calcext:value-type="float">
            <text:p>2.5115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.44406" calcext:value-type="float">
            <text:p>3.44406</text:p>
          </table:table-cell>
          <table:table-cell office:value-type="float" office:value="0.994755" calcext:value-type="float">
            <text:p>0.994755</text:p>
          </table:table-cell>
          <table:table-cell office:value-type="float" office:value="0.00524476" calcext:value-type="float">
            <text:p>0.005244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20061" calcext:value-type="float">
            <text:p>3.20061</text:p>
          </table:table-cell>
          <table:table-cell office:value-type="float" office:value="0.992672" calcext:value-type="float">
            <text:p>0.992672</text:p>
          </table:table-cell>
          <table:table-cell office:value-type="float" office:value="0.00732824" calcext:value-type="float">
            <text:p>0.00732824</text:p>
          </table:table-cell>
          <table:table-cell office:value-type="float" office:value="0" calcext:value-type="float">
            <text:p>0</text:p>
          </table:table-cell>
          <table:table-cell office:value-type="float" office:value="5.76552" calcext:value-type="float">
            <text:p>5.76552</text:p>
          </table:table-cell>
          <table:table-cell office:value-type="float" office:value="0.993103" calcext:value-type="float">
            <text:p>0.993103</text:p>
          </table:table-cell>
          <table:table-cell office:value-type="float" office:value="0.00689655" calcext:value-type="float">
            <text:p>0.00689655</text:p>
          </table:table-cell>
          <table:table-cell office:value-type="float" office:value="8.24088" calcext:value-type="float">
            <text:p>8.24088</text:p>
          </table:table-cell>
          <table:table-cell office:value-type="float" office:value="0.912409" calcext:value-type="float">
            <text:p>0.912409</text:p>
          </table:table-cell>
          <table:table-cell office:value-type="float" office:value="0.0875912" calcext:value-type="float">
            <text:p>0.0875912</text:p>
          </table:table-cell>
          <table:table-cell office:value-type="float" office:value="3.60417" calcext:value-type="float">
            <text:p>3.60417</text:p>
          </table:table-cell>
          <table:table-cell office:value-type="float" office:value="0.840686" calcext:value-type="float">
            <text:p>0.840686</text:p>
          </table:table-cell>
          <table:table-cell office:value-type="float" office:value="0.155637" calcext:value-type="float">
            <text:p>0.155637</text:p>
          </table:table-cell>
          <table:table-cell office:value-type="float" office:value="0.00367647" calcext:value-type="float">
            <text:p>0.00367647</text:p>
          </table:table-cell>
          <table:table-cell office:value-type="float" office:value="5.12658" calcext:value-type="float">
            <text:p>5.12658</text:p>
          </table:table-cell>
          <table:table-cell office:value-type="float" office:value="0.995781" calcext:value-type="float">
            <text:p>0.995781</text:p>
          </table:table-cell>
          <table:table-cell office:value-type="float" office:value="0.00421941" calcext:value-type="float">
            <text:p>0.00421941</text:p>
          </table:table-cell>
          <table:table-cell office:value-type="float" office:value="10.0943" calcext:value-type="float">
            <text:p>10.0943</text:p>
          </table:table-cell>
          <table:table-cell office:value-type="float" office:value="0.703504" calcext:value-type="float">
            <text:p>0.703504</text:p>
          </table:table-cell>
          <table:table-cell office:value-type="float" office:value="0.296496" calcext:value-type="float">
            <text:p>0.296496</text:p>
          </table:table-cell>
          <table:table-cell office:value-type="float" office:value="3.30109" calcext:value-type="float">
            <text:p>3.30109</text:p>
          </table:table-cell>
          <table:table-cell office:value-type="float" office:value="0.966331" calcext:value-type="float">
            <text:p>0.966331</text:p>
          </table:table-cell>
          <table:table-cell office:value-type="float" office:value="0.0330259" calcext:value-type="float">
            <text:p>0.0330259</text:p>
          </table:table-cell>
          <table:table-cell office:value-type="float" office:value="0.000643363" calcext:value-type="float">
            <text:p>0.000643363</text:p>
          </table:table-cell>
          <table:table-cell office:value-type="float" office:value="5.34635" calcext:value-type="float">
            <text:p>5.34635</text:p>
          </table:table-cell>
          <table:table-cell office:value-type="float" office:value="0.994792" calcext:value-type="float">
            <text:p>0.994792</text:p>
          </table:table-cell>
          <table:table-cell office:value-type="float" office:value="0.00520833" calcext:value-type="float">
            <text:p>0.00520833</text:p>
          </table:table-cell>
          <table:table-cell office:value-type="float" office:value="9.5" calcext:value-type="float">
            <text:p>9.5</text:p>
          </table:table-cell>
          <table:table-cell office:value-type="float" office:value="0.763566" calcext:value-type="float">
            <text:p>0.763566</text:p>
          </table:table-cell>
          <table:table-cell office:value-type="float" office:value="0.236434" calcext:value-type="float">
            <text:p>0.236434</text:p>
          </table:table-cell>
          <table:table-cell office:value-type="float" office:value="2.24158" calcext:value-type="float">
            <text:p>2.2415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.75" calcext:value-type="float">
            <text:p>3.7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00454545" calcext:value-type="float">
            <text:p>0.00454545</text:p>
          </table:table-cell>
          <table:table-cell office:value-type="float" office:value="0" calcext:value-type="float">
            <text:p>0</text:p>
          </table:table-cell>
          <table:table-cell office:value-type="float" office:value="18.6667" calcext:value-type="float">
            <text:p>18.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48754" calcext:value-type="float">
            <text:p>3.48754</text:p>
          </table:table-cell>
          <table:table-cell office:value-type="float" office:value="0.98546" calcext:value-type="float">
            <text:p>0.98546</text:p>
          </table:table-cell>
          <table:table-cell office:value-type="float" office:value="0.0145401" calcext:value-type="float">
            <text:p>0.0145401</text:p>
          </table:table-cell>
          <table:table-cell office:value-type="float" office:value="0" calcext:value-type="float">
            <text:p>0</text:p>
          </table:table-cell>
          <table:table-cell office:value-type="float" office:value="6.24167" calcext:value-type="float">
            <text:p>6.24167</text:p>
          </table:table-cell>
          <table:table-cell office:value-type="float" office:value="0.991667" calcext:value-type="float">
            <text:p>0.991667</text:p>
          </table:table-cell>
          <table:table-cell office:value-type="float" office:value="0.00833333" calcext:value-type="float">
            <text:p>0.00833333</text:p>
          </table:table-cell>
          <table:table-cell office:value-type="float" office:value="7.95312" calcext:value-type="float">
            <text:p>7.95312</text:p>
          </table:table-cell>
          <table:table-cell office:value-type="float" office:value="0.929688" calcext:value-type="float">
            <text:p>0.929688</text:p>
          </table:table-cell>
          <table:table-cell office:value-type="float" office:value="0.0703125" calcext:value-type="float">
            <text:p>0.0703125</text:p>
          </table:table-cell>
          <table:table-cell office:value-type="float" office:value="3.6897" calcext:value-type="float">
            <text:p>3.6897</text:p>
          </table:table-cell>
          <table:table-cell office:value-type="float" office:value="0.802108" calcext:value-type="float">
            <text:p>0.802108</text:p>
          </table:table-cell>
          <table:table-cell office:value-type="float" office:value="0.196721" calcext:value-type="float">
            <text:p>0.196721</text:p>
          </table:table-cell>
          <table:table-cell office:value-type="float" office:value="0.00117096" calcext:value-type="float">
            <text:p>0.00117096</text:p>
          </table:table-cell>
          <table:table-cell office:value-type="float" office:value="5.48319" calcext:value-type="float">
            <text:p>5.48319</text:p>
          </table:table-cell>
          <table:table-cell office:value-type="float" office:value="0.945378" calcext:value-type="float">
            <text:p>0.945378</text:p>
          </table:table-cell>
          <table:table-cell office:value-type="float" office:value="0.0546218" calcext:value-type="float">
            <text:p>0.0546218</text:p>
          </table:table-cell>
          <table:table-cell office:value-type="float" office:value="10.2893" calcext:value-type="float">
            <text:p>10.2893</text:p>
          </table:table-cell>
          <table:table-cell office:value-type="float" office:value="0.69382" calcext:value-type="float">
            <text:p>0.69382</text:p>
          </table:table-cell>
          <table:table-cell office:value-type="float" office:value="0.30618" calcext:value-type="float">
            <text:p>0.30618</text:p>
          </table:table-cell>
          <table:table-cell office:value-type="float" office:value="3.55835" calcext:value-type="float">
            <text:p>3.55835</text:p>
          </table:table-cell>
          <table:table-cell office:value-type="float" office:value="0.95475" calcext:value-type="float">
            <text:p>0.95475</text:p>
          </table:table-cell>
          <table:table-cell office:value-type="float" office:value="0.045045" calcext:value-type="float">
            <text:p>0.045045</text:p>
          </table:table-cell>
          <table:table-cell office:value-type="float" office:value="0.00020475" calcext:value-type="float">
            <text:p>0.00020475</text:p>
          </table:table-cell>
          <table:table-cell office:value-type="float" office:value="5.84488" calcext:value-type="float">
            <text:p>5.84488</text:p>
          </table:table-cell>
          <table:table-cell office:value-type="float" office:value="0.961219" calcext:value-type="float">
            <text:p>0.961219</text:p>
          </table:table-cell>
          <table:table-cell office:value-type="float" office:value="0.0387812" calcext:value-type="float">
            <text:p>0.0387812</text:p>
          </table:table-cell>
          <table:table-cell office:value-type="float" office:value="9.63786" calcext:value-type="float">
            <text:p>9.63786</text:p>
          </table:table-cell>
          <table:table-cell office:value-type="float" office:value="0.757202" calcext:value-type="float">
            <text:p>0.757202</text:p>
          </table:table-cell>
          <table:table-cell office:value-type="float" office:value="0.242798" calcext:value-type="float">
            <text:p>0.242798</text:p>
          </table:table-cell>
          <table:table-cell office:value-type="float" office:value="2.43693" calcext:value-type="float">
            <text:p>2.4369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.95" calcext:value-type="float">
            <text:p>3.95</text:p>
          </table:table-cell>
          <table:table-cell office:value-type="float" office:value="0.996552" calcext:value-type="float">
            <text:p>0.996552</text:p>
          </table:table-cell>
          <table:table-cell office:value-type="float" office:value="0.00344828" calcext:value-type="float">
            <text:p>0.003448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6667" calcext:value-type="float">
            <text:p>2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76634" calcext:value-type="float">
            <text:p>3.76634</text:p>
          </table:table-cell>
          <table:table-cell office:value-type="float" office:value="0.985621" calcext:value-type="float">
            <text:p>0.985621</text:p>
          </table:table-cell>
          <table:table-cell office:value-type="float" office:value="0.0143791" calcext:value-type="float">
            <text:p>0.0143791</text:p>
          </table:table-cell>
          <table:table-cell office:value-type="float" office:value="0" calcext:value-type="float">
            <text:p>0</text:p>
          </table:table-cell>
          <table:table-cell office:value-type="float" office:value="5.42268" calcext:value-type="float">
            <text:p>5.422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9589" calcext:value-type="float">
            <text:p>7.9589</text:p>
          </table:table-cell>
          <table:table-cell office:value-type="float" office:value="0.958904" calcext:value-type="float">
            <text:p>0.958904</text:p>
          </table:table-cell>
          <table:table-cell office:value-type="float" office:value="0.0410959" calcext:value-type="float">
            <text:p>0.0410959</text:p>
          </table:table-cell>
          <table:table-cell office:value-type="float" office:value="3.86348" calcext:value-type="float">
            <text:p>3.86348</text:p>
          </table:table-cell>
          <table:table-cell office:value-type="float" office:value="0.832765" calcext:value-type="float">
            <text:p>0.832765</text:p>
          </table:table-cell>
          <table:table-cell office:value-type="float" office:value="0.166098" calcext:value-type="float">
            <text:p>0.166098</text:p>
          </table:table-cell>
          <table:table-cell office:value-type="float" office:value="0.00113766" calcext:value-type="float">
            <text:p>0.00113766</text:p>
          </table:table-cell>
          <table:table-cell office:value-type="float" office:value="4.44061" calcext:value-type="float">
            <text:p>4.44061</text:p>
          </table:table-cell>
          <table:table-cell office:value-type="float" office:value="0.988506" calcext:value-type="float">
            <text:p>0.988506</text:p>
          </table:table-cell>
          <table:table-cell office:value-type="float" office:value="0.0114943" calcext:value-type="float">
            <text:p>0.0114943</text:p>
          </table:table-cell>
          <table:table-cell office:value-type="float" office:value="10.3172" calcext:value-type="float">
            <text:p>10.3172</text:p>
          </table:table-cell>
          <table:table-cell office:value-type="float" office:value="0.722054" calcext:value-type="float">
            <text:p>0.722054</text:p>
          </table:table-cell>
          <table:table-cell office:value-type="float" office:value="0.277946" calcext:value-type="float">
            <text:p>0.277946</text:p>
          </table:table-cell>
          <table:table-cell office:value-type="float" office:value="3.80881" calcext:value-type="float">
            <text:p>3.80881</text:p>
          </table:table-cell>
          <table:table-cell office:value-type="float" office:value="0.957291" calcext:value-type="float">
            <text:p>0.957291</text:p>
          </table:table-cell>
          <table:table-cell office:value-type="float" office:value="0.0424873" calcext:value-type="float">
            <text:p>0.0424873</text:p>
          </table:table-cell>
          <table:table-cell office:value-type="float" office:value="0.000221288" calcext:value-type="float">
            <text:p>0.000221288</text:p>
          </table:table-cell>
          <table:table-cell office:value-type="float" office:value="4.6759" calcext:value-type="float">
            <text:p>4.6759</text:p>
          </table:table-cell>
          <table:table-cell office:value-type="float" office:value="0.99169" calcext:value-type="float">
            <text:p>0.99169</text:p>
          </table:table-cell>
          <table:table-cell office:value-type="float" office:value="0.00831025" calcext:value-type="float">
            <text:p>0.00831025</text:p>
          </table:table-cell>
          <table:table-cell office:value-type="float" office:value="9.55208" calcext:value-type="float">
            <text:p>9.55208</text:p>
          </table:table-cell>
          <table:table-cell office:value-type="float" office:value="0.795833" calcext:value-type="float">
            <text:p>0.795833</text:p>
          </table:table-cell>
          <table:table-cell office:value-type="float" office:value="0.204167" calcext:value-type="float">
            <text:p>0.204167</text:p>
          </table:table-cell>
          <table:table-cell office:value-type="float" office:value="2.1854" calcext:value-type="float">
            <text:p>2.185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.28897" calcext:value-type="float">
            <text:p>4.28897</text:p>
          </table:table-cell>
          <table:table-cell office:value-type="float" office:value="0.998099" calcext:value-type="float">
            <text:p>0.998099</text:p>
          </table:table-cell>
          <table:table-cell office:value-type="float" office:value="0.00190114" calcext:value-type="float">
            <text:p>0.00190114</text:p>
          </table:table-cell>
          <table:table-cell office:value-type="float" office:value="0" calcext:value-type="float">
            <text:p>0</text:p>
          </table:table-cell>
          <table:table-cell office:value-type="float" office:value="4.28571" calcext:value-type="float">
            <text:p>4.285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1429" calcext:value-type="float">
            <text:p>2.71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9325" calcext:value-type="float">
            <text:p>3.9325</text:p>
          </table:table-cell>
          <table:table-cell office:value-type="float" office:value="0.984969" calcext:value-type="float">
            <text:p>0.984969</text:p>
          </table:table-cell>
          <table:table-cell office:value-type="float" office:value="0.0150312" calcext:value-type="float">
            <text:p>0.0150312</text:p>
          </table:table-cell>
          <table:table-cell office:value-type="float" office:value="0" calcext:value-type="float">
            <text:p>0</text:p>
          </table:table-cell>
          <table:table-cell office:value-type="float" office:value="5.46296" calcext:value-type="float">
            <text:p>5.46296</text:p>
          </table:table-cell>
          <table:table-cell office:value-type="float" office:value="0.990741" calcext:value-type="float">
            <text:p>0.990741</text:p>
          </table:table-cell>
          <table:table-cell office:value-type="float" office:value="0.00925926" calcext:value-type="float">
            <text:p>0.00925926</text:p>
          </table:table-cell>
          <table:table-cell office:value-type="float" office:value="7.95858" calcext:value-type="float">
            <text:p>7.95858</text:p>
          </table:table-cell>
          <table:table-cell office:value-type="float" office:value="0.946746" calcext:value-type="float">
            <text:p>0.946746</text:p>
          </table:table-cell>
          <table:table-cell office:value-type="float" office:value="0.0532544" calcext:value-type="float">
            <text:p>0.0532544</text:p>
          </table:table-cell>
          <table:table-cell office:value-type="float" office:value="4.27135" calcext:value-type="float">
            <text:p>4.27135</text:p>
          </table:table-cell>
          <table:table-cell office:value-type="float" office:value="0.824561" calcext:value-type="float">
            <text:p>0.824561</text:p>
          </table:table-cell>
          <table:table-cell office:value-type="float" office:value="0.174269" calcext:value-type="float">
            <text:p>0.174269</text:p>
          </table:table-cell>
          <table:table-cell office:value-type="float" office:value="0.00116959" calcext:value-type="float">
            <text:p>0.00116959</text:p>
          </table:table-cell>
          <table:table-cell office:value-type="float" office:value="4.94949" calcext:value-type="float">
            <text:p>4.94949</text:p>
          </table:table-cell>
          <table:table-cell office:value-type="float" office:value="0.994949" calcext:value-type="float">
            <text:p>0.994949</text:p>
          </table:table-cell>
          <table:table-cell office:value-type="float" office:value="0.00505051" calcext:value-type="float">
            <text:p>0.00505051</text:p>
          </table:table-cell>
          <table:table-cell office:value-type="float" office:value="10.0376" calcext:value-type="float">
            <text:p>10.0376</text:p>
          </table:table-cell>
          <table:table-cell office:value-type="float" office:value="0.676301" calcext:value-type="float">
            <text:p>0.676301</text:p>
          </table:table-cell>
          <table:table-cell office:value-type="float" office:value="0.323699" calcext:value-type="float">
            <text:p>0.323699</text:p>
          </table:table-cell>
          <table:table-cell office:value-type="float" office:value="4.02975" calcext:value-type="float">
            <text:p>4.02975</text:p>
          </table:table-cell>
          <table:table-cell office:value-type="float" office:value="0.958427" calcext:value-type="float">
            <text:p>0.958427</text:p>
          </table:table-cell>
          <table:table-cell office:value-type="float" office:value="0.0413695" calcext:value-type="float">
            <text:p>0.0413695</text:p>
          </table:table-cell>
          <table:table-cell office:value-type="float" office:value="0.000203791" calcext:value-type="float">
            <text:p>0.000203791</text:p>
          </table:table-cell>
          <table:table-cell office:value-type="float" office:value="5.11182" calcext:value-type="float">
            <text:p>5.11182</text:p>
          </table:table-cell>
          <table:table-cell office:value-type="float" office:value="0.99361" calcext:value-type="float">
            <text:p>0.99361</text:p>
          </table:table-cell>
          <table:table-cell office:value-type="float" office:value="0.00638978" calcext:value-type="float">
            <text:p>0.00638978</text:p>
          </table:table-cell>
          <table:table-cell office:value-type="float" office:value="9.26628" calcext:value-type="float">
            <text:p>9.26628</text:p>
          </table:table-cell>
          <table:table-cell office:value-type="float" office:value="0.768199" calcext:value-type="float">
            <text:p>0.768199</text:p>
          </table:table-cell>
          <table:table-cell office:value-type="float" office:value="0.231801" calcext:value-type="float">
            <text:p>0.231801</text:p>
          </table:table-cell>
          <table:table-cell office:value-type="float" office:value="2.36411" calcext:value-type="float">
            <text:p>2.3641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.51149" calcext:value-type="float">
            <text:p>3.511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791" calcext:value-type="float">
            <text:p>3.3791</text:p>
          </table:table-cell>
          <table:table-cell office:value-type="float" office:value="0.989237" calcext:value-type="float">
            <text:p>0.989237</text:p>
          </table:table-cell>
          <table:table-cell office:value-type="float" office:value="0.010763" calcext:value-type="float">
            <text:p>0.010763</text:p>
          </table:table-cell>
          <table:table-cell office:value-type="float" office:value="0" calcext:value-type="float">
            <text:p>0</text:p>
          </table:table-cell>
          <table:table-cell office:value-type="float" office:value="6.3125" calcext:value-type="float">
            <text:p>6.3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3535" calcext:value-type="float">
            <text:p>9.53535</text:p>
          </table:table-cell>
          <table:table-cell office:value-type="float" office:value="0.89899" calcext:value-type="float">
            <text:p>0.89899</text:p>
          </table:table-cell>
          <table:table-cell office:value-type="float" office:value="0.10101" calcext:value-type="float">
            <text:p>0.10101</text:p>
          </table:table-cell>
          <table:table-cell office:value-type="float" office:value="3.50438" calcext:value-type="float">
            <text:p>3.50438</text:p>
          </table:table-cell>
          <table:table-cell office:value-type="float" office:value="0.873592" calcext:value-type="float">
            <text:p>0.873592</text:p>
          </table:table-cell>
          <table:table-cell office:value-type="float" office:value="0.125156" calcext:value-type="float">
            <text:p>0.125156</text:p>
          </table:table-cell>
          <table:table-cell office:value-type="float" office:value="0.00125156" calcext:value-type="float">
            <text:p>0.00125156</text:p>
          </table:table-cell>
          <table:table-cell office:value-type="float" office:value="4.74725" calcext:value-type="float">
            <text:p>4.74725</text:p>
          </table:table-cell>
          <table:table-cell office:value-type="float" office:value="0.989011" calcext:value-type="float">
            <text:p>0.989011</text:p>
          </table:table-cell>
          <table:table-cell office:value-type="float" office:value="0.010989" calcext:value-type="float">
            <text:p>0.010989</text:p>
          </table:table-cell>
          <table:table-cell office:value-type="float" office:value="11.2254" calcext:value-type="float">
            <text:p>11.2254</text:p>
          </table:table-cell>
          <table:table-cell office:value-type="float" office:value="0.733607" calcext:value-type="float">
            <text:p>0.733607</text:p>
          </table:table-cell>
          <table:table-cell office:value-type="float" office:value="0.266393" calcext:value-type="float">
            <text:p>0.266393</text:p>
          </table:table-cell>
          <table:table-cell office:value-type="float" office:value="3.41297" calcext:value-type="float">
            <text:p>3.41297</text:p>
          </table:table-cell>
          <table:table-cell office:value-type="float" office:value="0.974278" calcext:value-type="float">
            <text:p>0.974278</text:p>
          </table:table-cell>
          <table:table-cell office:value-type="float" office:value="0.0255462" calcext:value-type="float">
            <text:p>0.0255462</text:p>
          </table:table-cell>
          <table:table-cell office:value-type="float" office:value="0.00017618" calcext:value-type="float">
            <text:p>0.00017618</text:p>
          </table:table-cell>
          <table:table-cell office:value-type="float" office:value="5.23404" calcext:value-type="float">
            <text:p>5.23404</text:p>
          </table:table-cell>
          <table:table-cell office:value-type="float" office:value="0.992908" calcext:value-type="float">
            <text:p>0.992908</text:p>
          </table:table-cell>
          <table:table-cell office:value-type="float" office:value="0.0070922" calcext:value-type="float">
            <text:p>0.0070922</text:p>
          </table:table-cell>
          <table:table-cell office:value-type="float" office:value="10.7267" calcext:value-type="float">
            <text:p>10.7267</text:p>
          </table:table-cell>
          <table:table-cell office:value-type="float" office:value="0.781977" calcext:value-type="float">
            <text:p>0.781977</text:p>
          </table:table-cell>
          <table:table-cell office:value-type="float" office:value="0.218023" calcext:value-type="float">
            <text:p>0.218023</text:p>
          </table:table-cell>
          <table:table-cell office:value-type="float" office:value="2.66968" calcext:value-type="float">
            <text:p>2.6696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.21661" calcext:value-type="float">
            <text:p>3.21661</text:p>
          </table:table-cell>
          <table:table-cell office:value-type="float" office:value="0.99639" calcext:value-type="float">
            <text:p>0.99639</text:p>
          </table:table-cell>
          <table:table-cell office:value-type="float" office:value="0.00361011" calcext:value-type="float">
            <text:p>0.00361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2857" calcext:value-type="float">
            <text:p>1.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317" calcext:value-type="float">
            <text:p>2.9317</text:p>
          </table:table-cell>
          <table:table-cell office:value-type="float" office:value="0.991757" calcext:value-type="float">
            <text:p>0.991757</text:p>
          </table:table-cell>
          <table:table-cell office:value-type="float" office:value="0.00824257" calcext:value-type="float">
            <text:p>0.00824257</text:p>
          </table:table-cell>
          <table:table-cell office:value-type="float" office:value="0" calcext:value-type="float">
            <text:p>0</text:p>
          </table:table-cell>
          <table:table-cell office:value-type="float" office:value="5.74419" calcext:value-type="float">
            <text:p>5.744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1087" calcext:value-type="float">
            <text:p>9.51087</text:p>
          </table:table-cell>
          <table:table-cell office:value-type="float" office:value="0.923913" calcext:value-type="float">
            <text:p>0.923913</text:p>
          </table:table-cell>
          <table:table-cell office:value-type="float" office:value="0.076087" calcext:value-type="float">
            <text:p>0.076087</text:p>
          </table:table-cell>
          <table:table-cell office:value-type="float" office:value="3.17586" calcext:value-type="float">
            <text:p>3.17586</text:p>
          </table:table-cell>
          <table:table-cell office:value-type="float" office:value="0.871833" calcext:value-type="float">
            <text:p>0.871833</text:p>
          </table:table-cell>
          <table:table-cell office:value-type="float" office:value="0.125186" calcext:value-type="float">
            <text:p>0.125186</text:p>
          </table:table-cell>
          <table:table-cell office:value-type="float" office:value="0.00298063" calcext:value-type="float">
            <text:p>0.00298063</text:p>
          </table:table-cell>
          <table:table-cell office:value-type="float" office:value="2.82051" calcext:value-type="float">
            <text:p>2.82051</text:p>
          </table:table-cell>
          <table:table-cell office:value-type="float" office:value="0.974359" calcext:value-type="float">
            <text:p>0.974359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9.97297" calcext:value-type="float">
            <text:p>9.97297</text:p>
          </table:table-cell>
          <table:table-cell office:value-type="float" office:value="0.689189" calcext:value-type="float">
            <text:p>0.689189</text:p>
          </table:table-cell>
          <table:table-cell office:value-type="float" office:value="0.310811" calcext:value-type="float">
            <text:p>0.310811</text:p>
          </table:table-cell>
          <table:table-cell office:value-type="float" office:value="3.0013" calcext:value-type="float">
            <text:p>3.0013</text:p>
          </table:table-cell>
          <table:table-cell office:value-type="float" office:value="0.974903" calcext:value-type="float">
            <text:p>0.974903</text:p>
          </table:table-cell>
          <table:table-cell office:value-type="float" office:value="0.0246646" calcext:value-type="float">
            <text:p>0.0246646</text:p>
          </table:table-cell>
          <table:table-cell office:value-type="float" office:value="0.000432713" calcext:value-type="float">
            <text:p>0.000432713</text:p>
          </table:table-cell>
          <table:table-cell office:value-type="float" office:value="3.59006" calcext:value-type="float">
            <text:p>3.59006</text:p>
          </table:table-cell>
          <table:table-cell office:value-type="float" office:value="0.981366" calcext:value-type="float">
            <text:p>0.981366</text:p>
          </table:table-cell>
          <table:table-cell office:value-type="float" office:value="0.0186335" calcext:value-type="float">
            <text:p>0.0186335</text:p>
          </table:table-cell>
          <table:table-cell office:value-type="float" office:value="9.65421" calcext:value-type="float">
            <text:p>9.65421</text:p>
          </table:table-cell>
          <table:table-cell office:value-type="float" office:value="0.76324" calcext:value-type="float">
            <text:p>0.76324</text:p>
          </table:table-cell>
          <table:table-cell office:value-type="float" office:value="0.23676" calcext:value-type="float">
            <text:p>0.23676</text:p>
          </table:table-cell>
          <table:table-cell office:value-type="float" office:value="1.85722" calcext:value-type="float">
            <text:p>1.8572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.15809" calcext:value-type="float">
            <text:p>5.15809</text:p>
          </table:table-cell>
          <table:table-cell office:value-type="float" office:value="0.997491" calcext:value-type="float">
            <text:p>0.997491</text:p>
          </table:table-cell>
          <table:table-cell office:value-type="float" office:value="0.00250941" calcext:value-type="float">
            <text:p>0.0025094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2919" calcext:value-type="float">
            <text:p>4.2919</text:p>
          </table:table-cell>
          <table:table-cell office:value-type="float" office:value="0.983722" calcext:value-type="float">
            <text:p>0.983722</text:p>
          </table:table-cell>
          <table:table-cell office:value-type="float" office:value="0.0160581" calcext:value-type="float">
            <text:p>0.0160581</text:p>
          </table:table-cell>
          <table:table-cell office:value-type="float" office:value="0.000219974" calcext:value-type="float">
            <text:p>0.000219974</text:p>
          </table:table-cell>
          <table:table-cell office:value-type="float" office:value="5.19512" calcext:value-type="float">
            <text:p>5.19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23158" calcext:value-type="float">
            <text:p>8.23158</text:p>
          </table:table-cell>
          <table:table-cell office:value-type="float" office:value="0.915789" calcext:value-type="float">
            <text:p>0.915789</text:p>
          </table:table-cell>
          <table:table-cell office:value-type="float" office:value="0.0842105" calcext:value-type="float">
            <text:p>0.0842105</text:p>
          </table:table-cell>
          <table:table-cell office:value-type="float" office:value="5.15277" calcext:value-type="float">
            <text:p>5.15277</text:p>
          </table:table-cell>
          <table:table-cell office:value-type="float" office:value="0.816056" calcext:value-type="float">
            <text:p>0.816056</text:p>
          </table:table-cell>
          <table:table-cell office:value-type="float" office:value="0.176929" calcext:value-type="float">
            <text:p>0.176929</text:p>
          </table:table-cell>
          <table:table-cell office:value-type="float" office:value="0.00701481" calcext:value-type="float">
            <text:p>0.00701481</text:p>
          </table:table-cell>
          <table:table-cell office:value-type="float" office:value="4.70567" calcext:value-type="float">
            <text:p>4.70567</text:p>
          </table:table-cell>
          <table:table-cell office:value-type="float" office:value="0.985816" calcext:value-type="float">
            <text:p>0.985816</text:p>
          </table:table-cell>
          <table:table-cell office:value-type="float" office:value="0.0141844" calcext:value-type="float">
            <text:p>0.0141844</text:p>
          </table:table-cell>
          <table:table-cell office:value-type="float" office:value="9.55972" calcext:value-type="float">
            <text:p>9.55972</text:p>
          </table:table-cell>
          <table:table-cell office:value-type="float" office:value="0.733021" calcext:value-type="float">
            <text:p>0.733021</text:p>
          </table:table-cell>
          <table:table-cell office:value-type="float" office:value="0.266979" calcext:value-type="float">
            <text:p>0.266979</text:p>
          </table:table-cell>
          <table:table-cell office:value-type="float" office:value="4.56278" calcext:value-type="float">
            <text:p>4.56278</text:p>
          </table:table-cell>
          <table:table-cell office:value-type="float" office:value="0.952913" calcext:value-type="float">
            <text:p>0.952913</text:p>
          </table:table-cell>
          <table:table-cell office:value-type="float" office:value="0.045578" calcext:value-type="float">
            <text:p>0.045578</text:p>
          </table:table-cell>
          <table:table-cell office:value-type="float" office:value="0.00150921" calcext:value-type="float">
            <text:p>0.00150921</text:p>
          </table:table-cell>
          <table:table-cell office:value-type="float" office:value="4.85556" calcext:value-type="float">
            <text:p>4.85556</text:p>
          </table:table-cell>
          <table:table-cell office:value-type="float" office:value="0.991111" calcext:value-type="float">
            <text:p>0.991111</text:p>
          </table:table-cell>
          <table:table-cell office:value-type="float" office:value="0.00888889" calcext:value-type="float">
            <text:p>0.00888889</text:p>
          </table:table-cell>
          <table:table-cell office:value-type="float" office:value="9.11254" calcext:value-type="float">
            <text:p>9.11254</text:p>
          </table:table-cell>
          <table:table-cell office:value-type="float" office:value="0.790997" calcext:value-type="float">
            <text:p>0.790997</text:p>
          </table:table-cell>
          <table:table-cell office:value-type="float" office:value="0.209003" calcext:value-type="float">
            <text:p>0.209003</text:p>
          </table:table-cell>
          <table:table-cell office:value-type="float" office:value="3.88449" calcext:value-type="float">
            <text:p>3.8844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.9891" calcext:value-type="float">
            <text:p>3.9891</text:p>
          </table:table-cell>
          <table:table-cell office:value-type="float" office:value="0.997275" calcext:value-type="float">
            <text:p>0.997275</text:p>
          </table:table-cell>
          <table:table-cell office:value-type="float" office:value="0.0027248" calcext:value-type="float">
            <text:p>0.0027248</text:p>
          </table:table-cell>
          <table:table-cell office:value-type="float" office:value="0" calcext:value-type="float">
            <text:p>0</text:p>
          </table:table-cell>
          <table:table-cell office:value-type="float" office:value="1.33333" calcext:value-type="float">
            <text:p>1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60479" calcext:value-type="float">
            <text:p>3.60479</text:p>
          </table:table-cell>
          <table:table-cell office:value-type="float" office:value="0.990311" calcext:value-type="float">
            <text:p>0.990311</text:p>
          </table:table-cell>
          <table:table-cell office:value-type="float" office:value="0.00968893" calcext:value-type="float">
            <text:p>0.00968893</text:p>
          </table:table-cell>
          <table:table-cell office:value-type="float" office:value="0" calcext:value-type="float">
            <text:p>0</text:p>
          </table:table-cell>
          <table:table-cell office:value-type="float" office:value="6.10853" calcext:value-type="float">
            <text:p>6.108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88889" calcext:value-type="float">
            <text:p>8.88889</text:p>
          </table:table-cell>
          <table:table-cell office:value-type="float" office:value="0.919753" calcext:value-type="float">
            <text:p>0.919753</text:p>
          </table:table-cell>
          <table:table-cell office:value-type="float" office:value="0.0802469" calcext:value-type="float">
            <text:p>0.0802469</text:p>
          </table:table-cell>
          <table:table-cell office:value-type="float" office:value="4.34598" calcext:value-type="float">
            <text:p>4.34598</text:p>
          </table:table-cell>
          <table:table-cell office:value-type="float" office:value="0.851562" calcext:value-type="float">
            <text:p>0.851562</text:p>
          </table:table-cell>
          <table:table-cell office:value-type="float" office:value="0.143973" calcext:value-type="float">
            <text:p>0.143973</text:p>
          </table:table-cell>
          <table:table-cell office:value-type="float" office:value="0.00446429" calcext:value-type="float">
            <text:p>0.00446429</text:p>
          </table:table-cell>
          <table:table-cell office:value-type="float" office:value="4.16279" calcext:value-type="float">
            <text:p>4.16279</text:p>
          </table:table-cell>
          <table:table-cell office:value-type="float" office:value="0.990698" calcext:value-type="float">
            <text:p>0.990698</text:p>
          </table:table-cell>
          <table:table-cell office:value-type="float" office:value="0.00930233" calcext:value-type="float">
            <text:p>0.00930233</text:p>
          </table:table-cell>
          <table:table-cell office:value-type="float" office:value="9.88981" calcext:value-type="float">
            <text:p>9.88981</text:p>
          </table:table-cell>
          <table:table-cell office:value-type="float" office:value="0.694215" calcext:value-type="float">
            <text:p>0.694215</text:p>
          </table:table-cell>
          <table:table-cell office:value-type="float" office:value="0.305785" calcext:value-type="float">
            <text:p>0.305785</text:p>
          </table:table-cell>
          <table:table-cell office:value-type="float" office:value="3.77522" calcext:value-type="float">
            <text:p>3.77522</text:p>
          </table:table-cell>
          <table:table-cell office:value-type="float" office:value="0.96884" calcext:value-type="float">
            <text:p>0.96884</text:p>
          </table:table-cell>
          <table:table-cell office:value-type="float" office:value="0.0304395" calcext:value-type="float">
            <text:p>0.0304395</text:p>
          </table:table-cell>
          <table:table-cell office:value-type="float" office:value="0.000720461" calcext:value-type="float">
            <text:p>0.000720461</text:p>
          </table:table-cell>
          <table:table-cell office:value-type="float" office:value="4.86167" calcext:value-type="float">
            <text:p>4.86167</text:p>
          </table:table-cell>
          <table:table-cell office:value-type="float" office:value="0.994236" calcext:value-type="float">
            <text:p>0.994236</text:p>
          </table:table-cell>
          <table:table-cell office:value-type="float" office:value="0.00576369" calcext:value-type="float">
            <text:p>0.00576369</text:p>
          </table:table-cell>
          <table:table-cell office:value-type="float" office:value="9.5434" calcext:value-type="float">
            <text:p>9.5434</text:p>
          </table:table-cell>
          <table:table-cell office:value-type="float" office:value="0.766038" calcext:value-type="float">
            <text:p>0.766038</text:p>
          </table:table-cell>
          <table:table-cell office:value-type="float" office:value="0.233962" calcext:value-type="float">
            <text:p>0.233962</text:p>
          </table:table-cell>
          <table:table-cell office:value-type="float" office:value="3.16424" calcext:value-type="float">
            <text:p>3.1642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.42779" calcext:value-type="float">
            <text:p>4.42779</text:p>
          </table:table-cell>
          <table:table-cell office:value-type="float" office:value="0.993122" calcext:value-type="float">
            <text:p>0.993122</text:p>
          </table:table-cell>
          <table:table-cell office:value-type="float" office:value="0.00687758" calcext:value-type="float">
            <text:p>0.00687758</text:p>
          </table:table-cell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11111" calcext:value-type="float">
            <text:p>5.1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72067" calcext:value-type="float">
            <text:p>3.72067</text:p>
          </table:table-cell>
          <table:table-cell office:value-type="float" office:value="0.989922" calcext:value-type="float">
            <text:p>0.989922</text:p>
          </table:table-cell>
          <table:table-cell office:value-type="float" office:value="0.00930233" calcext:value-type="float">
            <text:p>0.00930233</text:p>
          </table:table-cell>
          <table:table-cell office:value-type="float" office:value="0.000775194" calcext:value-type="float">
            <text:p>0.000775194</text:p>
          </table:table-cell>
          <table:table-cell office:value-type="float" office:value="5.9625" calcext:value-type="float">
            <text:p>5.9625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7.57857" calcext:value-type="float">
            <text:p>7.57857</text:p>
          </table:table-cell>
          <table:table-cell office:value-type="float" office:value="0.921429" calcext:value-type="float">
            <text:p>0.921429</text:p>
          </table:table-cell>
          <table:table-cell office:value-type="float" office:value="0.0785714" calcext:value-type="float">
            <text:p>0.0785714</text:p>
          </table:table-cell>
          <table:table-cell office:value-type="float" office:value="4.2619" calcext:value-type="float">
            <text:p>4.2619</text:p>
          </table:table-cell>
          <table:table-cell office:value-type="float" office:value="0.83631" calcext:value-type="float">
            <text:p>0.83631</text:p>
          </table:table-cell>
          <table:table-cell office:value-type="float" office:value="0.160714" calcext:value-type="float">
            <text:p>0.160714</text:p>
          </table:table-cell>
          <table:table-cell office:value-type="float" office:value="0.00297619" calcext:value-type="float">
            <text:p>0.00297619</text:p>
          </table:table-cell>
          <table:table-cell office:value-type="float" office:value="4.68018" calcext:value-type="float">
            <text:p>4.68018</text:p>
          </table:table-cell>
          <table:table-cell office:value-type="float" office:value="0.981982" calcext:value-type="float">
            <text:p>0.98198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10.153" calcext:value-type="float">
            <text:p>10.153</text:p>
          </table:table-cell>
          <table:table-cell office:value-type="float" office:value="0.765027" calcext:value-type="float">
            <text:p>0.765027</text:p>
          </table:table-cell>
          <table:table-cell office:value-type="float" office:value="0.234973" calcext:value-type="float">
            <text:p>0.234973</text:p>
          </table:table-cell>
          <table:table-cell office:value-type="float" office:value="3.90972" calcext:value-type="float">
            <text:p>3.90972</text:p>
          </table:table-cell>
          <table:table-cell office:value-type="float" office:value="0.962712" calcext:value-type="float">
            <text:p>0.962712</text:p>
          </table:table-cell>
          <table:table-cell office:value-type="float" office:value="0.0362177" calcext:value-type="float">
            <text:p>0.0362177</text:p>
          </table:table-cell>
          <table:table-cell office:value-type="float" office:value="0.00107047" calcext:value-type="float">
            <text:p>0.00107047</text:p>
          </table:table-cell>
          <table:table-cell office:value-type="float" office:value="5.23256" calcext:value-type="float">
            <text:p>5.23256</text:p>
          </table:table-cell>
          <table:table-cell office:value-type="float" office:value="0.98708" calcext:value-type="float">
            <text:p>0.98708</text:p>
          </table:table-cell>
          <table:table-cell office:value-type="float" office:value="0.0129199" calcext:value-type="float">
            <text:p>0.0129199</text:p>
          </table:table-cell>
          <table:table-cell office:value-type="float" office:value="9.36505" calcext:value-type="float">
            <text:p>9.36505</text:p>
          </table:table-cell>
          <table:table-cell office:value-type="float" office:value="0.81165" calcext:value-type="float">
            <text:p>0.81165</text:p>
          </table:table-cell>
          <table:table-cell office:value-type="float" office:value="0.18835" calcext:value-type="float">
            <text:p>0.18835</text:p>
          </table:table-cell>
          <table:table-cell office:value-type="float" office:value="3.34576" calcext:value-type="float">
            <text:p>3.3457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.28024" calcext:value-type="float">
            <text:p>4.28024</text:p>
          </table:table-cell>
          <table:table-cell office:value-type="float" office:value="0.99705" calcext:value-type="float">
            <text:p>0.99705</text:p>
          </table:table-cell>
          <table:table-cell office:value-type="float" office:value="0.00294985" calcext:value-type="float">
            <text:p>0.00294985</text:p>
          </table:table-cell>
          <table:table-cell office:value-type="float" office:value="0" calcext:value-type="float">
            <text:p>0</text:p>
          </table:table-cell>
          <table:table-cell office:value-type="float" office:value="3.33333" calcext:value-type="float">
            <text:p>3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1818" calcext:value-type="float">
            <text:p>2.81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90709" calcext:value-type="float">
            <text:p>3.90709</text:p>
          </table:table-cell>
          <table:table-cell office:value-type="float" office:value="0.986975" calcext:value-type="float">
            <text:p>0.986975</text:p>
          </table:table-cell>
          <table:table-cell office:value-type="float" office:value="0.0130246" calcext:value-type="float">
            <text:p>0.0130246</text:p>
          </table:table-cell>
          <table:table-cell office:value-type="float" office:value="0" calcext:value-type="float">
            <text:p>0</text:p>
          </table:table-cell>
          <table:table-cell office:value-type="float" office:value="5.48113" calcext:value-type="float">
            <text:p>5.48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96629" calcext:value-type="float">
            <text:p>7.96629</text:p>
          </table:table-cell>
          <table:table-cell office:value-type="float" office:value="0.926966" calcext:value-type="float">
            <text:p>0.926966</text:p>
          </table:table-cell>
          <table:table-cell office:value-type="float" office:value="0.0730337" calcext:value-type="float">
            <text:p>0.0730337</text:p>
          </table:table-cell>
          <table:table-cell office:value-type="float" office:value="4.36246" calcext:value-type="float">
            <text:p>4.36246</text:p>
          </table:table-cell>
          <table:table-cell office:value-type="float" office:value="0.813459" calcext:value-type="float">
            <text:p>0.813459</text:p>
          </table:table-cell>
          <table:table-cell office:value-type="float" office:value="0.186541" calcext:value-type="float">
            <text:p>0.186541</text:p>
          </table:table-cell>
          <table:table-cell office:value-type="float" office:value="0" calcext:value-type="float">
            <text:p>0</text:p>
          </table:table-cell>
          <table:table-cell office:value-type="float" office:value="4.7156" calcext:value-type="float">
            <text:p>4.7156</text:p>
          </table:table-cell>
          <table:table-cell office:value-type="float" office:value="0.981651" calcext:value-type="float">
            <text:p>0.981651</text:p>
          </table:table-cell>
          <table:table-cell office:value-type="float" office:value="0.0183486" calcext:value-type="float">
            <text:p>0.0183486</text:p>
          </table:table-cell>
          <table:table-cell office:value-type="float" office:value="9.85882" calcext:value-type="float">
            <text:p>9.85882</text:p>
          </table:table-cell>
          <table:table-cell office:value-type="float" office:value="0.758824" calcext:value-type="float">
            <text:p>0.758824</text:p>
          </table:table-cell>
          <table:table-cell office:value-type="float" office:value="0.241176" calcext:value-type="float">
            <text:p>0.241176</text:p>
          </table:table-cell>
          <table:table-cell office:value-type="float" office:value="4.03534" calcext:value-type="float">
            <text:p>4.03534</text:p>
          </table:table-cell>
          <table:table-cell office:value-type="float" office:value="0.958835" calcext:value-type="float">
            <text:p>0.958835</text:p>
          </table:table-cell>
          <table:table-cell office:value-type="float" office:value="0.0411647" calcext:value-type="float">
            <text:p>0.0411647</text:p>
          </table:table-cell>
          <table:table-cell office:value-type="float" office:value="0" calcext:value-type="float">
            <text:p>0</text:p>
          </table:table-cell>
          <table:table-cell office:value-type="float" office:value="4.95107" calcext:value-type="float">
            <text:p>4.95107</text:p>
          </table:table-cell>
          <table:table-cell office:value-type="float" office:value="0.987768" calcext:value-type="float">
            <text:p>0.987768</text:p>
          </table:table-cell>
          <table:table-cell office:value-type="float" office:value="0.0122324" calcext:value-type="float">
            <text:p>0.0122324</text:p>
          </table:table-cell>
          <table:table-cell office:value-type="float" office:value="9.07561" calcext:value-type="float">
            <text:p>9.07561</text:p>
          </table:table-cell>
          <table:table-cell office:value-type="float" office:value="0.820416" calcext:value-type="float">
            <text:p>0.820416</text:p>
          </table:table-cell>
          <table:table-cell office:value-type="float" office:value="0.179584" calcext:value-type="float">
            <text:p>0.179584</text:p>
          </table:table-cell>
          <table:table-cell office:value-type="float" office:value="3.47527" calcext:value-type="float">
            <text:p>3.4752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.48649" calcext:value-type="float">
            <text:p>4.48649</text:p>
          </table:table-cell>
          <table:table-cell office:value-type="float" office:value="0.99682" calcext:value-type="float">
            <text:p>0.99682</text:p>
          </table:table-cell>
          <table:table-cell office:value-type="float" office:value="0.00317965" calcext:value-type="float">
            <text:p>0.0031796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27687" calcext:value-type="float">
            <text:p>4.27687</text:p>
          </table:table-cell>
          <table:table-cell office:value-type="float" office:value="0.984333" calcext:value-type="float">
            <text:p>0.984333</text:p>
          </table:table-cell>
          <table:table-cell office:value-type="float" office:value="0.0156671" calcext:value-type="float">
            <text:p>0.0156671</text:p>
          </table:table-cell>
          <table:table-cell office:value-type="float" office:value="0" calcext:value-type="float">
            <text:p>0</text:p>
          </table:table-cell>
          <table:table-cell office:value-type="float" office:value="6.15541" calcext:value-type="float">
            <text:p>6.155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41139" calcext:value-type="float">
            <text:p>8.41139</text:p>
          </table:table-cell>
          <table:table-cell office:value-type="float" office:value="0.943038" calcext:value-type="float">
            <text:p>0.943038</text:p>
          </table:table-cell>
          <table:table-cell office:value-type="float" office:value="0.056962" calcext:value-type="float">
            <text:p>0.056962</text:p>
          </table:table-cell>
          <table:table-cell office:value-type="float" office:value="4.71472" calcext:value-type="float">
            <text:p>4.71472</text:p>
          </table:table-cell>
          <table:table-cell office:value-type="float" office:value="0.852792" calcext:value-type="float">
            <text:p>0.852792</text:p>
          </table:table-cell>
          <table:table-cell office:value-type="float" office:value="0.147208" calcext:value-type="float">
            <text:p>0.147208</text:p>
          </table:table-cell>
          <table:table-cell office:value-type="float" office:value="0" calcext:value-type="float">
            <text:p>0</text:p>
          </table:table-cell>
          <table:table-cell office:value-type="float" office:value="4.92946" calcext:value-type="float">
            <text:p>4.92946</text:p>
          </table:table-cell>
          <table:table-cell office:value-type="float" office:value="0.995851" calcext:value-type="float">
            <text:p>0.995851</text:p>
          </table:table-cell>
          <table:table-cell office:value-type="float" office:value="0.00414938" calcext:value-type="float">
            <text:p>0.00414938</text:p>
          </table:table-cell>
          <table:table-cell office:value-type="float" office:value="9.77259" calcext:value-type="float">
            <text:p>9.77259</text:p>
          </table:table-cell>
          <table:table-cell office:value-type="float" office:value="0.725948" calcext:value-type="float">
            <text:p>0.725948</text:p>
          </table:table-cell>
          <table:table-cell office:value-type="float" office:value="0.274052" calcext:value-type="float">
            <text:p>0.274052</text:p>
          </table:table-cell>
          <table:table-cell office:value-type="float" office:value="4.37568" calcext:value-type="float">
            <text:p>4.37568</text:p>
          </table:table-cell>
          <table:table-cell office:value-type="float" office:value="0.962976" calcext:value-type="float">
            <text:p>0.962976</text:p>
          </table:table-cell>
          <table:table-cell office:value-type="float" office:value="0.037024" calcext:value-type="float">
            <text:p>0.037024</text:p>
          </table:table-cell>
          <table:table-cell office:value-type="float" office:value="0" calcext:value-type="float">
            <text:p>0</text:p>
          </table:table-cell>
          <table:table-cell office:value-type="float" office:value="5.39589" calcext:value-type="float">
            <text:p>5.39589</text:p>
          </table:table-cell>
          <table:table-cell office:value-type="float" office:value="0.997429" calcext:value-type="float">
            <text:p>0.997429</text:p>
          </table:table-cell>
          <table:table-cell office:value-type="float" office:value="0.00257069" calcext:value-type="float">
            <text:p>0.00257069</text:p>
          </table:table-cell>
          <table:table-cell office:value-type="float" office:value="9.32213" calcext:value-type="float">
            <text:p>9.32213</text:p>
          </table:table-cell>
          <table:table-cell office:value-type="float" office:value="0.796443" calcext:value-type="float">
            <text:p>0.796443</text:p>
          </table:table-cell>
          <table:table-cell office:value-type="float" office:value="0.203557" calcext:value-type="float">
            <text:p>0.203557</text:p>
          </table:table-cell>
          <table:table-cell office:value-type="float" office:value="3.65147" calcext:value-type="float">
            <text:p>3.6514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.07862" calcext:value-type="float">
            <text:p>4.078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72412" calcext:value-type="float">
            <text:p>3.72412</text:p>
          </table:table-cell>
          <table:table-cell office:value-type="float" office:value="0.987688" calcext:value-type="float">
            <text:p>0.987688</text:p>
          </table:table-cell>
          <table:table-cell office:value-type="float" office:value="0.0118948" calcext:value-type="float">
            <text:p>0.0118948</text:p>
          </table:table-cell>
          <table:table-cell office:value-type="float" office:value="0.000417362" calcext:value-type="float">
            <text:p>0.000417362</text:p>
          </table:table-cell>
          <table:table-cell office:value-type="float" office:value="5.96721" calcext:value-type="float">
            <text:p>5.967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64583" calcext:value-type="float">
            <text:p>9.64583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4.16346" calcext:value-type="float">
            <text:p>4.16346</text:p>
          </table:table-cell>
          <table:table-cell office:value-type="float" office:value="0.879808" calcext:value-type="float">
            <text:p>0.879808</text:p>
          </table:table-cell>
          <table:table-cell office:value-type="float" office:value="0.117788" calcext:value-type="float">
            <text:p>0.117788</text:p>
          </table:table-cell>
          <table:table-cell office:value-type="float" office:value="0.00240385" calcext:value-type="float">
            <text:p>0.00240385</text:p>
          </table:table-cell>
          <table:table-cell office:value-type="float" office:value="3.90909" calcext:value-type="float">
            <text:p>3.90909</text:p>
          </table:table-cell>
          <table:table-cell office:value-type="float" office:value="0.988636" calcext:value-type="float">
            <text:p>0.988636</text:p>
          </table:table-cell>
          <table:table-cell office:value-type="float" office:value="0.0113636" calcext:value-type="float">
            <text:p>0.0113636</text:p>
          </table:table-cell>
          <table:table-cell office:value-type="float" office:value="9.80695" calcext:value-type="float">
            <text:p>9.80695</text:p>
          </table:table-cell>
          <table:table-cell office:value-type="float" office:value="0.702703" calcext:value-type="float">
            <text:p>0.702703</text:p>
          </table:table-cell>
          <table:table-cell office:value-type="float" office:value="0.297297" calcext:value-type="float">
            <text:p>0.297297</text:p>
          </table:table-cell>
          <table:table-cell office:value-type="float" office:value="3.82572" calcext:value-type="float">
            <text:p>3.82572</text:p>
          </table:table-cell>
          <table:table-cell office:value-type="float" office:value="0.975303" calcext:value-type="float">
            <text:p>0.975303</text:p>
          </table:table-cell>
          <table:table-cell office:value-type="float" office:value="0.0240758" calcext:value-type="float">
            <text:p>0.0240758</text:p>
          </table:table-cell>
          <table:table-cell office:value-type="float" office:value="0.000621311" calcext:value-type="float">
            <text:p>0.000621311</text:p>
          </table:table-cell>
          <table:table-cell office:value-type="float" office:value="4.72848" calcext:value-type="float">
            <text:p>4.72848</text:p>
          </table:table-cell>
          <table:table-cell office:value-type="float" office:value="0.993377" calcext:value-type="float">
            <text:p>0.993377</text:p>
          </table:table-cell>
          <table:table-cell office:value-type="float" office:value="0.00662252" calcext:value-type="float">
            <text:p>0.00662252</text:p>
          </table:table-cell>
          <table:table-cell office:value-type="float" office:value="9.72525" calcext:value-type="float">
            <text:p>9.72525</text:p>
          </table:table-cell>
          <table:table-cell office:value-type="float" office:value="0.779703" calcext:value-type="float">
            <text:p>0.779703</text:p>
          </table:table-cell>
          <table:table-cell office:value-type="float" office:value="0.220297" calcext:value-type="float">
            <text:p>0.220297</text:p>
          </table:table-cell>
          <table:table-cell office:value-type="float" office:value="3.8272" calcext:value-type="float">
            <text:p>3.827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.49222" calcext:value-type="float">
            <text:p>3.49222</text:p>
          </table:table-cell>
          <table:table-cell office:value-type="float" office:value="0.997171" calcext:value-type="float">
            <text:p>0.997171</text:p>
          </table:table-cell>
          <table:table-cell office:value-type="float" office:value="0.00282885" calcext:value-type="float">
            <text:p>0.0028288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6982" calcext:value-type="float">
            <text:p>3.16982</text:p>
          </table:table-cell>
          <table:table-cell office:value-type="float" office:value="0.990426" calcext:value-type="float">
            <text:p>0.990426</text:p>
          </table:table-cell>
          <table:table-cell office:value-type="float" office:value="0.0095742" calcext:value-type="float">
            <text:p>0.0095742</text:p>
          </table:table-cell>
          <table:table-cell office:value-type="float" office:value="0" calcext:value-type="float">
            <text:p>0</text:p>
          </table:table-cell>
          <table:table-cell office:value-type="float" office:value="4.66667" calcext:value-type="float">
            <text:p>4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23485" calcext:value-type="float">
            <text:p>8.23485</text:p>
          </table:table-cell>
          <table:table-cell office:value-type="float" office:value="0.893939" calcext:value-type="float">
            <text:p>0.893939</text:p>
          </table:table-cell>
          <table:table-cell office:value-type="float" office:value="0.106061" calcext:value-type="float">
            <text:p>0.106061</text:p>
          </table:table-cell>
          <table:table-cell office:value-type="float" office:value="3.66711" calcext:value-type="float">
            <text:p>3.66711</text:p>
          </table:table-cell>
          <table:table-cell office:value-type="float" office:value="0.844122" calcext:value-type="float">
            <text:p>0.844122</text:p>
          </table:table-cell>
          <table:table-cell office:value-type="float" office:value="0.153236" calcext:value-type="float">
            <text:p>0.153236</text:p>
          </table:table-cell>
          <table:table-cell office:value-type="float" office:value="0.00264201" calcext:value-type="float">
            <text:p>0.00264201</text:p>
          </table:table-cell>
          <table:table-cell office:value-type="float" office:value="4.07368" calcext:value-type="float">
            <text:p>4.07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7438" calcext:value-type="float">
            <text:p>10.7438</text:p>
          </table:table-cell>
          <table:table-cell office:value-type="float" office:value="0.731405" calcext:value-type="float">
            <text:p>0.731405</text:p>
          </table:table-cell>
          <table:table-cell office:value-type="float" office:value="0.268595" calcext:value-type="float">
            <text:p>0.268595</text:p>
          </table:table-cell>
          <table:table-cell office:value-type="float" office:value="3.28106" calcext:value-type="float">
            <text:p>3.28106</text:p>
          </table:table-cell>
          <table:table-cell office:value-type="float" office:value="0.970918" calcext:value-type="float">
            <text:p>0.970918</text:p>
          </table:table-cell>
          <table:table-cell office:value-type="float" office:value="0.0287134" calcext:value-type="float">
            <text:p>0.0287134</text:p>
          </table:table-cell>
          <table:table-cell office:value-type="float" office:value="0.000368121" calcext:value-type="float">
            <text:p>0.000368121</text:p>
          </table:table-cell>
          <table:table-cell office:value-type="float" office:value="4.27273" calcext:value-type="float">
            <text:p>4.272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78571" calcext:value-type="float">
            <text:p>9.78571</text:p>
          </table:table-cell>
          <table:table-cell office:value-type="float" office:value="0.791005" calcext:value-type="float">
            <text:p>0.791005</text:p>
          </table:table-cell>
          <table:table-cell office:value-type="float" office:value="0.208995" calcext:value-type="float">
            <text:p>0.208995</text:p>
          </table:table-cell>
          <table:table-cell office:value-type="float" office:value="3.38895" calcext:value-type="float">
            <text:p>3.3889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06732" calcext:value-type="float">
            <text:p>4.06732</text:p>
          </table:table-cell>
          <table:table-cell office:value-type="float" office:value="0.996328" calcext:value-type="float">
            <text:p>0.996328</text:p>
          </table:table-cell>
          <table:table-cell office:value-type="float" office:value="0.00367197" calcext:value-type="float">
            <text:p>0.00367197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5491" calcext:value-type="float">
            <text:p>3.55491</text:p>
          </table:table-cell>
          <table:table-cell office:value-type="float" office:value="0.984652" calcext:value-type="float">
            <text:p>0.984652</text:p>
          </table:table-cell>
          <table:table-cell office:value-type="float" office:value="0.0149157" calcext:value-type="float">
            <text:p>0.0149157</text:p>
          </table:table-cell>
          <table:table-cell office:value-type="float" office:value="0.000432339" calcext:value-type="float">
            <text:p>0.000432339</text:p>
          </table:table-cell>
          <table:table-cell office:value-type="float" office:value="5.57843" calcext:value-type="float">
            <text:p>5.57843</text:p>
          </table:table-cell>
          <table:table-cell office:value-type="float" office:value="0.995098" calcext:value-type="float">
            <text:p>0.995098</text:p>
          </table:table-cell>
          <table:table-cell office:value-type="float" office:value="0.00490196" calcext:value-type="float">
            <text:p>0.00490196</text:p>
          </table:table-cell>
          <table:table-cell office:value-type="float" office:value="7.8589" calcext:value-type="float">
            <text:p>7.8589</text:p>
          </table:table-cell>
          <table:table-cell office:value-type="float" office:value="0.91411" calcext:value-type="float">
            <text:p>0.91411</text:p>
          </table:table-cell>
          <table:table-cell office:value-type="float" office:value="0.0858896" calcext:value-type="float">
            <text:p>0.0858896</text:p>
          </table:table-cell>
          <table:table-cell office:value-type="float" office:value="4.34844" calcext:value-type="float">
            <text:p>4.34844</text:p>
          </table:table-cell>
          <table:table-cell office:value-type="float" office:value="0.838527" calcext:value-type="float">
            <text:p>0.838527</text:p>
          </table:table-cell>
          <table:table-cell office:value-type="float" office:value="0.15864" calcext:value-type="float">
            <text:p>0.15864</text:p>
          </table:table-cell>
          <table:table-cell office:value-type="float" office:value="0.00283286" calcext:value-type="float">
            <text:p>0.00283286</text:p>
          </table:table-cell>
          <table:table-cell office:value-type="float" office:value="4.67206" calcext:value-type="float">
            <text:p>4.67206</text:p>
          </table:table-cell>
          <table:table-cell office:value-type="float" office:value="0.987854" calcext:value-type="float">
            <text:p>0.987854</text:p>
          </table:table-cell>
          <table:table-cell office:value-type="float" office:value="0.0121457" calcext:value-type="float">
            <text:p>0.0121457</text:p>
          </table:table-cell>
          <table:table-cell office:value-type="float" office:value="9.78643" calcext:value-type="float">
            <text:p>9.78643</text:p>
          </table:table-cell>
          <table:table-cell office:value-type="float" office:value="0.690955" calcext:value-type="float">
            <text:p>0.690955</text:p>
          </table:table-cell>
          <table:table-cell office:value-type="float" office:value="0.309045" calcext:value-type="float">
            <text:p>0.309045</text:p>
          </table:table-cell>
          <table:table-cell office:value-type="float" office:value="3.74854" calcext:value-type="float">
            <text:p>3.74854</text:p>
          </table:table-cell>
          <table:table-cell office:value-type="float" office:value="0.962319" calcext:value-type="float">
            <text:p>0.962319</text:p>
          </table:table-cell>
          <table:table-cell office:value-type="float" office:value="0.0369117" calcext:value-type="float">
            <text:p>0.0369117</text:p>
          </table:table-cell>
          <table:table-cell office:value-type="float" office:value="0.000768994" calcext:value-type="float">
            <text:p>0.000768994</text:p>
          </table:table-cell>
          <table:table-cell office:value-type="float" office:value="5.05275" calcext:value-type="float">
            <text:p>5.05275</text:p>
          </table:table-cell>
          <table:table-cell office:value-type="float" office:value="0.991209" calcext:value-type="float">
            <text:p>0.991209</text:p>
          </table:table-cell>
          <table:table-cell office:value-type="float" office:value="0.00879121" calcext:value-type="float">
            <text:p>0.00879121</text:p>
          </table:table-cell>
          <table:table-cell office:value-type="float" office:value="9.22025" calcext:value-type="float">
            <text:p>9.22025</text:p>
          </table:table-cell>
          <table:table-cell office:value-type="float" office:value="0.756661" calcext:value-type="float">
            <text:p>0.756661</text:p>
          </table:table-cell>
          <table:table-cell office:value-type="float" office:value="0.243339" calcext:value-type="float">
            <text:p>0.243339</text:p>
          </table:table-cell>
          <table:table-cell office:value-type="float" office:value="3.19453" calcext:value-type="float">
            <text:p>3.1945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.75896" calcext:value-type="float">
            <text:p>3.75896</text:p>
          </table:table-cell>
          <table:table-cell office:value-type="float" office:value="0.996292" calcext:value-type="float">
            <text:p>0.996292</text:p>
          </table:table-cell>
          <table:table-cell office:value-type="float" office:value="0.00370828" calcext:value-type="float">
            <text:p>0.0037082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66667" calcext:value-type="float">
            <text:p>3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43661" calcext:value-type="float">
            <text:p>3.43661</text:p>
          </table:table-cell>
          <table:table-cell office:value-type="float" office:value="0.989316" calcext:value-type="float">
            <text:p>0.989316</text:p>
          </table:table-cell>
          <table:table-cell office:value-type="float" office:value="0.0106838" calcext:value-type="float">
            <text:p>0.0106838</text:p>
          </table:table-cell>
          <table:table-cell office:value-type="float" office:value="0" calcext:value-type="float">
            <text:p>0</text:p>
          </table:table-cell>
          <table:table-cell office:value-type="float" office:value="5.32584" calcext:value-type="float">
            <text:p>5.32584</text:p>
          </table:table-cell>
          <table:table-cell office:value-type="float" office:value="0.994382" calcext:value-type="float">
            <text:p>0.994382</text:p>
          </table:table-cell>
          <table:table-cell office:value-type="float" office:value="0.00561798" calcext:value-type="float">
            <text:p>0.00561798</text:p>
          </table:table-cell>
          <table:table-cell office:value-type="float" office:value="8.50279" calcext:value-type="float">
            <text:p>8.50279</text:p>
          </table:table-cell>
          <table:table-cell office:value-type="float" office:value="0.932961" calcext:value-type="float">
            <text:p>0.932961</text:p>
          </table:table-cell>
          <table:table-cell office:value-type="float" office:value="0.0670391" calcext:value-type="float">
            <text:p>0.0670391</text:p>
          </table:table-cell>
          <table:table-cell office:value-type="float" office:value="3.96228" calcext:value-type="float">
            <text:p>3.96228</text:p>
          </table:table-cell>
          <table:table-cell office:value-type="float" office:value="0.836207" calcext:value-type="float">
            <text:p>0.836207</text:p>
          </table:table-cell>
          <table:table-cell office:value-type="float" office:value="0.16056" calcext:value-type="float">
            <text:p>0.16056</text:p>
          </table:table-cell>
          <table:table-cell office:value-type="float" office:value="0.00323276" calcext:value-type="float">
            <text:p>0.00323276</text:p>
          </table:table-cell>
          <table:table-cell office:value-type="float" office:value="4.2684" calcext:value-type="float">
            <text:p>4.2684</text:p>
          </table:table-cell>
          <table:table-cell office:value-type="float" office:value="0.974026" calcext:value-type="float">
            <text:p>0.974026</text:p>
          </table:table-cell>
          <table:table-cell office:value-type="float" office:value="0.025974" calcext:value-type="float">
            <text:p>0.025974</text:p>
          </table:table-cell>
          <table:table-cell office:value-type="float" office:value="9.97554" calcext:value-type="float">
            <text:p>9.97554</text:p>
          </table:table-cell>
          <table:table-cell office:value-type="float" office:value="0.725543" calcext:value-type="float">
            <text:p>0.725543</text:p>
          </table:table-cell>
          <table:table-cell office:value-type="float" office:value="0.274457" calcext:value-type="float">
            <text:p>0.274457</text:p>
          </table:table-cell>
          <table:table-cell office:value-type="float" office:value="3.56245" calcext:value-type="float">
            <text:p>3.56245</text:p>
          </table:table-cell>
          <table:table-cell office:value-type="float" office:value="0.966381" calcext:value-type="float">
            <text:p>0.966381</text:p>
          </table:table-cell>
          <table:table-cell office:value-type="float" office:value="0.0331148" calcext:value-type="float">
            <text:p>0.0331148</text:p>
          </table:table-cell>
          <table:table-cell office:value-type="float" office:value="0.000504286" calcext:value-type="float">
            <text:p>0.000504286</text:p>
          </table:table-cell>
          <table:table-cell office:value-type="float" office:value="4.68599" calcext:value-type="float">
            <text:p>4.68599</text:p>
          </table:table-cell>
          <table:table-cell office:value-type="float" office:value="0.983092" calcext:value-type="float">
            <text:p>0.983092</text:p>
          </table:table-cell>
          <table:table-cell office:value-type="float" office:value="0.0169082" calcext:value-type="float">
            <text:p>0.0169082</text:p>
          </table:table-cell>
          <table:table-cell office:value-type="float" office:value="9.46182" calcext:value-type="float">
            <text:p>9.46182</text:p>
          </table:table-cell>
          <table:table-cell office:value-type="float" office:value="0.794545" calcext:value-type="float">
            <text:p>0.794545</text:p>
          </table:table-cell>
          <table:table-cell office:value-type="float" office:value="0.205455" calcext:value-type="float">
            <text:p>0.205455</text:p>
          </table:table-cell>
          <table:table-cell office:value-type="float" office:value="3.0588" calcext:value-type="float">
            <text:p>3.058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.94007" calcext:value-type="float">
            <text:p>3.94007</text:p>
          </table:table-cell>
          <table:table-cell office:value-type="float" office:value="0.998825" calcext:value-type="float">
            <text:p>0.998825</text:p>
          </table:table-cell>
          <table:table-cell office:value-type="float" office:value="0.00117509" calcext:value-type="float">
            <text:p>0.00117509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625" calcext:value-type="float">
            <text:p>3.6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67771" calcext:value-type="float">
            <text:p>3.67771</text:p>
          </table:table-cell>
          <table:table-cell office:value-type="float" office:value="0.986067" calcext:value-type="float">
            <text:p>0.986067</text:p>
          </table:table-cell>
          <table:table-cell office:value-type="float" office:value="0.0137049" calcext:value-type="float">
            <text:p>0.0137049</text:p>
          </table:table-cell>
          <table:table-cell office:value-type="float" office:value="0.000228415" calcext:value-type="float">
            <text:p>0.000228415</text:p>
          </table:table-cell>
          <table:table-cell office:value-type="float" office:value="5.59322" calcext:value-type="float">
            <text:p>5.593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86154" calcext:value-type="float">
            <text:p>8.86154</text:p>
          </table:table-cell>
          <table:table-cell office:value-type="float" office:value="0.928205" calcext:value-type="float">
            <text:p>0.928205</text:p>
          </table:table-cell>
          <table:table-cell office:value-type="float" office:value="0.0717949" calcext:value-type="float">
            <text:p>0.0717949</text:p>
          </table:table-cell>
          <table:table-cell office:value-type="float" office:value="4.25" calcext:value-type="float">
            <text:p>4.25</text:p>
          </table:table-cell>
          <table:table-cell office:value-type="float" office:value="0.827451" calcext:value-type="float">
            <text:p>0.827451</text:p>
          </table:table-cell>
          <table:table-cell office:value-type="float" office:value="0.170588" calcext:value-type="float">
            <text:p>0.170588</text:p>
          </table:table-cell>
          <table:table-cell office:value-type="float" office:value="0.00196078" calcext:value-type="float">
            <text:p>0.00196078</text:p>
          </table:table-cell>
          <table:table-cell office:value-type="float" office:value="5.05439" calcext:value-type="float">
            <text:p>5.05439</text:p>
          </table:table-cell>
          <table:table-cell office:value-type="float" office:value="0.987448" calcext:value-type="float">
            <text:p>0.987448</text:p>
          </table:table-cell>
          <table:table-cell office:value-type="float" office:value="0.0125523" calcext:value-type="float">
            <text:p>0.0125523</text:p>
          </table:table-cell>
          <table:table-cell office:value-type="float" office:value="9.99425" calcext:value-type="float">
            <text:p>9.99425</text:p>
          </table:table-cell>
          <table:table-cell office:value-type="float" office:value="0.738506" calcext:value-type="float">
            <text:p>0.738506</text:p>
          </table:table-cell>
          <table:table-cell office:value-type="float" office:value="0.261494" calcext:value-type="float">
            <text:p>0.261494</text:p>
          </table:table-cell>
          <table:table-cell office:value-type="float" office:value="3.80685" calcext:value-type="float">
            <text:p>3.80685</text:p>
          </table:table-cell>
          <table:table-cell office:value-type="float" office:value="0.961914" calcext:value-type="float">
            <text:p>0.961914</text:p>
          </table:table-cell>
          <table:table-cell office:value-type="float" office:value="0.037606" calcext:value-type="float">
            <text:p>0.037606</text:p>
          </table:table-cell>
          <table:table-cell office:value-type="float" office:value="0.000480077" calcext:value-type="float">
            <text:p>0.000480077</text:p>
          </table:table-cell>
          <table:table-cell office:value-type="float" office:value="5.25476" calcext:value-type="float">
            <text:p>5.25476</text:p>
          </table:table-cell>
          <table:table-cell office:value-type="float" office:value="0.992857" calcext:value-type="float">
            <text:p>0.992857</text:p>
          </table:table-cell>
          <table:table-cell office:value-type="float" office:value="0.00714286" calcext:value-type="float">
            <text:p>0.00714286</text:p>
          </table:table-cell>
          <table:table-cell office:value-type="float" office:value="9.50091" calcext:value-type="float">
            <text:p>9.50091</text:p>
          </table:table-cell>
          <table:table-cell office:value-type="float" office:value="0.809437" calcext:value-type="float">
            <text:p>0.809437</text:p>
          </table:table-cell>
          <table:table-cell office:value-type="float" office:value="0.190563" calcext:value-type="float">
            <text:p>0.190563</text:p>
          </table:table-cell>
          <table:table-cell office:value-type="float" office:value="3.24097" calcext:value-type="float">
            <text:p>3.2409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.13151" calcext:value-type="float">
            <text:p>4.13151</text:p>
          </table:table-cell>
          <table:table-cell office:value-type="float" office:value="0.994521" calcext:value-type="float">
            <text:p>0.994521</text:p>
          </table:table-cell>
          <table:table-cell office:value-type="float" office:value="0.00547945" calcext:value-type="float">
            <text:p>0.005479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77778" calcext:value-type="float">
            <text:p>4.777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80532" calcext:value-type="float">
            <text:p>3.80532</text:p>
          </table:table-cell>
          <table:table-cell office:value-type="float" office:value="0.985025" calcext:value-type="float">
            <text:p>0.985025</text:p>
          </table:table-cell>
          <table:table-cell office:value-type="float" office:value="0.0149755" calcext:value-type="float">
            <text:p>0.0149755</text:p>
          </table:table-cell>
          <table:table-cell office:value-type="float" office:value="0" calcext:value-type="float">
            <text:p>0</text:p>
          </table:table-cell>
          <table:table-cell office:value-type="float" office:value="6.27083" calcext:value-type="float">
            <text:p>6.270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18436" calcext:value-type="float">
            <text:p>8.18436</text:p>
          </table:table-cell>
          <table:table-cell office:value-type="float" office:value="0.877095" calcext:value-type="float">
            <text:p>0.877095</text:p>
          </table:table-cell>
          <table:table-cell office:value-type="float" office:value="0.122905" calcext:value-type="float">
            <text:p>0.122905</text:p>
          </table:table-cell>
          <table:table-cell office:value-type="float" office:value="4.02709" calcext:value-type="float">
            <text:p>4.02709</text:p>
          </table:table-cell>
          <table:table-cell office:value-type="float" office:value="0.84182" calcext:value-type="float">
            <text:p>0.84182</text:p>
          </table:table-cell>
          <table:table-cell office:value-type="float" office:value="0.156013" calcext:value-type="float">
            <text:p>0.156013</text:p>
          </table:table-cell>
          <table:table-cell office:value-type="float" office:value="0.00216685" calcext:value-type="float">
            <text:p>0.00216685</text:p>
          </table:table-cell>
          <table:table-cell office:value-type="float" office:value="4.61111" calcext:value-type="float">
            <text:p>4.61111</text:p>
          </table:table-cell>
          <table:table-cell office:value-type="float" office:value="0.988095" calcext:value-type="float">
            <text:p>0.988095</text:p>
          </table:table-cell>
          <table:table-cell office:value-type="float" office:value="0.0119048" calcext:value-type="float">
            <text:p>0.0119048</text:p>
          </table:table-cell>
          <table:table-cell office:value-type="float" office:value="9.68588" calcext:value-type="float">
            <text:p>9.68588</text:p>
          </table:table-cell>
          <table:table-cell office:value-type="float" office:value="0.717579" calcext:value-type="float">
            <text:p>0.717579</text:p>
          </table:table-cell>
          <table:table-cell office:value-type="float" office:value="0.282421" calcext:value-type="float">
            <text:p>0.282421</text:p>
          </table:table-cell>
          <table:table-cell office:value-type="float" office:value="3.88545" calcext:value-type="float">
            <text:p>3.88545</text:p>
          </table:table-cell>
          <table:table-cell office:value-type="float" office:value="0.96236" calcext:value-type="float">
            <text:p>0.96236</text:p>
          </table:table-cell>
          <table:table-cell office:value-type="float" office:value="0.0372783" calcext:value-type="float">
            <text:p>0.0372783</text:p>
          </table:table-cell>
          <table:table-cell office:value-type="float" office:value="0.000361925" calcext:value-type="float">
            <text:p>0.000361925</text:p>
          </table:table-cell>
          <table:table-cell office:value-type="float" office:value="5.19347" calcext:value-type="float">
            <text:p>5.19347</text:p>
          </table:table-cell>
          <table:table-cell office:value-type="float" office:value="0.992462" calcext:value-type="float">
            <text:p>0.992462</text:p>
          </table:table-cell>
          <table:table-cell office:value-type="float" office:value="0.00753769" calcext:value-type="float">
            <text:p>0.00753769</text:p>
          </table:table-cell>
          <table:table-cell office:value-type="float" office:value="9.10093" calcext:value-type="float">
            <text:p>9.10093</text:p>
          </table:table-cell>
          <table:table-cell office:value-type="float" office:value="0.775701" calcext:value-type="float">
            <text:p>0.775701</text:p>
          </table:table-cell>
          <table:table-cell office:value-type="float" office:value="0.224299" calcext:value-type="float">
            <text:p>0.224299</text:p>
          </table:table-cell>
          <table:table-cell office:value-type="float" office:value="3.30698" calcext:value-type="float">
            <text:p>3.3069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.4275" calcext:value-type="float">
            <text:p>4.4275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.71429" calcext:value-type="float">
            <text:p>3.71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10622" calcext:value-type="float">
            <text:p>4.10622</text:p>
          </table:table-cell>
          <table:table-cell office:value-type="float" office:value="0.988511" calcext:value-type="float">
            <text:p>0.988511</text:p>
          </table:table-cell>
          <table:table-cell office:value-type="float" office:value="0.0114893" calcext:value-type="float">
            <text:p>0.0114893</text:p>
          </table:table-cell>
          <table:table-cell office:value-type="float" office:value="0" calcext:value-type="float">
            <text:p>0</text:p>
          </table:table-cell>
          <table:table-cell office:value-type="float" office:value="6.20988" calcext:value-type="float">
            <text:p>6.20988</text:p>
          </table:table-cell>
          <table:table-cell office:value-type="float" office:value="0.993827" calcext:value-type="float">
            <text:p>0.993827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8.34211" calcext:value-type="float">
            <text:p>8.34211</text:p>
          </table:table-cell>
          <table:table-cell office:value-type="float" office:value="0.934211" calcext:value-type="float">
            <text:p>0.934211</text:p>
          </table:table-cell>
          <table:table-cell office:value-type="float" office:value="0.0657895" calcext:value-type="float">
            <text:p>0.0657895</text:p>
          </table:table-cell>
          <table:table-cell office:value-type="float" office:value="4.4527" calcext:value-type="float">
            <text:p>4.4527</text:p>
          </table:table-cell>
          <table:table-cell office:value-type="float" office:value="0.845371" calcext:value-type="float">
            <text:p>0.845371</text:p>
          </table:table-cell>
          <table:table-cell office:value-type="float" office:value="0.151577" calcext:value-type="float">
            <text:p>0.151577</text:p>
          </table:table-cell>
          <table:table-cell office:value-type="float" office:value="0.00305188" calcext:value-type="float">
            <text:p>0.00305188</text:p>
          </table:table-cell>
          <table:table-cell office:value-type="float" office:value="5.53804" calcext:value-type="float">
            <text:p>5.53804</text:p>
          </table:table-cell>
          <table:table-cell office:value-type="float" office:value="0.983696" calcext:value-type="float">
            <text:p>0.983696</text:p>
          </table:table-cell>
          <table:table-cell office:value-type="float" office:value="0.0163043" calcext:value-type="float">
            <text:p>0.0163043</text:p>
          </table:table-cell>
          <table:table-cell office:value-type="float" office:value="9.91738" calcext:value-type="float">
            <text:p>9.91738</text:p>
          </table:table-cell>
          <table:table-cell office:value-type="float" office:value="0.698006" calcext:value-type="float">
            <text:p>0.698006</text:p>
          </table:table-cell>
          <table:table-cell office:value-type="float" office:value="0.301994" calcext:value-type="float">
            <text:p>0.301994</text:p>
          </table:table-cell>
          <table:table-cell office:value-type="float" office:value="4.19966" calcext:value-type="float">
            <text:p>4.19966</text:p>
          </table:table-cell>
          <table:table-cell office:value-type="float" office:value="0.966698" calcext:value-type="float">
            <text:p>0.966698</text:p>
          </table:table-cell>
          <table:table-cell office:value-type="float" office:value="0.032833" calcext:value-type="float">
            <text:p>0.032833</text:p>
          </table:table-cell>
          <table:table-cell office:value-type="float" office:value="0.000469043" calcext:value-type="float">
            <text:p>0.000469043</text:p>
          </table:table-cell>
          <table:table-cell office:value-type="float" office:value="5.8526" calcext:value-type="float">
            <text:p>5.8526</text:p>
          </table:table-cell>
          <table:table-cell office:value-type="float" office:value="0.988439" calcext:value-type="float">
            <text:p>0.988439</text:p>
          </table:table-cell>
          <table:table-cell office:value-type="float" office:value="0.0115607" calcext:value-type="float">
            <text:p>0.0115607</text:p>
          </table:table-cell>
          <table:table-cell office:value-type="float" office:value="9.36275" calcext:value-type="float">
            <text:p>9.36275</text:p>
          </table:table-cell>
          <table:table-cell office:value-type="float" office:value="0.772549" calcext:value-type="float">
            <text:p>0.772549</text:p>
          </table:table-cell>
          <table:table-cell office:value-type="float" office:value="0.227451" calcext:value-type="float">
            <text:p>0.227451</text:p>
          </table:table-cell>
          <table:table-cell office:value-type="float" office:value="3.69928" calcext:value-type="float">
            <text:p>3.6992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.67724" calcext:value-type="float">
            <text:p>3.67724</text:p>
          </table:table-cell>
          <table:table-cell office:value-type="float" office:value="0.99547" calcext:value-type="float">
            <text:p>0.99547</text:p>
          </table:table-cell>
          <table:table-cell office:value-type="float" office:value="0.00453001" calcext:value-type="float">
            <text:p>0.0045300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6516" calcext:value-type="float">
            <text:p>3.56516</text:p>
          </table:table-cell>
          <table:table-cell office:value-type="float" office:value="0.990907" calcext:value-type="float">
            <text:p>0.990907</text:p>
          </table:table-cell>
          <table:table-cell office:value-type="float" office:value="0.00909253" calcext:value-type="float">
            <text:p>0.00909253</text:p>
          </table:table-cell>
          <table:table-cell office:value-type="float" office:value="0" calcext:value-type="float">
            <text:p>0</text:p>
          </table:table-cell>
          <table:table-cell office:value-type="float" office:value="6.25714" calcext:value-type="float">
            <text:p>6.2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64539" calcext:value-type="float">
            <text:p>7.64539</text:p>
          </table:table-cell>
          <table:table-cell office:value-type="float" office:value="0.900709" calcext:value-type="float">
            <text:p>0.900709</text:p>
          </table:table-cell>
          <table:table-cell office:value-type="float" office:value="0.0992908" calcext:value-type="float">
            <text:p>0.0992908</text:p>
          </table:table-cell>
          <table:table-cell office:value-type="float" office:value="4.03149" calcext:value-type="float">
            <text:p>4.03149</text:p>
          </table:table-cell>
          <table:table-cell office:value-type="float" office:value="0.887079" calcext:value-type="float">
            <text:p>0.887079</text:p>
          </table:table-cell>
          <table:table-cell office:value-type="float" office:value="0.109663" calcext:value-type="float">
            <text:p>0.109663</text:p>
          </table:table-cell>
          <table:table-cell office:value-type="float" office:value="0.00325733" calcext:value-type="float">
            <text:p>0.00325733</text:p>
          </table:table-cell>
          <table:table-cell office:value-type="float" office:value="3.90756" calcext:value-type="float">
            <text:p>3.90756</text:p>
          </table:table-cell>
          <table:table-cell office:value-type="float" office:value="0.991597" calcext:value-type="float">
            <text:p>0.991597</text:p>
          </table:table-cell>
          <table:table-cell office:value-type="float" office:value="0.00840336" calcext:value-type="float">
            <text:p>0.00840336</text:p>
          </table:table-cell>
          <table:table-cell office:value-type="float" office:value="8.97992" calcext:value-type="float">
            <text:p>8.97992</text:p>
          </table:table-cell>
          <table:table-cell office:value-type="float" office:value="0.678715" calcext:value-type="float">
            <text:p>0.678715</text:p>
          </table:table-cell>
          <table:table-cell office:value-type="float" office:value="0.321285" calcext:value-type="float">
            <text:p>0.321285</text:p>
          </table:table-cell>
          <table:table-cell office:value-type="float" office:value="3.63645" calcext:value-type="float">
            <text:p>3.63645</text:p>
          </table:table-cell>
          <table:table-cell office:value-type="float" office:value="0.978551" calcext:value-type="float">
            <text:p>0.978551</text:p>
          </table:table-cell>
          <table:table-cell office:value-type="float" office:value="0.0210441" calcext:value-type="float">
            <text:p>0.0210441</text:p>
          </table:table-cell>
          <table:table-cell office:value-type="float" office:value="0.000404694" calcext:value-type="float">
            <text:p>0.000404694</text:p>
          </table:table-cell>
          <table:table-cell office:value-type="float" office:value="4.8342" calcext:value-type="float">
            <text:p>4.8342</text:p>
          </table:table-cell>
          <table:table-cell office:value-type="float" office:value="0.994819" calcext:value-type="float">
            <text:p>0.994819</text:p>
          </table:table-cell>
          <table:table-cell office:value-type="float" office:value="0.00518135" calcext:value-type="float">
            <text:p>0.00518135</text:p>
          </table:table-cell>
          <table:table-cell office:value-type="float" office:value="8.4596" calcext:value-type="float">
            <text:p>8.4596</text:p>
          </table:table-cell>
          <table:table-cell office:value-type="float" office:value="0.762626" calcext:value-type="float">
            <text:p>0.762626</text:p>
          </table:table-cell>
          <table:table-cell office:value-type="float" office:value="0.237374" calcext:value-type="float">
            <text:p>0.237374</text:p>
          </table:table-cell>
          <table:table-cell office:value-type="float" office:value="3.70135" calcext:value-type="float">
            <text:p>3.7013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.44013" calcext:value-type="float">
            <text:p>3.44013</text:p>
          </table:table-cell>
          <table:table-cell office:value-type="float" office:value="0.996674" calcext:value-type="float">
            <text:p>0.996674</text:p>
          </table:table-cell>
          <table:table-cell office:value-type="float" office:value="0.00332594" calcext:value-type="float">
            <text:p>0.0033259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.88889" calcext:value-type="float">
            <text:p>6.88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3537" calcext:value-type="float">
            <text:p>3.13537</text:p>
          </table:table-cell>
          <table:table-cell office:value-type="float" office:value="0.991399" calcext:value-type="float">
            <text:p>0.991399</text:p>
          </table:table-cell>
          <table:table-cell office:value-type="float" office:value="0.00839648" calcext:value-type="float">
            <text:p>0.00839648</text:p>
          </table:table-cell>
          <table:table-cell office:value-type="float" office:value="0.000204792" calcext:value-type="float">
            <text:p>0.000204792</text:p>
          </table:table-cell>
          <table:table-cell office:value-type="float" office:value="5.22078" calcext:value-type="float">
            <text:p>5.220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15232" calcext:value-type="float">
            <text:p>8.15232</text:p>
          </table:table-cell>
          <table:table-cell office:value-type="float" office:value="0.92053" calcext:value-type="float">
            <text:p>0.92053</text:p>
          </table:table-cell>
          <table:table-cell office:value-type="float" office:value="0.0794702" calcext:value-type="float">
            <text:p>0.0794702</text:p>
          </table:table-cell>
          <table:table-cell office:value-type="float" office:value="3.74236" calcext:value-type="float">
            <text:p>3.74236</text:p>
          </table:table-cell>
          <table:table-cell office:value-type="float" office:value="0.845214" calcext:value-type="float">
            <text:p>0.845214</text:p>
          </table:table-cell>
          <table:table-cell office:value-type="float" office:value="0.145621" calcext:value-type="float">
            <text:p>0.145621</text:p>
          </table:table-cell>
          <table:table-cell office:value-type="float" office:value="0.00916497" calcext:value-type="float">
            <text:p>0.00916497</text:p>
          </table:table-cell>
          <table:table-cell office:value-type="float" office:value="3.69892" calcext:value-type="float">
            <text:p>3.698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41196" calcext:value-type="float">
            <text:p>9.41196</text:p>
          </table:table-cell>
          <table:table-cell office:value-type="float" office:value="0.707641" calcext:value-type="float">
            <text:p>0.707641</text:p>
          </table:table-cell>
          <table:table-cell office:value-type="float" office:value="0.292359" calcext:value-type="float">
            <text:p>0.292359</text:p>
          </table:table-cell>
          <table:table-cell office:value-type="float" office:value="3.26408" calcext:value-type="float">
            <text:p>3.26408</text:p>
          </table:table-cell>
          <table:table-cell office:value-type="float" office:value="0.970888" calcext:value-type="float">
            <text:p>0.970888</text:p>
          </table:table-cell>
          <table:table-cell office:value-type="float" office:value="0.0276341" calcext:value-type="float">
            <text:p>0.0276341</text:p>
          </table:table-cell>
          <table:table-cell office:value-type="float" office:value="0.00147776" calcext:value-type="float">
            <text:p>0.00147776</text:p>
          </table:table-cell>
          <table:table-cell office:value-type="float" office:value="4.38824" calcext:value-type="float">
            <text:p>4.388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95011" calcext:value-type="float">
            <text:p>8.95011</text:p>
          </table:table-cell>
          <table:table-cell office:value-type="float" office:value="0.78308" calcext:value-type="float">
            <text:p>0.78308</text:p>
          </table:table-cell>
          <table:table-cell office:value-type="float" office:value="0.21692" calcext:value-type="float">
            <text:p>0.21692</text:p>
          </table:table-cell>
          <table:table-cell office:value-type="float" office:value="3.34542" calcext:value-type="float">
            <text:p>3.3454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.8428" calcext:value-type="float">
            <text:p>3.8428</text:p>
          </table:table-cell>
          <table:table-cell office:value-type="float" office:value="0.995265" calcext:value-type="float">
            <text:p>0.995265</text:p>
          </table:table-cell>
          <table:table-cell office:value-type="float" office:value="0.00473485" calcext:value-type="float">
            <text:p>0.004734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112" calcext:value-type="float">
            <text:p>3.5112</text:p>
          </table:table-cell>
          <table:table-cell office:value-type="float" office:value="0.986627" calcext:value-type="float">
            <text:p>0.986627</text:p>
          </table:table-cell>
          <table:table-cell office:value-type="float" office:value="0.0132063" calcext:value-type="float">
            <text:p>0.0132063</text:p>
          </table:table-cell>
          <table:table-cell office:value-type="float" office:value="0.000167168" calcext:value-type="float">
            <text:p>0.000167168</text:p>
          </table:table-cell>
          <table:table-cell office:value-type="float" office:value="5.44033" calcext:value-type="float">
            <text:p>5.44033</text:p>
          </table:table-cell>
          <table:table-cell office:value-type="float" office:value="0.99177" calcext:value-type="float">
            <text:p>0.99177</text:p>
          </table:table-cell>
          <table:table-cell office:value-type="float" office:value="0.00823045" calcext:value-type="float">
            <text:p>0.00823045</text:p>
          </table:table-cell>
          <table:table-cell office:value-type="float" office:value="7.76577" calcext:value-type="float">
            <text:p>7.76577</text:p>
          </table:table-cell>
          <table:table-cell office:value-type="float" office:value="0.95045" calcext:value-type="float">
            <text:p>0.95045</text:p>
          </table:table-cell>
          <table:table-cell office:value-type="float" office:value="0.0495495" calcext:value-type="float">
            <text:p>0.0495495</text:p>
          </table:table-cell>
          <table:table-cell office:value-type="float" office:value="4.24714" calcext:value-type="float">
            <text:p>4.24714</text:p>
          </table:table-cell>
          <table:table-cell office:value-type="float" office:value="0.838571" calcext:value-type="float">
            <text:p>0.838571</text:p>
          </table:table-cell>
          <table:table-cell office:value-type="float" office:value="0.16" calcext:value-type="float">
            <text:p>0.16</text:p>
          </table:table-cell>
          <table:table-cell office:value-type="float" office:value="0.00142857" calcext:value-type="float">
            <text:p>0.00142857</text:p>
          </table:table-cell>
          <table:table-cell office:value-type="float" office:value="4.32372" calcext:value-type="float">
            <text:p>4.32372</text:p>
          </table:table-cell>
          <table:table-cell office:value-type="float" office:value="0.980769" calcext:value-type="float">
            <text:p>0.980769</text:p>
          </table:table-cell>
          <table:table-cell office:value-type="float" office:value="0.0192308" calcext:value-type="float">
            <text:p>0.0192308</text:p>
          </table:table-cell>
          <table:table-cell office:value-type="float" office:value="9.41969" calcext:value-type="float">
            <text:p>9.41969</text:p>
          </table:table-cell>
          <table:table-cell office:value-type="float" office:value="0.735751" calcext:value-type="float">
            <text:p>0.735751</text:p>
          </table:table-cell>
          <table:table-cell office:value-type="float" office:value="0.264249" calcext:value-type="float">
            <text:p>0.264249</text:p>
          </table:table-cell>
          <table:table-cell office:value-type="float" office:value="3.6748" calcext:value-type="float">
            <text:p>3.6748</text:p>
          </table:table-cell>
          <table:table-cell office:value-type="float" office:value="0.963143" calcext:value-type="float">
            <text:p>0.963143</text:p>
          </table:table-cell>
          <table:table-cell office:value-type="float" office:value="0.0365015" calcext:value-type="float">
            <text:p>0.0365015</text:p>
          </table:table-cell>
          <table:table-cell office:value-type="float" office:value="0.000355534" calcext:value-type="float">
            <text:p>0.000355534</text:p>
          </table:table-cell>
          <table:table-cell office:value-type="float" office:value="4.80287" calcext:value-type="float">
            <text:p>4.80287</text:p>
          </table:table-cell>
          <table:table-cell office:value-type="float" office:value="0.985663" calcext:value-type="float">
            <text:p>0.985663</text:p>
          </table:table-cell>
          <table:table-cell office:value-type="float" office:value="0.0143369" calcext:value-type="float">
            <text:p>0.0143369</text:p>
          </table:table-cell>
          <table:table-cell office:value-type="float" office:value="8.77578" calcext:value-type="float">
            <text:p>8.77578</text:p>
          </table:table-cell>
          <table:table-cell office:value-type="float" office:value="0.815057" calcext:value-type="float">
            <text:p>0.815057</text:p>
          </table:table-cell>
          <table:table-cell office:value-type="float" office:value="0.184943" calcext:value-type="float">
            <text:p>0.184943</text:p>
          </table:table-cell>
          <table:table-cell office:value-type="float" office:value="3.19227" calcext:value-type="float">
            <text:p>3.1922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.60766" calcext:value-type="float">
            <text:p>3.60766</text:p>
          </table:table-cell>
          <table:table-cell office:value-type="float" office:value="0.993789" calcext:value-type="float">
            <text:p>0.993789</text:p>
          </table:table-cell>
          <table:table-cell office:value-type="float" office:value="0.00621118" calcext:value-type="float">
            <text:p>0.00621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0656" calcext:value-type="float">
            <text:p>3.30656</text:p>
          </table:table-cell>
          <table:table-cell office:value-type="float" office:value="0.991035" calcext:value-type="float">
            <text:p>0.991035</text:p>
          </table:table-cell>
          <table:table-cell office:value-type="float" office:value="0.00896467" calcext:value-type="float">
            <text:p>0.00896467</text:p>
          </table:table-cell>
          <table:table-cell office:value-type="float" office:value="0" calcext:value-type="float">
            <text:p>0</text:p>
          </table:table-cell>
          <table:table-cell office:value-type="float" office:value="6.18182" calcext:value-type="float">
            <text:p>6.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86325" calcext:value-type="float">
            <text:p>7.86325</text:p>
          </table:table-cell>
          <table:table-cell office:value-type="float" office:value="0.905983" calcext:value-type="float">
            <text:p>0.905983</text:p>
          </table:table-cell>
          <table:table-cell office:value-type="float" office:value="0.0940171" calcext:value-type="float">
            <text:p>0.0940171</text:p>
          </table:table-cell>
          <table:table-cell office:value-type="float" office:value="3.90633" calcext:value-type="float">
            <text:p>3.90633</text:p>
          </table:table-cell>
          <table:table-cell office:value-type="float" office:value="0.843886" calcext:value-type="float">
            <text:p>0.843886</text:p>
          </table:table-cell>
          <table:table-cell office:value-type="float" office:value="0.15438" calcext:value-type="float">
            <text:p>0.15438</text:p>
          </table:table-cell>
          <table:table-cell office:value-type="float" office:value="0.00173461" calcext:value-type="float">
            <text:p>0.00173461</text:p>
          </table:table-cell>
          <table:table-cell office:value-type="float" office:value="4.25796" calcext:value-type="float">
            <text:p>4.257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4229" calcext:value-type="float">
            <text:p>9.54229</text:p>
          </table:table-cell>
          <table:table-cell office:value-type="float" office:value="0.681592" calcext:value-type="float">
            <text:p>0.681592</text:p>
          </table:table-cell>
          <table:table-cell office:value-type="float" office:value="0.318408" calcext:value-type="float">
            <text:p>0.318408</text:p>
          </table:table-cell>
          <table:table-cell office:value-type="float" office:value="3.43238" calcext:value-type="float">
            <text:p>3.43238</text:p>
          </table:table-cell>
          <table:table-cell office:value-type="float" office:value="0.969647" calcext:value-type="float">
            <text:p>0.969647</text:p>
          </table:table-cell>
          <table:table-cell office:value-type="float" office:value="0.0300973" calcext:value-type="float">
            <text:p>0.0300973</text:p>
          </table:table-cell>
          <table:table-cell office:value-type="float" office:value="0.000256148" calcext:value-type="float">
            <text:p>0.000256148</text:p>
          </table:table-cell>
          <table:table-cell office:value-type="float" office:value="5.03993" calcext:value-type="float">
            <text:p>5.039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87383" calcext:value-type="float">
            <text:p>8.87383</text:p>
          </table:table-cell>
          <table:table-cell office:value-type="float" office:value="0.766355" calcext:value-type="float">
            <text:p>0.766355</text:p>
          </table:table-cell>
          <table:table-cell office:value-type="float" office:value="0.233645" calcext:value-type="float">
            <text:p>0.233645</text:p>
          </table:table-cell>
          <table:table-cell office:value-type="float" office:value="3.05501" calcext:value-type="float">
            <text:p>3.0550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.87967" calcext:value-type="float">
            <text:p>3.87967</text:p>
          </table:table-cell>
          <table:table-cell office:value-type="float" office:value="0.997265" calcext:value-type="float">
            <text:p>0.997265</text:p>
          </table:table-cell>
          <table:table-cell office:value-type="float" office:value="0.00273473" calcext:value-type="float">
            <text:p>0.0027347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22222" calcext:value-type="float">
            <text:p>5.222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61514" calcext:value-type="float">
            <text:p>3.61514</text:p>
          </table:table-cell>
          <table:table-cell office:value-type="float" office:value="0.990159" calcext:value-type="float">
            <text:p>0.990159</text:p>
          </table:table-cell>
          <table:table-cell office:value-type="float" office:value="0.00984076" calcext:value-type="float">
            <text:p>0.00984076</text:p>
          </table:table-cell>
          <table:table-cell office:value-type="float" office:value="0" calcext:value-type="float">
            <text:p>0</text:p>
          </table:table-cell>
          <table:table-cell office:value-type="float" office:value="5.81818" calcext:value-type="float">
            <text:p>5.81818</text:p>
          </table:table-cell>
          <table:table-cell office:value-type="float" office:value="0.995215" calcext:value-type="float">
            <text:p>0.995215</text:p>
          </table:table-cell>
          <table:table-cell office:value-type="float" office:value="0.00478469" calcext:value-type="float">
            <text:p>0.00478469</text:p>
          </table:table-cell>
          <table:table-cell office:value-type="float" office:value="8.20909" calcext:value-type="float">
            <text:p>8.20909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0909091" calcext:value-type="float">
            <text:p>0.0909091</text:p>
          </table:table-cell>
          <table:table-cell office:value-type="float" office:value="4.01138" calcext:value-type="float">
            <text:p>4.01138</text:p>
          </table:table-cell>
          <table:table-cell office:value-type="float" office:value="0.858537" calcext:value-type="float">
            <text:p>0.858537</text:p>
          </table:table-cell>
          <table:table-cell office:value-type="float" office:value="0.139837" calcext:value-type="float">
            <text:p>0.139837</text:p>
          </table:table-cell>
          <table:table-cell office:value-type="float" office:value="0.00162602" calcext:value-type="float">
            <text:p>0.00162602</text:p>
          </table:table-cell>
          <table:table-cell office:value-type="float" office:value="4.69565" calcext:value-type="float">
            <text:p>4.69565</text:p>
          </table:table-cell>
          <table:table-cell office:value-type="float" office:value="0.98913" calcext:value-type="float">
            <text:p>0.98913</text:p>
          </table:table-cell>
          <table:table-cell office:value-type="float" office:value="0.0108696" calcext:value-type="float">
            <text:p>0.0108696</text:p>
          </table:table-cell>
          <table:table-cell office:value-type="float" office:value="9.76837" calcext:value-type="float">
            <text:p>9.76837</text:p>
          </table:table-cell>
          <table:table-cell office:value-type="float" office:value="0.699332" calcext:value-type="float">
            <text:p>0.699332</text:p>
          </table:table-cell>
          <table:table-cell office:value-type="float" office:value="0.300668" calcext:value-type="float">
            <text:p>0.300668</text:p>
          </table:table-cell>
          <table:table-cell office:value-type="float" office:value="3.71337" calcext:value-type="float">
            <text:p>3.71337</text:p>
          </table:table-cell>
          <table:table-cell office:value-type="float" office:value="0.970692" calcext:value-type="float">
            <text:p>0.970692</text:p>
          </table:table-cell>
          <table:table-cell office:value-type="float" office:value="0.0290551" calcext:value-type="float">
            <text:p>0.0290551</text:p>
          </table:table-cell>
          <table:table-cell office:value-type="float" office:value="0.000252653" calcext:value-type="float">
            <text:p>0.000252653</text:p>
          </table:table-cell>
          <table:table-cell office:value-type="float" office:value="5.19672" calcext:value-type="float">
            <text:p>5.19672</text:p>
          </table:table-cell>
          <table:table-cell office:value-type="float" office:value="0.991803" calcext:value-type="float">
            <text:p>0.991803</text:p>
          </table:table-cell>
          <table:table-cell office:value-type="float" office:value="0.00819672" calcext:value-type="float">
            <text:p>0.00819672</text:p>
          </table:table-cell>
          <table:table-cell office:value-type="float" office:value="9.20206" calcext:value-type="float">
            <text:p>9.20206</text:p>
          </table:table-cell>
          <table:table-cell office:value-type="float" office:value="0.771386" calcext:value-type="float">
            <text:p>0.771386</text:p>
          </table:table-cell>
          <table:table-cell office:value-type="float" office:value="0.228614" calcext:value-type="float">
            <text:p>0.228614</text:p>
          </table:table-cell>
          <table:table-cell office:value-type="float" office:value="3.24209" calcext:value-type="float">
            <text:p>3.2420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.88833" calcext:value-type="float">
            <text:p>3.88833</text:p>
          </table:table-cell>
          <table:table-cell office:value-type="float" office:value="0.995976" calcext:value-type="float">
            <text:p>0.995976</text:p>
          </table:table-cell>
          <table:table-cell office:value-type="float" office:value="0.00402414" calcext:value-type="float">
            <text:p>0.00402414</text:p>
          </table:table-cell>
          <table:table-cell office:value-type="float" office:value="0" calcext:value-type="float">
            <text:p>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8333" calcext:value-type="float">
            <text:p>2.58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76087" calcext:value-type="float">
            <text:p>3.76087</text:p>
          </table:table-cell>
          <table:table-cell office:value-type="float" office:value="0.985956" calcext:value-type="float">
            <text:p>0.985956</text:p>
          </table:table-cell>
          <table:table-cell office:value-type="float" office:value="0.0140444" calcext:value-type="float">
            <text:p>0.0140444</text:p>
          </table:table-cell>
          <table:table-cell office:value-type="float" office:value="0" calcext:value-type="float">
            <text:p>0</text:p>
          </table:table-cell>
          <table:table-cell office:value-type="float" office:value="6.42857" calcext:value-type="float">
            <text:p>6.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0244" calcext:value-type="float">
            <text:p>7.50244</text:p>
          </table:table-cell>
          <table:table-cell office:value-type="float" office:value="0.931707" calcext:value-type="float">
            <text:p>0.931707</text:p>
          </table:table-cell>
          <table:table-cell office:value-type="float" office:value="0.0682927" calcext:value-type="float">
            <text:p>0.0682927</text:p>
          </table:table-cell>
          <table:table-cell office:value-type="float" office:value="4.18219" calcext:value-type="float">
            <text:p>4.18219</text:p>
          </table:table-cell>
          <table:table-cell office:value-type="float" office:value="0.849134" calcext:value-type="float">
            <text:p>0.849134</text:p>
          </table:table-cell>
          <table:table-cell office:value-type="float" office:value="0.150041" calcext:value-type="float">
            <text:p>0.150041</text:p>
          </table:table-cell>
          <table:table-cell office:value-type="float" office:value="0.000824402" calcext:value-type="float">
            <text:p>0.000824402</text:p>
          </table:table-cell>
          <table:table-cell office:value-type="float" office:value="4.6705" calcext:value-type="float">
            <text:p>4.6705</text:p>
          </table:table-cell>
          <table:table-cell office:value-type="float" office:value="0.996169" calcext:value-type="float">
            <text:p>0.996169</text:p>
          </table:table-cell>
          <table:table-cell office:value-type="float" office:value="0.00383142" calcext:value-type="float">
            <text:p>0.00383142</text:p>
          </table:table-cell>
          <table:table-cell office:value-type="float" office:value="9.15245" calcext:value-type="float">
            <text:p>9.15245</text:p>
          </table:table-cell>
          <table:table-cell office:value-type="float" office:value="0.710594" calcext:value-type="float">
            <text:p>0.710594</text:p>
          </table:table-cell>
          <table:table-cell office:value-type="float" office:value="0.289406" calcext:value-type="float">
            <text:p>0.289406</text:p>
          </table:table-cell>
          <table:table-cell office:value-type="float" office:value="3.84617" calcext:value-type="float">
            <text:p>3.84617</text:p>
          </table:table-cell>
          <table:table-cell office:value-type="float" office:value="0.965088" calcext:value-type="float">
            <text:p>0.965088</text:p>
          </table:table-cell>
          <table:table-cell office:value-type="float" office:value="0.034778" calcext:value-type="float">
            <text:p>0.034778</text:p>
          </table:table-cell>
          <table:table-cell office:value-type="float" office:value="0.000133761" calcext:value-type="float">
            <text:p>0.000133761</text:p>
          </table:table-cell>
          <table:table-cell office:value-type="float" office:value="5.44491" calcext:value-type="float">
            <text:p>5.44491</text:p>
          </table:table-cell>
          <table:table-cell office:value-type="float" office:value="0.997921" calcext:value-type="float">
            <text:p>0.997921</text:p>
          </table:table-cell>
          <table:table-cell office:value-type="float" office:value="0.002079" calcext:value-type="float">
            <text:p>0.002079</text:p>
          </table:table-cell>
          <table:table-cell office:value-type="float" office:value="8.46192" calcext:value-type="float">
            <text:p>8.46192</text:p>
          </table:table-cell>
          <table:table-cell office:value-type="float" office:value="0.791391" calcext:value-type="float">
            <text:p>0.791391</text:p>
          </table:table-cell>
          <table:table-cell office:value-type="float" office:value="0.208609" calcext:value-type="float">
            <text:p>0.208609</text:p>
          </table:table-cell>
          <table:table-cell office:value-type="float" office:value="3.28681" calcext:value-type="float">
            <text:p>3.2868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.18359" calcext:value-type="float">
            <text:p>4.18359</text:p>
          </table:table-cell>
          <table:table-cell office:value-type="float" office:value="0.996094" calcext:value-type="float">
            <text:p>0.996094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3636" calcext:value-type="float">
            <text:p>2.63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00634" calcext:value-type="float">
            <text:p>4.00634</text:p>
          </table:table-cell>
          <table:table-cell office:value-type="float" office:value="0.991225" calcext:value-type="float">
            <text:p>0.991225</text:p>
          </table:table-cell>
          <table:table-cell office:value-type="float" office:value="0.00877478" calcext:value-type="float">
            <text:p>0.00877478</text:p>
          </table:table-cell>
          <table:table-cell office:value-type="float" office:value="0" calcext:value-type="float">
            <text:p>0</text:p>
          </table:table-cell>
          <table:table-cell office:value-type="float" office:value="5.9375" calcext:value-type="float">
            <text:p>5.9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68487" calcext:value-type="float">
            <text:p>7.68487</text:p>
          </table:table-cell>
          <table:table-cell office:value-type="float" office:value="0.953782" calcext:value-type="float">
            <text:p>0.953782</text:p>
          </table:table-cell>
          <table:table-cell office:value-type="float" office:value="0.0462185" calcext:value-type="float">
            <text:p>0.0462185</text:p>
          </table:table-cell>
          <table:table-cell office:value-type="float" office:value="4.32861" calcext:value-type="float">
            <text:p>4.32861</text:p>
          </table:table-cell>
          <table:table-cell office:value-type="float" office:value="0.846336" calcext:value-type="float">
            <text:p>0.846336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00236407" calcext:value-type="float">
            <text:p>0.00236407</text:p>
          </table:table-cell>
          <table:table-cell office:value-type="float" office:value="5.18051" calcext:value-type="float">
            <text:p>5.180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76225" calcext:value-type="float">
            <text:p>9.76225</text:p>
          </table:table-cell>
          <table:table-cell office:value-type="float" office:value="0.703431" calcext:value-type="float">
            <text:p>0.703431</text:p>
          </table:table-cell>
          <table:table-cell office:value-type="float" office:value="0.296569" calcext:value-type="float">
            <text:p>0.296569</text:p>
          </table:table-cell>
          <table:table-cell office:value-type="float" office:value="4.07624" calcext:value-type="float">
            <text:p>4.07624</text:p>
          </table:table-cell>
          <table:table-cell office:value-type="float" office:value="0.970049" calcext:value-type="float">
            <text:p>0.970049</text:p>
          </table:table-cell>
          <table:table-cell office:value-type="float" office:value="0.0295963" calcext:value-type="float">
            <text:p>0.0295963</text:p>
          </table:table-cell>
          <table:table-cell office:value-type="float" office:value="0.000355156" calcext:value-type="float">
            <text:p>0.000355156</text:p>
          </table:table-cell>
          <table:table-cell office:value-type="float" office:value="5.51779" calcext:value-type="float">
            <text:p>5.517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89041" calcext:value-type="float">
            <text:p>8.89041</text:p>
          </table:table-cell>
          <table:table-cell office:value-type="float" office:value="0.799087" calcext:value-type="float">
            <text:p>0.799087</text:p>
          </table:table-cell>
          <table:table-cell office:value-type="float" office:value="0.200913" calcext:value-type="float">
            <text:p>0.200913</text:p>
          </table:table-cell>
          <table:table-cell office:value-type="float" office:value="3.49978" calcext:value-type="float">
            <text:p>3.4997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.68807" calcext:value-type="float">
            <text:p>3.68807</text:p>
          </table:table-cell>
          <table:table-cell office:value-type="float" office:value="0.999245" calcext:value-type="float">
            <text:p>0.999245</text:p>
          </table:table-cell>
          <table:table-cell office:value-type="float" office:value="0.000755287" calcext:value-type="float">
            <text:p>0.0007552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589" calcext:value-type="float">
            <text:p>3.5589</text:p>
          </table:table-cell>
          <table:table-cell office:value-type="float" office:value="0.992273" calcext:value-type="float">
            <text:p>0.992273</text:p>
          </table:table-cell>
          <table:table-cell office:value-type="float" office:value="0.00759116" calcext:value-type="float">
            <text:p>0.00759116</text:p>
          </table:table-cell>
          <table:table-cell office:value-type="float" office:value="0.000135556" calcext:value-type="float">
            <text:p>0.000135556</text:p>
          </table:table-cell>
          <table:table-cell office:value-type="float" office:value="5.41935" calcext:value-type="float">
            <text:p>5.419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99387" calcext:value-type="float">
            <text:p>7.99387</text:p>
          </table:table-cell>
          <table:table-cell office:value-type="float" office:value="0.95092" calcext:value-type="float">
            <text:p>0.95092</text:p>
          </table:table-cell>
          <table:table-cell office:value-type="float" office:value="0.0490798" calcext:value-type="float">
            <text:p>0.0490798</text:p>
          </table:table-cell>
          <table:table-cell office:value-type="float" office:value="4.07919" calcext:value-type="float">
            <text:p>4.07919</text:p>
          </table:table-cell>
          <table:table-cell office:value-type="float" office:value="0.870342" calcext:value-type="float">
            <text:p>0.870342</text:p>
          </table:table-cell>
          <table:table-cell office:value-type="float" office:value="0.128106" calcext:value-type="float">
            <text:p>0.128106</text:p>
          </table:table-cell>
          <table:table-cell office:value-type="float" office:value="0.0015528" calcext:value-type="float">
            <text:p>0.0015528</text:p>
          </table:table-cell>
          <table:table-cell office:value-type="float" office:value="3.92086" calcext:value-type="float">
            <text:p>3.92086</text:p>
          </table:table-cell>
          <table:table-cell office:value-type="float" office:value="0.971223" calcext:value-type="float">
            <text:p>0.971223</text:p>
          </table:table-cell>
          <table:table-cell office:value-type="float" office:value="0.028777" calcext:value-type="float">
            <text:p>0.028777</text:p>
          </table:table-cell>
          <table:table-cell office:value-type="float" office:value="9.5036" calcext:value-type="float">
            <text:p>9.5036</text:p>
          </table:table-cell>
          <table:table-cell office:value-type="float" office:value="0.68705" calcext:value-type="float">
            <text:p>0.68705</text:p>
          </table:table-cell>
          <table:table-cell office:value-type="float" office:value="0.31295" calcext:value-type="float">
            <text:p>0.31295</text:p>
          </table:table-cell>
          <table:table-cell office:value-type="float" office:value="3.64311" calcext:value-type="float">
            <text:p>3.64311</text:p>
          </table:table-cell>
          <table:table-cell office:value-type="float" office:value="0.977475" calcext:value-type="float">
            <text:p>0.977475</text:p>
          </table:table-cell>
          <table:table-cell office:value-type="float" office:value="0.0222244" calcext:value-type="float">
            <text:p>0.0222244</text:p>
          </table:table-cell>
          <table:table-cell office:value-type="float" office:value="0.00030033" calcext:value-type="float">
            <text:p>0.00030033</text:p>
          </table:table-cell>
          <table:table-cell office:value-type="float" office:value="4.50644" calcext:value-type="float">
            <text:p>4.50644</text:p>
          </table:table-cell>
          <table:table-cell office:value-type="float" office:value="0.982833" calcext:value-type="float">
            <text:p>0.98283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8.93439" calcext:value-type="float">
            <text:p>8.93439</text:p>
          </table:table-cell>
          <table:table-cell office:value-type="float" office:value="0.785068" calcext:value-type="float">
            <text:p>0.785068</text:p>
          </table:table-cell>
          <table:table-cell office:value-type="float" office:value="0.214932" calcext:value-type="float">
            <text:p>0.214932</text:p>
          </table:table-cell>
          <table:table-cell office:value-type="float" office:value="3.61948" calcext:value-type="float">
            <text:p>3.6194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.31086" calcext:value-type="float">
            <text:p>3.31086</text:p>
          </table:table-cell>
          <table:table-cell office:value-type="float" office:value="0.998127" calcext:value-type="float">
            <text:p>0.998127</text:p>
          </table:table-cell>
          <table:table-cell office:value-type="float" office:value="0.00187266" calcext:value-type="float">
            <text:p>0.0018726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25" calcext:value-type="float">
            <text:p>1.2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3.08181" calcext:value-type="float">
            <text:p>3.08181</text:p>
          </table:table-cell>
          <table:table-cell office:value-type="float" office:value="0.990929" calcext:value-type="float">
            <text:p>0.990929</text:p>
          </table:table-cell>
          <table:table-cell office:value-type="float" office:value="0.00907142" calcext:value-type="float">
            <text:p>0.00907142</text:p>
          </table:table-cell>
          <table:table-cell office:value-type="float" office:value="0" calcext:value-type="float">
            <text:p>0</text:p>
          </table:table-cell>
          <table:table-cell office:value-type="float" office:value="5.16667" calcext:value-type="float">
            <text:p>5.16667</text:p>
          </table:table-cell>
          <table:table-cell office:value-type="float" office:value="0.987179" calcext:value-type="float">
            <text:p>0.987179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7.42391" calcext:value-type="float">
            <text:p>7.42391</text:p>
          </table:table-cell>
          <table:table-cell office:value-type="float" office:value="0.923913" calcext:value-type="float">
            <text:p>0.923913</text:p>
          </table:table-cell>
          <table:table-cell office:value-type="float" office:value="0.076087" calcext:value-type="float">
            <text:p>0.076087</text:p>
          </table:table-cell>
          <table:table-cell office:value-type="float" office:value="3.66355" calcext:value-type="float">
            <text:p>3.66355</text:p>
          </table:table-cell>
          <table:table-cell office:value-type="float" office:value="0.857944" calcext:value-type="float">
            <text:p>0.857944</text:p>
          </table:table-cell>
          <table:table-cell office:value-type="float" office:value="0.138318" calcext:value-type="float">
            <text:p>0.138318</text:p>
          </table:table-cell>
          <table:table-cell office:value-type="float" office:value="0.00373832" calcext:value-type="float">
            <text:p>0.00373832</text:p>
          </table:table-cell>
          <table:table-cell office:value-type="float" office:value="3.42735" calcext:value-type="float">
            <text:p>3.42735</text:p>
          </table:table-cell>
          <table:table-cell office:value-type="float" office:value="0.991453" calcext:value-type="float">
            <text:p>0.991453</text:p>
          </table:table-cell>
          <table:table-cell office:value-type="float" office:value="0.00854701" calcext:value-type="float">
            <text:p>0.00854701</text:p>
          </table:table-cell>
          <table:table-cell office:value-type="float" office:value="9.5" calcext:value-type="float">
            <text:p>9.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3.18754" calcext:value-type="float">
            <text:p>3.18754</text:p>
          </table:table-cell>
          <table:table-cell office:value-type="float" office:value="0.974515" calcext:value-type="float">
            <text:p>0.974515</text:p>
          </table:table-cell>
          <table:table-cell office:value-type="float" office:value="0.024997" calcext:value-type="float">
            <text:p>0.024997</text:p>
          </table:table-cell>
          <table:table-cell office:value-type="float" office:value="0.000487745" calcext:value-type="float">
            <text:p>0.000487745</text:p>
          </table:table-cell>
          <table:table-cell office:value-type="float" office:value="4.12308" calcext:value-type="float">
            <text:p>4.12308</text:p>
          </table:table-cell>
          <table:table-cell office:value-type="float" office:value="0.989744" calcext:value-type="float">
            <text:p>0.989744</text:p>
          </table:table-cell>
          <table:table-cell office:value-type="float" office:value="0.0102564" calcext:value-type="float">
            <text:p>0.0102564</text:p>
          </table:table-cell>
          <table:table-cell office:value-type="float" office:value="8.639" calcext:value-type="float">
            <text:p>8.639</text:p>
          </table:table-cell>
          <table:table-cell office:value-type="float" office:value="0.76556" calcext:value-type="float">
            <text:p>0.76556</text:p>
          </table:table-cell>
          <table:table-cell office:value-type="float" office:value="0.23444" calcext:value-type="float">
            <text:p>0.23444</text:p>
          </table:table-cell>
          <table:table-cell office:value-type="float" office:value="3.28522" calcext:value-type="float">
            <text:p>3.2852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.65806" calcext:value-type="float">
            <text:p>3.65806</text:p>
          </table:table-cell>
          <table:table-cell office:value-type="float" office:value="0.995968" calcext:value-type="float">
            <text:p>0.995968</text:p>
          </table:table-cell>
          <table:table-cell office:value-type="float" office:value="0.00403226" calcext:value-type="float">
            <text:p>0.004032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4028" calcext:value-type="float">
            <text:p>3.4028</text:p>
          </table:table-cell>
          <table:table-cell office:value-type="float" office:value="0.985862" calcext:value-type="float">
            <text:p>0.985862</text:p>
          </table:table-cell>
          <table:table-cell office:value-type="float" office:value="0.0141384" calcext:value-type="float">
            <text:p>0.0141384</text:p>
          </table:table-cell>
          <table:table-cell office:value-type="float" office:value="0" calcext:value-type="float">
            <text:p>0</text:p>
          </table:table-cell>
          <table:table-cell office:value-type="float" office:value="5.65169" calcext:value-type="float">
            <text:p>5.65169</text:p>
          </table:table-cell>
          <table:table-cell office:value-type="float" office:value="0.996255" calcext:value-type="float">
            <text:p>0.996255</text:p>
          </table:table-cell>
          <table:table-cell office:value-type="float" office:value="0.00374532" calcext:value-type="float">
            <text:p>0.00374532</text:p>
          </table:table-cell>
          <table:table-cell office:value-type="float" office:value="7.68421" calcext:value-type="float">
            <text:p>7.68421</text:p>
          </table:table-cell>
          <table:table-cell office:value-type="float" office:value="0.924342" calcext:value-type="float">
            <text:p>0.924342</text:p>
          </table:table-cell>
          <table:table-cell office:value-type="float" office:value="0.0756579" calcext:value-type="float">
            <text:p>0.0756579</text:p>
          </table:table-cell>
          <table:table-cell office:value-type="float" office:value="3.9928" calcext:value-type="float">
            <text:p>3.9928</text:p>
          </table:table-cell>
          <table:table-cell office:value-type="float" office:value="0.844241" calcext:value-type="float">
            <text:p>0.844241</text:p>
          </table:table-cell>
          <table:table-cell office:value-type="float" office:value="0.153141" calcext:value-type="float">
            <text:p>0.153141</text:p>
          </table:table-cell>
          <table:table-cell office:value-type="float" office:value="0.0026178" calcext:value-type="float">
            <text:p>0.0026178</text:p>
          </table:table-cell>
          <table:table-cell office:value-type="float" office:value="4.47139" calcext:value-type="float">
            <text:p>4.47139</text:p>
          </table:table-cell>
          <table:table-cell office:value-type="float" office:value="0.997275" calcext:value-type="float">
            <text:p>0.997275</text:p>
          </table:table-cell>
          <table:table-cell office:value-type="float" office:value="0.0027248" calcext:value-type="float">
            <text:p>0.0027248</text:p>
          </table:table-cell>
          <table:table-cell office:value-type="float" office:value="8.89738" calcext:value-type="float">
            <text:p>8.89738</text:p>
          </table:table-cell>
          <table:table-cell office:value-type="float" office:value="0.70524" calcext:value-type="float">
            <text:p>0.70524</text:p>
          </table:table-cell>
          <table:table-cell office:value-type="float" office:value="0.29476" calcext:value-type="float">
            <text:p>0.29476</text:p>
          </table:table-cell>
          <table:table-cell office:value-type="float" office:value="3.53024" calcext:value-type="float">
            <text:p>3.53024</text:p>
          </table:table-cell>
          <table:table-cell office:value-type="float" office:value="0.964532" calcext:value-type="float">
            <text:p>0.964532</text:p>
          </table:table-cell>
          <table:table-cell office:value-type="float" office:value="0.0350492" calcext:value-type="float">
            <text:p>0.0350492</text:p>
          </table:table-cell>
          <table:table-cell office:value-type="float" office:value="0.000418498" calcext:value-type="float">
            <text:p>0.000418498</text:p>
          </table:table-cell>
          <table:table-cell office:value-type="float" office:value="4.96693" calcext:value-type="float">
            <text:p>4.96693</text:p>
          </table:table-cell>
          <table:table-cell office:value-type="float" office:value="0.99685" calcext:value-type="float">
            <text:p>0.99685</text:p>
          </table:table-cell>
          <table:table-cell office:value-type="float" office:value="0.00314961" calcext:value-type="float">
            <text:p>0.00314961</text:p>
          </table:table-cell>
          <table:table-cell office:value-type="float" office:value="8.35501" calcext:value-type="float">
            <text:p>8.35501</text:p>
          </table:table-cell>
          <table:table-cell office:value-type="float" office:value="0.794538" calcext:value-type="float">
            <text:p>0.794538</text:p>
          </table:table-cell>
          <table:table-cell office:value-type="float" office:value="0.205462" calcext:value-type="float">
            <text:p>0.205462</text:p>
          </table:table-cell>
          <table:table-cell office:value-type="float" office:value="3.0372" calcext:value-type="float">
            <text:p>3.037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.6151" calcext:value-type="float">
            <text:p>3.6151</text:p>
          </table:table-cell>
          <table:table-cell office:value-type="float" office:value="0.99454" calcext:value-type="float">
            <text:p>0.99454</text:p>
          </table:table-cell>
          <table:table-cell office:value-type="float" office:value="0.00545951" calcext:value-type="float">
            <text:p>0.0054595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24976" calcext:value-type="float">
            <text:p>3.24976</text:p>
          </table:table-cell>
          <table:table-cell office:value-type="float" office:value="0.987672" calcext:value-type="float">
            <text:p>0.987672</text:p>
          </table:table-cell>
          <table:table-cell office:value-type="float" office:value="0.0121678" calcext:value-type="float">
            <text:p>0.0121678</text:p>
          </table:table-cell>
          <table:table-cell office:value-type="float" office:value="0.000160102" calcext:value-type="float">
            <text:p>0.000160102</text:p>
          </table:table-cell>
          <table:table-cell office:value-type="float" office:value="5.83588" calcext:value-type="float">
            <text:p>5.835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9526" calcext:value-type="float">
            <text:p>7.39526</text:p>
          </table:table-cell>
          <table:table-cell office:value-type="float" office:value="0.916996" calcext:value-type="float">
            <text:p>0.916996</text:p>
          </table:table-cell>
          <table:table-cell office:value-type="float" office:value="0.083004" calcext:value-type="float">
            <text:p>0.083004</text:p>
          </table:table-cell>
          <table:table-cell office:value-type="float" office:value="3.60741" calcext:value-type="float">
            <text:p>3.60741</text:p>
          </table:table-cell>
          <table:table-cell office:value-type="float" office:value="0.846914" calcext:value-type="float">
            <text:p>0.846914</text:p>
          </table:table-cell>
          <table:table-cell office:value-type="float" office:value="0.152263" calcext:value-type="float">
            <text:p>0.152263</text:p>
          </table:table-cell>
          <table:table-cell office:value-type="float" office:value="0.000823045" calcext:value-type="float">
            <text:p>0.000823045</text:p>
          </table:table-cell>
          <table:table-cell office:value-type="float" office:value="4.52113" calcext:value-type="float">
            <text:p>4.52113</text:p>
          </table:table-cell>
          <table:table-cell office:value-type="float" office:value="0.997183" calcext:value-type="float">
            <text:p>0.997183</text:p>
          </table:table-cell>
          <table:table-cell office:value-type="float" office:value="0.0028169" calcext:value-type="float">
            <text:p>0.0028169</text:p>
          </table:table-cell>
          <table:table-cell office:value-type="float" office:value="8.53687" calcext:value-type="float">
            <text:p>8.53687</text:p>
          </table:table-cell>
          <table:table-cell office:value-type="float" office:value="0.684332" calcext:value-type="float">
            <text:p>0.684332</text:p>
          </table:table-cell>
          <table:table-cell office:value-type="float" office:value="0.315668" calcext:value-type="float">
            <text:p>0.315668</text:p>
          </table:table-cell>
          <table:table-cell office:value-type="float" office:value="3.34743" calcext:value-type="float">
            <text:p>3.34743</text:p>
          </table:table-cell>
          <table:table-cell office:value-type="float" office:value="0.968575" calcext:value-type="float">
            <text:p>0.968575</text:p>
          </table:table-cell>
          <table:table-cell office:value-type="float" office:value="0.0311916" calcext:value-type="float">
            <text:p>0.0311916</text:p>
          </table:table-cell>
          <table:table-cell office:value-type="float" office:value="0.000233645" calcext:value-type="float">
            <text:p>0.000233645</text:p>
          </table:table-cell>
          <table:table-cell office:value-type="float" office:value="5.08239" calcext:value-type="float">
            <text:p>5.08239</text:p>
          </table:table-cell>
          <table:table-cell office:value-type="float" office:value="0.998384" calcext:value-type="float">
            <text:p>0.998384</text:p>
          </table:table-cell>
          <table:table-cell office:value-type="float" office:value="0.00161551" calcext:value-type="float">
            <text:p>0.00161551</text:p>
          </table:table-cell>
          <table:table-cell office:value-type="float" office:value="8.08092" calcext:value-type="float">
            <text:p>8.08092</text:p>
          </table:table-cell>
          <table:table-cell office:value-type="float" office:value="0.771676" calcext:value-type="float">
            <text:p>0.771676</text:p>
          </table:table-cell>
          <table:table-cell office:value-type="float" office:value="0.228324" calcext:value-type="float">
            <text:p>0.228324</text:p>
          </table:table-cell>
          <table:table-cell office:value-type="float" office:value="2.8321" calcext:value-type="float">
            <text:p>2.832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.78517" calcext:value-type="float">
            <text:p>3.78517</text:p>
          </table:table-cell>
          <table:table-cell office:value-type="float" office:value="0.998315" calcext:value-type="float">
            <text:p>0.998315</text:p>
          </table:table-cell>
          <table:table-cell office:value-type="float" office:value="0.00168492" calcext:value-type="float">
            <text:p>0.00168492</text:p>
          </table:table-cell>
          <table:table-cell office:value-type="float" office:value="0" calcext:value-type="float">
            <text:p>0</text:p>
          </table:table-cell>
          <table:table-cell office:value-type="float" office:value="5.71429" calcext:value-type="float">
            <text:p>5.71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5801" calcext:value-type="float">
            <text:p>3.55801</text:p>
          </table:table-cell>
          <table:table-cell office:value-type="float" office:value="0.987668" calcext:value-type="float">
            <text:p>0.987668</text:p>
          </table:table-cell>
          <table:table-cell office:value-type="float" office:value="0.0123317" calcext:value-type="float">
            <text:p>0.0123317</text:p>
          </table:table-cell>
          <table:table-cell office:value-type="float" office:value="0" calcext:value-type="float">
            <text:p>0</text:p>
          </table:table-cell>
          <table:table-cell office:value-type="float" office:value="5.65909" calcext:value-type="float">
            <text:p>5.65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5336" calcext:value-type="float">
            <text:p>7.55336</text:p>
          </table:table-cell>
          <table:table-cell office:value-type="float" office:value="0.924901" calcext:value-type="float">
            <text:p>0.924901</text:p>
          </table:table-cell>
          <table:table-cell office:value-type="float" office:value="0.0750988" calcext:value-type="float">
            <text:p>0.0750988</text:p>
          </table:table-cell>
          <table:table-cell office:value-type="float" office:value="3.88897" calcext:value-type="float">
            <text:p>3.88897</text:p>
          </table:table-cell>
          <table:table-cell office:value-type="float" office:value="0.84149" calcext:value-type="float">
            <text:p>0.84149</text:p>
          </table:table-cell>
          <table:table-cell office:value-type="float" office:value="0.155588" calcext:value-type="float">
            <text:p>0.155588</text:p>
          </table:table-cell>
          <table:table-cell office:value-type="float" office:value="0.00292184" calcext:value-type="float">
            <text:p>0.00292184</text:p>
          </table:table-cell>
          <table:table-cell office:value-type="float" office:value="4.8" calcext:value-type="float">
            <text:p>4.8</text:p>
          </table:table-cell>
          <table:table-cell office:value-type="float" office:value="0.988235" calcext:value-type="float">
            <text:p>0.988235</text:p>
          </table:table-cell>
          <table:table-cell office:value-type="float" office:value="0.0117647" calcext:value-type="float">
            <text:p>0.0117647</text:p>
          </table:table-cell>
          <table:table-cell office:value-type="float" office:value="8.59024" calcext:value-type="float">
            <text:p>8.59024</text:p>
          </table:table-cell>
          <table:table-cell office:value-type="float" office:value="0.685366" calcext:value-type="float">
            <text:p>0.685366</text:p>
          </table:table-cell>
          <table:table-cell office:value-type="float" office:value="0.314634" calcext:value-type="float">
            <text:p>0.314634</text:p>
          </table:table-cell>
          <table:table-cell office:value-type="float" office:value="3.6409" calcext:value-type="float">
            <text:p>3.6409</text:p>
          </table:table-cell>
          <table:table-cell office:value-type="float" office:value="0.966166" calcext:value-type="float">
            <text:p>0.966166</text:p>
          </table:table-cell>
          <table:table-cell office:value-type="float" office:value="0.0333754" calcext:value-type="float">
            <text:p>0.0333754</text:p>
          </table:table-cell>
          <table:table-cell office:value-type="float" office:value="0.000458768" calcext:value-type="float">
            <text:p>0.000458768</text:p>
          </table:table-cell>
          <table:table-cell office:value-type="float" office:value="5.21374" calcext:value-type="float">
            <text:p>5.21374</text:p>
          </table:table-cell>
          <table:table-cell office:value-type="float" office:value="0.993893" calcext:value-type="float">
            <text:p>0.993893</text:p>
          </table:table-cell>
          <table:table-cell office:value-type="float" office:value="0.00610687" calcext:value-type="float">
            <text:p>0.00610687</text:p>
          </table:table-cell>
          <table:table-cell office:value-type="float" office:value="8.14993" calcext:value-type="float">
            <text:p>8.14993</text:p>
          </table:table-cell>
          <table:table-cell office:value-type="float" office:value="0.778111" calcext:value-type="float">
            <text:p>0.778111</text:p>
          </table:table-cell>
          <table:table-cell office:value-type="float" office:value="0.221889" calcext:value-type="float">
            <text:p>0.221889</text:p>
          </table:table-cell>
          <table:table-cell office:value-type="float" office:value="3.0024" calcext:value-type="float">
            <text:p>3.002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.82703" calcext:value-type="float">
            <text:p>3.82703</text:p>
          </table:table-cell>
          <table:table-cell office:value-type="float" office:value="0.997164" calcext:value-type="float">
            <text:p>0.997164</text:p>
          </table:table-cell>
          <table:table-cell office:value-type="float" office:value="0.00283554" calcext:value-type="float">
            <text:p>0.00283554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25" calcext:value-type="float">
            <text:p>1.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79148" calcext:value-type="float">
            <text:p>3.79148</text:p>
          </table:table-cell>
          <table:table-cell office:value-type="float" office:value="0.985687" calcext:value-type="float">
            <text:p>0.985687</text:p>
          </table:table-cell>
          <table:table-cell office:value-type="float" office:value="0.0141368" calcext:value-type="float">
            <text:p>0.0141368</text:p>
          </table:table-cell>
          <table:table-cell office:value-type="float" office:value="0.00017671" calcext:value-type="float">
            <text:p>0.00017671</text:p>
          </table:table-cell>
          <table:table-cell office:value-type="float" office:value="5.36154" calcext:value-type="float">
            <text:p>5.36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78947" calcext:value-type="float">
            <text:p>7.78947</text:p>
          </table:table-cell>
          <table:table-cell office:value-type="float" office:value="0.898496" calcext:value-type="float">
            <text:p>0.898496</text:p>
          </table:table-cell>
          <table:table-cell office:value-type="float" office:value="0.101504" calcext:value-type="float">
            <text:p>0.101504</text:p>
          </table:table-cell>
          <table:table-cell office:value-type="float" office:value="4.13651" calcext:value-type="float">
            <text:p>4.13651</text:p>
          </table:table-cell>
          <table:table-cell office:value-type="float" office:value="0.865055" calcext:value-type="float">
            <text:p>0.865055</text:p>
          </table:table-cell>
          <table:table-cell office:value-type="float" office:value="0.134945" calcext:value-type="float">
            <text:p>0.134945</text:p>
          </table:table-cell>
          <table:table-cell office:value-type="float" office:value="0" calcext:value-type="float">
            <text:p>0</text:p>
          </table:table-cell>
          <table:table-cell office:value-type="float" office:value="4.91925" calcext:value-type="float">
            <text:p>4.91925</text:p>
          </table:table-cell>
          <table:table-cell office:value-type="float" office:value="0.996894" calcext:value-type="float">
            <text:p>0.996894</text:p>
          </table:table-cell>
          <table:table-cell office:value-type="float" office:value="0.00310559" calcext:value-type="float">
            <text:p>0.00310559</text:p>
          </table:table-cell>
          <table:table-cell office:value-type="float" office:value="8.1851" calcext:value-type="float">
            <text:p>8.1851</text:p>
          </table:table-cell>
          <table:table-cell office:value-type="float" office:value="0.632212" calcext:value-type="float">
            <text:p>0.632212</text:p>
          </table:table-cell>
          <table:table-cell office:value-type="float" office:value="0.367788" calcext:value-type="float">
            <text:p>0.367788</text:p>
          </table:table-cell>
          <table:table-cell office:value-type="float" office:value="3.85148" calcext:value-type="float">
            <text:p>3.85148</text:p>
          </table:table-cell>
          <table:table-cell office:value-type="float" office:value="0.967871" calcext:value-type="float">
            <text:p>0.967871</text:p>
          </table:table-cell>
          <table:table-cell office:value-type="float" office:value="0.032004" calcext:value-type="float">
            <text:p>0.032004</text:p>
          </table:table-cell>
          <table:table-cell office:value-type="float" office:value="0.000125016" calcext:value-type="float">
            <text:p>0.000125016</text:p>
          </table:table-cell>
          <table:table-cell office:value-type="float" office:value="5.10051" calcext:value-type="float">
            <text:p>5.10051</text:p>
          </table:table-cell>
          <table:table-cell office:value-type="float" office:value="0.998296" calcext:value-type="float">
            <text:p>0.998296</text:p>
          </table:table-cell>
          <table:table-cell office:value-type="float" office:value="0.00170358" calcext:value-type="float">
            <text:p>0.00170358</text:p>
          </table:table-cell>
          <table:table-cell office:value-type="float" office:value="7.95072" calcext:value-type="float">
            <text:p>7.95072</text:p>
          </table:table-cell>
          <table:table-cell office:value-type="float" office:value="0.73913" calcext:value-type="float">
            <text:p>0.73913</text:p>
          </table:table-cell>
          <table:table-cell office:value-type="float" office:value="0.26087" calcext:value-type="float">
            <text:p>0.26087</text:p>
          </table:table-cell>
          <table:table-cell office:value-type="float" office:value="3.01389" calcext:value-type="float">
            <text:p>3.0138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.99147" calcext:value-type="float">
            <text:p>3.99147</text:p>
          </table:table-cell>
          <table:table-cell office:value-type="float" office:value="0.995261" calcext:value-type="float">
            <text:p>0.995261</text:p>
          </table:table-cell>
          <table:table-cell office:value-type="float" office:value="0.00473934" calcext:value-type="float">
            <text:p>0.004739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03845" calcext:value-type="float">
            <text:p>4.03845</text:p>
          </table:table-cell>
          <table:table-cell office:value-type="float" office:value="0.990233" calcext:value-type="float">
            <text:p>0.990233</text:p>
          </table:table-cell>
          <table:table-cell office:value-type="float" office:value="0.00976744" calcext:value-type="float">
            <text:p>0.00976744</text:p>
          </table:table-cell>
          <table:table-cell office:value-type="float" office:value="0" calcext:value-type="float">
            <text:p>0</text:p>
          </table:table-cell>
          <table:table-cell office:value-type="float" office:value="6.0201" calcext:value-type="float">
            <text:p>6.0201</text:p>
          </table:table-cell>
          <table:table-cell office:value-type="float" office:value="0.984925" calcext:value-type="float">
            <text:p>0.984925</text:p>
          </table:table-cell>
          <table:table-cell office:value-type="float" office:value="0.0150754" calcext:value-type="float">
            <text:p>0.0150754</text:p>
          </table:table-cell>
          <table:table-cell office:value-type="float" office:value="6.81919" calcext:value-type="float">
            <text:p>6.81919</text:p>
          </table:table-cell>
          <table:table-cell office:value-type="float" office:value="0.944649" calcext:value-type="float">
            <text:p>0.944649</text:p>
          </table:table-cell>
          <table:table-cell office:value-type="float" office:value="0.0553506" calcext:value-type="float">
            <text:p>0.0553506</text:p>
          </table:table-cell>
          <table:table-cell office:value-type="float" office:value="4.13058" calcext:value-type="float">
            <text:p>4.13058</text:p>
          </table:table-cell>
          <table:table-cell office:value-type="float" office:value="0.862758" calcext:value-type="float">
            <text:p>0.862758</text:p>
          </table:table-cell>
          <table:table-cell office:value-type="float" office:value="0.133911" calcext:value-type="float">
            <text:p>0.133911</text:p>
          </table:table-cell>
          <table:table-cell office:value-type="float" office:value="0.00333111" calcext:value-type="float">
            <text:p>0.00333111</text:p>
          </table:table-cell>
          <table:table-cell office:value-type="float" office:value="5.24917" calcext:value-type="float">
            <text:p>5.24917</text:p>
          </table:table-cell>
          <table:table-cell office:value-type="float" office:value="0.983389" calcext:value-type="float">
            <text:p>0.983389</text:p>
          </table:table-cell>
          <table:table-cell office:value-type="float" office:value="0.0166113" calcext:value-type="float">
            <text:p>0.0166113</text:p>
          </table:table-cell>
          <table:table-cell office:value-type="float" office:value="7.99724" calcext:value-type="float">
            <text:p>7.99724</text:p>
          </table:table-cell>
          <table:table-cell office:value-type="float" office:value="0.687845" calcext:value-type="float">
            <text:p>0.687845</text:p>
          </table:table-cell>
          <table:table-cell office:value-type="float" office:value="0.312155" calcext:value-type="float">
            <text:p>0.312155</text:p>
          </table:table-cell>
          <table:table-cell office:value-type="float" office:value="4.0483" calcext:value-type="float">
            <text:p>4.0483</text:p>
          </table:table-cell>
          <table:table-cell office:value-type="float" office:value="0.969576" calcext:value-type="float">
            <text:p>0.969576</text:p>
          </table:table-cell>
          <table:table-cell office:value-type="float" office:value="0.029869" calcext:value-type="float">
            <text:p>0.029869</text:p>
          </table:table-cell>
          <table:table-cell office:value-type="float" office:value="0.000555185" calcext:value-type="float">
            <text:p>0.000555185</text:p>
          </table:table-cell>
          <table:table-cell office:value-type="float" office:value="5.54691" calcext:value-type="float">
            <text:p>5.54691</text:p>
          </table:table-cell>
          <table:table-cell office:value-type="float" office:value="0.984032" calcext:value-type="float">
            <text:p>0.984032</text:p>
          </table:table-cell>
          <table:table-cell office:value-type="float" office:value="0.0159681" calcext:value-type="float">
            <text:p>0.0159681</text:p>
          </table:table-cell>
          <table:table-cell office:value-type="float" office:value="7.40248" calcext:value-type="float">
            <text:p>7.40248</text:p>
          </table:table-cell>
          <table:table-cell office:value-type="float" office:value="0.801858" calcext:value-type="float">
            <text:p>0.801858</text:p>
          </table:table-cell>
          <table:table-cell office:value-type="float" office:value="0.198142" calcext:value-type="float">
            <text:p>0.198142</text:p>
          </table:table-cell>
          <table:table-cell office:value-type="float" office:value="3.26211" calcext:value-type="float">
            <text:p>3.2621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.70279" calcext:value-type="float">
            <text:p>3.70279</text:p>
          </table:table-cell>
          <table:table-cell office:value-type="float" office:value="0.99613" calcext:value-type="float">
            <text:p>0.99613</text:p>
          </table:table-cell>
          <table:table-cell office:value-type="float" office:value="0.00386997" calcext:value-type="float">
            <text:p>0.00386997</text:p>
          </table:table-cell>
          <table:table-cell office:value-type="float" office:value="0" calcext:value-type="float">
            <text:p>0</text:p>
          </table:table-cell>
          <table:table-cell office:value-type="float" office:value="5.75" calcext:value-type="float">
            <text:p>5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49878" calcext:value-type="float">
            <text:p>3.49878</text:p>
          </table:table-cell>
          <table:table-cell office:value-type="float" office:value="0.992264" calcext:value-type="float">
            <text:p>0.992264</text:p>
          </table:table-cell>
          <table:table-cell office:value-type="float" office:value="0.00773616" calcext:value-type="float">
            <text:p>0.00773616</text:p>
          </table:table-cell>
          <table:table-cell office:value-type="float" office:value="0" calcext:value-type="float">
            <text:p>0</text:p>
          </table:table-cell>
          <table:table-cell office:value-type="float" office:value="5.93333" calcext:value-type="float">
            <text:p>5.9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98404" calcext:value-type="float">
            <text:p>6.98404</text:p>
          </table:table-cell>
          <table:table-cell office:value-type="float" office:value="0.909574" calcext:value-type="float">
            <text:p>0.909574</text:p>
          </table:table-cell>
          <table:table-cell office:value-type="float" office:value="0.0904255" calcext:value-type="float">
            <text:p>0.0904255</text:p>
          </table:table-cell>
          <table:table-cell office:value-type="float" office:value="3.80081" calcext:value-type="float">
            <text:p>3.80081</text:p>
          </table:table-cell>
          <table:table-cell office:value-type="float" office:value="0.858537" calcext:value-type="float">
            <text:p>0.858537</text:p>
          </table:table-cell>
          <table:table-cell office:value-type="float" office:value="0.136585" calcext:value-type="float">
            <text:p>0.136585</text:p>
          </table:table-cell>
          <table:table-cell office:value-type="float" office:value="0.00487805" calcext:value-type="float">
            <text:p>0.00487805</text:p>
          </table:table-cell>
          <table:table-cell office:value-type="float" office:value="4.58824" calcext:value-type="float">
            <text:p>4.58824</text:p>
          </table:table-cell>
          <table:table-cell office:value-type="float" office:value="0.993464" calcext:value-type="float">
            <text:p>0.993464</text:p>
          </table:table-cell>
          <table:table-cell office:value-type="float" office:value="0.00653595" calcext:value-type="float">
            <text:p>0.00653595</text:p>
          </table:table-cell>
          <table:table-cell office:value-type="float" office:value="7.55484" calcext:value-type="float">
            <text:p>7.55484</text:p>
          </table:table-cell>
          <table:table-cell office:value-type="float" office:value="0.629032" calcext:value-type="float">
            <text:p>0.629032</text:p>
          </table:table-cell>
          <table:table-cell office:value-type="float" office:value="0.370968" calcext:value-type="float">
            <text:p>0.370968</text:p>
          </table:table-cell>
          <table:table-cell office:value-type="float" office:value="3.56299" calcext:value-type="float">
            <text:p>3.56299</text:p>
          </table:table-cell>
          <table:table-cell office:value-type="float" office:value="0.976138" calcext:value-type="float">
            <text:p>0.976138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000606673" calcext:value-type="float">
            <text:p>0.000606673</text:p>
          </table:table-cell>
          <table:table-cell office:value-type="float" office:value="5.09717" calcext:value-type="float">
            <text:p>5.09717</text:p>
          </table:table-cell>
          <table:table-cell office:value-type="float" office:value="0.995951" calcext:value-type="float">
            <text:p>0.995951</text:p>
          </table:table-cell>
          <table:table-cell office:value-type="float" office:value="0.00404858" calcext:value-type="float">
            <text:p>0.00404858</text:p>
          </table:table-cell>
          <table:table-cell office:value-type="float" office:value="7.31014" calcext:value-type="float">
            <text:p>7.31014</text:p>
          </table:table-cell>
          <table:table-cell office:value-type="float" office:value="0.737575" calcext:value-type="float">
            <text:p>0.737575</text:p>
          </table:table-cell>
          <table:table-cell office:value-type="float" office:value="0.262425" calcext:value-type="float">
            <text:p>0.262425</text:p>
          </table:table-cell>
          <table:table-cell office:value-type="float" office:value="3.43963" calcext:value-type="float">
            <text:p>3.4396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.14634" calcext:value-type="float">
            <text:p>3.14634</text:p>
          </table:table-cell>
          <table:table-cell office:value-type="float" office:value="0.994774" calcext:value-type="float">
            <text:p>0.994774</text:p>
          </table:table-cell>
          <table:table-cell office:value-type="float" office:value="0.00522648" calcext:value-type="float">
            <text:p>0.00522648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6667" calcext:value-type="float">
            <text:p>3.1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1636" calcext:value-type="float">
            <text:p>3.11636</text:p>
          </table:table-cell>
          <table:table-cell office:value-type="float" office:value="0.99263" calcext:value-type="float">
            <text:p>0.99263</text:p>
          </table:table-cell>
          <table:table-cell office:value-type="float" office:value="0.00721342" calcext:value-type="float">
            <text:p>0.00721342</text:p>
          </table:table-cell>
          <table:table-cell office:value-type="float" office:value="0.000156814" calcext:value-type="float">
            <text:p>0.000156814</text:p>
          </table:table-cell>
          <table:table-cell office:value-type="float" office:value="5.04167" calcext:value-type="float">
            <text:p>5.041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60819" calcext:value-type="float">
            <text:p>6.60819</text:p>
          </table:table-cell>
          <table:table-cell office:value-type="float" office:value="0.94152" calcext:value-type="float">
            <text:p>0.94152</text:p>
          </table:table-cell>
          <table:table-cell office:value-type="float" office:value="0.0584795" calcext:value-type="float">
            <text:p>0.0584795</text:p>
          </table:table-cell>
          <table:table-cell office:value-type="float" office:value="3.56572" calcext:value-type="float">
            <text:p>3.56572</text:p>
          </table:table-cell>
          <table:table-cell office:value-type="float" office:value="0.87389" calcext:value-type="float">
            <text:p>0.87389</text:p>
          </table:table-cell>
          <table:table-cell office:value-type="float" office:value="0.12611" calcext:value-type="float">
            <text:p>0.12611</text:p>
          </table:table-cell>
          <table:table-cell office:value-type="float" office:value="0" calcext:value-type="float">
            <text:p>0</text:p>
          </table:table-cell>
          <table:table-cell office:value-type="float" office:value="2.97674" calcext:value-type="float">
            <text:p>2.97674</text:p>
          </table:table-cell>
          <table:table-cell office:value-type="float" office:value="0.992248" calcext:value-type="float">
            <text:p>0.992248</text:p>
          </table:table-cell>
          <table:table-cell office:value-type="float" office:value="0.00775194" calcext:value-type="float">
            <text:p>0.00775194</text:p>
          </table:table-cell>
          <table:table-cell office:value-type="float" office:value="7.71481" calcext:value-type="float">
            <text:p>7.71481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366667" calcext:value-type="float">
            <text:p>0.366667</text:p>
          </table:table-cell>
          <table:table-cell office:value-type="float" office:value="3.17882" calcext:value-type="float">
            <text:p>3.17882</text:p>
          </table:table-cell>
          <table:table-cell office:value-type="float" office:value="0.977459" calcext:value-type="float">
            <text:p>0.977459</text:p>
          </table:table-cell>
          <table:table-cell office:value-type="float" office:value="0.0224252" calcext:value-type="float">
            <text:p>0.0224252</text:p>
          </table:table-cell>
          <table:table-cell office:value-type="float" office:value="0.000115594" calcext:value-type="float">
            <text:p>0.000115594</text:p>
          </table:table-cell>
          <table:table-cell office:value-type="float" office:value="3.88106" calcext:value-type="float">
            <text:p>3.88106</text:p>
          </table:table-cell>
          <table:table-cell office:value-type="float" office:value="0.995595" calcext:value-type="float">
            <text:p>0.995595</text:p>
          </table:table-cell>
          <table:table-cell office:value-type="float" office:value="0.00440529" calcext:value-type="float">
            <text:p>0.00440529</text:p>
          </table:table-cell>
          <table:table-cell office:value-type="float" office:value="7.23043" calcext:value-type="float">
            <text:p>7.23043</text:p>
          </table:table-cell>
          <table:table-cell office:value-type="float" office:value="0.756152" calcext:value-type="float">
            <text:p>0.756152</text:p>
          </table:table-cell>
          <table:table-cell office:value-type="float" office:value="0.243848" calcext:value-type="float">
            <text:p>0.243848</text:p>
          </table:table-cell>
          <table:table-cell office:value-type="float" office:value="3.19378" calcext:value-type="float">
            <text:p>3.1937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.83415" calcext:value-type="float">
            <text:p>3.83415</text:p>
          </table:table-cell>
          <table:table-cell office:value-type="float" office:value="0.997201" calcext:value-type="float">
            <text:p>0.997201</text:p>
          </table:table-cell>
          <table:table-cell office:value-type="float" office:value="0.00279916" calcext:value-type="float">
            <text:p>0.002799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48602" calcext:value-type="float">
            <text:p>3.48602</text:p>
          </table:table-cell>
          <table:table-cell office:value-type="float" office:value="0.987103" calcext:value-type="float">
            <text:p>0.987103</text:p>
          </table:table-cell>
          <table:table-cell office:value-type="float" office:value="0.0128975" calcext:value-type="float">
            <text:p>0.0128975</text:p>
          </table:table-cell>
          <table:table-cell office:value-type="float" office:value="0" calcext:value-type="float">
            <text:p>0</text:p>
          </table:table-cell>
          <table:table-cell office:value-type="float" office:value="5.52866" calcext:value-type="float">
            <text:p>5.528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72109" calcext:value-type="float">
            <text:p>5.72109</text:p>
          </table:table-cell>
          <table:table-cell office:value-type="float" office:value="0.935374" calcext:value-type="float">
            <text:p>0.935374</text:p>
          </table:table-cell>
          <table:table-cell office:value-type="float" office:value="0.0646259" calcext:value-type="float">
            <text:p>0.0646259</text:p>
          </table:table-cell>
          <table:table-cell office:value-type="float" office:value="3.94372" calcext:value-type="float">
            <text:p>3.94372</text:p>
          </table:table-cell>
          <table:table-cell office:value-type="float" office:value="0.842532" calcext:value-type="float">
            <text:p>0.842532</text:p>
          </table:table-cell>
          <table:table-cell office:value-type="float" office:value="0.154221" calcext:value-type="float">
            <text:p>0.154221</text:p>
          </table:table-cell>
          <table:table-cell office:value-type="float" office:value="0.00324675" calcext:value-type="float">
            <text:p>0.00324675</text:p>
          </table:table-cell>
          <table:table-cell office:value-type="float" office:value="4.30097" calcext:value-type="float">
            <text:p>4.30097</text:p>
          </table:table-cell>
          <table:table-cell office:value-type="float" office:value="0.997573" calcext:value-type="float">
            <text:p>0.997573</text:p>
          </table:table-cell>
          <table:table-cell office:value-type="float" office:value="0.00242718" calcext:value-type="float">
            <text:p>0.00242718</text:p>
          </table:table-cell>
          <table:table-cell office:value-type="float" office:value="6.78462" calcext:value-type="float">
            <text:p>6.78462</text:p>
          </table:table-cell>
          <table:table-cell office:value-type="float" office:value="0.67033" calcext:value-type="float">
            <text:p>0.67033</text:p>
          </table:table-cell>
          <table:table-cell office:value-type="float" office:value="0.32967" calcext:value-type="float">
            <text:p>0.32967</text:p>
          </table:table-cell>
          <table:table-cell office:value-type="float" office:value="3.60695" calcext:value-type="float">
            <text:p>3.60695</text:p>
          </table:table-cell>
          <table:table-cell office:value-type="float" office:value="0.96435" calcext:value-type="float">
            <text:p>0.96435</text:p>
          </table:table-cell>
          <table:table-cell office:value-type="float" office:value="0.0351098" calcext:value-type="float">
            <text:p>0.0351098</text:p>
          </table:table-cell>
          <table:table-cell office:value-type="float" office:value="0.000540151" calcext:value-type="float">
            <text:p>0.000540151</text:p>
          </table:table-cell>
          <table:table-cell office:value-type="float" office:value="4.83676" calcext:value-type="float">
            <text:p>4.83676</text:p>
          </table:table-cell>
          <table:table-cell office:value-type="float" office:value="0.998628" calcext:value-type="float">
            <text:p>0.998628</text:p>
          </table:table-cell>
          <table:table-cell office:value-type="float" office:value="0.00137174" calcext:value-type="float">
            <text:p>0.00137174</text:p>
          </table:table-cell>
          <table:table-cell office:value-type="float" office:value="6.35146" calcext:value-type="float">
            <text:p>6.35146</text:p>
          </table:table-cell>
          <table:table-cell office:value-type="float" office:value="0.775862" calcext:value-type="float">
            <text:p>0.775862</text:p>
          </table:table-cell>
          <table:table-cell office:value-type="float" office:value="0.224138" calcext:value-type="float">
            <text:p>0.224138</text:p>
          </table:table-cell>
          <table:table-cell office:value-type="float" office:value="3.18803" calcext:value-type="float">
            <text:p>3.1880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.52439" calcext:value-type="float">
            <text:p>3.52439</text:p>
          </table:table-cell>
          <table:table-cell office:value-type="float" office:value="0.998258" calcext:value-type="float">
            <text:p>0.998258</text:p>
          </table:table-cell>
          <table:table-cell office:value-type="float" office:value="0.00174216" calcext:value-type="float">
            <text:p>0.00174216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333" calcext:value-type="float">
            <text:p>2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5652" calcext:value-type="float">
            <text:p>3.35652</text:p>
          </table:table-cell>
          <table:table-cell office:value-type="float" office:value="0.988714" calcext:value-type="float">
            <text:p>0.988714</text:p>
          </table:table-cell>
          <table:table-cell office:value-type="float" office:value="0.0112863" calcext:value-type="float">
            <text:p>0.0112863</text:p>
          </table:table-cell>
          <table:table-cell office:value-type="float" office:value="0" calcext:value-type="float">
            <text:p>0</text:p>
          </table:table-cell>
          <table:table-cell office:value-type="float" office:value="5.27737" calcext:value-type="float">
            <text:p>5.277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62857" calcext:value-type="float">
            <text:p>5.62857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0571429" calcext:value-type="float">
            <text:p>0.0571429</text:p>
          </table:table-cell>
          <table:table-cell office:value-type="float" office:value="3.56669" calcext:value-type="float">
            <text:p>3.56669</text:p>
          </table:table-cell>
          <table:table-cell office:value-type="float" office:value="0.853197" calcext:value-type="float">
            <text:p>0.853197</text:p>
          </table:table-cell>
          <table:table-cell office:value-type="float" office:value="0.146014" calcext:value-type="float">
            <text:p>0.146014</text:p>
          </table:table-cell>
          <table:table-cell office:value-type="float" office:value="0.000789266" calcext:value-type="float">
            <text:p>0.000789266</text:p>
          </table:table-cell>
          <table:table-cell office:value-type="float" office:value="4.57184" calcext:value-type="float">
            <text:p>4.57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1746" calcext:value-type="float">
            <text:p>6.1746</text:p>
          </table:table-cell>
          <table:table-cell office:value-type="float" office:value="0.603175" calcext:value-type="float">
            <text:p>0.603175</text:p>
          </table:table-cell>
          <table:table-cell office:value-type="float" office:value="0.396825" calcext:value-type="float">
            <text:p>0.396825</text:p>
          </table:table-cell>
          <table:table-cell office:value-type="float" office:value="3.4082" calcext:value-type="float">
            <text:p>3.4082</text:p>
          </table:table-cell>
          <table:table-cell office:value-type="float" office:value="0.970618" calcext:value-type="float">
            <text:p>0.970618</text:p>
          </table:table-cell>
          <table:table-cell office:value-type="float" office:value="0.0292694" calcext:value-type="float">
            <text:p>0.0292694</text:p>
          </table:table-cell>
          <table:table-cell office:value-type="float" office:value="0.000112575" calcext:value-type="float">
            <text:p>0.000112575</text:p>
          </table:table-cell>
          <table:table-cell office:value-type="float" office:value="4.90064" calcext:value-type="float">
            <text:p>4.900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92528" calcext:value-type="float">
            <text:p>5.92528</text:p>
          </table:table-cell>
          <table:table-cell office:value-type="float" office:value="0.739269" calcext:value-type="float">
            <text:p>0.739269</text:p>
          </table:table-cell>
          <table:table-cell office:value-type="float" office:value="0.260731" calcext:value-type="float">
            <text:p>0.260731</text:p>
          </table:table-cell>
          <table:table-cell office:value-type="float" office:value="2.96475" calcext:value-type="float">
            <text:p>2.9647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.69283" calcext:value-type="float">
            <text:p>3.69283</text:p>
          </table:table-cell>
          <table:table-cell office:value-type="float" office:value="0.995472" calcext:value-type="float">
            <text:p>0.995472</text:p>
          </table:table-cell>
          <table:table-cell office:value-type="float" office:value="0.0045283" calcext:value-type="float">
            <text:p>0.0045283</text:p>
          </table:table-cell>
          <table:table-cell office:value-type="float" office:value="0" calcext:value-type="float">
            <text:p>0</text:p>
          </table:table-cell>
          <table:table-cell office:value-type="float" office:value="4.125" calcext:value-type="float">
            <text:p>4.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571" calcext:value-type="float">
            <text:p>2.285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1023" calcext:value-type="float">
            <text:p>3.51023</text:p>
          </table:table-cell>
          <table:table-cell office:value-type="float" office:value="0.988999" calcext:value-type="float">
            <text:p>0.988999</text:p>
          </table:table-cell>
          <table:table-cell office:value-type="float" office:value="0.0110009" calcext:value-type="float">
            <text:p>0.0110009</text:p>
          </table:table-cell>
          <table:table-cell office:value-type="float" office:value="0" calcext:value-type="float">
            <text:p>0</text:p>
          </table:table-cell>
          <table:table-cell office:value-type="float" office:value="5.26568" calcext:value-type="float">
            <text:p>5.265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6359" calcext:value-type="float">
            <text:p>5.6359</text:p>
          </table:table-cell>
          <table:table-cell office:value-type="float" office:value="0.94359" calcext:value-type="float">
            <text:p>0.94359</text:p>
          </table:table-cell>
          <table:table-cell office:value-type="float" office:value="0.0564103" calcext:value-type="float">
            <text:p>0.0564103</text:p>
          </table:table-cell>
          <table:table-cell office:value-type="float" office:value="3.68359" calcext:value-type="float">
            <text:p>3.68359</text:p>
          </table:table-cell>
          <table:table-cell office:value-type="float" office:value="0.860191" calcext:value-type="float">
            <text:p>0.860191</text:p>
          </table:table-cell>
          <table:table-cell office:value-type="float" office:value="0.139073" calcext:value-type="float">
            <text:p>0.139073</text:p>
          </table:table-cell>
          <table:table-cell office:value-type="float" office:value="0.000735835" calcext:value-type="float">
            <text:p>0.000735835</text:p>
          </table:table-cell>
          <table:table-cell office:value-type="float" office:value="4.14925" calcext:value-type="float">
            <text:p>4.14925</text:p>
          </table:table-cell>
          <table:table-cell office:value-type="float" office:value="0.997015" calcext:value-type="float">
            <text:p>0.997015</text:p>
          </table:table-cell>
          <table:table-cell office:value-type="float" office:value="0.00298507" calcext:value-type="float">
            <text:p>0.00298507</text:p>
          </table:table-cell>
          <table:table-cell office:value-type="float" office:value="5.8013" calcext:value-type="float">
            <text:p>5.8013</text:p>
          </table:table-cell>
          <table:table-cell office:value-type="float" office:value="0.612378" calcext:value-type="float">
            <text:p>0.612378</text:p>
          </table:table-cell>
          <table:table-cell office:value-type="float" office:value="0.387622" calcext:value-type="float">
            <text:p>0.387622</text:p>
          </table:table-cell>
          <table:table-cell office:value-type="float" office:value="3.56249" calcext:value-type="float">
            <text:p>3.56249</text:p>
          </table:table-cell>
          <table:table-cell office:value-type="float" office:value="0.970781" calcext:value-type="float">
            <text:p>0.970781</text:p>
          </table:table-cell>
          <table:table-cell office:value-type="float" office:value="0.0291092" calcext:value-type="float">
            <text:p>0.0291092</text:p>
          </table:table-cell>
          <table:table-cell office:value-type="float" office:value="0.000109433" calcext:value-type="float">
            <text:p>0.000109433</text:p>
          </table:table-cell>
          <table:table-cell office:value-type="float" office:value="4.64169" calcext:value-type="float">
            <text:p>4.64169</text:p>
          </table:table-cell>
          <table:table-cell office:value-type="float" office:value="0.998371" calcext:value-type="float">
            <text:p>0.998371</text:p>
          </table:table-cell>
          <table:table-cell office:value-type="float" office:value="0.00162866" calcext:value-type="float">
            <text:p>0.00162866</text:p>
          </table:table-cell>
          <table:table-cell office:value-type="float" office:value="5.68959" calcext:value-type="float">
            <text:p>5.68959</text:p>
          </table:table-cell>
          <table:table-cell office:value-type="float" office:value="0.744597" calcext:value-type="float">
            <text:p>0.744597</text:p>
          </table:table-cell>
          <table:table-cell office:value-type="float" office:value="0.255403" calcext:value-type="float">
            <text:p>0.255403</text:p>
          </table:table-cell>
          <table:table-cell office:value-type="float" office:value="3.16777" calcext:value-type="float">
            <text:p>3.1677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.89523" calcext:value-type="float">
            <text:p>3.89523</text:p>
          </table:table-cell>
          <table:table-cell office:value-type="float" office:value="0.998129" calcext:value-type="float">
            <text:p>0.998129</text:p>
          </table:table-cell>
          <table:table-cell office:value-type="float" office:value="0.00187091" calcext:value-type="float">
            <text:p>0.00187091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22222" calcext:value-type="float">
            <text:p>4.22222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3.6549" calcext:value-type="float">
            <text:p>3.6549</text:p>
          </table:table-cell>
          <table:table-cell office:value-type="float" office:value="0.989027" calcext:value-type="float">
            <text:p>0.989027</text:p>
          </table:table-cell>
          <table:table-cell office:value-type="float" office:value="0.0107901" calcext:value-type="float">
            <text:p>0.0107901</text:p>
          </table:table-cell>
          <table:table-cell office:value-type="float" office:value="0.000182882" calcext:value-type="float">
            <text:p>0.000182882</text:p>
          </table:table-cell>
          <table:table-cell office:value-type="float" office:value="5.3348" calcext:value-type="float">
            <text:p>5.33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15929" calcext:value-type="float">
            <text:p>5.15929</text:p>
          </table:table-cell>
          <table:table-cell office:value-type="float" office:value="0.933628" calcext:value-type="float">
            <text:p>0.933628</text:p>
          </table:table-cell>
          <table:table-cell office:value-type="float" office:value="0.0663717" calcext:value-type="float">
            <text:p>0.0663717</text:p>
          </table:table-cell>
          <table:table-cell office:value-type="float" office:value="3.45425" calcext:value-type="float">
            <text:p>3.45425</text:p>
          </table:table-cell>
          <table:table-cell office:value-type="float" office:value="0.84232" calcext:value-type="float">
            <text:p>0.84232</text:p>
          </table:table-cell>
          <table:table-cell office:value-type="float" office:value="0.156046" calcext:value-type="float">
            <text:p>0.156046</text:p>
          </table:table-cell>
          <table:table-cell office:value-type="float" office:value="0.00163399" calcext:value-type="float">
            <text:p>0.00163399</text:p>
          </table:table-cell>
          <table:table-cell office:value-type="float" office:value="4.33788" calcext:value-type="float">
            <text:p>4.33788</text:p>
          </table:table-cell>
          <table:table-cell office:value-type="float" office:value="0.996587" calcext:value-type="float">
            <text:p>0.996587</text:p>
          </table:table-cell>
          <table:table-cell office:value-type="float" office:value="0.00341297" calcext:value-type="float">
            <text:p>0.00341297</text:p>
          </table:table-cell>
          <table:table-cell office:value-type="float" office:value="5.54704" calcext:value-type="float">
            <text:p>5.54704</text:p>
          </table:table-cell>
          <table:table-cell office:value-type="float" office:value="0.644599" calcext:value-type="float">
            <text:p>0.644599</text:p>
          </table:table-cell>
          <table:table-cell office:value-type="float" office:value="0.355401" calcext:value-type="float">
            <text:p>0.355401</text:p>
          </table:table-cell>
          <table:table-cell office:value-type="float" office:value="3.65636" calcext:value-type="float">
            <text:p>3.65636</text:p>
          </table:table-cell>
          <table:table-cell office:value-type="float" office:value="0.967143" calcext:value-type="float">
            <text:p>0.967143</text:p>
          </table:table-cell>
          <table:table-cell office:value-type="float" office:value="0.03247" calcext:value-type="float">
            <text:p>0.03247</text:p>
          </table:table-cell>
          <table:table-cell office:value-type="float" office:value="0.000386548" calcext:value-type="float">
            <text:p>0.000386548</text:p>
          </table:table-cell>
          <table:table-cell office:value-type="float" office:value="4.75238" calcext:value-type="float">
            <text:p>4.75238</text:p>
          </table:table-cell>
          <table:table-cell office:value-type="float" office:value="0.998095" calcext:value-type="float">
            <text:p>0.998095</text:p>
          </table:table-cell>
          <table:table-cell office:value-type="float" office:value="0.00190476" calcext:value-type="float">
            <text:p>0.00190476</text:p>
          </table:table-cell>
          <table:table-cell office:value-type="float" office:value="5.35632" calcext:value-type="float">
            <text:p>5.35632</text:p>
          </table:table-cell>
          <table:table-cell office:value-type="float" office:value="0.773946" calcext:value-type="float">
            <text:p>0.773946</text:p>
          </table:table-cell>
          <table:table-cell office:value-type="float" office:value="0.226054" calcext:value-type="float">
            <text:p>0.226054</text:p>
          </table:table-cell>
          <table:table-cell office:value-type="float" office:value="3.18582" calcext:value-type="float">
            <text:p>3.1858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.91778" calcext:value-type="float">
            <text:p>3.91778</text:p>
          </table:table-cell>
          <table:table-cell office:value-type="float" office:value="0.995889" calcext:value-type="float">
            <text:p>0.995889</text:p>
          </table:table-cell>
          <table:table-cell office:value-type="float" office:value="0.004111" calcext:value-type="float">
            <text:p>0.004111</text:p>
          </table:table-cell>
          <table:table-cell office:value-type="float" office:value="0" calcext:value-type="float">
            <text:p>0</text:p>
          </table:table-cell>
          <table:table-cell office:value-type="float" office:value="5.25" calcext:value-type="float">
            <text:p>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25" calcext:value-type="float">
            <text:p>2.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86011" calcext:value-type="float">
            <text:p>3.86011</text:p>
          </table:table-cell>
          <table:table-cell office:value-type="float" office:value="0.990481" calcext:value-type="float">
            <text:p>0.990481</text:p>
          </table:table-cell>
          <table:table-cell office:value-type="float" office:value="0.00951895" calcext:value-type="float">
            <text:p>0.00951895</text:p>
          </table:table-cell>
          <table:table-cell office:value-type="float" office:value="0" calcext:value-type="float">
            <text:p>0</text:p>
          </table:table-cell>
          <table:table-cell office:value-type="float" office:value="5.01345" calcext:value-type="float">
            <text:p>5.013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0.947059" calcext:value-type="float">
            <text:p>0.947059</text:p>
          </table:table-cell>
          <table:table-cell office:value-type="float" office:value="0.0529412" calcext:value-type="float">
            <text:p>0.0529412</text:p>
          </table:table-cell>
          <table:table-cell office:value-type="float" office:value="3.75593" calcext:value-type="float">
            <text:p>3.75593</text:p>
          </table:table-cell>
          <table:table-cell office:value-type="float" office:value="0.86228" calcext:value-type="float">
            <text:p>0.86228</text:p>
          </table:table-cell>
          <table:table-cell office:value-type="float" office:value="0.13772" calcext:value-type="float">
            <text:p>0.13772</text:p>
          </table:table-cell>
          <table:table-cell office:value-type="float" office:value="0" calcext:value-type="float">
            <text:p>0</text:p>
          </table:table-cell>
          <table:table-cell office:value-type="float" office:value="4.0033" calcext:value-type="float">
            <text:p>4.0033</text:p>
          </table:table-cell>
          <table:table-cell office:value-type="float" office:value="0.993399" calcext:value-type="float">
            <text:p>0.993399</text:p>
          </table:table-cell>
          <table:table-cell office:value-type="float" office:value="0.00660066" calcext:value-type="float">
            <text:p>0.00660066</text:p>
          </table:table-cell>
          <table:table-cell office:value-type="float" office:value="5.39163" calcext:value-type="float">
            <text:p>5.39163</text:p>
          </table:table-cell>
          <table:table-cell office:value-type="float" office:value="0.608365" calcext:value-type="float">
            <text:p>0.608365</text:p>
          </table:table-cell>
          <table:table-cell office:value-type="float" office:value="0.391635" calcext:value-type="float">
            <text:p>0.391635</text:p>
          </table:table-cell>
          <table:table-cell office:value-type="float" office:value="3.8503" calcext:value-type="float">
            <text:p>3.8503</text:p>
          </table:table-cell>
          <table:table-cell office:value-type="float" office:value="0.970599" calcext:value-type="float">
            <text:p>0.970599</text:p>
          </table:table-cell>
          <table:table-cell office:value-type="float" office:value="0.029401" calcext:value-type="float">
            <text:p>0.029401</text:p>
          </table:table-cell>
          <table:table-cell office:value-type="float" office:value="0" calcext:value-type="float">
            <text:p>0</text:p>
          </table:table-cell>
          <table:table-cell office:value-type="float" office:value="4.43774" calcext:value-type="float">
            <text:p>4.43774</text:p>
          </table:table-cell>
          <table:table-cell office:value-type="float" office:value="0.996226" calcext:value-type="float">
            <text:p>0.996226</text:p>
          </table:table-cell>
          <table:table-cell office:value-type="float" office:value="0.00377358" calcext:value-type="float">
            <text:p>0.00377358</text:p>
          </table:table-cell>
          <table:table-cell office:value-type="float" office:value="5.10431" calcext:value-type="float">
            <text:p>5.10431</text:p>
          </table:table-cell>
          <table:table-cell office:value-type="float" office:value="0.746032" calcext:value-type="float">
            <text:p>0.746032</text:p>
          </table:table-cell>
          <table:table-cell office:value-type="float" office:value="0.253968" calcext:value-type="float">
            <text:p>0.253968</text:p>
          </table:table-cell>
          <table:table-cell office:value-type="float" office:value="3.4284" calcext:value-type="float">
            <text:p>3.428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.21921" calcext:value-type="float">
            <text:p>3.21921</text:p>
          </table:table-cell>
          <table:table-cell office:value-type="float" office:value="0.998253" calcext:value-type="float">
            <text:p>0.998253</text:p>
          </table:table-cell>
          <table:table-cell office:value-type="float" office:value="0.00174672" calcext:value-type="float">
            <text:p>0.001746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0686" calcext:value-type="float">
            <text:p>3.30686</text:p>
          </table:table-cell>
          <table:table-cell office:value-type="float" office:value="0.991711" calcext:value-type="float">
            <text:p>0.991711</text:p>
          </table:table-cell>
          <table:table-cell office:value-type="float" office:value="0.00828937" calcext:value-type="float">
            <text:p>0.00828937</text:p>
          </table:table-cell>
          <table:table-cell office:value-type="float" office:value="0" calcext:value-type="float">
            <text:p>0</text:p>
          </table:table-cell>
          <table:table-cell office:value-type="float" office:value="4.30263" calcext:value-type="float">
            <text:p>4.302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56081" calcext:value-type="float">
            <text:p>4.56081</text:p>
          </table:table-cell>
          <table:table-cell office:value-type="float" office:value="0.932432" calcext:value-type="float">
            <text:p>0.932432</text:p>
          </table:table-cell>
          <table:table-cell office:value-type="float" office:value="0.0675676" calcext:value-type="float">
            <text:p>0.0675676</text:p>
          </table:table-cell>
          <table:table-cell office:value-type="float" office:value="3.39289" calcext:value-type="float">
            <text:p>3.39289</text:p>
          </table:table-cell>
          <table:table-cell office:value-type="float" office:value="0.887608" calcext:value-type="float">
            <text:p>0.887608</text:p>
          </table:table-cell>
          <table:table-cell office:value-type="float" office:value="0.110471" calcext:value-type="float">
            <text:p>0.110471</text:p>
          </table:table-cell>
          <table:table-cell office:value-type="float" office:value="0.00192123" calcext:value-type="float">
            <text:p>0.00192123</text:p>
          </table:table-cell>
          <table:table-cell office:value-type="float" office:value="3.38938" calcext:value-type="float">
            <text:p>3.38938</text:p>
          </table:table-cell>
          <table:table-cell office:value-type="float" office:value="0.99115" calcext:value-type="float">
            <text:p>0.99115</text:p>
          </table:table-cell>
          <table:table-cell office:value-type="float" office:value="0.00884956" calcext:value-type="float">
            <text:p>0.00884956</text:p>
          </table:table-cell>
          <table:table-cell office:value-type="float" office:value="4.35025" calcext:value-type="float">
            <text:p>4.35025</text:p>
          </table:table-cell>
          <table:table-cell office:value-type="float" office:value="0.583756" calcext:value-type="float">
            <text:p>0.583756</text:p>
          </table:table-cell>
          <table:table-cell office:value-type="float" office:value="0.416244" calcext:value-type="float">
            <text:p>0.416244</text:p>
          </table:table-cell>
          <table:table-cell office:value-type="float" office:value="3.30563" calcext:value-type="float">
            <text:p>3.30563</text:p>
          </table:table-cell>
          <table:table-cell office:value-type="float" office:value="0.980274" calcext:value-type="float">
            <text:p>0.980274</text:p>
          </table:table-cell>
          <table:table-cell office:value-type="float" office:value="0.0194989" calcext:value-type="float">
            <text:p>0.0194989</text:p>
          </table:table-cell>
          <table:table-cell office:value-type="float" office:value="0.000226732" calcext:value-type="float">
            <text:p>0.000226732</text:p>
          </table:table-cell>
          <table:table-cell office:value-type="float" office:value="3.74869" calcext:value-type="float">
            <text:p>3.74869</text:p>
          </table:table-cell>
          <table:table-cell office:value-type="float" office:value="0.994764" calcext:value-type="float">
            <text:p>0.994764</text:p>
          </table:table-cell>
          <table:table-cell office:value-type="float" office:value="0.0052356" calcext:value-type="float">
            <text:p>0.0052356</text:p>
          </table:table-cell>
          <table:table-cell office:value-type="float" office:value="4.41954" calcext:value-type="float">
            <text:p>4.41954</text:p>
          </table:table-cell>
          <table:table-cell office:value-type="float" office:value="0.735632" calcext:value-type="float">
            <text:p>0.735632</text:p>
          </table:table-cell>
          <table:table-cell office:value-type="float" office:value="0.264368" calcext:value-type="float">
            <text:p>0.264368</text:p>
          </table:table-cell>
          <table:table-cell office:value-type="float" office:value="3.58151" calcext:value-type="float">
            <text:p>3.5815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.67959" calcext:value-type="float">
            <text:p>2.67959</text:p>
          </table:table-cell>
          <table:table-cell office:value-type="float" office:value="0.991837" calcext:value-type="float">
            <text:p>0.991837</text:p>
          </table:table-cell>
          <table:table-cell office:value-type="float" office:value="0.00816327" calcext:value-type="float">
            <text:p>0.008163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0297" calcext:value-type="float">
            <text:p>2.80297</text:p>
          </table:table-cell>
          <table:table-cell office:value-type="float" office:value="0.991132" calcext:value-type="float">
            <text:p>0.991132</text:p>
          </table:table-cell>
          <table:table-cell office:value-type="float" office:value="0.00886832" calcext:value-type="float">
            <text:p>0.00886832</text:p>
          </table:table-cell>
          <table:table-cell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08871" calcext:value-type="float">
            <text:p>4.08871</text:p>
          </table:table-cell>
          <table:table-cell office:value-type="float" office:value="0.91129" calcext:value-type="float">
            <text:p>0.91129</text:p>
          </table:table-cell>
          <table:table-cell office:value-type="float" office:value="0.0887097" calcext:value-type="float">
            <text:p>0.0887097</text:p>
          </table:table-cell>
          <table:table-cell office:value-type="float" office:value="2.71672" calcext:value-type="float">
            <text:p>2.71672</text:p>
          </table:table-cell>
          <table:table-cell office:value-type="float" office:value="0.84984" calcext:value-type="float">
            <text:p>0.84984</text:p>
          </table:table-cell>
          <table:table-cell office:value-type="float" office:value="0.146965" calcext:value-type="float">
            <text:p>0.146965</text:p>
          </table:table-cell>
          <table:table-cell office:value-type="float" office:value="0.00319489" calcext:value-type="float">
            <text:p>0.00319489</text:p>
          </table:table-cell>
          <table:table-cell office:value-type="float" office:value="2.55" calcext:value-type="float">
            <text:p>2.55</text:p>
          </table:table-cell>
          <table:table-cell office:value-type="float" office:value="0.991667" calcext:value-type="float">
            <text:p>0.991667</text:p>
          </table:table-cell>
          <table:table-cell office:value-type="float" office:value="0.00833333" calcext:value-type="float">
            <text:p>0.00833333</text:p>
          </table:table-cell>
          <table:table-cell office:value-type="float" office:value="4.08982" calcext:value-type="float">
            <text:p>4.08982</text:p>
          </table:table-cell>
          <table:table-cell office:value-type="float" office:value="0.538922" calcext:value-type="float">
            <text:p>0.538922</text:p>
          </table:table-cell>
          <table:table-cell office:value-type="float" office:value="0.461078" calcext:value-type="float">
            <text:p>0.461078</text:p>
          </table:table-cell>
          <table:table-cell office:value-type="float" office:value="2.77456" calcext:value-type="float">
            <text:p>2.77456</text:p>
          </table:table-cell>
          <table:table-cell office:value-type="float" office:value="0.972558" calcext:value-type="float">
            <text:p>0.972558</text:p>
          </table:table-cell>
          <table:table-cell office:value-type="float" office:value="0.0270194" calcext:value-type="float">
            <text:p>0.0270194</text:p>
          </table:table-cell>
          <table:table-cell office:value-type="float" office:value="0.000422178" calcext:value-type="float">
            <text:p>0.000422178</text:p>
          </table:table-cell>
          <table:table-cell office:value-type="float" office:value="3.10784" calcext:value-type="float">
            <text:p>3.10784</text:p>
          </table:table-cell>
          <table:table-cell office:value-type="float" office:value="0.995098" calcext:value-type="float">
            <text:p>0.995098</text:p>
          </table:table-cell>
          <table:table-cell office:value-type="float" office:value="0.00490196" calcext:value-type="float">
            <text:p>0.00490196</text:p>
          </table:table-cell>
          <table:table-cell office:value-type="float" office:value="4.07797" calcext:value-type="float">
            <text:p>4.07797</text:p>
          </table:table-cell>
          <table:table-cell office:value-type="float" office:value="0.701695" calcext:value-type="float">
            <text:p>0.701695</text:p>
          </table:table-cell>
          <table:table-cell office:value-type="float" office:value="0.298305" calcext:value-type="float">
            <text:p>0.298305</text:p>
          </table:table-cell>
          <table:table-cell office:value-type="float" office:value="3.1657" calcext:value-type="float">
            <text:p>3.165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.7401" calcext:value-type="float">
            <text:p>2.7401</text:p>
          </table:table-cell>
          <table:table-cell office:value-type="float" office:value="0.998985" calcext:value-type="float">
            <text:p>0.998985</text:p>
          </table:table-cell>
          <table:table-cell office:value-type="float" office:value="0.00101523" calcext:value-type="float">
            <text:p>0.001015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25" calcext:value-type="float">
            <text:p>2.6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7335" calcext:value-type="float">
            <text:p>2.67335</text:p>
          </table:table-cell>
          <table:table-cell office:value-type="float" office:value="0.989208" calcext:value-type="float">
            <text:p>0.989208</text:p>
          </table:table-cell>
          <table:table-cell office:value-type="float" office:value="0.0107921" calcext:value-type="float">
            <text:p>0.0107921</text:p>
          </table:table-cell>
          <table:table-cell office:value-type="float" office:value="0" calcext:value-type="float">
            <text:p>0</text:p>
          </table:table-cell>
          <table:table-cell office:value-type="float" office:value="3.91803" calcext:value-type="float">
            <text:p>3.91803</text:p>
          </table:table-cell>
          <table:table-cell office:value-type="float" office:value="0.994536" calcext:value-type="float">
            <text:p>0.994536</text:p>
          </table:table-cell>
          <table:table-cell office:value-type="float" office:value="0.00546448" calcext:value-type="float">
            <text:p>0.00546448</text:p>
          </table:table-cell>
          <table:table-cell office:value-type="float" office:value="3.69492" calcext:value-type="float">
            <text:p>3.69492</text:p>
          </table:table-cell>
          <table:table-cell office:value-type="float" office:value="0.932203" calcext:value-type="float">
            <text:p>0.932203</text:p>
          </table:table-cell>
          <table:table-cell office:value-type="float" office:value="0.0677966" calcext:value-type="float">
            <text:p>0.0677966</text:p>
          </table:table-cell>
          <table:table-cell office:value-type="float" office:value="2.56453" calcext:value-type="float">
            <text:p>2.56453</text:p>
          </table:table-cell>
          <table:table-cell office:value-type="float" office:value="0.840297" calcext:value-type="float">
            <text:p>0.840297</text:p>
          </table:table-cell>
          <table:table-cell office:value-type="float" office:value="0.157846" calcext:value-type="float">
            <text:p>0.157846</text:p>
          </table:table-cell>
          <table:table-cell office:value-type="float" office:value="0.00185701" calcext:value-type="float">
            <text:p>0.00185701</text:p>
          </table:table-cell>
          <table:table-cell office:value-type="float" office:value="2.69099" calcext:value-type="float">
            <text:p>2.690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7844" calcext:value-type="float">
            <text:p>3.7844</text:p>
          </table:table-cell>
          <table:table-cell office:value-type="float" office:value="0.642202" calcext:value-type="float">
            <text:p>0.642202</text:p>
          </table:table-cell>
          <table:table-cell office:value-type="float" office:value="0.357798" calcext:value-type="float">
            <text:p>0.357798</text:p>
          </table:table-cell>
          <table:table-cell office:value-type="float" office:value="2.66625" calcext:value-type="float">
            <text:p>2.66625</text:p>
          </table:table-cell>
          <table:table-cell office:value-type="float" office:value="0.968418" calcext:value-type="float">
            <text:p>0.968418</text:p>
          </table:table-cell>
          <table:table-cell office:value-type="float" office:value="0.031306" calcext:value-type="float">
            <text:p>0.031306</text:p>
          </table:table-cell>
          <table:table-cell office:value-type="float" office:value="0.000275824" calcext:value-type="float">
            <text:p>0.000275824</text:p>
          </table:table-cell>
          <table:table-cell office:value-type="float" office:value="3.23445" calcext:value-type="float">
            <text:p>3.23445</text:p>
          </table:table-cell>
          <table:table-cell office:value-type="float" office:value="0.997608" calcext:value-type="float">
            <text:p>0.997608</text:p>
          </table:table-cell>
          <table:table-cell office:value-type="float" office:value="0.00239234" calcext:value-type="float">
            <text:p>0.00239234</text:p>
          </table:table-cell>
          <table:table-cell office:value-type="float" office:value="3.72208" calcext:value-type="float">
            <text:p>3.72208</text:p>
          </table:table-cell>
          <table:table-cell office:value-type="float" office:value="0.776675" calcext:value-type="float">
            <text:p>0.776675</text:p>
          </table:table-cell>
          <table:table-cell office:value-type="float" office:value="0.223325" calcext:value-type="float">
            <text:p>0.223325</text:p>
          </table:table-cell>
          <table:table-cell office:value-type="float" office:value="2.55477" calcext:value-type="float">
            <text:p>2.5547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.48707" calcext:value-type="float">
            <text:p>2.48707</text:p>
          </table:table-cell>
          <table:table-cell office:value-type="float" office:value="0.995918" calcext:value-type="float">
            <text:p>0.995918</text:p>
          </table:table-cell>
          <table:table-cell office:value-type="float" office:value="0.00408163" calcext:value-type="float">
            <text:p>0.00408163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809" calcext:value-type="float">
            <text:p>2.30809</text:p>
          </table:table-cell>
          <table:table-cell office:value-type="float" office:value="0.985001" calcext:value-type="float">
            <text:p>0.985001</text:p>
          </table:table-cell>
          <table:table-cell office:value-type="float" office:value="0.0149988" calcext:value-type="float">
            <text:p>0.0149988</text:p>
          </table:table-cell>
          <table:table-cell office:value-type="float" office:value="0" calcext:value-type="float">
            <text:p>0</text:p>
          </table:table-cell>
          <table:table-cell office:value-type="float" office:value="3.08387" calcext:value-type="float">
            <text:p>3.083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7656" calcext:value-type="float">
            <text:p>2.97656</text:p>
          </table:table-cell>
          <table:table-cell office:value-type="float" office:value="0.945312" calcext:value-type="float">
            <text:p>0.945312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2.11978" calcext:value-type="float">
            <text:p>2.11978</text:p>
          </table:table-cell>
          <table:table-cell office:value-type="float" office:value="0.845222" calcext:value-type="float">
            <text:p>0.845222</text:p>
          </table:table-cell>
          <table:table-cell office:value-type="float" office:value="0.152086" calcext:value-type="float">
            <text:p>0.152086</text:p>
          </table:table-cell>
          <table:table-cell office:value-type="float" office:value="0.00269179" calcext:value-type="float">
            <text:p>0.00269179</text:p>
          </table:table-cell>
          <table:table-cell office:value-type="float" office:value="2.5155" calcext:value-type="float">
            <text:p>2.5155</text:p>
          </table:table-cell>
          <table:table-cell office:value-type="float" office:value="0.996124" calcext:value-type="float">
            <text:p>0.996124</text:p>
          </table:table-cell>
          <table:table-cell office:value-type="float" office:value="0.00387597" calcext:value-type="float">
            <text:p>0.00387597</text:p>
          </table:table-cell>
          <table:table-cell office:value-type="float" office:value="2.8773" calcext:value-type="float">
            <text:p>2.8773</text:p>
          </table:table-cell>
          <table:table-cell office:value-type="float" office:value="0.613497" calcext:value-type="float">
            <text:p>0.613497</text:p>
          </table:table-cell>
          <table:table-cell office:value-type="float" office:value="0.386503" calcext:value-type="float">
            <text:p>0.386503</text:p>
          </table:table-cell>
          <table:table-cell office:value-type="float" office:value="2.30658" calcext:value-type="float">
            <text:p>2.30658</text:p>
          </table:table-cell>
          <table:table-cell office:value-type="float" office:value="0.967719" calcext:value-type="float">
            <text:p>0.967719</text:p>
          </table:table-cell>
          <table:table-cell office:value-type="float" office:value="0.0319206" calcext:value-type="float">
            <text:p>0.0319206</text:p>
          </table:table-cell>
          <table:table-cell office:value-type="float" office:value="0.000360685" calcext:value-type="float">
            <text:p>0.000360685</text:p>
          </table:table-cell>
          <table:table-cell office:value-type="float" office:value="2.72289" calcext:value-type="float">
            <text:p>2.72289</text:p>
          </table:table-cell>
          <table:table-cell office:value-type="float" office:value="0.99759" calcext:value-type="float">
            <text:p>0.99759</text:p>
          </table:table-cell>
          <table:table-cell office:value-type="float" office:value="0.00240964" calcext:value-type="float">
            <text:p>0.00240964</text:p>
          </table:table-cell>
          <table:table-cell office:value-type="float" office:value="2.9223" calcext:value-type="float">
            <text:p>2.9223</text:p>
          </table:table-cell>
          <table:table-cell office:value-type="float" office:value="0.763514" calcext:value-type="float">
            <text:p>0.763514</text:p>
          </table:table-cell>
          <table:table-cell office:value-type="float" office:value="0.236486" calcext:value-type="float">
            <text:p>0.236486</text:p>
          </table:table-cell>
          <table:table-cell office:value-type="float" office:value="2.30582" calcext:value-type="float">
            <text:p>2.3058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.19905" calcext:value-type="float">
            <text:p>2.19905</text:p>
          </table:table-cell>
          <table:table-cell office:value-type="float" office:value="0.995261" calcext:value-type="float">
            <text:p>0.995261</text:p>
          </table:table-cell>
          <table:table-cell office:value-type="float" office:value="0.00473934" calcext:value-type="float">
            <text:p>0.00473934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7061" calcext:value-type="float">
            <text:p>2.07061</text:p>
          </table:table-cell>
          <table:table-cell office:value-type="float" office:value="0.987349" calcext:value-type="float">
            <text:p>0.987349</text:p>
          </table:table-cell>
          <table:table-cell office:value-type="float" office:value="0.0126508" calcext:value-type="float">
            <text:p>0.0126508</text:p>
          </table:table-cell>
          <table:table-cell office:value-type="float" office:value="0" calcext:value-type="float">
            <text:p>0</text:p>
          </table:table-cell>
          <table:table-cell office:value-type="float" office:value="2.58491" calcext:value-type="float">
            <text:p>2.58491</text:p>
          </table:table-cell>
          <table:table-cell office:value-type="float" office:value="0.990566" calcext:value-type="float">
            <text:p>0.990566</text:p>
          </table:table-cell>
          <table:table-cell office:value-type="float" office:value="0.00943396" calcext:value-type="float">
            <text:p>0.00943396</text:p>
          </table:table-cell>
          <table:table-cell office:value-type="float" office:value="2.68807" calcext:value-type="float">
            <text:p>2.68807</text:p>
          </table:table-cell>
          <table:table-cell office:value-type="float" office:value="0.93578" calcext:value-type="float">
            <text:p>0.93578</text:p>
          </table:table-cell>
          <table:table-cell office:value-type="float" office:value="0.0642202" calcext:value-type="float">
            <text:p>0.0642202</text:p>
          </table:table-cell>
          <table:table-cell office:value-type="float" office:value="1.69091" calcext:value-type="float">
            <text:p>1.69091</text:p>
          </table:table-cell>
          <table:table-cell office:value-type="float" office:value="0.795455" calcext:value-type="float">
            <text:p>0.795455</text:p>
          </table:table-cell>
          <table:table-cell office:value-type="float" office:value="0.201515" calcext:value-type="float">
            <text:p>0.201515</text:p>
          </table:table-cell>
          <table:table-cell office:value-type="float" office:value="0.0030303" calcext:value-type="float">
            <text:p>0.0030303</text:p>
          </table:table-cell>
          <table:table-cell office:value-type="float" office:value="2.27907" calcext:value-type="float">
            <text:p>2.27907</text:p>
          </table:table-cell>
          <table:table-cell office:value-type="float" office:value="0.994186" calcext:value-type="float">
            <text:p>0.994186</text:p>
          </table:table-cell>
          <table:table-cell office:value-type="float" office:value="0.00581395" calcext:value-type="float">
            <text:p>0.00581395</text:p>
          </table:table-cell>
          <table:table-cell office:value-type="float" office:value="1.72727" calcext:value-type="float">
            <text:p>1.72727</text:p>
          </table:table-cell>
          <table:table-cell office:value-type="float" office:value="0.568182" calcext:value-type="float">
            <text:p>0.568182</text:p>
          </table:table-cell>
          <table:table-cell office:value-type="float" office:value="0.431818" calcext:value-type="float">
            <text:p>0.431818</text:p>
          </table:table-cell>
          <table:table-cell office:value-type="float" office:value="2.03453" calcext:value-type="float">
            <text:p>2.03453</text:p>
          </table:table-cell>
          <table:table-cell office:value-type="float" office:value="0.961424" calcext:value-type="float">
            <text:p>0.961424</text:p>
          </table:table-cell>
          <table:table-cell office:value-type="float" office:value="0.03815" calcext:value-type="float">
            <text:p>0.03815</text:p>
          </table:table-cell>
          <table:table-cell office:value-type="float" office:value="0.000426257" calcext:value-type="float">
            <text:p>0.000426257</text:p>
          </table:table-cell>
          <table:table-cell office:value-type="float" office:value="2.39576" calcext:value-type="float">
            <text:p>2.39576</text:p>
          </table:table-cell>
          <table:table-cell office:value-type="float" office:value="0.992933" calcext:value-type="float">
            <text:p>0.992933</text:p>
          </table:table-cell>
          <table:table-cell office:value-type="float" office:value="0.00706714" calcext:value-type="float">
            <text:p>0.00706714</text:p>
          </table:table-cell>
          <table:table-cell office:value-type="float" office:value="2.08247" calcext:value-type="float">
            <text:p>2.08247</text:p>
          </table:table-cell>
          <table:table-cell office:value-type="float" office:value="0.714777" calcext:value-type="float">
            <text:p>0.714777</text:p>
          </table:table-cell>
          <table:table-cell office:value-type="float" office:value="0.285223" calcext:value-type="float">
            <text:p>0.285223</text:p>
          </table:table-cell>
          <table:table-cell office:value-type="float" office:value="1.99043" calcext:value-type="float">
            <text:p>1.9904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76164" calcext:value-type="float">
            <text:p>1.761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3333" calcext:value-type="float">
            <text:p>1.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6624" calcext:value-type="float">
            <text:p>1.76624</text:p>
          </table:table-cell>
          <table:table-cell office:value-type="float" office:value="0.982283" calcext:value-type="float">
            <text:p>0.982283</text:p>
          </table:table-cell>
          <table:table-cell office:value-type="float" office:value="0.0177165" calcext:value-type="float">
            <text:p>0.0177165</text:p>
          </table:table-cell>
          <table:table-cell office:value-type="float" office:value="0" calcext:value-type="float">
            <text:p>0</text:p>
          </table:table-cell>
          <table:table-cell office:value-type="float" office:value="2.17391" calcext:value-type="float">
            <text:p>2.173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699" calcext:value-type="float">
            <text:p>2.13699</text:p>
          </table:table-cell>
          <table:table-cell office:value-type="float" office:value="0.945205" calcext:value-type="float">
            <text:p>0.945205</text:p>
          </table:table-cell>
          <table:table-cell office:value-type="float" office:value="0.0547945" calcext:value-type="float">
            <text:p>0.0547945</text:p>
          </table:table-cell>
          <table:table-cell office:value-type="float" office:value="1.39414" calcext:value-type="float">
            <text:p>1.39414</text:p>
          </table:table-cell>
          <table:table-cell office:value-type="float" office:value="0.745495" calcext:value-type="float">
            <text:p>0.745495</text:p>
          </table:table-cell>
          <table:table-cell office:value-type="float" office:value="0.252252" calcext:value-type="float">
            <text:p>0.252252</text:p>
          </table:table-cell>
          <table:table-cell office:value-type="float" office:value="0.00225225" calcext:value-type="float">
            <text:p>0.00225225</text:p>
          </table:table-cell>
          <table:table-cell office:value-type="float" office:value="1.80255" calcext:value-type="float">
            <text:p>1.80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4545" calcext:value-type="float">
            <text:p>1.74545</text:p>
          </table:table-cell>
          <table:table-cell office:value-type="float" office:value="0.536364" calcext:value-type="float">
            <text:p>0.536364</text:p>
          </table:table-cell>
          <table:table-cell office:value-type="float" office:value="0.463636" calcext:value-type="float">
            <text:p>0.463636</text:p>
          </table:table-cell>
          <table:table-cell office:value-type="float" office:value="1.7075" calcext:value-type="float">
            <text:p>1.7075</text:p>
          </table:table-cell>
          <table:table-cell office:value-type="float" office:value="0.947554" calcext:value-type="float">
            <text:p>0.947554</text:p>
          </table:table-cell>
          <table:table-cell office:value-type="float" office:value="0.0520943" calcext:value-type="float">
            <text:p>0.0520943</text:p>
          </table:table-cell>
          <table:table-cell office:value-type="float" office:value="0.000351989" calcext:value-type="float">
            <text:p>0.000351989</text:p>
          </table:table-cell>
          <table:table-cell office:value-type="float" office:value="1.93625" calcext:value-type="float">
            <text:p>1.936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9947" calcext:value-type="float">
            <text:p>1.89947</text:p>
          </table:table-cell>
          <table:table-cell office:value-type="float" office:value="0.708995" calcext:value-type="float">
            <text:p>0.708995</text:p>
          </table:table-cell>
          <table:table-cell office:value-type="float" office:value="0.291005" calcext:value-type="float">
            <text:p>0.291005</text:p>
          </table:table-cell>
          <table:table-cell office:value-type="float" office:value="1.4762" calcext:value-type="float">
            <text:p>1.476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91156" calcext:value-type="float">
            <text:p>1.91156</text:p>
          </table:table-cell>
          <table:table-cell office:value-type="float" office:value="0.993197" calcext:value-type="float">
            <text:p>0.993197</text:p>
          </table:table-cell>
          <table:table-cell office:value-type="float" office:value="0.00680272" calcext:value-type="float">
            <text:p>0.006802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5694" calcext:value-type="float">
            <text:p>1.95694</text:p>
          </table:table-cell>
          <table:table-cell office:value-type="float" office:value="0.968421" calcext:value-type="float">
            <text:p>0.968421</text:p>
          </table:table-cell>
          <table:table-cell office:value-type="float" office:value="0.0315789" calcext:value-type="float">
            <text:p>0.0315789</text:p>
          </table:table-cell>
          <table:table-cell office:value-type="float" office:value="0" calcext:value-type="float">
            <text:p>0</text:p>
          </table:table-cell>
          <table:table-cell office:value-type="float" office:value="1.86207" calcext:value-type="float">
            <text:p>1.862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0428571" calcext:value-type="float">
            <text:p>0.0428571</text:p>
          </table:table-cell>
          <table:table-cell office:value-type="float" office:value="1.27652" calcext:value-type="float">
            <text:p>1.27652</text:p>
          </table:table-cell>
          <table:table-cell office:value-type="float" office:value="0.651515" calcext:value-type="float">
            <text:p>0.651515</text:p>
          </table:table-cell>
          <table:table-cell office:value-type="float" office:value="0.348485" calcext:value-type="float">
            <text:p>0.348485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6883" calcext:value-type="float">
            <text:p>1.16883</text:p>
          </table:table-cell>
          <table:table-cell office:value-type="float" office:value="0.675325" calcext:value-type="float">
            <text:p>0.675325</text:p>
          </table:table-cell>
          <table:table-cell office:value-type="float" office:value="0.324675" calcext:value-type="float">
            <text:p>0.324675</text:p>
          </table:table-cell>
          <table:table-cell office:value-type="float" office:value="1.82898" calcext:value-type="float">
            <text:p>1.82898</text:p>
          </table:table-cell>
          <table:table-cell office:value-type="float" office:value="0.913462" calcext:value-type="float">
            <text:p>0.913462</text:p>
          </table:table-cell>
          <table:table-cell office:value-type="float" office:value="0.0865385" calcext:value-type="float">
            <text:p>0.0865385</text:p>
          </table:table-cell>
          <table:table-cell office:value-type="float" office:value="0" calcext:value-type="float">
            <text:p>0</text:p>
          </table:table-cell>
          <table:table-cell office:value-type="float" office:value="1.75333" calcext:value-type="float">
            <text:p>1.75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8344" calcext:value-type="float">
            <text:p>1.48344</text:p>
          </table:table-cell>
          <table:table-cell office:value-type="float" office:value="0.81457" calcext:value-type="float">
            <text:p>0.81457</text:p>
          </table:table-cell>
          <table:table-cell office:value-type="float" office:value="0.18543" calcext:value-type="float">
            <text:p>0.18543</text:p>
          </table:table-cell>
          <table:table-cell office:value-type="float" office:value="0.945133" calcext:value-type="float">
            <text:p>0.94513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4026" calcext:value-type="float">
            <text:p>1.4026</text:p>
          </table:table-cell>
          <table:table-cell office:value-type="float" office:value="0.974026" calcext:value-type="float">
            <text:p>0.974026</text:p>
          </table:table-cell>
          <table:table-cell office:value-type="float" office:value="0.025974" calcext:value-type="float">
            <text:p>0.0259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562" calcext:value-type="float">
            <text:p>1.57562</text:p>
          </table:table-cell>
          <table:table-cell office:value-type="float" office:value="0.969136" calcext:value-type="float">
            <text:p>0.969136</text:p>
          </table:table-cell>
          <table:table-cell office:value-type="float" office:value="0.0308642" calcext:value-type="float">
            <text:p>0.0308642</text:p>
          </table:table-cell>
          <table:table-cell office:value-type="float" office:value="0" calcext:value-type="float">
            <text:p>0</text:p>
          </table:table-cell>
          <table:table-cell office:value-type="float" office:value="1.2963" calcext:value-type="float">
            <text:p>1.29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92683" calcext:value-type="float">
            <text:p>0.792683</text:p>
          </table:table-cell>
          <table:table-cell office:value-type="float" office:value="0.603659" calcext:value-type="float">
            <text:p>0.603659</text:p>
          </table:table-cell>
          <table:table-cell office:value-type="float" office:value="0.384146" calcext:value-type="float">
            <text:p>0.384146</text:p>
          </table:table-cell>
          <table:table-cell office:value-type="float" office:value="0.0121951" calcext:value-type="float">
            <text:p>0.0121951</text:p>
          </table:table-cell>
          <table:table-cell office:value-type="float" office:value="1.28125" calcext:value-type="float">
            <text:p>1.28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3333" calcext:value-type="float">
            <text:p>1.03333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1.4162" calcext:value-type="float">
            <text:p>1.4162</text:p>
          </table:table-cell>
          <table:table-cell office:value-type="float" office:value="0.902137" calcext:value-type="float">
            <text:p>0.902137</text:p>
          </table:table-cell>
          <table:table-cell office:value-type="float" office:value="0.095613" calcext:value-type="float">
            <text:p>0.095613</text:p>
          </table:table-cell>
          <table:table-cell office:value-type="float" office:value="0.00224972" calcext:value-type="float">
            <text:p>0.00224972</text:p>
          </table:table-cell>
          <table:table-cell office:value-type="float" office:value="1.29348" calcext:value-type="float">
            <text:p>1.293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3774" calcext:value-type="float">
            <text:p>1.03774</text:p>
          </table:table-cell>
          <table:table-cell office:value-type="float" office:value="0.698113" calcext:value-type="float">
            <text:p>0.698113</text:p>
          </table:table-cell>
          <table:table-cell office:value-type="float" office:value="0.301887" calcext:value-type="float">
            <text:p>0.301887</text:p>
          </table:table-cell>
          <table:table-cell office:value-type="float" office:value="0.775693" calcext:value-type="float">
            <text:p>0.77569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047619" calcext:value-type="float">
            <text:p>0.0476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2437" calcext:value-type="float">
            <text:p>0.92437</text:p>
          </table:table-cell>
          <table:table-cell office:value-type="float" office:value="0.932773" calcext:value-type="float">
            <text:p>0.932773</text:p>
          </table:table-cell>
          <table:table-cell office:value-type="float" office:value="0.0672269" calcext:value-type="float">
            <text:p>0.06722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66667" calcext:value-type="float">
            <text:p>0.266667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0666667" calcext:value-type="float">
            <text:p>0.0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04505" calcext:value-type="float">
            <text:p>0.504505</text:p>
          </table:table-cell>
          <table:table-cell office:value-type="float" office:value="0.486486" calcext:value-type="float">
            <text:p>0.486486</text:p>
          </table:table-cell>
          <table:table-cell office:value-type="float" office:value="0.00900901" calcext:value-type="float">
            <text:p>0.00900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10526" calcext:value-type="float">
            <text:p>0.210526</text:p>
          </table:table-cell>
          <table:table-cell office:value-type="float" office:value="0.684211" calcext:value-type="float">
            <text:p>0.684211</text:p>
          </table:table-cell>
          <table:table-cell office:value-type="float" office:value="0.315789" calcext:value-type="float">
            <text:p>0.315789</text:p>
          </table:table-cell>
          <table:table-cell office:value-type="float" office:value="0.748649" calcext:value-type="float">
            <text:p>0.748649</text:p>
          </table:table-cell>
          <table:table-cell office:value-type="float" office:value="0.805405" calcext:value-type="float">
            <text:p>0.805405</text:p>
          </table:table-cell>
          <table:table-cell office:value-type="float" office:value="0.191892" calcext:value-type="float">
            <text:p>0.191892</text:p>
          </table:table-cell>
          <table:table-cell office:value-type="float" office:value="0.0027027" calcext:value-type="float">
            <text:p>0.00270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805556" calcext:value-type="float">
            <text:p>0.805556</text:p>
          </table:table-cell>
          <table:table-cell office:value-type="float" office:value="0.194444" calcext:value-type="float">
            <text:p>0.194444</text:p>
          </table:table-cell>
          <table:table-cell office:value-type="float" office:value="0.610951" calcext:value-type="float">
            <text:p>0.61095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6842" calcext:value-type="float">
            <text:p>0.986842</text:p>
          </table:table-cell>
          <table:table-cell office:value-type="float" office:value="0.0131579" calcext:value-type="float">
            <text:p>0.013157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9796" calcext:value-type="float">
            <text:p>0.989796</text:p>
          </table:table-cell>
          <table:table-cell office:value-type="float" office:value="0.0102041" calcext:value-type="float">
            <text:p>0.010204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0666667" calcext:value-type="float">
            <text:p>0.0666667</text:p>
          </table:table-cell>
          <table:table-cell office:value-type="float" office:value="-0.0450502" calcext:value-type="float">
            <text:p>-0.045050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0"/>
          <table:table-cell office:value-type="float" office:value="-13.7143" calcext:value-type="float">
            <text:p>-13.7143</text:p>
          </table:table-cell>
        </table:table-row>
      </table:table>
      <table:table table:name="Work" table:style-name="ta1">
        <office:forms form:automatic-focus="false" form:apply-design-mode="false"/>
        <table:table-column table:style-name="co1" table:number-columns-repeated="42" table:default-cell-style-name="Default"/>
        <table:table-row table:style-name="ro1">
          <table:table-cell/>
          <table:table-cell table:formula="of:=[$rates.B1]" office:value-type="string" office:string-value="0_meanisgivendet" calcext:value-type="string">
            <text:p>0_meanisgivendet</text:p>
          </table:table-cell>
          <table:table-cell table:formula="of:=[$rates.C1]" office:value-type="string" office:string-value=" test" calcext:value-type="string">
            <text:p><text:s/>test</text:p>
          </table:table-cell>
          <table:table-cell table:formula="of:=[$rates.D1]" office:value-type="string" office:string-value=" hosp" calcext:value-type="string">
            <text:p><text:s/>hosp</text:p>
          </table:table-cell>
          <table:table-cell table:formula="of:=[$rates.E1]" office:value-type="string" office:string-value=" death" calcext:value-type="string">
            <text:p><text:s/>death</text:p>
          </table:table-cell>
          <table:table-cell table:formula="of:=[$rates.F1]" office:value-type="string" office:string-value="0_meanisd" calcext:value-type="string">
            <text:p>0_meanisd</text:p>
          </table:table-cell>
          <table:table-cell table:formula="of:=[$rates.G1]" office:value-type="string" office:string-value=" hosp" calcext:value-type="string">
            <text:p><text:s/>hosp</text:p>
          </table:table-cell>
          <table:table-cell table:formula="of:=[$rates.H1]" office:value-type="string" office:string-value=" death" calcext:value-type="string">
            <text:p><text:s/>death</text:p>
          </table:table-cell>
          <table:table-cell table:formula="of:=[$rates.I1]" office:value-type="string" office:string-value="0_meanh" calcext:value-type="string">
            <text:p>0_meanh</text:p>
          </table:table-cell>
          <table:table-cell table:formula="of:=[$rates.J1]" office:value-type="string" office:string-value=" recovery" calcext:value-type="string">
            <text:p><text:s/>recovery</text:p>
          </table:table-cell>
          <table:table-cell table:formula="of:=[$rates.K1]" office:value-type="string" office:string-value=" death" calcext:value-type="string">
            <text:p><text:s/>death</text:p>
          </table:table-cell>
          <table:table-cell table:formula="of:=[$rates.L1]" office:value-type="string" office:string-value="20_meanisgivendet" calcext:value-type="string">
            <text:p>20_meanisgivendet</text:p>
          </table:table-cell>
          <table:table-cell table:formula="of:=[$rates.M1]" office:value-type="string" office:string-value=" test" calcext:value-type="string">
            <text:p><text:s/>test</text:p>
          </table:table-cell>
          <table:table-cell table:formula="of:=[$rates.N1]" office:value-type="string" office:string-value=" hosp" calcext:value-type="string">
            <text:p><text:s/>hosp</text:p>
          </table:table-cell>
          <table:table-cell table:formula="of:=[$rates.O1]" office:value-type="string" office:string-value=" death" calcext:value-type="string">
            <text:p><text:s/>death</text:p>
          </table:table-cell>
          <table:table-cell table:formula="of:=[$rates.P1]" office:value-type="string" office:string-value="20_meanisd" calcext:value-type="string">
            <text:p>20_meanisd</text:p>
          </table:table-cell>
          <table:table-cell table:formula="of:=[$rates.Q1]" office:value-type="string" office:string-value=" hosp" calcext:value-type="string">
            <text:p><text:s/>hosp</text:p>
          </table:table-cell>
          <table:table-cell table:formula="of:=[$rates.R1]" office:value-type="string" office:string-value=" death" calcext:value-type="string">
            <text:p><text:s/>death</text:p>
          </table:table-cell>
          <table:table-cell table:formula="of:=[$rates.S1]" office:value-type="string" office:string-value="20_meanh" calcext:value-type="string">
            <text:p>20_meanh</text:p>
          </table:table-cell>
          <table:table-cell table:formula="of:=[$rates.T1]" office:value-type="string" office:string-value=" recovery" calcext:value-type="string">
            <text:p><text:s/>recovery</text:p>
          </table:table-cell>
          <table:table-cell table:formula="of:=[$rates.U1]" office:value-type="string" office:string-value=" death" calcext:value-type="string">
            <text:p><text:s/>death</text:p>
          </table:table-cell>
          <table:table-cell table:formula="of:=[$rates.V1]" office:value-type="string" office:string-value="65_meanisgivendet" calcext:value-type="string">
            <text:p>65_meanisgivendet</text:p>
          </table:table-cell>
          <table:table-cell table:formula="of:=[$rates.W1]" office:value-type="string" office:string-value=" test" calcext:value-type="string">
            <text:p><text:s/>test</text:p>
          </table:table-cell>
          <table:table-cell table:formula="of:=[$rates.X1]" office:value-type="string" office:string-value=" hosp" calcext:value-type="string">
            <text:p><text:s/>hosp</text:p>
          </table:table-cell>
          <table:table-cell table:formula="of:=[$rates.Y1]" office:value-type="string" office:string-value=" death" calcext:value-type="string">
            <text:p><text:s/>death</text:p>
          </table:table-cell>
          <table:table-cell table:formula="of:=[$rates.Z1]" office:value-type="string" office:string-value="65_meanisd" calcext:value-type="string">
            <text:p>65_meanisd</text:p>
          </table:table-cell>
          <table:table-cell table:formula="of:=[$rates.AA1]" office:value-type="string" office:string-value=" hosp" calcext:value-type="string">
            <text:p><text:s/>hosp</text:p>
          </table:table-cell>
          <table:table-cell table:formula="of:=[$rates.AB1]" office:value-type="string" office:string-value=" death" calcext:value-type="string">
            <text:p><text:s/>death</text:p>
          </table:table-cell>
          <table:table-cell table:formula="of:=[$rates.AC1]" office:value-type="string" office:string-value="65_meanh" calcext:value-type="string">
            <text:p>65_meanh</text:p>
          </table:table-cell>
          <table:table-cell table:formula="of:=[$rates.AD1]" office:value-type="string" office:string-value=" recovery" calcext:value-type="string">
            <text:p><text:s/>recovery</text:p>
          </table:table-cell>
          <table:table-cell table:formula="of:=[$rates.AE1]" office:value-type="string" office:string-value=" death" calcext:value-type="string">
            <text:p><text:s/>death</text:p>
          </table:table-cell>
          <table:table-cell table:formula="of:=[$rates.AF1]" office:value-type="string" office:string-value="all_meanisgivendet" calcext:value-type="string">
            <text:p>all_meanisgivendet</text:p>
          </table:table-cell>
          <table:table-cell table:formula="of:=[$rates.AG1]" office:value-type="string" office:string-value=" test" calcext:value-type="string">
            <text:p><text:s/>test</text:p>
          </table:table-cell>
          <table:table-cell table:formula="of:=[$rates.AH1]" office:value-type="string" office:string-value=" hosp" calcext:value-type="string">
            <text:p><text:s/>hosp</text:p>
          </table:table-cell>
          <table:table-cell table:formula="of:=[$rates.AI1]" office:value-type="string" office:string-value=" death" calcext:value-type="string">
            <text:p><text:s/>death</text:p>
          </table:table-cell>
          <table:table-cell table:formula="of:=[$rates.AJ1]" office:value-type="string" office:string-value="all_meanisd" calcext:value-type="string">
            <text:p>all_meanisd</text:p>
          </table:table-cell>
          <table:table-cell table:formula="of:=[$rates.AK1]" office:value-type="string" office:string-value=" hosp" calcext:value-type="string">
            <text:p><text:s/>hosp</text:p>
          </table:table-cell>
          <table:table-cell table:formula="of:=[$rates.AL1]" office:value-type="string" office:string-value=" death" calcext:value-type="string">
            <text:p><text:s/>death</text:p>
          </table:table-cell>
          <table:table-cell table:formula="of:=[$rates.AM1]" office:value-type="string" office:string-value="all_meanh" calcext:value-type="string">
            <text:p>all_meanh</text:p>
          </table:table-cell>
          <table:table-cell table:formula="of:=[$rates.AN1]" office:value-type="string" office:string-value=" recovery" calcext:value-type="string">
            <text:p><text:s/>recovery</text:p>
          </table:table-cell>
          <table:table-cell table:formula="of:=[$rates.AO1]" office:value-type="string" office:string-value=" death" calcext:value-type="string">
            <text:p><text:s/>death</text:p>
          </table:table-cell>
          <table:table-cell table:formula="of:=[$rates.AP1]" office:value-type="string" office:string-value="repdelay" calcext:value-type="string">
            <text:p>repdelay</text:p>
          </table:table-cell>
        </table:table-row>
        <table:table-row table:style-name="ro1">
          <table:table-cell/>
          <table:table-cell table:formula="of:=AVERAGE([$rates.B2:$rates.B700])" office:value-type="float" office:value="4.3357325920398" calcext:value-type="float">
            <text:p>4.3357325920398</text:p>
          </table:table-cell>
          <table:table-cell table:formula="of:=AVERAGE([$rates.C2:$rates.C700])" office:value-type="float" office:value="0.990511900497513" calcext:value-type="float">
            <text:p>0.990511900497513</text:p>
          </table:table-cell>
          <table:table-cell table:formula="of:=AVERAGE([$rates.D2:$rates.D700])" office:value-type="float" office:value="0.00948809232338309" calcext:value-type="float">
            <text:p>0.009488092323383</text:p>
          </table:table-cell>
          <table:table-cell table:formula="of:=AVERAGE([$rates.E2:$rates.E700])" office:value-type="float" office:value="0" calcext:value-type="float">
            <text:p>0</text:p>
          </table:table-cell>
          <table:table-cell table:formula="of:=AVERAGE([$rates.F2:$rates.F700])" office:value-type="float" office:value="6.43619625766871" calcext:value-type="float">
            <text:p>6.43619625766871</text:p>
          </table:table-cell>
          <table:table-cell table:formula="of:=AVERAGE([$rates.G2:$rates.G700])" office:value-type="float" office:value="1" calcext:value-type="float">
            <text:p>1</text:p>
          </table:table-cell>
          <table:table-cell table:formula="of:=AVERAGE([$rates.H2:$rates.H700])" office:value-type="float" office:value="0" calcext:value-type="float">
            <text:p>0</text:p>
          </table:table-cell>
          <table:table-cell table:formula="of:=AVERAGE([$rates.I2:$rates.I700])" office:value-type="float" office:value="3.2798435923913" calcext:value-type="float">
            <text:p>3.2798435923913</text:p>
          </table:table-cell>
          <table:table-cell table:formula="of:=AVERAGE([$rates.J2:$rates.J700])" office:value-type="float" office:value="0.995138891304348" calcext:value-type="float">
            <text:p>0.995138891304348</text:p>
          </table:table-cell>
          <table:table-cell table:formula="of:=AVERAGE([$rates.K2:$rates.K700])" office:value-type="float" office:value="0.00486110869565217" calcext:value-type="float">
            <text:p>0.004861108695652</text:p>
          </table:table-cell>
          <table:table-cell table:formula="of:=AVERAGE([$rates.L2:$rates.L700])" office:value-type="float" office:value="4.14203253731344" calcext:value-type="float">
            <text:p>4.14203253731344</text:p>
          </table:table-cell>
          <table:table-cell table:formula="of:=AVERAGE([$rates.M2:$rates.M700])" office:value-type="float" office:value="0.982273298507463" calcext:value-type="float">
            <text:p>0.982273298507463</text:p>
          </table:table-cell>
          <table:table-cell table:formula="of:=AVERAGE([$rates.N2:$rates.N700])" office:value-type="float" office:value="0.0176217674626866" calcext:value-type="float">
            <text:p>0.017621767462687</text:p>
          </table:table-cell>
          <table:table-cell table:formula="of:=AVERAGE([$rates.O2:$rates.O700])" office:value-type="float" office:value="0.000104950124378109" calcext:value-type="float">
            <text:p>0.000104950124378</text:p>
          </table:table-cell>
          <table:table-cell table:formula="of:=AVERAGE([$rates.P2:$rates.P700])" office:value-type="float" office:value="6.29813985" calcext:value-type="float">
            <text:p>6.29813985</text:p>
          </table:table-cell>
          <table:table-cell table:formula="of:=AVERAGE([$rates.Q2:$rates.Q700])" office:value-type="float" office:value="0.99671548" calcext:value-type="float">
            <text:p>0.99671548</text:p>
          </table:table-cell>
          <table:table-cell table:formula="of:=AVERAGE([$rates.R2:$rates.R700])" office:value-type="float" office:value="0.0032845087" calcext:value-type="float">
            <text:p>0.0032845087</text:p>
          </table:table-cell>
          <table:table-cell table:formula="of:=AVERAGE([$rates.S2:$rates.S700])" office:value-type="float" office:value="7.18637670149254" calcext:value-type="float">
            <text:p>7.18637670149254</text:p>
          </table:table-cell>
          <table:table-cell table:formula="of:=AVERAGE([$rates.T2:$rates.T700])" office:value-type="float" office:value="0.939348502487561" calcext:value-type="float">
            <text:p>0.939348502487561</text:p>
          </table:table-cell>
          <table:table-cell table:formula="of:=AVERAGE([$rates.U2:$rates.U700])" office:value-type="float" office:value="0.0606514781094527" calcext:value-type="float">
            <text:p>0.060651478109453</text:p>
          </table:table-cell>
          <table:table-cell table:formula="of:=AVERAGE([$rates.V2:$rates.V700])" office:value-type="float" office:value="4.4606223681592" calcext:value-type="float">
            <text:p>4.4606223681592</text:p>
          </table:table-cell>
          <table:table-cell table:formula="of:=AVERAGE([$rates.W2:$rates.W700])" office:value-type="float" office:value="0.825923253731343" calcext:value-type="float">
            <text:p>0.825923253731343</text:p>
          </table:table-cell>
          <table:table-cell table:formula="of:=AVERAGE([$rates.X2:$rates.X700])" office:value-type="float" office:value="0.170700426368159" calcext:value-type="float">
            <text:p>0.170700426368159</text:p>
          </table:table-cell>
          <table:table-cell table:formula="of:=AVERAGE([$rates.Y2:$rates.Y700])" office:value-type="float" office:value="0.00337625739303483" calcext:value-type="float">
            <text:p>0.003376257393035</text:p>
          </table:table-cell>
          <table:table-cell table:formula="of:=AVERAGE([$rates.Z2:$rates.Z700])" office:value-type="float" office:value="4.5738996" calcext:value-type="float">
            <text:p>4.5738996</text:p>
          </table:table-cell>
          <table:table-cell table:formula="of:=AVERAGE([$rates.AA2:$rates.AA700])" office:value-type="float" office:value="0.985916315" calcext:value-type="float">
            <text:p>0.985916315</text:p>
          </table:table-cell>
          <table:table-cell table:formula="of:=AVERAGE([$rates.AB2:$rates.AB700])" office:value-type="float" office:value="0.01408368225" calcext:value-type="float">
            <text:p>0.01408368225</text:p>
          </table:table-cell>
          <table:table-cell table:formula="of:=AVERAGE([$rates.AC2:$rates.AC700])" office:value-type="float" office:value="8.92558590049751" calcext:value-type="float">
            <text:p>8.92558590049751</text:p>
          </table:table-cell>
          <table:table-cell table:formula="of:=AVERAGE([$rates.AD2:$rates.AD700])" office:value-type="float" office:value="0.727200621890547" calcext:value-type="float">
            <text:p>0.727200621890547</text:p>
          </table:table-cell>
          <table:table-cell table:formula="of:=AVERAGE([$rates.AE2:$rates.AE700])" office:value-type="float" office:value="0.272799376616915" calcext:value-type="float">
            <text:p>0.272799376616915</text:p>
          </table:table-cell>
          <table:table-cell table:formula="of:=AVERAGE([$rates.AF2:$rates.AF700])" office:value-type="float" office:value="4.20744442288558" calcext:value-type="float">
            <text:p>4.20744442288558</text:p>
          </table:table-cell>
          <table:table-cell table:formula="of:=AVERAGE([$rates.AG2:$rates.AG700])" office:value-type="float" office:value="0.956309980099503" calcext:value-type="float">
            <text:p>0.956309980099503</text:p>
          </table:table-cell>
          <table:table-cell table:formula="of:=AVERAGE([$rates.AH2:$rates.AH700])" office:value-type="float" office:value="0.0429908207462686" calcext:value-type="float">
            <text:p>0.042990820746269</text:p>
          </table:table-cell>
          <table:table-cell table:formula="of:=AVERAGE([$rates.AI2:$rates.AI700])" office:value-type="float" office:value="0.000699187044776119" calcext:value-type="float">
            <text:p>0.000699187044776</text:p>
          </table:table-cell>
          <table:table-cell table:formula="of:=AVERAGE([$rates.AJ2:$rates.AJ700])" office:value-type="float" office:value="5.18951155" calcext:value-type="float">
            <text:p>5.18951155</text:p>
          </table:table-cell>
          <table:table-cell table:formula="of:=AVERAGE([$rates.AK2:$rates.AK700])" office:value-type="float" office:value="0.98942048" calcext:value-type="float">
            <text:p>0.98942048</text:p>
          </table:table-cell>
          <table:table-cell table:formula="of:=AVERAGE([$rates.AL2:$rates.AL700])" office:value-type="float" office:value="0.01057949145" calcext:value-type="float">
            <text:p>0.01057949145</text:p>
          </table:table-cell>
          <table:table-cell table:formula="of:=AVERAGE([$rates.AM2:$rates.AM700])" office:value-type="float" office:value="8.3302876119403" calcext:value-type="float">
            <text:p>8.3302876119403</text:p>
          </table:table-cell>
          <table:table-cell table:formula="of:=AVERAGE([$rates.AN2:$rates.AN700])" office:value-type="float" office:value="0.796552139303482" calcext:value-type="float">
            <text:p>0.796552139303482</text:p>
          </table:table-cell>
          <table:table-cell table:formula="of:=AVERAGE([$rates.AO2:$rates.AO700])" office:value-type="float" office:value="0.203447857711443" calcext:value-type="float">
            <text:p>0.203447857711443</text:p>
          </table:table-cell>
          <table:table-cell table:formula="of:=AVERAGE([$rates.AP2:$rates.AP700])" office:value-type="float" office:value="3.78860919207921" calcext:value-type="float">
            <text:p>3.7886091920792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LBOST</text:p>
          </table:table-cell>
          <table:table-cell table:number-columns-repeated="9"/>
          <table:table-cell office:value-type="string" calcext:value-type="string">
            <text:p>BLBOST</text:p>
          </table:table-cell>
          <table:table-cell table:number-columns-repeated="9"/>
          <table:table-cell office:value-type="string" calcext:value-type="string">
            <text:p>BLBOST</text:p>
          </table:table-cell>
          <table:table-cell table:number-columns-repeated="9"/>
          <table:table-cell office:value-type="string" calcext:value-type="string">
            <text:p>BLBO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nsities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iotas</text:p>
          </table:table-cell>
          <table:table-cell office:value-type="string" calcext:value-type="string">
            <text:p>mus</text:p>
          </table:table-cell>
          <table:table-cell/>
          <table:table-cell office:value-type="string" calcext:value-type="string">
            <text:p>iotad</text:p>
          </table:table-cell>
          <table:table-cell office:value-type="string" calcext:value-type="string">
            <text:p>mud</text:p>
          </table:table-cell>
          <table:table-cell/>
          <table:table-cell office:value-type="string" calcext:value-type="string">
            <text:p>gammah</text:p>
          </table:table-cell>
          <table:table-cell office:value-type="string" calcext:value-type="string">
            <text:p>muh</text:p>
          </table:table-cell>
          <table:table-cell office:value-type="string" calcext:value-type="string">
            <text:p>intensities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iotas</text:p>
          </table:table-cell>
          <table:table-cell office:value-type="string" calcext:value-type="string">
            <text:p>mus</text:p>
          </table:table-cell>
          <table:table-cell/>
          <table:table-cell office:value-type="string" calcext:value-type="string">
            <text:p>iotad</text:p>
          </table:table-cell>
          <table:table-cell office:value-type="string" calcext:value-type="string">
            <text:p>mud</text:p>
          </table:table-cell>
          <table:table-cell/>
          <table:table-cell office:value-type="string" calcext:value-type="string">
            <text:p>gammah</text:p>
          </table:table-cell>
          <table:table-cell office:value-type="string" calcext:value-type="string">
            <text:p>muh</text:p>
          </table:table-cell>
          <table:table-cell office:value-type="string" calcext:value-type="string">
            <text:p>intensities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iotas</text:p>
          </table:table-cell>
          <table:table-cell office:value-type="string" calcext:value-type="string">
            <text:p>mus</text:p>
          </table:table-cell>
          <table:table-cell/>
          <table:table-cell office:value-type="string" calcext:value-type="string">
            <text:p>iotad</text:p>
          </table:table-cell>
          <table:table-cell office:value-type="string" calcext:value-type="string">
            <text:p>mud</text:p>
          </table:table-cell>
          <table:table-cell/>
          <table:table-cell office:value-type="string" calcext:value-type="string">
            <text:p>gammah</text:p>
          </table:table-cell>
          <table:table-cell office:value-type="string" calcext:value-type="string">
            <text:p>muh</text:p>
          </table:table-cell>
          <table:table-cell office:value-type="string" calcext:value-type="string">
            <text:p>intensities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iotas</text:p>
          </table:table-cell>
          <table:table-cell office:value-type="string" calcext:value-type="string">
            <text:p>mus</text:p>
          </table:table-cell>
          <table:table-cell/>
          <table:table-cell office:value-type="string" calcext:value-type="string">
            <text:p>iotad</text:p>
          </table:table-cell>
          <table:table-cell office:value-type="string" calcext:value-type="string">
            <text:p>mud</text:p>
          </table:table-cell>
          <table:table-cell/>
          <table:table-cell office:value-type="string" calcext:value-type="string">
            <text:p>gammah</text:p>
          </table:table-cell>
          <table:table-cell office:value-type="string" calcext:value-type="string">
            <text:p>muh</text:p>
          </table:table-cell>
          <table:table-cell/>
        </table:table-row>
        <table:table-row table:style-name="ro1">
          <table:table-cell table:number-columns-repeated="2"/>
          <table:table-cell table:formula="of:=[.C2]/[.B2]" office:value-type="float" office:value="0.228453180511189" calcext:value-type="float">
            <text:p>0.228453180511189</text:p>
          </table:table-cell>
          <table:table-cell table:formula="of:=[.D2]/[.B2]" office:value-type="float" office:value="0.00218834813309353" calcext:value-type="float">
            <text:p>0.002188348133094</text:p>
          </table:table-cell>
          <table:table-cell table:formula="of:=[.E2]/[.B2]" office:value-type="float" office:value="0" calcext:value-type="float">
            <text:p>0</text:p>
          </table:table-cell>
          <table:table-cell/>
          <table:table-cell table:formula="of:=[.G2]/[.F2]" office:value-type="float" office:value="0.155371272093902" calcext:value-type="float">
            <text:p>0.155371272093902</text:p>
          </table:table-cell>
          <table:table-cell table:formula="of:=[.H2]/[.F2]" office:value-type="float" office:value="0" calcext:value-type="float">
            <text:p>0</text:p>
          </table:table-cell>
          <table:table-cell/>
          <table:table-cell table:formula="of:=[.J2]/[.I2]" office:value-type="float" office:value="0.303410471649595" calcext:value-type="float">
            <text:p>0.303410471649595</text:p>
          </table:table-cell>
          <table:table-cell table:formula="of:=[.K2]/[.I2]" office:value-type="float" office:value="0.00148211600910761" calcext:value-type="float">
            <text:p>0.001482116009108</text:p>
          </table:table-cell>
          <table:table-cell/>
          <table:table-cell table:formula="of:=[.M2]/[.L2]" office:value-type="float" office:value="0.237147653877334" calcext:value-type="float">
            <text:p>0.237147653877334</text:p>
          </table:table-cell>
          <table:table-cell table:formula="of:=[.N2]/[.L2]" office:value-type="float" office:value="0.00425437687993543" calcext:value-type="float">
            <text:p>0.004254376879935</text:p>
          </table:table-cell>
          <table:table-cell table:formula="of:=[.O2]/[.L2]" office:value-type="float" office:value="0.0000253378319539182" calcext:value-type="float">
            <text:p>2.53378319539182E-05</text:p>
          </table:table-cell>
          <table:table-cell/>
          <table:table-cell table:formula="of:=[.Q2]/[.P2]" office:value-type="float" office:value="0.158255533179372" calcext:value-type="float">
            <text:p>0.158255533179372</text:p>
          </table:table-cell>
          <table:table-cell table:formula="of:=[.R2]/[.P2]" office:value-type="float" office:value="0.000521504567733598" calcext:value-type="float">
            <text:p>0.000521504567734</text:p>
          </table:table-cell>
          <table:table-cell/>
          <table:table-cell table:formula="of:=[.T2]/[.S2]" office:value-type="float" office:value="0.130712393951248" calcext:value-type="float">
            <text:p>0.130712393951248</text:p>
          </table:table-cell>
          <table:table-cell table:formula="of:=[.U2]/[.S2]" office:value-type="float" office:value="0.00843978553153998" calcext:value-type="float">
            <text:p>0.00843978553154</text:p>
          </table:table-cell>
          <table:table-cell/>
          <table:table-cell table:formula="of:=[.W2]/[.V2]" office:value-type="float" office:value="0.185158748166387" calcext:value-type="float">
            <text:p>0.185158748166387</text:p>
          </table:table-cell>
          <table:table-cell table:formula="of:=[.X2]/[.V2]" office:value-type="float" office:value="0.0382682980712854" calcext:value-type="float">
            <text:p>0.038268298071285</text:p>
          </table:table-cell>
          <table:table-cell table:formula="of:=[.Y2]/[.V2]" office:value-type="float" office:value="0.000756902762523726" calcext:value-type="float">
            <text:p>0.000756902762524</text:p>
          </table:table-cell>
          <table:table-cell/>
          <table:table-cell table:formula="of:=[.AA2]/[.Z2]" office:value-type="float" office:value="0.215552679599701" calcext:value-type="float">
            <text:p>0.215552679599701</text:p>
          </table:table-cell>
          <table:table-cell table:formula="of:=[.AB2]/[.Z2]" office:value-type="float" office:value="0.00307914110095464" calcext:value-type="float">
            <text:p>0.003079141100955</text:p>
          </table:table-cell>
          <table:table-cell/>
          <table:table-cell table:formula="of:=[.AD2]/[.AC2]" office:value-type="float" office:value="0.0814737127620959" calcext:value-type="float">
            <text:p>0.081473712762096</text:p>
          </table:table-cell>
          <table:table-cell table:formula="of:=[.AE2]/[.AC2]" office:value-type="float" office:value="0.0305637500616861" calcext:value-type="float">
            <text:p>0.030563750061686</text:p>
          </table:table-cell>
          <table:table-cell/>
          <table:table-cell table:formula="of:=[.AG2]/[.AF2]" office:value-type="float" office:value="0.227289985079266" calcext:value-type="float">
            <text:p>0.227289985079266</text:p>
          </table:table-cell>
          <table:table-cell table:formula="of:=[.AH2]/[.AF2]" office:value-type="float" office:value="0.0102177988406522" calcext:value-type="float">
            <text:p>0.010217798840652</text:p>
          </table:table-cell>
          <table:table-cell table:formula="of:=[.AI2]/[.AF2]" office:value-type="float" office:value="0.000166178557457118" calcext:value-type="float">
            <text:p>0.000166178557457</text:p>
          </table:table-cell>
          <table:table-cell/>
          <table:table-cell table:formula="of:=[.AK2]/[.AJ2]" office:value-type="float" office:value="0.190657727700789" calcext:value-type="float">
            <text:p>0.190657727700789</text:p>
          </table:table-cell>
          <table:table-cell table:formula="of:=[.AL2]/[.AJ2]" office:value-type="float" office:value="0.00203862952188631" calcext:value-type="float">
            <text:p>0.002038629521886</text:p>
          </table:table-cell>
          <table:table-cell/>
          <table:table-cell table:formula="of:=[.AN2]/[.AM2]" office:value-type="float" office:value="0.095621204982375" calcext:value-type="float">
            <text:p>0.095621204982375</text:p>
          </table:table-cell>
          <table:table-cell table:formula="of:=[.AO2]/[.AM2]" office:value-type="float" office:value="0.0244226690828572" calcext:value-type="float">
            <text:p>0.024422669082857</text:p>
          </table:table-cell>
          <table:table-cell/>
        </table:table-row>
        <table:table-row table:style-name="ro1">
          <table:table-cell table:number-columns-repeated="42"/>
        </table:table-row>
        <table:table-row table:style-name="ro1">
          <table:table-cell table:number-columns-repeated="31"/>
          <table:table-cell office:value-type="string" calcext:value-type="string">
            <text:p>pdet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table:number-columns-repeated="31"/>
          <table:table-cell office:value-type="string" calcext:value-type="string">
            <text:p>remaining int</text:p>
          </table:table-cell>
          <table:table-cell table:formula="of:=[.AF2]^-1" office:value-type="float" office:value="0.237673965355477" calcext:value-type="float">
            <text:p>0.237673965355477</text:p>
          </table:table-cell>
          <table:table-cell table:number-columns-repeated="9"/>
        </table:table-row>
        <table:table-row table:style-name="ro1">
          <table:table-cell table:number-columns-repeated="31"/>
          <table:table-cell office:value-type="string" calcext:value-type="string">
            <text:p>“recovery”</text:p>
          </table:table-cell>
          <table:table-cell table:formula="of:=(1-[.AG7])/[.AG7]*[.AG8]*0.8" office:value-type="float" office:value="0.760556689137526" calcext:value-type="float">
            <text:p>0.76055668913752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 style:data-style-name="N2" text:time-value="08:19:30.753796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7:04:03.636277004</meta:creation-date>
    <dc:date>2021-03-20T17:07:05.161292792</dc:date>
    <meta:editing-duration>PT21H40M29S</meta:editing-duration>
    <meta:editing-cycles>4</meta:editing-cycles>
    <meta:generator>LibreOffice/6.4.6.2$Linux_X86_64 LibreOffice_project/40$Build-2</meta:generator>
    <meta:document-statistic meta:table-count="2" meta:cell-count="8464" meta:object-count="0"/>
  </office:meta>
</office:document-meta>
</file>